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_val" table:style-name="ta1">
        <table:shapes>
          <draw:frame draw:z-index="0" draw:style-name="gr1" draw:text-style-name="P1" svg:width="14.0031in" svg:height="8.3555in" svg:x="6.2854in" svg:y="1.139in">
            <draw:object draw:notify-on-update-of-ranges="original_val.A1:original_val.A1 original_val.A2:original_val.A1001 original_val.B1:original_val.B1 original_val.B2:original_val.B1001 original_val.A1:original_val.A1 original_val.A2:original_val.A1001 original_val.C1:original_val.C1 original_val.C2:original_val.C1001 original_val.A1:original_val.A1 original_val.A2:original_val.A1001 original_val.D1:original_val.D1 original_val.D2:original_val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loss/(0.7365 exp(-0.0052 x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7659859657288" calcext:value-type="float">
            <text:p>0.937659859657288</text:p>
          </table:table-cell>
          <table:table-cell office:value-type="float" office:value="1175.44055175781" calcext:value-type="float">
            <text:p>1175.44055175781</text:p>
          </table:table-cell>
          <table:table-cell table:formula="of:=[.B2]/(0.7365*EXP(-0.0052*[.A2]))" office:value-type="float" office:value="1.27312947679197" calcext:value-type="float">
            <text:p>1.273129476791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2588953971863" calcext:value-type="float">
            <text:p>0.912588953971863</text:p>
          </table:table-cell>
          <table:table-cell office:value-type="float" office:value="585.862182617188" calcext:value-type="float">
            <text:p>585.862182617188</text:p>
          </table:table-cell>
          <table:table-cell table:formula="of:=[.B3]/(0.7365*EXP(-0.0052*[.A3]))" office:value-type="float" office:value="1.24554891534178" calcext:value-type="float">
            <text:p>1.245548915341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0137939453125" calcext:value-type="float">
            <text:p>0.860137939453125</text:p>
          </table:table-cell>
          <table:table-cell office:value-type="float" office:value="389.331146240234" calcext:value-type="float">
            <text:p>389.331146240234</text:p>
          </table:table-cell>
          <table:table-cell table:formula="of:=[.B4]/(0.7365*EXP(-0.0052*[.A4]))" office:value-type="float" office:value="1.18008153694462" calcext:value-type="float">
            <text:p>1.180081536944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7927103042603" calcext:value-type="float">
            <text:p>0.837927103042603</text:p>
          </table:table-cell>
          <table:table-cell office:value-type="float" office:value="291.067199707031" calcext:value-type="float">
            <text:p>291.067199707031</text:p>
          </table:table-cell>
          <table:table-cell table:formula="of:=[.B5]/(0.7365*EXP(-0.0052*[.A5]))" office:value-type="float" office:value="1.15560252149464" calcext:value-type="float">
            <text:p>1.155602521494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4395666122437" calcext:value-type="float">
            <text:p>0.814395666122437</text:p>
          </table:table-cell>
          <table:table-cell office:value-type="float" office:value="232.114013671875" calcext:value-type="float">
            <text:p>232.114013671875</text:p>
          </table:table-cell>
          <table:table-cell table:formula="of:=[.B6]/(0.7365*EXP(-0.0052*[.A6]))" office:value-type="float" office:value="1.12900542277275" calcext:value-type="float">
            <text:p>1.129005422772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8005819320679" calcext:value-type="float">
            <text:p>0.798005819320679</text:p>
          </table:table-cell>
          <table:table-cell office:value-type="float" office:value="192.812835693359" calcext:value-type="float">
            <text:p>192.812835693359</text:p>
          </table:table-cell>
          <table:table-cell table:formula="of:=[.B7]/(0.7365*EXP(-0.0052*[.A7]))" office:value-type="float" office:value="1.11205166257829" calcext:value-type="float">
            <text:p>1.112051662578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1536290645599" calcext:value-type="float">
            <text:p>0.771536290645599</text:p>
          </table:table-cell>
          <table:table-cell office:value-type="float" office:value="164.741821289063" calcext:value-type="float">
            <text:p>164.741821289063</text:p>
          </table:table-cell>
          <table:table-cell table:formula="of:=[.B8]/(0.7365*EXP(-0.0052*[.A8]))" office:value-type="float" office:value="1.08077078226864" calcext:value-type="float">
            <text:p>1.080770782268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7716417312622" calcext:value-type="float">
            <text:p>0.757716417312622</text:p>
          </table:table-cell>
          <table:table-cell office:value-type="float" office:value="143.689804077148" calcext:value-type="float">
            <text:p>143.689804077148</text:p>
          </table:table-cell>
          <table:table-cell table:formula="of:=[.B9]/(0.7365*EXP(-0.0052*[.A9]))" office:value-type="float" office:value="1.06694557134902" calcext:value-type="float">
            <text:p>1.066945571349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36992657184601" calcext:value-type="float">
            <text:p>0.736992657184601</text:p>
          </table:table-cell>
          <table:table-cell office:value-type="float" office:value="127.318183898926" calcext:value-type="float">
            <text:p>127.318183898926</text:p>
          </table:table-cell>
          <table:table-cell table:formula="of:=[.B10]/(0.7365*EXP(-0.0052*[.A10]))" office:value-type="float" office:value="1.04317473497447" calcext:value-type="float">
            <text:p>1.043174734974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1291601657867" calcext:value-type="float">
            <text:p>0.721291601657867</text:p>
          </table:table-cell>
          <table:table-cell office:value-type="float" office:value="114.221801757813" calcext:value-type="float">
            <text:p>114.221801757813</text:p>
          </table:table-cell>
          <table:table-cell table:formula="of:=[.B11]/(0.7365*EXP(-0.0052*[.A11]))" office:value-type="float" office:value="1.02627347924021" calcext:value-type="float">
            <text:p>1.026273479240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16428160667419" calcext:value-type="float">
            <text:p>0.716428160667419</text:p>
          </table:table-cell>
          <table:table-cell office:value-type="float" office:value="103.507499694824" calcext:value-type="float">
            <text:p>103.507499694824</text:p>
          </table:table-cell>
          <table:table-cell table:formula="of:=[.B12]/(0.7365*EXP(-0.0052*[.A12]))" office:value-type="float" office:value="1.02466808649087" calcext:value-type="float">
            <text:p>1.024668086490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07579791545868" calcext:value-type="float">
            <text:p>0.707579791545868</text:p>
          </table:table-cell>
          <table:table-cell office:value-type="float" office:value="94.5792465209961" calcext:value-type="float">
            <text:p>94.5792465209961</text:p>
          </table:table-cell>
          <table:table-cell table:formula="of:=[.B13]/(0.7365*EXP(-0.0052*[.A13]))" office:value-type="float" office:value="1.01728891963702" calcext:value-type="float">
            <text:p>1.017288919637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0019657611847" calcext:value-type="float">
            <text:p>0.700019657611847</text:p>
          </table:table-cell>
          <table:table-cell office:value-type="float" office:value="87.0264053344727" calcext:value-type="float">
            <text:p>87.0264053344727</text:p>
          </table:table-cell>
          <table:table-cell table:formula="of:=[.B14]/(0.7365*EXP(-0.0052*[.A14]))" office:value-type="float" office:value="1.01166671239977" calcext:value-type="float">
            <text:p>1.011666712399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2386100292206" calcext:value-type="float">
            <text:p>0.682386100292206</text:p>
          </table:table-cell>
          <table:table-cell office:value-type="float" office:value="80.5528564453125" calcext:value-type="float">
            <text:p>80.5528564453125</text:p>
          </table:table-cell>
          <table:table-cell table:formula="of:=[.B15]/(0.7365*EXP(-0.0052*[.A15]))" office:value-type="float" office:value="0.991324244673185" calcext:value-type="float">
            <text:p>0.9913242446731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8148040771484" calcext:value-type="float">
            <text:p>0.668148040771484</text:p>
          </table:table-cell>
          <table:table-cell office:value-type="float" office:value="74.9435272216797" calcext:value-type="float">
            <text:p>74.9435272216797</text:p>
          </table:table-cell>
          <table:table-cell table:formula="of:=[.B16]/(0.7365*EXP(-0.0052*[.A16]))" office:value-type="float" office:value="0.975700632126918" calcext:value-type="float">
            <text:p>0.9757006321269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43128490448" calcext:value-type="float">
            <text:p>0.6543128490448</text:p>
          </table:table-cell>
          <table:table-cell office:value-type="float" office:value="70.036018371582" calcext:value-type="float">
            <text:p>70.036018371582</text:p>
          </table:table-cell>
          <table:table-cell table:formula="of:=[.B17]/(0.7365*EXP(-0.0052*[.A17]))" office:value-type="float" office:value="0.96047854305677" calcext:value-type="float">
            <text:p>0.960478543056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4850432872772" calcext:value-type="float">
            <text:p>0.644850432872772</text:p>
          </table:table-cell>
          <table:table-cell office:value-type="float" office:value="65.7064895629883" calcext:value-type="float">
            <text:p>65.7064895629883</text:p>
          </table:table-cell>
          <table:table-cell table:formula="of:=[.B18]/(0.7365*EXP(-0.0052*[.A18]))" office:value-type="float" office:value="0.951523558699097" calcext:value-type="float">
            <text:p>0.95152355869909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3295705318451" calcext:value-type="float">
            <text:p>0.643295705318451</text:p>
          </table:table-cell>
          <table:table-cell office:value-type="float" office:value="61.8586196899414" calcext:value-type="float">
            <text:p>61.8586196899414</text:p>
          </table:table-cell>
          <table:table-cell table:formula="of:=[.B19]/(0.7365*EXP(-0.0052*[.A19]))" office:value-type="float" office:value="0.954178294463488" calcext:value-type="float">
            <text:p>0.9541782944634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37059330940247" calcext:value-type="float">
            <text:p>0.637059330940247</text:p>
          </table:table-cell>
          <table:table-cell office:value-type="float" office:value="58.4163475036621" calcext:value-type="float">
            <text:p>58.4163475036621</text:p>
          </table:table-cell>
          <table:table-cell table:formula="of:=[.B20]/(0.7365*EXP(-0.0052*[.A20]))" office:value-type="float" office:value="0.949854519507867" calcext:value-type="float">
            <text:p>0.94985451950786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4198546409607" calcext:value-type="float">
            <text:p>0.634198546409607</text:p>
          </table:table-cell>
          <table:table-cell office:value-type="float" office:value="55.3188400268555" calcext:value-type="float">
            <text:p>55.3188400268555</text:p>
          </table:table-cell>
          <table:table-cell table:formula="of:=[.B21]/(0.7365*EXP(-0.0052*[.A21]))" office:value-type="float" office:value="0.950518963848776" calcext:value-type="float">
            <text:p>0.95051896384877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9059681892395" calcext:value-type="float">
            <text:p>0.619059681892395</text:p>
          </table:table-cell>
          <table:table-cell office:value-type="float" office:value="52.5168685913086" calcext:value-type="float">
            <text:p>52.5168685913086</text:p>
          </table:table-cell>
          <table:table-cell table:formula="of:=[.B22]/(0.7365*EXP(-0.0052*[.A22]))" office:value-type="float" office:value="0.932666537199861" calcext:value-type="float">
            <text:p>0.9326665371998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5112900733948" calcext:value-type="float">
            <text:p>0.615112900733948</text:p>
          </table:table-cell>
          <table:table-cell office:value-type="float" office:value="49.9701042175293" calcext:value-type="float">
            <text:p>49.9701042175293</text:p>
          </table:table-cell>
          <table:table-cell table:formula="of:=[.B23]/(0.7365*EXP(-0.0052*[.A23]))" office:value-type="float" office:value="0.931551869623036" calcext:value-type="float">
            <text:p>0.9315518696230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4858508110046" calcext:value-type="float">
            <text:p>0.614858508110046</text:p>
          </table:table-cell>
          <table:table-cell office:value-type="float" office:value="47.6454048156738" calcext:value-type="float">
            <text:p>47.6454048156738</text:p>
          </table:table-cell>
          <table:table-cell table:formula="of:=[.B24]/(0.7365*EXP(-0.0052*[.A24]))" office:value-type="float" office:value="0.936021284718114" calcext:value-type="float">
            <text:p>0.9360212847181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04230284690857" calcext:value-type="float">
            <text:p>0.604230284690857</text:p>
          </table:table-cell>
          <table:table-cell office:value-type="float" office:value="45.5147361755371" calcext:value-type="float">
            <text:p>45.5147361755371</text:p>
          </table:table-cell>
          <table:table-cell table:formula="of:=[.B25]/(0.7365*EXP(-0.0052*[.A25]))" office:value-type="float" office:value="0.924637190786907" calcext:value-type="float">
            <text:p>0.9246371907869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01746499538422" calcext:value-type="float">
            <text:p>0.601746499538422</text:p>
          </table:table-cell>
          <table:table-cell office:value-type="float" office:value="43.5550842285156" calcext:value-type="float">
            <text:p>43.5550842285156</text:p>
          </table:table-cell>
          <table:table-cell table:formula="of:=[.B26]/(0.7365*EXP(-0.0052*[.A26]))" office:value-type="float" office:value="0.925637142028208" calcext:value-type="float">
            <text:p>0.92563714202820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6470007896423" calcext:value-type="float">
            <text:p>0.586470007896423</text:p>
          </table:table-cell>
          <table:table-cell office:value-type="float" office:value="41.7465667724609" calcext:value-type="float">
            <text:p>41.7465667724609</text:p>
          </table:table-cell>
          <table:table-cell table:formula="of:=[.B27]/(0.7365*EXP(-0.0052*[.A27]))" office:value-type="float" office:value="0.906841399811354" calcext:value-type="float">
            <text:p>0.9068413998113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80484330654144" calcext:value-type="float">
            <text:p>0.580484330654144</text:p>
          </table:table-cell>
          <table:table-cell office:value-type="float" office:value="40.0724143981934" calcext:value-type="float">
            <text:p>40.0724143981934</text:p>
          </table:table-cell>
          <table:table-cell table:formula="of:=[.B28]/(0.7365*EXP(-0.0052*[.A28]))" office:value-type="float" office:value="0.902265525588124" calcext:value-type="float">
            <text:p>0.9022655255881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80587983131409" calcext:value-type="float">
            <text:p>0.580587983131409</text:p>
          </table:table-cell>
          <table:table-cell office:value-type="float" office:value="38.5182914733887" calcext:value-type="float">
            <text:p>38.5182914733887</text:p>
          </table:table-cell>
          <table:table-cell table:formula="of:=[.B29]/(0.7365*EXP(-0.0052*[.A29]))" office:value-type="float" office:value="0.907131476468877" calcext:value-type="float">
            <text:p>0.90713147646887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2965860366821" calcext:value-type="float">
            <text:p>0.572965860366821</text:p>
          </table:table-cell>
          <table:table-cell office:value-type="float" office:value="37.0717124938965" calcext:value-type="float">
            <text:p>37.0717124938965</text:p>
          </table:table-cell>
          <table:table-cell table:formula="of:=[.B30]/(0.7365*EXP(-0.0052*[.A30]))" office:value-type="float" office:value="0.899889679526913" calcext:value-type="float">
            <text:p>0.89988967952691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293511390686" calcext:value-type="float">
            <text:p>0.56293511390686</text:p>
          </table:table-cell>
          <table:table-cell office:value-type="float" office:value="35.7218360900879" calcext:value-type="float">
            <text:p>35.7218360900879</text:p>
          </table:table-cell>
          <table:table-cell table:formula="of:=[.B31]/(0.7365*EXP(-0.0052*[.A31]))" office:value-type="float" office:value="0.888745052209517" calcext:value-type="float">
            <text:p>0.8887450522095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1691999435425" calcext:value-type="float">
            <text:p>0.561691999435425</text:p>
          </table:table-cell>
          <table:table-cell office:value-type="float" office:value="34.459529876709" calcext:value-type="float">
            <text:p>34.459529876709</text:p>
          </table:table-cell>
          <table:table-cell table:formula="of:=[.B32]/(0.7365*EXP(-0.0052*[.A32]))" office:value-type="float" office:value="0.89140573931577" calcext:value-type="float">
            <text:p>0.8914057393157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59581995010376" calcext:value-type="float">
            <text:p>0.559581995010376</text:p>
          </table:table-cell>
          <table:table-cell office:value-type="float" office:value="33.2764320373535" calcext:value-type="float">
            <text:p>33.2764320373535</text:p>
          </table:table-cell>
          <table:table-cell table:formula="of:=[.B33]/(0.7365*EXP(-0.0052*[.A33]))" office:value-type="float" office:value="0.892687084883594" calcext:value-type="float">
            <text:p>0.89268708488359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6966910362244" calcext:value-type="float">
            <text:p>0.546966910362244</text:p>
          </table:table-cell>
          <table:table-cell office:value-type="float" office:value="32.1652717590332" calcext:value-type="float">
            <text:p>32.1652717590332</text:p>
          </table:table-cell>
          <table:table-cell table:formula="of:=[.B34]/(0.7365*EXP(-0.0052*[.A34]))" office:value-type="float" office:value="0.877111700394781" calcext:value-type="float">
            <text:p>0.87711170039478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49123764038086" calcext:value-type="float">
            <text:p>0.549123764038086</text:p>
          </table:table-cell>
          <table:table-cell office:value-type="float" office:value="31.1198310852051" calcext:value-type="float">
            <text:p>31.1198310852051</text:p>
          </table:table-cell>
          <table:table-cell table:formula="of:=[.B35]/(0.7365*EXP(-0.0052*[.A35]))" office:value-type="float" office:value="0.885161305577374" calcext:value-type="float">
            <text:p>0.8851613055773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32747685909271" calcext:value-type="float">
            <text:p>0.532747685909271</text:p>
          </table:table-cell>
          <table:table-cell office:value-type="float" office:value="30.1344738006592" calcext:value-type="float">
            <text:p>30.1344738006592</text:p>
          </table:table-cell>
          <table:table-cell table:formula="of:=[.B36]/(0.7365*EXP(-0.0052*[.A36]))" office:value-type="float" office:value="0.863241051689796" calcext:value-type="float">
            <text:p>0.86324105168979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7419676780701" calcext:value-type="float">
            <text:p>0.537419676780701</text:p>
          </table:table-cell>
          <table:table-cell office:value-type="float" office:value="29.2040748596191" calcext:value-type="float">
            <text:p>29.2040748596191</text:p>
          </table:table-cell>
          <table:table-cell table:formula="of:=[.B37]/(0.7365*EXP(-0.0052*[.A37]))" office:value-type="float" office:value="0.875351354156768" calcext:value-type="float">
            <text:p>0.8753513541567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7300844192505" calcext:value-type="float">
            <text:p>0.517300844192505</text:p>
          </table:table-cell>
          <table:table-cell office:value-type="float" office:value="28.3243389129639" calcext:value-type="float">
            <text:p>28.3243389129639</text:p>
          </table:table-cell>
          <table:table-cell table:formula="of:=[.B38]/(0.7365*EXP(-0.0052*[.A38]))" office:value-type="float" office:value="0.846974554262842" calcext:value-type="float">
            <text:p>0.8469745542628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9003798961639" calcext:value-type="float">
            <text:p>0.529003798961639</text:p>
          </table:table-cell>
          <table:table-cell office:value-type="float" office:value="27.491153717041" calcext:value-type="float">
            <text:p>27.491153717041</text:p>
          </table:table-cell>
          <table:table-cell table:formula="of:=[.B39]/(0.7365*EXP(-0.0052*[.A39]))" office:value-type="float" office:value="0.870651390593312" calcext:value-type="float">
            <text:p>0.8706513905933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17873048782349" calcext:value-type="float">
            <text:p>0.517873048782349</text:p>
          </table:table-cell>
          <table:table-cell office:value-type="float" office:value="26.7009429931641" calcext:value-type="float">
            <text:p>26.7009429931641</text:p>
          </table:table-cell>
          <table:table-cell table:formula="of:=[.B40]/(0.7365*EXP(-0.0052*[.A40]))" office:value-type="float" office:value="0.85677571571709" calcext:value-type="float">
            <text:p>0.8567757157170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15626192092896" calcext:value-type="float">
            <text:p>0.515626192092896</text:p>
          </table:table-cell>
          <table:table-cell office:value-type="float" office:value="25.9504871368408" calcext:value-type="float">
            <text:p>25.9504871368408</text:p>
          </table:table-cell>
          <table:table-cell table:formula="of:=[.B41]/(0.7365*EXP(-0.0052*[.A41]))" office:value-type="float" office:value="0.857505945122446" calcext:value-type="float">
            <text:p>0.85750594512244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15930593013763" calcext:value-type="float">
            <text:p>0.515930593013763</text:p>
          </table:table-cell>
          <table:table-cell office:value-type="float" office:value="25.236946105957" calcext:value-type="float">
            <text:p>25.236946105957</text:p>
          </table:table-cell>
          <table:table-cell table:formula="of:=[.B42]/(0.7365*EXP(-0.0052*[.A42]))" office:value-type="float" office:value="0.862485459187648" calcext:value-type="float">
            <text:p>0.86248545918764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0234534740448" calcext:value-type="float">
            <text:p>0.510234534740448</text:p>
          </table:table-cell>
          <table:table-cell office:value-type="float" office:value="24.5575714111328" calcext:value-type="float">
            <text:p>24.5575714111328</text:p>
          </table:table-cell>
          <table:table-cell table:formula="of:=[.B43]/(0.7365*EXP(-0.0052*[.A43]))" office:value-type="float" office:value="0.857410272541187" calcext:value-type="float">
            <text:p>0.85741027254118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11098921298981" calcext:value-type="float">
            <text:p>0.511098921298981</text:p>
          </table:table-cell>
          <table:table-cell office:value-type="float" office:value="23.9100475311279" calcext:value-type="float">
            <text:p>23.9100475311279</text:p>
          </table:table-cell>
          <table:table-cell table:formula="of:=[.B44]/(0.7365*EXP(-0.0052*[.A44]))" office:value-type="float" office:value="0.863340526896737" calcext:value-type="float">
            <text:p>0.86334052689673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5611479282379" calcext:value-type="float">
            <text:p>0.505611479282379</text:p>
          </table:table-cell>
          <table:table-cell office:value-type="float" office:value="23.2922058105469" calcext:value-type="float">
            <text:p>23.2922058105469</text:p>
          </table:table-cell>
          <table:table-cell table:formula="of:=[.B45]/(0.7365*EXP(-0.0052*[.A45]))" office:value-type="float" office:value="0.858523960720547" calcext:value-type="float">
            <text:p>0.85852396072054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99965190887451" calcext:value-type="float">
            <text:p>0.499965190887451</text:p>
          </table:table-cell>
          <table:table-cell office:value-type="float" office:value="22.7020244598389" calcext:value-type="float">
            <text:p>22.7020244598389</text:p>
          </table:table-cell>
          <table:table-cell table:formula="of:=[.B46]/(0.7365*EXP(-0.0052*[.A46]))" office:value-type="float" office:value="0.853362579315098" calcext:value-type="float">
            <text:p>0.85336257931509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06984889507294" calcext:value-type="float">
            <text:p>0.506984889507294</text:p>
          </table:table-cell>
          <table:table-cell office:value-type="float" office:value="22.1377334594727" calcext:value-type="float">
            <text:p>22.1377334594727</text:p>
          </table:table-cell>
          <table:table-cell table:formula="of:=[.B47]/(0.7365*EXP(-0.0052*[.A47]))" office:value-type="float" office:value="0.869855618816647" calcext:value-type="float">
            <text:p>0.8698556188166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86501753330231" calcext:value-type="float">
            <text:p>0.486501753330231</text:p>
          </table:table-cell>
          <table:table-cell office:value-type="float" office:value="21.5976791381836" calcext:value-type="float">
            <text:p>21.5976791381836</text:p>
          </table:table-cell>
          <table:table-cell table:formula="of:=[.B48]/(0.7365*EXP(-0.0052*[.A48]))" office:value-type="float" office:value="0.839063634018336" calcext:value-type="float">
            <text:p>0.83906363401833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4088063240051" calcext:value-type="float">
            <text:p>0.484088063240051</text:p>
          </table:table-cell>
          <table:table-cell office:value-type="float" office:value="21.0803375244141" calcext:value-type="float">
            <text:p>21.0803375244141</text:p>
          </table:table-cell>
          <table:table-cell table:formula="of:=[.B49]/(0.7365*EXP(-0.0052*[.A49]))" office:value-type="float" office:value="0.839253563654698" calcext:value-type="float">
            <text:p>0.83925356365469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908187687397" calcext:value-type="float">
            <text:p>0.4908187687397</text:p>
          </table:table-cell>
          <table:table-cell office:value-type="float" office:value="20.5842971801758" calcext:value-type="float">
            <text:p>20.5842971801758</text:p>
          </table:table-cell>
          <table:table-cell table:formula="of:=[.B50]/(0.7365*EXP(-0.0052*[.A50]))" office:value-type="float" office:value="0.855358771148294" calcext:value-type="float">
            <text:p>0.85535877114829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785484790802" calcext:value-type="float">
            <text:p>0.47785484790802</text:p>
          </table:table-cell>
          <table:table-cell office:value-type="float" office:value="20.1083011627197" calcext:value-type="float">
            <text:p>20.1083011627197</text:p>
          </table:table-cell>
          <table:table-cell table:formula="of:=[.B51]/(0.7365*EXP(-0.0052*[.A51]))" office:value-type="float" office:value="0.837107974524483" calcext:value-type="float">
            <text:p>0.8371079745244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74715828895569" calcext:value-type="float">
            <text:p>0.474715828895569</text:p>
          </table:table-cell>
          <table:table-cell office:value-type="float" office:value="19.6511936187744" calcext:value-type="float">
            <text:p>19.6511936187744</text:p>
          </table:table-cell>
          <table:table-cell table:formula="of:=[.B52]/(0.7365*EXP(-0.0052*[.A52]))" office:value-type="float" office:value="0.835944658670935" calcext:value-type="float">
            <text:p>0.83594465867093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5212395191193" calcext:value-type="float">
            <text:p>0.475212395191193</text:p>
          </table:table-cell>
          <table:table-cell office:value-type="float" office:value="19.2118549346924" calcext:value-type="float">
            <text:p>19.2118549346924</text:p>
          </table:table-cell>
          <table:table-cell table:formula="of:=[.B53]/(0.7365*EXP(-0.0052*[.A53]))" office:value-type="float" office:value="0.841181873273839" calcext:value-type="float">
            <text:p>0.84118187327383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69239622354507" calcext:value-type="float">
            <text:p>0.469239622354507</text:p>
          </table:table-cell>
          <table:table-cell office:value-type="float" office:value="18.7892818450928" calcext:value-type="float">
            <text:p>18.7892818450928</text:p>
          </table:table-cell>
          <table:table-cell table:formula="of:=[.B54]/(0.7365*EXP(-0.0052*[.A54]))" office:value-type="float" office:value="0.834939780354512" calcext:value-type="float">
            <text:p>0.8349397803545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4581578969955" calcext:value-type="float">
            <text:p>0.464581578969955</text:p>
          </table:table-cell>
          <table:table-cell office:value-type="float" office:value="18.3825168609619" calcext:value-type="float">
            <text:p>18.3825168609619</text:p>
          </table:table-cell>
          <table:table-cell table:formula="of:=[.B55]/(0.7365*EXP(-0.0052*[.A55]))" office:value-type="float" office:value="0.830961291715791" calcext:value-type="float">
            <text:p>0.83096129171579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71180886030197" calcext:value-type="float">
            <text:p>0.471180886030197</text:p>
          </table:table-cell>
          <table:table-cell office:value-type="float" office:value="17.990758895874" calcext:value-type="float">
            <text:p>17.990758895874</text:p>
          </table:table-cell>
          <table:table-cell table:formula="of:=[.B56]/(0.7365*EXP(-0.0052*[.A56]))" office:value-type="float" office:value="0.847158755796189" calcext:value-type="float">
            <text:p>0.84715875579618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6116030216217" calcext:value-type="float">
            <text:p>0.46116030216217</text:p>
          </table:table-cell>
          <table:table-cell office:value-type="float" office:value="17.6131401062012" calcext:value-type="float">
            <text:p>17.6131401062012</text:p>
          </table:table-cell>
          <table:table-cell table:formula="of:=[.B57]/(0.7365*EXP(-0.0052*[.A57]))" office:value-type="float" office:value="0.833465035804389" calcext:value-type="float">
            <text:p>0.83346503580438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53073590993881" calcext:value-type="float">
            <text:p>0.453073590993881</text:p>
          </table:table-cell>
          <table:table-cell office:value-type="float" office:value="17.2489414215088" calcext:value-type="float">
            <text:p>17.2489414215088</text:p>
          </table:table-cell>
          <table:table-cell table:formula="of:=[.B58]/(0.7365*EXP(-0.0052*[.A58]))" office:value-type="float" office:value="0.823118855720832" calcext:value-type="float">
            <text:p>0.82311885572083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49923038482666" calcext:value-type="float">
            <text:p>0.449923038482666</text:p>
          </table:table-cell>
          <table:table-cell office:value-type="float" office:value="16.8974704742432" calcext:value-type="float">
            <text:p>16.8974704742432</text:p>
          </table:table-cell>
          <table:table-cell table:formula="of:=[.B59]/(0.7365*EXP(-0.0052*[.A59]))" office:value-type="float" office:value="0.821656632382198" calcext:value-type="float">
            <text:p>0.8216566323821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50737774372101" calcext:value-type="float">
            <text:p>0.450737774372101</text:p>
          </table:table-cell>
          <table:table-cell office:value-type="float" office:value="16.5580749511719" calcext:value-type="float">
            <text:p>16.5580749511719</text:p>
          </table:table-cell>
          <table:table-cell table:formula="of:=[.B60]/(0.7365*EXP(-0.0052*[.A60]))" office:value-type="float" office:value="0.827436015776988" calcext:value-type="float">
            <text:p>0.82743601577698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50149208307266" calcext:value-type="float">
            <text:p>0.450149208307266</text:p>
          </table:table-cell>
          <table:table-cell office:value-type="float" office:value="16.2301807403564" calcext:value-type="float">
            <text:p>16.2301807403564</text:p>
          </table:table-cell>
          <table:table-cell table:formula="of:=[.B61]/(0.7365*EXP(-0.0052*[.A61]))" office:value-type="float" office:value="0.830663803913679" calcext:value-type="float">
            <text:p>0.83066380391367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5071291923523" calcext:value-type="float">
            <text:p>0.45071291923523</text:p>
          </table:table-cell>
          <table:table-cell office:value-type="float" office:value="15.9131641387939" calcext:value-type="float">
            <text:p>15.9131641387939</text:p>
          </table:table-cell>
          <table:table-cell table:formula="of:=[.B62]/(0.7365*EXP(-0.0052*[.A62]))" office:value-type="float" office:value="0.83604014911368" calcext:value-type="float">
            <text:p>0.8360401491136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40761506557465" calcext:value-type="float">
            <text:p>0.440761506557465</text:p>
          </table:table-cell>
          <table:table-cell office:value-type="float" office:value="15.6065349578857" calcext:value-type="float">
            <text:p>15.6065349578857</text:p>
          </table:table-cell>
          <table:table-cell table:formula="of:=[.B63]/(0.7365*EXP(-0.0052*[.A63]))" office:value-type="float" office:value="0.821843486150307" calcext:value-type="float">
            <text:p>0.82184348615030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42588448524475" calcext:value-type="float">
            <text:p>0.442588448524475</text:p>
          </table:table-cell>
          <table:table-cell office:value-type="float" office:value="15.30979347229" calcext:value-type="float">
            <text:p>15.30979347229</text:p>
          </table:table-cell>
          <table:table-cell table:formula="of:=[.B64]/(0.7365*EXP(-0.0052*[.A64]))" office:value-type="float" office:value="0.82955247715209" calcext:value-type="float">
            <text:p>0.8295524771520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37753558158875" calcext:value-type="float">
            <text:p>0.437753558158875</text:p>
          </table:table-cell>
          <table:table-cell office:value-type="float" office:value="15.0224771499634" calcext:value-type="float">
            <text:p>15.0224771499634</text:p>
          </table:table-cell>
          <table:table-cell table:formula="of:=[.B65]/(0.7365*EXP(-0.0052*[.A65]))" office:value-type="float" office:value="0.824768006463118" calcext:value-type="float">
            <text:p>0.8247680064631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32545036077499" calcext:value-type="float">
            <text:p>0.432545036077499</text:p>
          </table:table-cell>
          <table:table-cell office:value-type="float" office:value="14.7441349029541" calcext:value-type="float">
            <text:p>14.7441349029541</text:p>
          </table:table-cell>
          <table:table-cell table:formula="of:=[.B66]/(0.7365*EXP(-0.0052*[.A66]))" office:value-type="float" office:value="0.819203472927106" calcext:value-type="float">
            <text:p>0.81920347292710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2191880941391" calcext:value-type="float">
            <text:p>0.42191880941391</text:p>
          </table:table-cell>
          <table:table-cell office:value-type="float" office:value="14.474368095398" calcext:value-type="float">
            <text:p>14.474368095398</text:p>
          </table:table-cell>
          <table:table-cell table:formula="of:=[.B67]/(0.7365*EXP(-0.0052*[.A67]))" office:value-type="float" office:value="0.803244333778402" calcext:value-type="float">
            <text:p>0.80324433377840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31561589241028" calcext:value-type="float">
            <text:p>0.431561589241028</text:p>
          </table:table-cell>
          <table:table-cell office:value-type="float" office:value="14.2127923965454" calcext:value-type="float">
            <text:p>14.2127923965454</text:p>
          </table:table-cell>
          <table:table-cell table:formula="of:=[.B68]/(0.7365*EXP(-0.0052*[.A68]))" office:value-type="float" office:value="0.825885609221378" calcext:value-type="float">
            <text:p>0.82588560922137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29748177528381" calcext:value-type="float">
            <text:p>0.429748177528381</text:p>
          </table:table-cell>
          <table:table-cell office:value-type="float" office:value="13.9590482711792" calcext:value-type="float">
            <text:p>13.9590482711792</text:p>
          </table:table-cell>
          <table:table-cell table:formula="of:=[.B69]/(0.7365*EXP(-0.0052*[.A69]))" office:value-type="float" office:value="0.826702954881682" calcext:value-type="float">
            <text:p>0.82670295488168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25374537706375" calcext:value-type="float">
            <text:p>0.425374537706375</text:p>
          </table:table-cell>
          <table:table-cell office:value-type="float" office:value="13.7128047943115" calcext:value-type="float">
            <text:p>13.7128047943115</text:p>
          </table:table-cell>
          <table:table-cell table:formula="of:=[.B70]/(0.7365*EXP(-0.0052*[.A70]))" office:value-type="float" office:value="0.822555608200988" calcext:value-type="float">
            <text:p>0.82255560820098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23126399517059" calcext:value-type="float">
            <text:p>0.423126399517059</text:p>
          </table:table-cell>
          <table:table-cell office:value-type="float" office:value="13.4737224578857" calcext:value-type="float">
            <text:p>13.4737224578857</text:p>
          </table:table-cell>
          <table:table-cell table:formula="of:=[.B71]/(0.7365*EXP(-0.0052*[.A71]))" office:value-type="float" office:value="0.822474101260071" calcext:value-type="float">
            <text:p>0.8224741012600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7391508817673" calcext:value-type="float">
            <text:p>0.417391508817673</text:p>
          </table:table-cell>
          <table:table-cell office:value-type="float" office:value="13.2415018081665" calcext:value-type="float">
            <text:p>13.2415018081665</text:p>
          </table:table-cell>
          <table:table-cell table:formula="of:=[.B72]/(0.7365*EXP(-0.0052*[.A72]))" office:value-type="float" office:value="0.815556493615796" calcext:value-type="float">
            <text:p>0.81555649361579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15511965751648" calcext:value-type="float">
            <text:p>0.415511965751648</text:p>
          </table:table-cell>
          <table:table-cell office:value-type="float" office:value="13.0158662796021" calcext:value-type="float">
            <text:p>13.0158662796021</text:p>
          </table:table-cell>
          <table:table-cell table:formula="of:=[.B73]/(0.7365*EXP(-0.0052*[.A73]))" office:value-type="float" office:value="0.8161167783109" calcext:value-type="float">
            <text:p>0.816116778310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12385880947113" calcext:value-type="float">
            <text:p>0.412385880947113</text:p>
          </table:table-cell>
          <table:table-cell office:value-type="float" office:value="12.7965316772461" calcext:value-type="float">
            <text:p>12.7965316772461</text:p>
          </table:table-cell>
          <table:table-cell table:formula="of:=[.B74]/(0.7365*EXP(-0.0052*[.A74]))" office:value-type="float" office:value="0.814199611024668" calcext:value-type="float">
            <text:p>0.81419961102466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07613813877106" calcext:value-type="float">
            <text:p>0.407613813877106</text:p>
          </table:table-cell>
          <table:table-cell office:value-type="float" office:value="12.5832500457764" calcext:value-type="float">
            <text:p>12.5832500457764</text:p>
          </table:table-cell>
          <table:table-cell table:formula="of:=[.B75]/(0.7365*EXP(-0.0052*[.A75]))" office:value-type="float" office:value="0.808973560340866" calcext:value-type="float">
            <text:p>0.80897356034086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13860559463501" calcext:value-type="float">
            <text:p>0.413860559463501</text:p>
          </table:table-cell>
          <table:table-cell office:value-type="float" office:value="12.3757696151733" calcext:value-type="float">
            <text:p>12.3757696151733</text:p>
          </table:table-cell>
          <table:table-cell table:formula="of:=[.B76]/(0.7365*EXP(-0.0052*[.A76]))" office:value-type="float" office:value="0.825653461438763" calcext:value-type="float">
            <text:p>0.82565346143876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08913165330887" calcext:value-type="float">
            <text:p>0.408913165330887</text:p>
          </table:table-cell>
          <table:table-cell office:value-type="float" office:value="12.1738815307617" calcext:value-type="float">
            <text:p>12.1738815307617</text:p>
          </table:table-cell>
          <table:table-cell table:formula="of:=[.B77]/(0.7365*EXP(-0.0052*[.A77]))" office:value-type="float" office:value="0.82003651264016" calcext:value-type="float">
            <text:p>0.8200365126401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99267733097076" calcext:value-type="float">
            <text:p>0.399267733097076</text:p>
          </table:table-cell>
          <table:table-cell office:value-type="float" office:value="11.9773454666138" calcext:value-type="float">
            <text:p>11.9773454666138</text:p>
          </table:table-cell>
          <table:table-cell table:formula="of:=[.B78]/(0.7365*EXP(-0.0052*[.A78]))" office:value-type="float" office:value="0.804867964902168" calcext:value-type="float">
            <text:p>0.80486796490216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07126784324646" calcext:value-type="float">
            <text:p>0.407126784324646</text:p>
          </table:table-cell>
          <table:table-cell office:value-type="float" office:value="11.7859630584717" calcext:value-type="float">
            <text:p>11.7859630584717</text:p>
          </table:table-cell>
          <table:table-cell table:formula="of:=[.B79]/(0.7365*EXP(-0.0052*[.A79]))" office:value-type="float" office:value="0.82498952510383" calcext:value-type="float">
            <text:p>0.8249895251038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8092985153198" calcext:value-type="float">
            <text:p>0.398092985153198</text:p>
          </table:table-cell>
          <table:table-cell office:value-type="float" office:value="11.5995473861694" calcext:value-type="float">
            <text:p>11.5995473861694</text:p>
          </table:table-cell>
          <table:table-cell table:formula="of:=[.B80]/(0.7365*EXP(-0.0052*[.A80]))" office:value-type="float" office:value="0.810889385521527" calcext:value-type="float">
            <text:p>0.8108893855215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05942738056183" calcext:value-type="float">
            <text:p>0.405942738056183</text:p>
          </table:table-cell>
          <table:table-cell office:value-type="float" office:value="11.4178886413574" calcext:value-type="float">
            <text:p>11.4178886413574</text:p>
          </table:table-cell>
          <table:table-cell table:formula="of:=[.B81]/(0.7365*EXP(-0.0052*[.A81]))" office:value-type="float" office:value="0.831189787672479" calcext:value-type="float">
            <text:p>0.8311897876724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8045778274536" calcext:value-type="float">
            <text:p>0.398045778274536</text:p>
          </table:table-cell>
          <table:table-cell office:value-type="float" office:value="11.2408275604248" calcext:value-type="float">
            <text:p>11.2408275604248</text:p>
          </table:table-cell>
          <table:table-cell table:formula="of:=[.B82]/(0.7365*EXP(-0.0052*[.A82]))" office:value-type="float" office:value="0.819269477868238" calcext:value-type="float">
            <text:p>0.81926947786823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00083005428314" calcext:value-type="float">
            <text:p>0.400083005428314</text:p>
          </table:table-cell>
          <table:table-cell office:value-type="float" office:value="11.0682029724121" calcext:value-type="float">
            <text:p>11.0682029724121</text:p>
          </table:table-cell>
          <table:table-cell table:formula="of:=[.B83]/(0.7365*EXP(-0.0052*[.A83]))" office:value-type="float" office:value="0.827755716298089" calcext:value-type="float">
            <text:p>0.82775571629808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3613755702972" calcext:value-type="float">
            <text:p>0.393613755702972</text:p>
          </table:table-cell>
          <table:table-cell office:value-type="float" office:value="10.8998413085938" calcext:value-type="float">
            <text:p>10.8998413085938</text:p>
          </table:table-cell>
          <table:table-cell table:formula="of:=[.B84]/(0.7365*EXP(-0.0052*[.A84]))" office:value-type="float" office:value="0.818616856801878" calcext:value-type="float">
            <text:p>0.81861685680187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7048989534378" calcext:value-type="float">
            <text:p>0.387048989534378</text:p>
          </table:table-cell>
          <table:table-cell office:value-type="float" office:value="10.7355852127075" calcext:value-type="float">
            <text:p>10.7355852127075</text:p>
          </table:table-cell>
          <table:table-cell table:formula="of:=[.B85]/(0.7365*EXP(-0.0052*[.A85]))" office:value-type="float" office:value="0.80916052070053" calcext:value-type="float">
            <text:p>0.8091605207005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2811218500137" calcext:value-type="float">
            <text:p>0.382811218500137</text:p>
          </table:table-cell>
          <table:table-cell office:value-type="float" office:value="10.5753002166748" calcext:value-type="float">
            <text:p>10.5753002166748</text:p>
          </table:table-cell>
          <table:table-cell table:formula="of:=[.B86]/(0.7365*EXP(-0.0052*[.A86]))" office:value-type="float" office:value="0.804473485905393" calcext:value-type="float">
            <text:p>0.80447348590539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8199388980866" calcext:value-type="float">
            <text:p>0.388199388980866</text:p>
          </table:table-cell>
          <table:table-cell office:value-type="float" office:value="10.4188432693481" calcext:value-type="float">
            <text:p>10.4188432693481</text:p>
          </table:table-cell>
          <table:table-cell table:formula="of:=[.B87]/(0.7365*EXP(-0.0052*[.A87]))" office:value-type="float" office:value="0.82004985716678" calcext:value-type="float">
            <text:p>0.8200498571667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1630897521973" calcext:value-type="float">
            <text:p>0.381630897521973</text:p>
          </table:table-cell>
          <table:table-cell office:value-type="float" office:value="10.2660846710205" calcext:value-type="float">
            <text:p>10.2660846710205</text:p>
          </table:table-cell>
          <table:table-cell table:formula="of:=[.B88]/(0.7365*EXP(-0.0052*[.A88]))" office:value-type="float" office:value="0.810377304895879" calcext:value-type="float">
            <text:p>0.81037730489587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34028840065" calcext:value-type="float">
            <text:p>0.3834028840065</text:p>
          </table:table-cell>
          <table:table-cell office:value-type="float" office:value="10.1168937683105" calcext:value-type="float">
            <text:p>10.1168937683105</text:p>
          </table:table-cell>
          <table:table-cell table:formula="of:=[.B89]/(0.7365*EXP(-0.0052*[.A89]))" office:value-type="float" office:value="0.818384598849062" calcext:value-type="float">
            <text:p>0.81838459884906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3771607875824" calcext:value-type="float">
            <text:p>0.373771607875824</text:p>
          </table:table-cell>
          <table:table-cell office:value-type="float" office:value="9.97115135192871" calcext:value-type="float">
            <text:p>9.97115135192871</text:p>
          </table:table-cell>
          <table:table-cell table:formula="of:=[.B90]/(0.7365*EXP(-0.0052*[.A90]))" office:value-type="float" office:value="0.801985862437543" calcext:value-type="float">
            <text:p>0.80198586243754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689940690994" calcext:value-type="float">
            <text:p>0.376689940690994</text:p>
          </table:table-cell>
          <table:table-cell office:value-type="float" office:value="9.8287467956543" calcext:value-type="float">
            <text:p>9.8287467956543</text:p>
          </table:table-cell>
          <table:table-cell table:formula="of:=[.B91]/(0.7365*EXP(-0.0052*[.A91]))" office:value-type="float" office:value="0.812461439218243" calcext:value-type="float">
            <text:p>0.8124614392182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791246175766" calcext:value-type="float">
            <text:p>0.37791246175766</text:p>
          </table:table-cell>
          <table:table-cell office:value-type="float" office:value="9.68956184387207" calcext:value-type="float">
            <text:p>9.68956184387207</text:p>
          </table:table-cell>
          <table:table-cell table:formula="of:=[.B92]/(0.7365*EXP(-0.0052*[.A92]))" office:value-type="float" office:value="0.819347776480246" calcext:value-type="float">
            <text:p>0.81934777648024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0883634090424" calcext:value-type="float">
            <text:p>0.380883634090424</text:p>
          </table:table-cell>
          <table:table-cell office:value-type="float" office:value="9.55349254608154" calcext:value-type="float">
            <text:p>9.55349254608154</text:p>
          </table:table-cell>
          <table:table-cell table:formula="of:=[.B93]/(0.7365*EXP(-0.0052*[.A93]))" office:value-type="float" office:value="0.830094831613781" calcext:value-type="float">
            <text:p>0.83009483161378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1485441923142" calcext:value-type="float">
            <text:p>0.371485441923142</text:p>
          </table:table-cell>
          <table:table-cell office:value-type="float" office:value="9.42044448852539" calcext:value-type="float">
            <text:p>9.42044448852539</text:p>
          </table:table-cell>
          <table:table-cell table:formula="of:=[.B94]/(0.7365*EXP(-0.0052*[.A94]))" office:value-type="float" office:value="0.813833434533127" calcext:value-type="float">
            <text:p>0.81383343453312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0292514562607" calcext:value-type="float">
            <text:p>0.370292514562607</text:p>
          </table:table-cell>
          <table:table-cell office:value-type="float" office:value="9.29031658172607" calcext:value-type="float">
            <text:p>9.29031658172607</text:p>
          </table:table-cell>
          <table:table-cell table:formula="of:=[.B95]/(0.7365*EXP(-0.0052*[.A95]))" office:value-type="float" office:value="0.815449354302527" calcext:value-type="float">
            <text:p>0.81544935430252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1608674526215" calcext:value-type="float">
            <text:p>0.371608674526215</text:p>
          </table:table-cell>
          <table:table-cell office:value-type="float" office:value="9.16301441192627" calcext:value-type="float">
            <text:p>9.16301441192627</text:p>
          </table:table-cell>
          <table:table-cell table:formula="of:=[.B96]/(0.7365*EXP(-0.0052*[.A96]))" office:value-type="float" office:value="0.822614262090962" calcext:value-type="float">
            <text:p>0.82261426209096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65049540996552" calcext:value-type="float">
            <text:p>0.365049540996552</text:p>
          </table:table-cell>
          <table:table-cell office:value-type="float" office:value="9.03845119476318" calcext:value-type="float">
            <text:p>9.03845119476318</text:p>
          </table:table-cell>
          <table:table-cell table:formula="of:=[.B97]/(0.7365*EXP(-0.0052*[.A97]))" office:value-type="float" office:value="0.812307624407373" calcext:value-type="float">
            <text:p>0.81230762440737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6558935046196" calcext:value-type="float">
            <text:p>0.36558935046196</text:p>
          </table:table-cell>
          <table:table-cell office:value-type="float" office:value="8.91654396057129" calcext:value-type="float">
            <text:p>8.91654396057129</text:p>
          </table:table-cell>
          <table:table-cell table:formula="of:=[.B98]/(0.7365*EXP(-0.0052*[.A98]))" office:value-type="float" office:value="0.817750071048845" calcext:value-type="float">
            <text:p>0.81775007104884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56775760650635" calcext:value-type="float">
            <text:p>0.356775760650635</text:p>
          </table:table-cell>
          <table:table-cell office:value-type="float" office:value="8.79720592498779" calcext:value-type="float">
            <text:p>8.79720592498779</text:p>
          </table:table-cell>
          <table:table-cell table:formula="of:=[.B99]/(0.7365*EXP(-0.0052*[.A99]))" office:value-type="float" office:value="0.802196432420323" calcext:value-type="float">
            <text:p>0.80219643242032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54559481143951" calcext:value-type="float">
            <text:p>0.354559481143951</text:p>
          </table:table-cell>
          <table:table-cell office:value-type="float" office:value="8.68036651611328" calcext:value-type="float">
            <text:p>8.68036651611328</text:p>
          </table:table-cell>
          <table:table-cell table:formula="of:=[.B100]/(0.7365*EXP(-0.0052*[.A100]))" office:value-type="float" office:value="0.801369519823593" calcext:value-type="float">
            <text:p>0.80136951982359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57228338718414" calcext:value-type="float">
            <text:p>0.357228338718414</text:p>
          </table:table-cell>
          <table:table-cell office:value-type="float" office:value="8.56594181060791" calcext:value-type="float">
            <text:p>8.56594181060791</text:p>
          </table:table-cell>
          <table:table-cell table:formula="of:=[.B101]/(0.7365*EXP(-0.0052*[.A101]))" office:value-type="float" office:value="0.81161105138983" calcext:value-type="float">
            <text:p>0.811611051389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5694890022278" calcext:value-type="float">
            <text:p>0.355694890022278</text:p>
          </table:table-cell>
          <table:table-cell office:value-type="float" office:value="8.45386409759522" calcext:value-type="float">
            <text:p>8.45386409759522</text:p>
          </table:table-cell>
          <table:table-cell table:formula="of:=[.B102]/(0.7365*EXP(-0.0052*[.A102]))" office:value-type="float" office:value="0.812340312116871" calcext:value-type="float">
            <text:p>0.81234031211687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58765006065369" calcext:value-type="float">
            <text:p>0.358765006065369</text:p>
          </table:table-cell>
          <table:table-cell office:value-type="float" office:value="8.34406661987305" calcext:value-type="float">
            <text:p>8.34406661987305</text:p>
          </table:table-cell>
          <table:table-cell table:formula="of:=[.B103]/(0.7365*EXP(-0.0052*[.A103]))" office:value-type="float" office:value="0.823623607085047" calcext:value-type="float">
            <text:p>0.82362360708504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51396530866623" calcext:value-type="float">
            <text:p>0.351396530866623</text:p>
          </table:table-cell>
          <table:table-cell office:value-type="float" office:value="8.23647499084473" calcext:value-type="float">
            <text:p>8.23647499084473</text:p>
          </table:table-cell>
          <table:table-cell table:formula="of:=[.B104]/(0.7365*EXP(-0.0052*[.A104]))" office:value-type="float" office:value="0.810913464711248" calcext:value-type="float">
            <text:p>0.81091346471124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3318303823471" calcext:value-type="float">
            <text:p>0.353318303823471</text:p>
          </table:table-cell>
          <table:table-cell office:value-type="float" office:value="8.13103485107422" calcext:value-type="float">
            <text:p>8.13103485107422</text:p>
          </table:table-cell>
          <table:table-cell table:formula="of:=[.B105]/(0.7365*EXP(-0.0052*[.A105]))" office:value-type="float" office:value="0.819599170482725" calcext:value-type="float">
            <text:p>0.81959917048272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45214426517487" calcext:value-type="float">
            <text:p>0.345214426517487</text:p>
          </table:table-cell>
          <table:table-cell office:value-type="float" office:value="8.02767753601074" calcext:value-type="float">
            <text:p>8.02767753601074</text:p>
          </table:table-cell>
          <table:table-cell table:formula="of:=[.B106]/(0.7365*EXP(-0.0052*[.A106]))" office:value-type="float" office:value="0.804975460562859" calcext:value-type="float">
            <text:p>0.80497546056285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50665152072907" calcext:value-type="float">
            <text:p>0.350665152072907</text:p>
          </table:table-cell>
          <table:table-cell office:value-type="float" office:value="7.92634916305542" calcext:value-type="float">
            <text:p>7.92634916305542</text:p>
          </table:table-cell>
          <table:table-cell table:formula="of:=[.B107]/(0.7365*EXP(-0.0052*[.A107]))" office:value-type="float" office:value="0.821948571912781" calcext:value-type="float">
            <text:p>0.82194857191278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43986570835114" calcext:value-type="float">
            <text:p>0.343986570835114</text:p>
          </table:table-cell>
          <table:table-cell office:value-type="float" office:value="7.82698726654053" calcext:value-type="float">
            <text:p>7.82698726654053</text:p>
          </table:table-cell>
          <table:table-cell table:formula="of:=[.B108]/(0.7365*EXP(-0.0052*[.A108]))" office:value-type="float" office:value="0.810497828061554" calcext:value-type="float">
            <text:p>0.81049782806155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38327646255493" calcext:value-type="float">
            <text:p>0.338327646255493</text:p>
          </table:table-cell>
          <table:table-cell office:value-type="float" office:value="7.72953987121582" calcext:value-type="float">
            <text:p>7.72953987121582</text:p>
          </table:table-cell>
          <table:table-cell table:formula="of:=[.B109]/(0.7365*EXP(-0.0052*[.A109]))" office:value-type="float" office:value="0.80132037560717" calcext:value-type="float">
            <text:p>0.801320375607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45121204853058" calcext:value-type="float">
            <text:p>0.345121204853058</text:p>
          </table:table-cell>
          <table:table-cell office:value-type="float" office:value="7.6339545249939" calcext:value-type="float">
            <text:p>7.6339545249939</text:p>
          </table:table-cell>
          <table:table-cell table:formula="of:=[.B110]/(0.7365*EXP(-0.0052*[.A110]))" office:value-type="float" office:value="0.821672351813553" calcext:value-type="float">
            <text:p>0.82167235181355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41082215309143" calcext:value-type="float">
            <text:p>0.341082215309143</text:p>
          </table:table-cell>
          <table:table-cell office:value-type="float" office:value="7.5401782989502" calcext:value-type="float">
            <text:p>7.5401782989502</text:p>
          </table:table-cell>
          <table:table-cell table:formula="of:=[.B111]/(0.7365*EXP(-0.0052*[.A111]))" office:value-type="float" office:value="0.816289924845876" calcext:value-type="float">
            <text:p>0.81628992484587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4156060218811" calcext:value-type="float">
            <text:p>0.34156060218811</text:p>
          </table:table-cell>
          <table:table-cell office:value-type="float" office:value="7.44815969467163" calcext:value-type="float">
            <text:p>7.44815969467163</text:p>
          </table:table-cell>
          <table:table-cell table:formula="of:=[.B112]/(0.7365*EXP(-0.0052*[.A112]))" office:value-type="float" office:value="0.82169654905818" calcext:value-type="float">
            <text:p>0.8216965490581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7808728218079" calcext:value-type="float">
            <text:p>0.337808728218079</text:p>
          </table:table-cell>
          <table:table-cell office:value-type="float" office:value="7.35785865783691" calcext:value-type="float">
            <text:p>7.35785865783691</text:p>
          </table:table-cell>
          <table:table-cell table:formula="of:=[.B113]/(0.7365*EXP(-0.0052*[.A113]))" office:value-type="float" office:value="0.816907513219827" calcext:value-type="float">
            <text:p>0.81690751321982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6654663085938" calcext:value-type="float">
            <text:p>0.336654663085938</text:p>
          </table:table-cell>
          <table:table-cell office:value-type="float" office:value="7.26922512054443" calcext:value-type="float">
            <text:p>7.26922512054443</text:p>
          </table:table-cell>
          <table:table-cell table:formula="of:=[.B114]/(0.7365*EXP(-0.0052*[.A114]))" office:value-type="float" office:value="0.818361122646012" calcext:value-type="float">
            <text:p>0.8183611226460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42090964317322" calcext:value-type="float">
            <text:p>0.342090964317322</text:p>
          </table:table-cell>
          <table:table-cell office:value-type="float" office:value="7.18221616744995" calcext:value-type="float">
            <text:p>7.18221616744995</text:p>
          </table:table-cell>
          <table:table-cell table:formula="of:=[.B115]/(0.7365*EXP(-0.0052*[.A115]))" office:value-type="float" office:value="0.835911480001107" calcext:value-type="float">
            <text:p>0.83591148000110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30372780561447" calcext:value-type="float">
            <text:p>0.330372780561447</text:p>
          </table:table-cell>
          <table:table-cell office:value-type="float" office:value="7.09678840637207" calcext:value-type="float">
            <text:p>7.09678840637207</text:p>
          </table:table-cell>
          <table:table-cell table:formula="of:=[.B116]/(0.7365*EXP(-0.0052*[.A116]))" office:value-type="float" office:value="0.811486457062009" calcext:value-type="float">
            <text:p>0.81148645706200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26336920261383" calcext:value-type="float">
            <text:p>0.326336920261383</text:p>
          </table:table-cell>
          <table:table-cell office:value-type="float" office:value="7.01289510726929" calcext:value-type="float">
            <text:p>7.01289510726929</text:p>
          </table:table-cell>
          <table:table-cell table:formula="of:=[.B117]/(0.7365*EXP(-0.0052*[.A117]))" office:value-type="float" office:value="0.805752310728179" calcext:value-type="float">
            <text:p>0.80575231072817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32747846841812" calcext:value-type="float">
            <text:p>0.332747846841812</text:p>
          </table:table-cell>
          <table:table-cell office:value-type="float" office:value="6.93050670623779" calcext:value-type="float">
            <text:p>6.93050670623779</text:p>
          </table:table-cell>
          <table:table-cell table:formula="of:=[.B118]/(0.7365*EXP(-0.0052*[.A118]))" office:value-type="float" office:value="0.8258647585406" calcext:value-type="float">
            <text:p>0.825864758540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2666015625" calcext:value-type="float">
            <text:p>0.32666015625</text:p>
          </table:table-cell>
          <table:table-cell office:value-type="float" office:value="6.84957695007324" calcext:value-type="float">
            <text:p>6.84957695007324</text:p>
          </table:table-cell>
          <table:table-cell table:formula="of:=[.B119]/(0.7365*EXP(-0.0052*[.A119]))" office:value-type="float" office:value="0.814982300665679" calcext:value-type="float">
            <text:p>0.81498230066567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30007374286652" calcext:value-type="float">
            <text:p>0.330007374286652</text:p>
          </table:table-cell>
          <table:table-cell office:value-type="float" office:value="6.77007532119751" calcext:value-type="float">
            <text:p>6.77007532119751</text:p>
          </table:table-cell>
          <table:table-cell table:formula="of:=[.B120]/(0.7365*EXP(-0.0052*[.A120]))" office:value-type="float" office:value="0.827625736891541" calcext:value-type="float">
            <text:p>0.82762573689154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20350050926209" calcext:value-type="float">
            <text:p>0.320350050926209</text:p>
          </table:table-cell>
          <table:table-cell office:value-type="float" office:value="6.69195795059204" calcext:value-type="float">
            <text:p>6.69195795059204</text:p>
          </table:table-cell>
          <table:table-cell table:formula="of:=[.B121]/(0.7365*EXP(-0.0052*[.A121]))" office:value-type="float" office:value="0.807594721298396" calcext:value-type="float">
            <text:p>0.80759472129839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0394635200501" calcext:value-type="float">
            <text:p>0.320394635200501</text:p>
          </table:table-cell>
          <table:table-cell office:value-type="float" office:value="6.61519622802734" calcext:value-type="float">
            <text:p>6.61519622802734</text:p>
          </table:table-cell>
          <table:table-cell table:formula="of:=[.B122]/(0.7365*EXP(-0.0052*[.A122]))" office:value-type="float" office:value="0.811918133336814" calcext:value-type="float">
            <text:p>0.81191813333681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19458037614822" calcext:value-type="float">
            <text:p>0.319458037614822</text:p>
          </table:table-cell>
          <table:table-cell office:value-type="float" office:value="6.53975200653076" calcext:value-type="float">
            <text:p>6.53975200653076</text:p>
          </table:table-cell>
          <table:table-cell table:formula="of:=[.B123]/(0.7365*EXP(-0.0052*[.A123]))" office:value-type="float" office:value="0.813765279992248" calcext:value-type="float">
            <text:p>0.81376527999224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22079718112946" calcext:value-type="float">
            <text:p>0.322079718112946</text:p>
          </table:table-cell>
          <table:table-cell office:value-type="float" office:value="6.46559858322144" calcext:value-type="float">
            <text:p>6.46559858322144</text:p>
          </table:table-cell>
          <table:table-cell table:formula="of:=[.B124]/(0.7365*EXP(-0.0052*[.A124]))" office:value-type="float" office:value="0.824720985519735" calcext:value-type="float">
            <text:p>0.82472098551973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2097601890564" calcext:value-type="float">
            <text:p>0.32097601890564</text:p>
          </table:table-cell>
          <table:table-cell office:value-type="float" office:value="6.3927001953125" calcext:value-type="float">
            <text:p>6.3927001953125</text:p>
          </table:table-cell>
          <table:table-cell table:formula="of:=[.B125]/(0.7365*EXP(-0.0052*[.A125]))" office:value-type="float" office:value="0.826179825266042" calcext:value-type="float">
            <text:p>0.82617982526604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14854770898819" calcext:value-type="float">
            <text:p>0.314854770898819</text:p>
          </table:table-cell>
          <table:table-cell office:value-type="float" office:value="6.32102632522583" calcext:value-type="float">
            <text:p>6.32102632522583</text:p>
          </table:table-cell>
          <table:table-cell table:formula="of:=[.B126]/(0.7365*EXP(-0.0052*[.A126]))" office:value-type="float" office:value="0.814649150871726" calcext:value-type="float">
            <text:p>0.8146491508717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16519290208817" calcext:value-type="float">
            <text:p>0.316519290208817</text:p>
          </table:table-cell>
          <table:table-cell office:value-type="float" office:value="6.25055456161499" calcext:value-type="float">
            <text:p>6.25055456161499</text:p>
          </table:table-cell>
          <table:table-cell table:formula="of:=[.B127]/(0.7365*EXP(-0.0052*[.A127]))" office:value-type="float" office:value="0.823225558133722" calcext:value-type="float">
            <text:p>0.82322555813372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1117045879364" calcext:value-type="float">
            <text:p>0.31117045879364</text:p>
          </table:table-cell>
          <table:table-cell office:value-type="float" office:value="6.18125009536743" calcext:value-type="float">
            <text:p>6.18125009536743</text:p>
          </table:table-cell>
          <table:table-cell table:formula="of:=[.B128]/(0.7365*EXP(-0.0052*[.A128]))" office:value-type="float" office:value="0.813533335849246" calcext:value-type="float">
            <text:p>0.81353333584924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09140771627426" calcext:value-type="float">
            <text:p>0.309140771627426</text:p>
          </table:table-cell>
          <table:table-cell office:value-type="float" office:value="6.11308240890503" calcext:value-type="float">
            <text:p>6.11308240890503</text:p>
          </table:table-cell>
          <table:table-cell table:formula="of:=[.B129]/(0.7365*EXP(-0.0052*[.A129]))" office:value-type="float" office:value="0.812440587006365" calcext:value-type="float">
            <text:p>0.81244058700636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14647078514099" calcext:value-type="float">
            <text:p>0.314647078514099</text:p>
          </table:table-cell>
          <table:table-cell office:value-type="float" office:value="6.0460319519043" calcext:value-type="float">
            <text:p>6.0460319519043</text:p>
          </table:table-cell>
          <table:table-cell table:formula="of:=[.B130]/(0.7365*EXP(-0.0052*[.A130]))" office:value-type="float" office:value="0.831222632512084" calcext:value-type="float">
            <text:p>0.83122263251208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0966991186142" calcext:value-type="float">
            <text:p>0.30966991186142</text:p>
          </table:table-cell>
          <table:table-cell office:value-type="float" office:value="5.98006629943848" calcext:value-type="float">
            <text:p>5.98006629943848</text:p>
          </table:table-cell>
          <table:table-cell table:formula="of:=[.B131]/(0.7365*EXP(-0.0052*[.A131]))" office:value-type="float" office:value="0.822339208882918" calcext:value-type="float">
            <text:p>0.82233920888291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9584081172943" calcext:value-type="float">
            <text:p>0.309584081172943</text:p>
          </table:table-cell>
          <table:table-cell office:value-type="float" office:value="5.91516876220703" calcext:value-type="float">
            <text:p>5.91516876220703</text:p>
          </table:table-cell>
          <table:table-cell table:formula="of:=[.B132]/(0.7365*EXP(-0.0052*[.A132]))" office:value-type="float" office:value="0.826397395412466" calcext:value-type="float">
            <text:p>0.82639739541246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12674522399902" calcext:value-type="float">
            <text:p>0.312674522399902</text:p>
          </table:table-cell>
          <table:table-cell office:value-type="float" office:value="5.85130548477173" calcext:value-type="float">
            <text:p>5.85130548477173</text:p>
          </table:table-cell>
          <table:table-cell table:formula="of:=[.B133]/(0.7365*EXP(-0.0052*[.A133]))" office:value-type="float" office:value="0.838998424008038" calcext:value-type="float">
            <text:p>0.83899842400803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08828234672546" calcext:value-type="float">
            <text:p>0.308828234672546</text:p>
          </table:table-cell>
          <table:table-cell office:value-type="float" office:value="5.78845691680908" calcext:value-type="float">
            <text:p>5.78845691680908</text:p>
          </table:table-cell>
          <table:table-cell table:formula="of:=[.B134]/(0.7365*EXP(-0.0052*[.A134]))" office:value-type="float" office:value="0.832998041126605" calcext:value-type="float">
            <text:p>0.8329980411266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96835094690323" calcext:value-type="float">
            <text:p>0.296835094690323</text:p>
          </table:table-cell>
          <table:table-cell office:value-type="float" office:value="5.72660255432129" calcext:value-type="float">
            <text:p>5.72660255432129</text:p>
          </table:table-cell>
          <table:table-cell table:formula="of:=[.B135]/(0.7365*EXP(-0.0052*[.A135]))" office:value-type="float" office:value="0.804823332780128" calcext:value-type="float">
            <text:p>0.8048233327801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05759072303772" calcext:value-type="float">
            <text:p>0.305759072303772</text:p>
          </table:table-cell>
          <table:table-cell office:value-type="float" office:value="5.66571950912476" calcext:value-type="float">
            <text:p>5.66571950912476</text:p>
          </table:table-cell>
          <table:table-cell table:formula="of:=[.B136]/(0.7365*EXP(-0.0052*[.A136]))" office:value-type="float" office:value="0.833341472799709" calcext:value-type="float">
            <text:p>0.83334147279970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99625128507614" calcext:value-type="float">
            <text:p>0.299625128507614</text:p>
          </table:table-cell>
          <table:table-cell office:value-type="float" office:value="5.60578012466431" calcext:value-type="float">
            <text:p>5.60578012466431</text:p>
          </table:table-cell>
          <table:table-cell table:formula="of:=[.B137]/(0.7365*EXP(-0.0052*[.A137]))" office:value-type="float" office:value="0.820881009005619" calcext:value-type="float">
            <text:p>0.82088100900561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00854086875916" calcext:value-type="float">
            <text:p>0.300854086875916</text:p>
          </table:table-cell>
          <table:table-cell office:value-type="float" office:value="5.54677200317383" calcext:value-type="float">
            <text:p>5.54677200317383</text:p>
          </table:table-cell>
          <table:table-cell table:formula="of:=[.B138]/(0.7365*EXP(-0.0052*[.A138]))" office:value-type="float" office:value="0.828545230886754" calcext:value-type="float">
            <text:p>0.82854523088675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98488110303879" calcext:value-type="float">
            <text:p>0.298488110303879</text:p>
          </table:table-cell>
          <table:table-cell office:value-type="float" office:value="5.4886679649353" calcext:value-type="float">
            <text:p>5.4886679649353</text:p>
          </table:table-cell>
          <table:table-cell table:formula="of:=[.B139]/(0.7365*EXP(-0.0052*[.A139]))" office:value-type="float" office:value="0.826315071794821" calcext:value-type="float">
            <text:p>0.82631507179482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95674026012421" calcext:value-type="float">
            <text:p>0.295674026012421</text:p>
          </table:table-cell>
          <table:table-cell office:value-type="float" office:value="5.43145322799683" calcext:value-type="float">
            <text:p>5.43145322799683</text:p>
          </table:table-cell>
          <table:table-cell table:formula="of:=[.B140]/(0.7365*EXP(-0.0052*[.A140]))" office:value-type="float" office:value="0.822792158191377" calcext:value-type="float">
            <text:p>0.8227921581913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92241752147675" calcext:value-type="float">
            <text:p>0.292241752147675</text:p>
          </table:table-cell>
          <table:table-cell office:value-type="float" office:value="5.37510538101196" calcext:value-type="float">
            <text:p>5.37510538101196</text:p>
          </table:table-cell>
          <table:table-cell table:formula="of:=[.B141]/(0.7365*EXP(-0.0052*[.A141]))" office:value-type="float" office:value="0.817480803980558" calcext:value-type="float">
            <text:p>0.81748080398055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95923709869385" calcext:value-type="float">
            <text:p>0.295923709869385</text:p>
          </table:table-cell>
          <table:table-cell office:value-type="float" office:value="5.31960678100586" calcext:value-type="float">
            <text:p>5.31960678100586</text:p>
          </table:table-cell>
          <table:table-cell table:formula="of:=[.B142]/(0.7365*EXP(-0.0052*[.A142]))" office:value-type="float" office:value="0.832095923842906" calcext:value-type="float">
            <text:p>0.8320959238429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92183429002762" calcext:value-type="float">
            <text:p>0.292183429002762</text:p>
          </table:table-cell>
          <table:table-cell office:value-type="float" office:value="5.26494073867798" calcext:value-type="float">
            <text:p>5.26494073867798</text:p>
          </table:table-cell>
          <table:table-cell table:formula="of:=[.B143]/(0.7365*EXP(-0.0052*[.A143]))" office:value-type="float" office:value="0.825862115864603" calcext:value-type="float">
            <text:p>0.82586211586460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91508316993713" calcext:value-type="float">
            <text:p>0.291508316993713</text:p>
          </table:table-cell>
          <table:table-cell office:value-type="float" office:value="5.21108627319336" calcext:value-type="float">
            <text:p>5.21108627319336</text:p>
          </table:table-cell>
          <table:table-cell table:formula="of:=[.B144]/(0.7365*EXP(-0.0052*[.A144]))" office:value-type="float" office:value="0.828249618171723" calcext:value-type="float">
            <text:p>0.82824961817172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89244890213013" calcext:value-type="float">
            <text:p>0.289244890213013</text:p>
          </table:table-cell>
          <table:table-cell office:value-type="float" office:value="5.1580286026001" calcext:value-type="float">
            <text:p>5.1580286026001</text:p>
          </table:table-cell>
          <table:table-cell table:formula="of:=[.B145]/(0.7365*EXP(-0.0052*[.A145]))" office:value-type="float" office:value="0.826103231533235" calcext:value-type="float">
            <text:p>0.82610323153323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8756340742111" calcext:value-type="float">
            <text:p>0.288756340742111</text:p>
          </table:table-cell>
          <table:table-cell office:value-type="float" office:value="5.10575103759766" calcext:value-type="float">
            <text:p>5.10575103759766</text:p>
          </table:table-cell>
          <table:table-cell table:formula="of:=[.B146]/(0.7365*EXP(-0.0052*[.A146]))" office:value-type="float" office:value="0.829007551245423" calcext:value-type="float">
            <text:p>0.82900755124542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9319097995758" calcext:value-type="float">
            <text:p>0.289319097995758</text:p>
          </table:table-cell>
          <table:table-cell office:value-type="float" office:value="5.0542368888855" calcext:value-type="float">
            <text:p>5.0542368888855</text:p>
          </table:table-cell>
          <table:table-cell table:formula="of:=[.B147]/(0.7365*EXP(-0.0052*[.A147]))" office:value-type="float" office:value="0.834953694300705" calcext:value-type="float">
            <text:p>0.83495369430070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86297768354416" calcext:value-type="float">
            <text:p>0.286297768354416</text:p>
          </table:table-cell>
          <table:table-cell office:value-type="float" office:value="5.0034704208374" calcext:value-type="float">
            <text:p>5.0034704208374</text:p>
          </table:table-cell>
          <table:table-cell table:formula="of:=[.B148]/(0.7365*EXP(-0.0052*[.A148]))" office:value-type="float" office:value="0.830541967321207" calcext:value-type="float">
            <text:p>0.83054196732120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85746157169342" calcext:value-type="float">
            <text:p>0.285746157169342</text:p>
          </table:table-cell>
          <table:table-cell office:value-type="float" office:value="4.95343780517578" calcext:value-type="float">
            <text:p>4.95343780517578</text:p>
          </table:table-cell>
          <table:table-cell table:formula="of:=[.B149]/(0.7365*EXP(-0.0052*[.A149]))" office:value-type="float" office:value="0.833263482302236" calcext:value-type="float">
            <text:p>0.83326348230223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86484241485596" calcext:value-type="float">
            <text:p>0.286484241485596</text:p>
          </table:table-cell>
          <table:table-cell office:value-type="float" office:value="4.90412092208862" calcext:value-type="float">
            <text:p>4.90412092208862</text:p>
          </table:table-cell>
          <table:table-cell table:formula="of:=[.B150]/(0.7365*EXP(-0.0052*[.A150]))" office:value-type="float" office:value="0.839771284311579" calcext:value-type="float">
            <text:p>0.83977128431157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85340428352356" calcext:value-type="float">
            <text:p>0.285340428352356</text:p>
          </table:table-cell>
          <table:table-cell office:value-type="float" office:value="4.85550689697266" calcext:value-type="float">
            <text:p>4.85550689697266</text:p>
          </table:table-cell>
          <table:table-cell table:formula="of:=[.B151]/(0.7365*EXP(-0.0052*[.A151]))" office:value-type="float" office:value="0.840779128577913" calcext:value-type="float">
            <text:p>0.8407791285779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84147918224335" calcext:value-type="float">
            <text:p>0.284147918224335</text:p>
          </table:table-cell>
          <table:table-cell office:value-type="float" office:value="4.80758476257324" calcext:value-type="float">
            <text:p>4.80758476257324</text:p>
          </table:table-cell>
          <table:table-cell table:formula="of:=[.B152]/(0.7365*EXP(-0.0052*[.A152]))" office:value-type="float" office:value="0.841630418065766" calcext:value-type="float">
            <text:p>0.84163041806576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8056502342224" calcext:value-type="float">
            <text:p>0.278056502342224</text:p>
          </table:table-cell>
          <table:table-cell office:value-type="float" office:value="4.76033496856689" calcext:value-type="float">
            <text:p>4.76033496856689</text:p>
          </table:table-cell>
          <table:table-cell table:formula="of:=[.B153]/(0.7365*EXP(-0.0052*[.A153]))" office:value-type="float" office:value="0.827881792865305" calcext:value-type="float">
            <text:p>0.8278817928653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6439547538757" calcext:value-type="float">
            <text:p>0.276439547538757</text:p>
          </table:table-cell>
          <table:table-cell office:value-type="float" office:value="4.71374607086182" calcext:value-type="float">
            <text:p>4.71374607086182</text:p>
          </table:table-cell>
          <table:table-cell table:formula="of:=[.B154]/(0.7365*EXP(-0.0052*[.A154]))" office:value-type="float" office:value="0.827358590932961" calcext:value-type="float">
            <text:p>0.82735859093296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79054045677185" calcext:value-type="float">
            <text:p>0.279054045677185</text:p>
          </table:table-cell>
          <table:table-cell office:value-type="float" office:value="4.66780805587769" calcext:value-type="float">
            <text:p>4.66780805587769</text:p>
          </table:table-cell>
          <table:table-cell table:formula="of:=[.B155]/(0.7365*EXP(-0.0052*[.A155]))" office:value-type="float" office:value="0.839537813382291" calcext:value-type="float">
            <text:p>0.83953781338229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75631070137024" calcext:value-type="float">
            <text:p>0.275631070137024</text:p>
          </table:table-cell>
          <table:table-cell office:value-type="float" office:value="4.62250661849976" calcext:value-type="float">
            <text:p>4.62250661849976</text:p>
          </table:table-cell>
          <table:table-cell table:formula="of:=[.B156]/(0.7365*EXP(-0.0052*[.A156]))" office:value-type="float" office:value="0.833563023334307" calcext:value-type="float">
            <text:p>0.83356302333430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79119312763214" calcext:value-type="float">
            <text:p>0.279119312763214</text:p>
          </table:table-cell>
          <table:table-cell office:value-type="float" office:value="4.57782697677612" calcext:value-type="float">
            <text:p>4.57782697677612</text:p>
          </table:table-cell>
          <table:table-cell table:formula="of:=[.B157]/(0.7365*EXP(-0.0052*[.A157]))" office:value-type="float" office:value="0.848512976316095" calcext:value-type="float">
            <text:p>0.84851297631609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77685135602951" calcext:value-type="float">
            <text:p>0.277685135602951</text:p>
          </table:table-cell>
          <table:table-cell office:value-type="float" office:value="4.53375864028931" calcext:value-type="float">
            <text:p>4.53375864028931</text:p>
          </table:table-cell>
          <table:table-cell table:formula="of:=[.B158]/(0.7365*EXP(-0.0052*[.A158]))" office:value-type="float" office:value="0.848554156789708" calcext:value-type="float">
            <text:p>0.84855415678970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72947013378143" calcext:value-type="float">
            <text:p>0.272947013378143</text:p>
          </table:table-cell>
          <table:table-cell office:value-type="float" office:value="4.49028921127319" calcext:value-type="float">
            <text:p>4.49028921127319</text:p>
          </table:table-cell>
          <table:table-cell table:formula="of:=[.B159]/(0.7365*EXP(-0.0052*[.A159]))" office:value-type="float" office:value="0.838423824036" calcext:value-type="float">
            <text:p>0.83842382403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7291738986969" calcext:value-type="float">
            <text:p>0.27291738986969</text:p>
          </table:table-cell>
          <table:table-cell office:value-type="float" office:value="4.44741010665894" calcext:value-type="float">
            <text:p>4.44741010665894</text:p>
          </table:table-cell>
          <table:table-cell table:formula="of:=[.B160]/(0.7365*EXP(-0.0052*[.A160]))" office:value-type="float" office:value="0.842703512788108" calcext:value-type="float">
            <text:p>0.84270351278810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7979302406311" calcext:value-type="float">
            <text:p>0.27979302406311</text:p>
          </table:table-cell>
          <table:table-cell office:value-type="float" office:value="4.40510749816895" calcext:value-type="float">
            <text:p>4.40510749816895</text:p>
          </table:table-cell>
          <table:table-cell table:formula="of:=[.B161]/(0.7365*EXP(-0.0052*[.A161]))" office:value-type="float" office:value="0.868437980414901" calcext:value-type="float">
            <text:p>0.86843798041490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72304654121399" calcext:value-type="float">
            <text:p>0.272304654121399</text:p>
          </table:table-cell>
          <table:table-cell office:value-type="float" office:value="4.36337232589722" calcext:value-type="float">
            <text:p>4.36337232589722</text:p>
          </table:table-cell>
          <table:table-cell table:formula="of:=[.B162]/(0.7365*EXP(-0.0052*[.A162]))" office:value-type="float" office:value="0.849601600660241" calcext:value-type="float">
            <text:p>0.84960160066024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67636060714722" calcext:value-type="float">
            <text:p>0.267636060714722</text:p>
          </table:table-cell>
          <table:table-cell office:value-type="float" office:value="4.322190284729" calcext:value-type="float">
            <text:p>4.322190284729</text:p>
          </table:table-cell>
          <table:table-cell table:formula="of:=[.B163]/(0.7365*EXP(-0.0052*[.A163]))" office:value-type="float" office:value="0.839388892620105" calcext:value-type="float">
            <text:p>0.83938889262010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67085462808609" calcext:value-type="float">
            <text:p>0.267085462808609</text:p>
          </table:table-cell>
          <table:table-cell office:value-type="float" office:value="4.28155612945557" calcext:value-type="float">
            <text:p>4.28155612945557</text:p>
          </table:table-cell>
          <table:table-cell table:formula="of:=[.B164]/(0.7365*EXP(-0.0052*[.A164]))" office:value-type="float" office:value="0.842029235965479" calcext:value-type="float">
            <text:p>0.84202923596547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63185888528824" calcext:value-type="float">
            <text:p>0.263185888528824</text:p>
          </table:table-cell>
          <table:table-cell office:value-type="float" office:value="4.24145460128784" calcext:value-type="float">
            <text:p>4.24145460128784</text:p>
          </table:table-cell>
          <table:table-cell table:formula="of:=[.B165]/(0.7365*EXP(-0.0052*[.A165]))" office:value-type="float" office:value="0.834061070820424" calcext:value-type="float">
            <text:p>0.83406107082042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69194543361664" calcext:value-type="float">
            <text:p>0.269194543361664</text:p>
          </table:table-cell>
          <table:table-cell office:value-type="float" office:value="4.20187902450562" calcext:value-type="float">
            <text:p>4.20187902450562</text:p>
          </table:table-cell>
          <table:table-cell table:formula="of:=[.B166]/(0.7365*EXP(-0.0052*[.A166]))" office:value-type="float" office:value="0.857550758448536" calcext:value-type="float">
            <text:p>0.85755075844853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63569474220276" calcext:value-type="float">
            <text:p>0.263569474220276</text:p>
          </table:table-cell>
          <table:table-cell office:value-type="float" office:value="4.16282081604004" calcext:value-type="float">
            <text:p>4.16282081604004</text:p>
          </table:table-cell>
          <table:table-cell table:formula="of:=[.B167]/(0.7365*EXP(-0.0052*[.A167]))" office:value-type="float" office:value="0.844008896644894" calcext:value-type="float">
            <text:p>0.84400889664489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61352002620697" calcext:value-type="float">
            <text:p>0.261352002620697</text:p>
          </table:table-cell>
          <table:table-cell office:value-type="float" office:value="4.12426710128784" calcext:value-type="float">
            <text:p>4.12426710128784</text:p>
          </table:table-cell>
          <table:table-cell table:formula="of:=[.B168]/(0.7365*EXP(-0.0052*[.A168]))" office:value-type="float" office:value="0.841271309006864" calcext:value-type="float">
            <text:p>0.84127130900686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6718145608902" calcext:value-type="float">
            <text:p>0.26718145608902</text:p>
          </table:table-cell>
          <table:table-cell office:value-type="float" office:value="4.08621215820313" calcext:value-type="float">
            <text:p>4.08621215820313</text:p>
          </table:table-cell>
          <table:table-cell table:formula="of:=[.B169]/(0.7365*EXP(-0.0052*[.A169]))" office:value-type="float" office:value="0.86451969037518" calcext:value-type="float">
            <text:p>0.8645196903751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61552542448044" calcext:value-type="float">
            <text:p>0.261552542448044</text:p>
          </table:table-cell>
          <table:table-cell office:value-type="float" office:value="4.04864406585693" calcext:value-type="float">
            <text:p>4.04864406585693</text:p>
          </table:table-cell>
          <table:table-cell table:formula="of:=[.B170]/(0.7365*EXP(-0.0052*[.A170]))" office:value-type="float" office:value="0.850718454914226" calcext:value-type="float">
            <text:p>0.85071845491422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63395220041275" calcext:value-type="float">
            <text:p>0.263395220041275</text:p>
          </table:table-cell>
          <table:table-cell office:value-type="float" office:value="4.01155614852905" calcext:value-type="float">
            <text:p>4.01155614852905</text:p>
          </table:table-cell>
          <table:table-cell table:formula="of:=[.B171]/(0.7365*EXP(-0.0052*[.A171]))" office:value-type="float" office:value="0.861178401018306" calcext:value-type="float">
            <text:p>0.86117840101830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54941493272781" calcext:value-type="float">
            <text:p>0.254941493272781</text:p>
          </table:table-cell>
          <table:table-cell office:value-type="float" office:value="3.97493863105774" calcext:value-type="float">
            <text:p>3.97493863105774</text:p>
          </table:table-cell>
          <table:table-cell table:formula="of:=[.B172]/(0.7365*EXP(-0.0052*[.A172]))" office:value-type="float" office:value="0.837884383489108" calcext:value-type="float">
            <text:p>0.83788438348910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62718498706818" calcext:value-type="float">
            <text:p>0.262718498706818</text:p>
          </table:table-cell>
          <table:table-cell office:value-type="float" office:value="3.93878221511841" calcext:value-type="float">
            <text:p>3.93878221511841</text:p>
          </table:table-cell>
          <table:table-cell table:formula="of:=[.B173]/(0.7365*EXP(-0.0052*[.A173]))" office:value-type="float" office:value="0.867945699830265" calcext:value-type="float">
            <text:p>0.86794569983026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57425665855408" calcext:value-type="float">
            <text:p>0.257425665855408</text:p>
          </table:table-cell>
          <table:table-cell office:value-type="float" office:value="3.903080701828" calcext:value-type="float">
            <text:p>3.903080701828</text:p>
          </table:table-cell>
          <table:table-cell table:formula="of:=[.B174]/(0.7365*EXP(-0.0052*[.A174]))" office:value-type="float" office:value="0.85489362433889" calcext:value-type="float">
            <text:p>0.8548936243388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59922027587891" calcext:value-type="float">
            <text:p>0.259922027587891</text:p>
          </table:table-cell>
          <table:table-cell office:value-type="float" office:value="3.86782765388489" calcext:value-type="float">
            <text:p>3.86782765388489</text:p>
          </table:table-cell>
          <table:table-cell table:formula="of:=[.B175]/(0.7365*EXP(-0.0052*[.A175]))" office:value-type="float" office:value="0.867684123339982" calcext:value-type="float">
            <text:p>0.86768412333998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53075659275055" calcext:value-type="float">
            <text:p>0.253075659275055</text:p>
          </table:table-cell>
          <table:table-cell office:value-type="float" office:value="3.833012342453" calcext:value-type="float">
            <text:p>3.833012342453</text:p>
          </table:table-cell>
          <table:table-cell table:formula="of:=[.B176]/(0.7365*EXP(-0.0052*[.A176]))" office:value-type="float" office:value="0.849233803749469" calcext:value-type="float">
            <text:p>0.84923380374946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59153336286545" calcext:value-type="float">
            <text:p>0.259153336286545</text:p>
          </table:table-cell>
          <table:table-cell office:value-type="float" office:value="3.7986261844635" calcext:value-type="float">
            <text:p>3.7986261844635</text:p>
          </table:table-cell>
          <table:table-cell table:formula="of:=[.B177]/(0.7365*EXP(-0.0052*[.A177]))" office:value-type="float" office:value="0.874162217160239" calcext:value-type="float">
            <text:p>0.87416221716023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53250241279602" calcext:value-type="float">
            <text:p>0.253250241279602</text:p>
          </table:table-cell>
          <table:table-cell office:value-type="float" office:value="3.7646656036377" calcext:value-type="float">
            <text:p>3.7646656036377</text:p>
          </table:table-cell>
          <table:table-cell table:formula="of:=[.B178]/(0.7365*EXP(-0.0052*[.A178]))" office:value-type="float" office:value="0.858703882416656" calcext:value-type="float">
            <text:p>0.85870388241665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49627530574799" calcext:value-type="float">
            <text:p>0.249627530574799</text:p>
          </table:table-cell>
          <table:table-cell office:value-type="float" office:value="3.73111891746521" calcext:value-type="float">
            <text:p>3.73111891746521</text:p>
          </table:table-cell>
          <table:table-cell table:formula="of:=[.B179]/(0.7365*EXP(-0.0052*[.A179]))" office:value-type="float" office:value="0.850833087356422" calcext:value-type="float">
            <text:p>0.85083308735642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53530204296112" calcext:value-type="float">
            <text:p>0.253530204296112</text:p>
          </table:table-cell>
          <table:table-cell office:value-type="float" office:value="3.69798445701599" calcext:value-type="float">
            <text:p>3.69798445701599</text:p>
          </table:table-cell>
          <table:table-cell table:formula="of:=[.B180]/(0.7365*EXP(-0.0052*[.A180]))" office:value-type="float" office:value="0.868640206695473" calcext:value-type="float">
            <text:p>0.86864020669547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49737113714218" calcext:value-type="float">
            <text:p>0.249737113714218</text:p>
          </table:table-cell>
          <table:table-cell office:value-type="float" office:value="3.66525053977966" calcext:value-type="float">
            <text:p>3.66525053977966</text:p>
          </table:table-cell>
          <table:table-cell table:formula="of:=[.B181]/(0.7365*EXP(-0.0052*[.A181]))" office:value-type="float" office:value="0.860105333479139" calcext:value-type="float">
            <text:p>0.86010533347913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4715381860733" calcext:value-type="float">
            <text:p>0.24715381860733</text:p>
          </table:table-cell>
          <table:table-cell office:value-type="float" office:value="3.63291192054749" calcext:value-type="float">
            <text:p>3.63291192054749</text:p>
          </table:table-cell>
          <table:table-cell table:formula="of:=[.B182]/(0.7365*EXP(-0.0052*[.A182]))" office:value-type="float" office:value="0.855646166059448" calcext:value-type="float">
            <text:p>0.85564616605944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4740993976593" calcext:value-type="float">
            <text:p>0.24740993976593</text:p>
          </table:table-cell>
          <table:table-cell office:value-type="float" office:value="3.60096383094788" calcext:value-type="float">
            <text:p>3.60096383094788</text:p>
          </table:table-cell>
          <table:table-cell table:formula="of:=[.B183]/(0.7365*EXP(-0.0052*[.A183]))" office:value-type="float" office:value="0.860998428423779" calcext:value-type="float">
            <text:p>0.86099842842377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4421700835228" calcext:value-type="float">
            <text:p>0.24421700835228</text:p>
          </table:table-cell>
          <table:table-cell office:value-type="float" office:value="3.56939625740051" calcext:value-type="float">
            <text:p>3.56939625740051</text:p>
          </table:table-cell>
          <table:table-cell table:formula="of:=[.B184]/(0.7365*EXP(-0.0052*[.A184]))" office:value-type="float" office:value="0.854317796489099" calcext:value-type="float">
            <text:p>0.85431779648909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3612043261528" calcext:value-type="float">
            <text:p>0.23612043261528</text:p>
          </table:table-cell>
          <table:table-cell office:value-type="float" office:value="3.53820610046387" calcext:value-type="float">
            <text:p>3.53820610046387</text:p>
          </table:table-cell>
          <table:table-cell table:formula="of:=[.B185]/(0.7365*EXP(-0.0052*[.A185]))" office:value-type="float" office:value="0.83030078410767" calcext:value-type="float">
            <text:p>0.8303007841076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45463043451309" calcext:value-type="float">
            <text:p>0.245463043451309</text:p>
          </table:table-cell>
          <table:table-cell office:value-type="float" office:value="3.50738382339478" calcext:value-type="float">
            <text:p>3.50738382339478</text:p>
          </table:table-cell>
          <table:table-cell table:formula="of:=[.B186]/(0.7365*EXP(-0.0052*[.A186]))" office:value-type="float" office:value="0.867653501500591" calcext:value-type="float">
            <text:p>0.86765350150059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4579821825027" calcext:value-type="float">
            <text:p>0.244579821825027</text:p>
          </table:table-cell>
          <table:table-cell office:value-type="float" office:value="3.47692680358887" calcext:value-type="float">
            <text:p>3.47692680358887</text:p>
          </table:table-cell>
          <table:table-cell table:formula="of:=[.B187]/(0.7365*EXP(-0.0052*[.A187]))" office:value-type="float" office:value="0.869038795703698" calcext:value-type="float">
            <text:p>0.86903879570369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44364306330681" calcext:value-type="float">
            <text:p>0.244364306330681</text:p>
          </table:table-cell>
          <table:table-cell office:value-type="float" office:value="3.44682693481445" calcext:value-type="float">
            <text:p>3.44682693481445</text:p>
          </table:table-cell>
          <table:table-cell table:formula="of:=[.B188]/(0.7365*EXP(-0.0052*[.A188]))" office:value-type="float" office:value="0.872799807182892" calcext:value-type="float">
            <text:p>0.87279980718289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39792823791504" calcext:value-type="float">
            <text:p>0.239792823791504</text:p>
          </table:table-cell>
          <table:table-cell office:value-type="float" office:value="3.41707968711853" calcext:value-type="float">
            <text:p>3.41707968711853</text:p>
          </table:table-cell>
          <table:table-cell table:formula="of:=[.B189]/(0.7365*EXP(-0.0052*[.A189]))" office:value-type="float" office:value="0.860937024449973" calcext:value-type="float">
            <text:p>0.86093702444997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40632250905037" calcext:value-type="float">
            <text:p>0.240632250905037</text:p>
          </table:table-cell>
          <table:table-cell office:value-type="float" office:value="3.38767886161804" calcext:value-type="float">
            <text:p>3.38767886161804</text:p>
          </table:table-cell>
          <table:table-cell table:formula="of:=[.B190]/(0.7365*EXP(-0.0052*[.A190]))" office:value-type="float" office:value="0.868455095904812" calcext:value-type="float">
            <text:p>0.86845509590481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3932446539402" calcext:value-type="float">
            <text:p>0.23932446539402</text:p>
          </table:table-cell>
          <table:table-cell office:value-type="float" office:value="3.35861706733704" calcext:value-type="float">
            <text:p>3.35861706733704</text:p>
          </table:table-cell>
          <table:table-cell table:formula="of:=[.B191]/(0.7365*EXP(-0.0052*[.A191]))" office:value-type="float" office:value="0.868238346841457" calcext:value-type="float">
            <text:p>0.86823834684145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40188330411911" calcext:value-type="float">
            <text:p>0.240188330411911</text:p>
          </table:table-cell>
          <table:table-cell office:value-type="float" office:value="3.32989120483398" calcext:value-type="float">
            <text:p>3.32989120483398</text:p>
          </table:table-cell>
          <table:table-cell table:formula="of:=[.B192]/(0.7365*EXP(-0.0052*[.A192]))" office:value-type="float" office:value="0.87591527545963" calcext:value-type="float">
            <text:p>0.8759152754596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4102109670639" calcext:value-type="float">
            <text:p>0.24102109670639</text:p>
          </table:table-cell>
          <table:table-cell office:value-type="float" office:value="3.30149555206299" calcext:value-type="float">
            <text:p>3.30149555206299</text:p>
          </table:table-cell>
          <table:table-cell table:formula="of:=[.B193]/(0.7365*EXP(-0.0052*[.A193]))" office:value-type="float" office:value="0.883534650824927" calcext:value-type="float">
            <text:p>0.88353465082492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39273577928543" calcext:value-type="float">
            <text:p>0.239273577928543</text:p>
          </table:table-cell>
          <table:table-cell office:value-type="float" office:value="3.27342534065247" calcext:value-type="float">
            <text:p>3.27342534065247</text:p>
          </table:table-cell>
          <table:table-cell table:formula="of:=[.B194]/(0.7365*EXP(-0.0052*[.A194]))" office:value-type="float" office:value="0.881701548089753" calcext:value-type="float">
            <text:p>0.88170154808975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39519417285919" calcext:value-type="float">
            <text:p>0.239519417285919</text:p>
          </table:table-cell>
          <table:table-cell office:value-type="float" office:value="3.2456738948822" calcext:value-type="float">
            <text:p>3.2456738948822</text:p>
          </table:table-cell>
          <table:table-cell table:formula="of:=[.B195]/(0.7365*EXP(-0.0052*[.A195]))" office:value-type="float" office:value="0.887208956214433" calcext:value-type="float">
            <text:p>0.88720895621443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34749585390091" calcext:value-type="float">
            <text:p>0.234749585390091</text:p>
          </table:table-cell>
          <table:table-cell office:value-type="float" office:value="3.21823668479919" calcext:value-type="float">
            <text:p>3.21823668479919</text:p>
          </table:table-cell>
          <table:table-cell table:formula="of:=[.B196]/(0.7365*EXP(-0.0052*[.A196]))" office:value-type="float" office:value="0.874074310057058" calcext:value-type="float">
            <text:p>0.87407431005705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27840691804886" calcext:value-type="float">
            <text:p>0.227840691804886</text:p>
          </table:table-cell>
          <table:table-cell office:value-type="float" office:value="3.19111061096191" calcext:value-type="float">
            <text:p>3.19111061096191</text:p>
          </table:table-cell>
          <table:table-cell table:formula="of:=[.B197]/(0.7365*EXP(-0.0052*[.A197]))" office:value-type="float" office:value="0.852772415990182" calcext:value-type="float">
            <text:p>0.85277241599018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28429555892944" calcext:value-type="float">
            <text:p>0.228429555892944</text:p>
          </table:table-cell>
          <table:table-cell office:value-type="float" office:value="3.16428804397583" calcext:value-type="float">
            <text:p>3.16428804397583</text:p>
          </table:table-cell>
          <table:table-cell table:formula="of:=[.B198]/(0.7365*EXP(-0.0052*[.A198]))" office:value-type="float" office:value="0.859433899901935" calcext:value-type="float">
            <text:p>0.85943389990193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31050565838814" calcext:value-type="float">
            <text:p>0.231050565838814</text:p>
          </table:table-cell>
          <table:table-cell office:value-type="float" office:value="3.13776588439941" calcext:value-type="float">
            <text:p>3.13776588439941</text:p>
          </table:table-cell>
          <table:table-cell table:formula="of:=[.B199]/(0.7365*EXP(-0.0052*[.A199]))" office:value-type="float" office:value="0.873827186843477" calcext:value-type="float">
            <text:p>0.87382718684347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27480977773666" calcext:value-type="float">
            <text:p>0.227480977773666</text:p>
          </table:table-cell>
          <table:table-cell office:value-type="float" office:value="3.11153888702393" calcext:value-type="float">
            <text:p>3.11153888702393</text:p>
          </table:table-cell>
          <table:table-cell table:formula="of:=[.B200]/(0.7365*EXP(-0.0052*[.A200]))" office:value-type="float" office:value="0.864812451019882" calcext:value-type="float">
            <text:p>0.86481245101988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30664983391762" calcext:value-type="float">
            <text:p>0.230664983391762</text:p>
          </table:table-cell>
          <table:table-cell office:value-type="float" office:value="3.08560252189636" calcext:value-type="float">
            <text:p>3.08560252189636</text:p>
          </table:table-cell>
          <table:table-cell table:formula="of:=[.B201]/(0.7365*EXP(-0.0052*[.A201]))" office:value-type="float" office:value="0.881488902628263" calcext:value-type="float">
            <text:p>0.8814889026282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27599501609802" calcext:value-type="float">
            <text:p>0.227599501609802</text:p>
          </table:table-cell>
          <table:table-cell office:value-type="float" office:value="3.05995321273804" calcext:value-type="float">
            <text:p>3.05995321273804</text:p>
          </table:table-cell>
          <table:table-cell table:formula="of:=[.B202]/(0.7365*EXP(-0.0052*[.A202]))" office:value-type="float" office:value="0.874308733757485" calcext:value-type="float">
            <text:p>0.87430873375748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24996402859688" calcext:value-type="float">
            <text:p>0.224996402859688</text:p>
          </table:table-cell>
          <table:table-cell office:value-type="float" office:value="3.03458595275879" calcext:value-type="float">
            <text:p>3.03458595275879</text:p>
          </table:table-cell>
          <table:table-cell table:formula="of:=[.B203]/(0.7365*EXP(-0.0052*[.A203]))" office:value-type="float" office:value="0.868815211679675" calcext:value-type="float">
            <text:p>0.86881521167967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22769647836685" calcext:value-type="float">
            <text:p>0.222769647836685</text:p>
          </table:table-cell>
          <table:table-cell office:value-type="float" office:value="3.00949740409851" calcext:value-type="float">
            <text:p>3.00949740409851</text:p>
          </table:table-cell>
          <table:table-cell table:formula="of:=[.B204]/(0.7365*EXP(-0.0052*[.A204]))" office:value-type="float" office:value="0.864701457323762" calcext:value-type="float">
            <text:p>0.86470145732376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24984094500542" calcext:value-type="float">
            <text:p>0.224984094500542</text:p>
          </table:table-cell>
          <table:table-cell office:value-type="float" office:value="2.98468160629272" calcext:value-type="float">
            <text:p>2.98468160629272</text:p>
          </table:table-cell>
          <table:table-cell table:formula="of:=[.B205]/(0.7365*EXP(-0.0052*[.A205]))" office:value-type="float" office:value="0.877850013572629" calcext:value-type="float">
            <text:p>0.87785001357262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25899085402489" calcext:value-type="float">
            <text:p>0.225899085402489</text:p>
          </table:table-cell>
          <table:table-cell office:value-type="float" office:value="2.9601354598999" calcext:value-type="float">
            <text:p>2.9601354598999</text:p>
          </table:table-cell>
          <table:table-cell table:formula="of:=[.B206]/(0.7365*EXP(-0.0052*[.A206]))" office:value-type="float" office:value="0.886015476124897" calcext:value-type="float">
            <text:p>0.88601547612489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2400438785553" calcext:value-type="float">
            <text:p>0.22400438785553</text:p>
          </table:table-cell>
          <table:table-cell office:value-type="float" office:value="2.93585515022278" calcext:value-type="float">
            <text:p>2.93585515022278</text:p>
          </table:table-cell>
          <table:table-cell table:formula="of:=[.B207]/(0.7365*EXP(-0.0052*[.A207]))" office:value-type="float" office:value="0.883164679648723" calcext:value-type="float">
            <text:p>0.8831646796487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23509207367897" calcext:value-type="float">
            <text:p>0.223509207367897</text:p>
          </table:table-cell>
          <table:table-cell office:value-type="float" office:value="2.91183614730835" calcext:value-type="float">
            <text:p>2.91183614730835</text:p>
          </table:table-cell>
          <table:table-cell table:formula="of:=[.B208]/(0.7365*EXP(-0.0052*[.A208]))" office:value-type="float" office:value="0.885806609042568" calcext:value-type="float">
            <text:p>0.88580660904256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26256847381592" calcext:value-type="float">
            <text:p>0.226256847381592</text:p>
          </table:table-cell>
          <table:table-cell office:value-type="float" office:value="2.88807654380798" calcext:value-type="float">
            <text:p>2.88807654380798</text:p>
          </table:table-cell>
          <table:table-cell table:formula="of:=[.B209]/(0.7365*EXP(-0.0052*[.A209]))" office:value-type="float" office:value="0.901370957012845" calcext:value-type="float">
            <text:p>0.90137095701284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18991130590439" calcext:value-type="float">
            <text:p>0.218991130590439</text:p>
          </table:table-cell>
          <table:table-cell office:value-type="float" office:value="2.86456966400147" calcext:value-type="float">
            <text:p>2.86456966400147</text:p>
          </table:table-cell>
          <table:table-cell table:formula="of:=[.B210]/(0.7365*EXP(-0.0052*[.A210]))" office:value-type="float" office:value="0.876973936049571" calcext:value-type="float">
            <text:p>0.87697393604957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20777124166489" calcext:value-type="float">
            <text:p>0.220777124166489</text:p>
          </table:table-cell>
          <table:table-cell office:value-type="float" office:value="2.84131217002869" calcext:value-type="float">
            <text:p>2.84131217002869</text:p>
          </table:table-cell>
          <table:table-cell table:formula="of:=[.B211]/(0.7365*EXP(-0.0052*[.A211]))" office:value-type="float" office:value="0.888735572753244" calcext:value-type="float">
            <text:p>0.88873557275324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23068699240685" calcext:value-type="float">
            <text:p>0.223068699240685</text:p>
          </table:table-cell>
          <table:table-cell office:value-type="float" office:value="2.81830263137817" calcext:value-type="float">
            <text:p>2.81830263137817</text:p>
          </table:table-cell>
          <table:table-cell table:formula="of:=[.B212]/(0.7365*EXP(-0.0052*[.A212]))" office:value-type="float" office:value="0.902641834716908" calcext:value-type="float">
            <text:p>0.90264183471690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20189332962036" calcext:value-type="float">
            <text:p>0.220189332962036</text:p>
          </table:table-cell>
          <table:table-cell office:value-type="float" office:value="2.79553556442261" calcext:value-type="float">
            <text:p>2.79553556442261</text:p>
          </table:table-cell>
          <table:table-cell table:formula="of:=[.B213]/(0.7365*EXP(-0.0052*[.A213]))" office:value-type="float" office:value="0.895635770058068" calcext:value-type="float">
            <text:p>0.89563577005806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23808407783508" calcext:value-type="float">
            <text:p>0.223808407783508</text:p>
          </table:table-cell>
          <table:table-cell office:value-type="float" office:value="2.77300882339478" calcext:value-type="float">
            <text:p>2.77300882339478</text:p>
          </table:table-cell>
          <table:table-cell table:formula="of:=[.B214]/(0.7365*EXP(-0.0052*[.A214]))" office:value-type="float" office:value="0.915102798033434" calcext:value-type="float">
            <text:p>0.91510279803343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19972729682922" calcext:value-type="float">
            <text:p>0.219972729682922</text:p>
          </table:table-cell>
          <table:table-cell office:value-type="float" office:value="2.75071787834168" calcext:value-type="float">
            <text:p>2.75071787834168</text:p>
          </table:table-cell>
          <table:table-cell table:formula="of:=[.B215]/(0.7365*EXP(-0.0052*[.A215]))" office:value-type="float" office:value="0.904108726432128" calcext:value-type="float">
            <text:p>0.90410872643212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15331941843033" calcext:value-type="float">
            <text:p>0.215331941843033</text:p>
          </table:table-cell>
          <table:table-cell office:value-type="float" office:value="2.72865986824036" calcext:value-type="float">
            <text:p>2.72865986824036</text:p>
          </table:table-cell>
          <table:table-cell table:formula="of:=[.B216]/(0.7365*EXP(-0.0052*[.A216]))" office:value-type="float" office:value="0.889648816046526" calcext:value-type="float">
            <text:p>0.88964881604652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15198963880539" calcext:value-type="float">
            <text:p>0.215198963880539</text:p>
          </table:table-cell>
          <table:table-cell office:value-type="float" office:value="2.70683026313782" calcext:value-type="float">
            <text:p>2.70683026313782</text:p>
          </table:table-cell>
          <table:table-cell table:formula="of:=[.B217]/(0.7365*EXP(-0.0052*[.A217]))" office:value-type="float" office:value="0.893734773012239" calcext:value-type="float">
            <text:p>0.89373477301223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1367871761322" calcext:value-type="float">
            <text:p>0.21367871761322</text:p>
          </table:table-cell>
          <table:table-cell office:value-type="float" office:value="2.68522763252258" calcext:value-type="float">
            <text:p>2.68522763252258</text:p>
          </table:table-cell>
          <table:table-cell table:formula="of:=[.B218]/(0.7365*EXP(-0.0052*[.A218]))" office:value-type="float" office:value="0.892047703515448" calcext:value-type="float">
            <text:p>0.89204770351544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211188614368439" calcext:value-type="float">
            <text:p>0.211188614368439</text:p>
          </table:table-cell>
          <table:table-cell office:value-type="float" office:value="2.66384792327881" calcext:value-type="float">
            <text:p>2.66384792327881</text:p>
          </table:table-cell>
          <table:table-cell table:formula="of:=[.B219]/(0.7365*EXP(-0.0052*[.A219]))" office:value-type="float" office:value="0.886248764897796" calcext:value-type="float">
            <text:p>0.88624876489779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09346622228622" calcext:value-type="float">
            <text:p>0.209346622228622</text:p>
          </table:table-cell>
          <table:table-cell office:value-type="float" office:value="2.64268851280212" calcext:value-type="float">
            <text:p>2.64268851280212</text:p>
          </table:table-cell>
          <table:table-cell table:formula="of:=[.B220]/(0.7365*EXP(-0.0052*[.A220]))" office:value-type="float" office:value="0.883099078374143" calcext:value-type="float">
            <text:p>0.88309907837414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11464419960976" calcext:value-type="float">
            <text:p>0.211464419960976</text:p>
          </table:table-cell>
          <table:table-cell office:value-type="float" office:value="2.62174534797668" calcext:value-type="float">
            <text:p>2.62174534797668</text:p>
          </table:table-cell>
          <table:table-cell table:formula="of:=[.B221]/(0.7365*EXP(-0.0052*[.A221]))" office:value-type="float" office:value="0.896683359483775" calcext:value-type="float">
            <text:p>0.89668335948377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06359431147575" calcext:value-type="float">
            <text:p>0.206359431147575</text:p>
          </table:table-cell>
          <table:table-cell office:value-type="float" office:value="2.60101509094238" calcext:value-type="float">
            <text:p>2.60101509094238</text:p>
          </table:table-cell>
          <table:table-cell table:formula="of:=[.B222]/(0.7365*EXP(-0.0052*[.A222]))" office:value-type="float" office:value="0.879598455572691" calcext:value-type="float">
            <text:p>0.87959845557269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09677308797836" calcext:value-type="float">
            <text:p>0.209677308797836</text:p>
          </table:table-cell>
          <table:table-cell office:value-type="float" office:value="2.5804967880249" calcext:value-type="float">
            <text:p>2.5804967880249</text:p>
          </table:table-cell>
          <table:table-cell table:formula="of:=[.B223]/(0.7365*EXP(-0.0052*[.A223]))" office:value-type="float" office:value="0.898400326821632" calcext:value-type="float">
            <text:p>0.8984003268216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10304081439972" calcext:value-type="float">
            <text:p>0.210304081439972</text:p>
          </table:table-cell>
          <table:table-cell office:value-type="float" office:value="2.56018590927124" calcext:value-type="float">
            <text:p>2.56018590927124</text:p>
          </table:table-cell>
          <table:table-cell table:formula="of:=[.B224]/(0.7365*EXP(-0.0052*[.A224]))" office:value-type="float" office:value="0.905783697722084" calcext:value-type="float">
            <text:p>0.90578369772208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05620795488358" calcext:value-type="float">
            <text:p>0.205620795488358</text:p>
          </table:table-cell>
          <table:table-cell office:value-type="float" office:value="2.54008007049561" calcext:value-type="float">
            <text:p>2.54008007049561</text:p>
          </table:table-cell>
          <table:table-cell table:formula="of:=[.B225]/(0.7365*EXP(-0.0052*[.A225]))" office:value-type="float" office:value="0.890229875911759" calcext:value-type="float">
            <text:p>0.89022987591175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11637243628502" calcext:value-type="float">
            <text:p>0.211637243628502</text:p>
          </table:table-cell>
          <table:table-cell office:value-type="float" office:value="2.52017736434937" calcext:value-type="float">
            <text:p>2.52017736434937</text:p>
          </table:table-cell>
          <table:table-cell table:formula="of:=[.B226]/(0.7365*EXP(-0.0052*[.A226]))" office:value-type="float" office:value="0.921054986176612" calcext:value-type="float">
            <text:p>0.92105498617661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03900873661041" calcext:value-type="float">
            <text:p>0.203900873661041</text:p>
          </table:table-cell>
          <table:table-cell office:value-type="float" office:value="2.50047254562378" calcext:value-type="float">
            <text:p>2.50047254562378</text:p>
          </table:table-cell>
          <table:table-cell table:formula="of:=[.B227]/(0.7365*EXP(-0.0052*[.A227]))" office:value-type="float" office:value="0.892012374644134" calcext:value-type="float">
            <text:p>0.89201237464413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03974783420563" calcext:value-type="float">
            <text:p>0.203974783420563</text:p>
          </table:table-cell>
          <table:table-cell office:value-type="float" office:value="2.48096537590027" calcext:value-type="float">
            <text:p>2.48096537590027</text:p>
          </table:table-cell>
          <table:table-cell table:formula="of:=[.B228]/(0.7365*EXP(-0.0052*[.A228]))" office:value-type="float" office:value="0.896987941298266" calcext:value-type="float">
            <text:p>0.89698794129826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07901641726494" calcext:value-type="float">
            <text:p>0.207901641726494</text:p>
          </table:table-cell>
          <table:table-cell office:value-type="float" office:value="2.46165251731873" calcext:value-type="float">
            <text:p>2.46165251731873</text:p>
          </table:table-cell>
          <table:table-cell table:formula="of:=[.B229]/(0.7365*EXP(-0.0052*[.A229]))" office:value-type="float" office:value="0.919022986562577" calcext:value-type="float">
            <text:p>0.91902298656257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04326301813126" calcext:value-type="float">
            <text:p>0.204326301813126</text:p>
          </table:table-cell>
          <table:table-cell office:value-type="float" office:value="2.44252991676331" calcext:value-type="float">
            <text:p>2.44252991676331</text:p>
          </table:table-cell>
          <table:table-cell table:formula="of:=[.B230]/(0.7365*EXP(-0.0052*[.A230]))" office:value-type="float" office:value="0.907927271337976" calcext:value-type="float">
            <text:p>0.9079272713379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03227072954178" calcext:value-type="float">
            <text:p>0.203227072954178</text:p>
          </table:table-cell>
          <table:table-cell office:value-type="float" office:value="2.42359733581543" calcext:value-type="float">
            <text:p>2.42359733581543</text:p>
          </table:table-cell>
          <table:table-cell table:formula="of:=[.B231]/(0.7365*EXP(-0.0052*[.A231]))" office:value-type="float" office:value="0.907750882929652" calcext:value-type="float">
            <text:p>0.9077508829296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98437988758087" calcext:value-type="float">
            <text:p>0.198437988758087</text:p>
          </table:table-cell>
          <table:table-cell office:value-type="float" office:value="2.40485072135925" calcext:value-type="float">
            <text:p>2.40485072135925</text:p>
          </table:table-cell>
          <table:table-cell table:formula="of:=[.B232]/(0.7365*EXP(-0.0052*[.A232]))" office:value-type="float" office:value="0.890980636753825" calcext:value-type="float">
            <text:p>0.89098063675382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0514403283596" calcext:value-type="float">
            <text:p>0.20514403283596</text:p>
          </table:table-cell>
          <table:table-cell office:value-type="float" office:value="2.38628792762756" calcext:value-type="float">
            <text:p>2.38628792762756</text:p>
          </table:table-cell>
          <table:table-cell table:formula="of:=[.B233]/(0.7365*EXP(-0.0052*[.A233]))" office:value-type="float" office:value="0.92589271991432" calcext:value-type="float">
            <text:p>0.925892719914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03245490789413" calcext:value-type="float">
            <text:p>0.203245490789413</text:p>
          </table:table-cell>
          <table:table-cell office:value-type="float" office:value="2.36790728569031" calcext:value-type="float">
            <text:p>2.36790728569031</text:p>
          </table:table-cell>
          <table:table-cell table:formula="of:=[.B234]/(0.7365*EXP(-0.0052*[.A234]))" office:value-type="float" office:value="0.922106388495279" calcext:value-type="float">
            <text:p>0.92210638849527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9832044839859" calcext:value-type="float">
            <text:p>0.19832044839859</text:p>
          </table:table-cell>
          <table:table-cell office:value-type="float" office:value="2.34970474243164" calcext:value-type="float">
            <text:p>2.34970474243164</text:p>
          </table:table-cell>
          <table:table-cell table:formula="of:=[.B235]/(0.7365*EXP(-0.0052*[.A235]))" office:value-type="float" office:value="0.904452864977814" calcext:value-type="float">
            <text:p>0.90445286497781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02160760760307" calcext:value-type="float">
            <text:p>0.202160760760307</text:p>
          </table:table-cell>
          <table:table-cell office:value-type="float" office:value="2.33167958259583" calcext:value-type="float">
            <text:p>2.33167958259583</text:p>
          </table:table-cell>
          <table:table-cell table:formula="of:=[.B236]/(0.7365*EXP(-0.0052*[.A236]))" office:value-type="float" office:value="0.926773565032155" calcext:value-type="float">
            <text:p>0.9267735650321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98821231722832" calcext:value-type="float">
            <text:p>0.198821231722832</text:p>
          </table:table-cell>
          <table:table-cell office:value-type="float" office:value="2.31382870674133" calcext:value-type="float">
            <text:p>2.31382870674133</text:p>
          </table:table-cell>
          <table:table-cell table:formula="of:=[.B237]/(0.7365*EXP(-0.0052*[.A237]))" office:value-type="float" office:value="0.916215987423844" calcext:value-type="float">
            <text:p>0.91621598742384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97353065013886" calcext:value-type="float">
            <text:p>0.197353065013886</text:p>
          </table:table-cell>
          <table:table-cell office:value-type="float" office:value="2.29614973068237" calcext:value-type="float">
            <text:p>2.29614973068237</text:p>
          </table:table-cell>
          <table:table-cell table:formula="of:=[.B238]/(0.7365*EXP(-0.0052*[.A238]))" office:value-type="float" office:value="0.914191781400238" calcext:value-type="float">
            <text:p>0.91419178140023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98361188173294" calcext:value-type="float">
            <text:p>0.198361188173294</text:p>
          </table:table-cell>
          <table:table-cell office:value-type="float" office:value="2.27864098548889" calcext:value-type="float">
            <text:p>2.27864098548889</text:p>
          </table:table-cell>
          <table:table-cell table:formula="of:=[.B239]/(0.7365*EXP(-0.0052*[.A239]))" office:value-type="float" office:value="0.923652200748508" calcext:value-type="float">
            <text:p>0.92365220074850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97925627231598" calcext:value-type="float">
            <text:p>0.197925627231598</text:p>
          </table:table-cell>
          <table:table-cell office:value-type="float" office:value="2.26129937171936" calcext:value-type="float">
            <text:p>2.26129937171936</text:p>
          </table:table-cell>
          <table:table-cell table:formula="of:=[.B240]/(0.7365*EXP(-0.0052*[.A240]))" office:value-type="float" office:value="0.926428974863699" calcext:value-type="float">
            <text:p>0.92642897486369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99617341160774" calcext:value-type="float">
            <text:p>0.199617341160774</text:p>
          </table:table-cell>
          <table:table-cell office:value-type="float" office:value="2.2441234588623" calcext:value-type="float">
            <text:p>2.2441234588623</text:p>
          </table:table-cell>
          <table:table-cell table:formula="of:=[.B241]/(0.7365*EXP(-0.0052*[.A241]))" office:value-type="float" office:value="0.939218627969632" calcext:value-type="float">
            <text:p>0.9392186279696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95028215646744" calcext:value-type="float">
            <text:p>0.195028215646744</text:p>
          </table:table-cell>
          <table:table-cell office:value-type="float" office:value="2.22711133956909" calcext:value-type="float">
            <text:p>2.22711133956909</text:p>
          </table:table-cell>
          <table:table-cell table:formula="of:=[.B242]/(0.7365*EXP(-0.0052*[.A242]))" office:value-type="float" office:value="0.922410439639558" calcext:value-type="float">
            <text:p>0.92241043963955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92960768938065" calcext:value-type="float">
            <text:p>0.192960768938065</text:p>
          </table:table-cell>
          <table:table-cell office:value-type="float" office:value="2.21026039123535" calcext:value-type="float">
            <text:p>2.21026039123535</text:p>
          </table:table-cell>
          <table:table-cell table:formula="of:=[.B243]/(0.7365*EXP(-0.0052*[.A243]))" office:value-type="float" office:value="0.917390238373026" calcext:value-type="float">
            <text:p>0.91739023837302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94931507110596" calcext:value-type="float">
            <text:p>0.194931507110596</text:p>
          </table:table-cell>
          <table:table-cell office:value-type="float" office:value="2.19356846809387" calcext:value-type="float">
            <text:p>2.19356846809387</text:p>
          </table:table-cell>
          <table:table-cell table:formula="of:=[.B244]/(0.7365*EXP(-0.0052*[.A244]))" office:value-type="float" office:value="0.931591388650937" calcext:value-type="float">
            <text:p>0.93159138865093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87359318137169" calcext:value-type="float">
            <text:p>0.187359318137169</text:p>
          </table:table-cell>
          <table:table-cell office:value-type="float" office:value="2.17703342437744" calcext:value-type="float">
            <text:p>2.17703342437744</text:p>
          </table:table-cell>
          <table:table-cell table:formula="of:=[.B245]/(0.7365*EXP(-0.0052*[.A245]))" office:value-type="float" office:value="0.900071589097992" calcext:value-type="float">
            <text:p>0.90007158909799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98596030473709" calcext:value-type="float">
            <text:p>0.198596030473709</text:p>
          </table:table-cell>
          <table:table-cell office:value-type="float" office:value="2.1606547832489" calcext:value-type="float">
            <text:p>2.1606547832489</text:p>
          </table:table-cell>
          <table:table-cell table:formula="of:=[.B246]/(0.7365*EXP(-0.0052*[.A246]))" office:value-type="float" office:value="0.959026595417253" calcext:value-type="float">
            <text:p>0.95902659541725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92468523979187" calcext:value-type="float">
            <text:p>0.192468523979187</text:p>
          </table:table-cell>
          <table:table-cell office:value-type="float" office:value="2.14442801475525" calcext:value-type="float">
            <text:p>2.14442801475525</text:p>
          </table:table-cell>
          <table:table-cell table:formula="of:=[.B247]/(0.7365*EXP(-0.0052*[.A247]))" office:value-type="float" office:value="0.93428232866971" calcext:value-type="float">
            <text:p>0.9342823286697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90162375569344" calcext:value-type="float">
            <text:p>0.190162375569344</text:p>
          </table:table-cell>
          <table:table-cell office:value-type="float" office:value="2.12835359573364" calcext:value-type="float">
            <text:p>2.12835359573364</text:p>
          </table:table-cell>
          <table:table-cell table:formula="of:=[.B248]/(0.7365*EXP(-0.0052*[.A248]))" office:value-type="float" office:value="0.927900362039548" calcext:value-type="float">
            <text:p>0.92790036203954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88452273607254" calcext:value-type="float">
            <text:p>0.188452273607254</text:p>
          </table:table-cell>
          <table:table-cell office:value-type="float" office:value="2.11242842674255" calcext:value-type="float">
            <text:p>2.11242842674255</text:p>
          </table:table-cell>
          <table:table-cell table:formula="of:=[.B249]/(0.7365*EXP(-0.0052*[.A249]))" office:value-type="float" office:value="0.924350036695322" calcext:value-type="float">
            <text:p>0.9243500366953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90117061138153" calcext:value-type="float">
            <text:p>0.190117061138153</text:p>
          </table:table-cell>
          <table:table-cell office:value-type="float" office:value="2.09665131568909" calcext:value-type="float">
            <text:p>2.09665131568909</text:p>
          </table:table-cell>
          <table:table-cell table:formula="of:=[.B250]/(0.7365*EXP(-0.0052*[.A250]))" office:value-type="float" office:value="0.937377457006706" calcext:value-type="float">
            <text:p>0.93737745700670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90850913524628" calcext:value-type="float">
            <text:p>0.190850913524628</text:p>
          </table:table-cell>
          <table:table-cell office:value-type="float" office:value="2.08101916313171" calcext:value-type="float">
            <text:p>2.08101916313171</text:p>
          </table:table-cell>
          <table:table-cell table:formula="of:=[.B251]/(0.7365*EXP(-0.0052*[.A251]))" office:value-type="float" office:value="0.945901658779635" calcext:value-type="float">
            <text:p>0.9459016587796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88450574874878" calcext:value-type="float">
            <text:p>0.188450574874878</text:p>
          </table:table-cell>
          <table:table-cell office:value-type="float" office:value="2.06553173065186" calcext:value-type="float">
            <text:p>2.06553173065186</text:p>
          </table:table-cell>
          <table:table-cell table:formula="of:=[.B252]/(0.7365*EXP(-0.0052*[.A252]))" office:value-type="float" office:value="0.938874496129424" calcext:value-type="float">
            <text:p>0.93887449612942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84644877910614" calcext:value-type="float">
            <text:p>0.184644877910614</text:p>
          </table:table-cell>
          <table:table-cell office:value-type="float" office:value="2.05018615722656" calcext:value-type="float">
            <text:p>2.05018615722656</text:p>
          </table:table-cell>
          <table:table-cell table:formula="of:=[.B253]/(0.7365*EXP(-0.0052*[.A253]))" office:value-type="float" office:value="0.924710249394606" calcext:value-type="float">
            <text:p>0.92471024939460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88086643815041" calcext:value-type="float">
            <text:p>0.188086643815041</text:p>
          </table:table-cell>
          <table:table-cell office:value-type="float" office:value="2.03498101234436" calcext:value-type="float">
            <text:p>2.03498101234436</text:p>
          </table:table-cell>
          <table:table-cell table:formula="of:=[.B254]/(0.7365*EXP(-0.0052*[.A254]))" office:value-type="float" office:value="0.946857655681052" calcext:value-type="float">
            <text:p>0.9468576556810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8393662571907" calcext:value-type="float">
            <text:p>0.18393662571907</text:p>
          </table:table-cell>
          <table:table-cell office:value-type="float" office:value="2.01991486549377" calcext:value-type="float">
            <text:p>2.01991486549377</text:p>
          </table:table-cell>
          <table:table-cell table:formula="of:=[.B255]/(0.7365*EXP(-0.0052*[.A255]))" office:value-type="float" office:value="0.930793376909091" calcext:value-type="float">
            <text:p>0.93079337690909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84846103191376" calcext:value-type="float">
            <text:p>0.184846103191376</text:p>
          </table:table-cell>
          <table:table-cell office:value-type="float" office:value="2.00498557090759" calcext:value-type="float">
            <text:p>2.00498557090759</text:p>
          </table:table-cell>
          <table:table-cell table:formula="of:=[.B256]/(0.7365*EXP(-0.0052*[.A256]))" office:value-type="float" office:value="0.940272425198326" calcext:value-type="float">
            <text:p>0.94027242519832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81177973747253" calcext:value-type="float">
            <text:p>0.181177973747253</text:p>
          </table:table-cell>
          <table:table-cell office:value-type="float" office:value="1.99019205570221" calcext:value-type="float">
            <text:p>1.99019205570221</text:p>
          </table:table-cell>
          <table:table-cell table:formula="of:=[.B257]/(0.7365*EXP(-0.0052*[.A257]))" office:value-type="float" office:value="0.926418310286691" calcext:value-type="float">
            <text:p>0.92641831028669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8379981815815" calcext:value-type="float">
            <text:p>0.18379981815815</text:p>
          </table:table-cell>
          <table:table-cell office:value-type="float" office:value="1.9755322933197" calcext:value-type="float">
            <text:p>1.9755322933197</text:p>
          </table:table-cell>
          <table:table-cell table:formula="of:=[.B258]/(0.7365*EXP(-0.0052*[.A258]))" office:value-type="float" office:value="0.944724417862303" calcext:value-type="float">
            <text:p>0.94472441786230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84896364808083" calcext:value-type="float">
            <text:p>0.184896364808083</text:p>
          </table:table-cell>
          <table:table-cell office:value-type="float" office:value="1.96100378036499" calcext:value-type="float">
            <text:p>1.96100378036499</text:p>
          </table:table-cell>
          <table:table-cell table:formula="of:=[.B259]/(0.7365*EXP(-0.0052*[.A259]))" office:value-type="float" office:value="0.955315374425835" calcext:value-type="float">
            <text:p>0.95531537442583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79510504007339" calcext:value-type="float">
            <text:p>0.179510504007339</text:p>
          </table:table-cell>
          <table:table-cell office:value-type="float" office:value="1.94660699367523" calcext:value-type="float">
            <text:p>1.94660699367523</text:p>
          </table:table-cell>
          <table:table-cell table:formula="of:=[.B260]/(0.7365*EXP(-0.0052*[.A260]))" office:value-type="float" office:value="0.932323416071154" calcext:value-type="float">
            <text:p>0.93232341607115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8161204457283" calcext:value-type="float">
            <text:p>0.18161204457283</text:p>
          </table:table-cell>
          <table:table-cell office:value-type="float" office:value="1.93233859539032" calcext:value-type="float">
            <text:p>1.93233859539032</text:p>
          </table:table-cell>
          <table:table-cell table:formula="of:=[.B261]/(0.7365*EXP(-0.0052*[.A261]))" office:value-type="float" office:value="0.948155797197489" calcext:value-type="float">
            <text:p>0.94815579719748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79845303297043" calcext:value-type="float">
            <text:p>0.179845303297043</text:p>
          </table:table-cell>
          <table:table-cell office:value-type="float" office:value="1.91819787025452" calcext:value-type="float">
            <text:p>1.91819787025452</text:p>
          </table:table-cell>
          <table:table-cell table:formula="of:=[.B262]/(0.7365*EXP(-0.0052*[.A262]))" office:value-type="float" office:value="0.943827199793835" calcext:value-type="float">
            <text:p>0.94382719979383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8066543340683" calcext:value-type="float">
            <text:p>0.18066543340683</text:p>
          </table:table-cell>
          <table:table-cell office:value-type="float" office:value="1.90418255329132" calcext:value-type="float">
            <text:p>1.90418255329132</text:p>
          </table:table-cell>
          <table:table-cell table:formula="of:=[.B263]/(0.7365*EXP(-0.0052*[.A263]))" office:value-type="float" office:value="0.953074361690499" calcext:value-type="float">
            <text:p>0.95307436169049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78538590669632" calcext:value-type="float">
            <text:p>0.178538590669632</text:p>
          </table:table-cell>
          <table:table-cell office:value-type="float" office:value="1.89029228687286" calcext:value-type="float">
            <text:p>1.89029228687286</text:p>
          </table:table-cell>
          <table:table-cell table:formula="of:=[.B264]/(0.7365*EXP(-0.0052*[.A264]))" office:value-type="float" office:value="0.946764909894528" calcext:value-type="float">
            <text:p>0.9467649098945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81061595678329" calcext:value-type="float">
            <text:p>0.181061595678329</text:p>
          </table:table-cell>
          <table:table-cell office:value-type="float" office:value="1.87652540206909" calcext:value-type="float">
            <text:p>1.87652540206909</text:p>
          </table:table-cell>
          <table:table-cell table:formula="of:=[.B265]/(0.7365*EXP(-0.0052*[.A265]))" office:value-type="float" office:value="0.965149801560326" calcext:value-type="float">
            <text:p>0.96514980156032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75331115722656" calcext:value-type="float">
            <text:p>0.175331115722656</text:p>
          </table:table-cell>
          <table:table-cell office:value-type="float" office:value="1.86287915706635" calcext:value-type="float">
            <text:p>1.86287915706635</text:p>
          </table:table-cell>
          <table:table-cell table:formula="of:=[.B266]/(0.7365*EXP(-0.0052*[.A266]))" office:value-type="float" office:value="0.939476043286474" calcext:value-type="float">
            <text:p>0.9394760432864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73162534832954" calcext:value-type="float">
            <text:p>0.173162534832954</text:p>
          </table:table-cell>
          <table:table-cell office:value-type="float" office:value="1.84935367107391" calcext:value-type="float">
            <text:p>1.84935367107391</text:p>
          </table:table-cell>
          <table:table-cell table:formula="of:=[.B267]/(0.7365*EXP(-0.0052*[.A267]))" office:value-type="float" office:value="0.932693562982175" calcext:value-type="float">
            <text:p>0.93269356298217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7759196460247" calcext:value-type="float">
            <text:p>0.17759196460247</text:p>
          </table:table-cell>
          <table:table-cell office:value-type="float" office:value="1.83594655990601" calcext:value-type="float">
            <text:p>1.83594655990601</text:p>
          </table:table-cell>
          <table:table-cell table:formula="of:=[.B268]/(0.7365*EXP(-0.0052*[.A268]))" office:value-type="float" office:value="0.961538521566973" calcext:value-type="float">
            <text:p>0.96153852156697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80073380470276" calcext:value-type="float">
            <text:p>0.180073380470276</text:p>
          </table:table-cell>
          <table:table-cell office:value-type="float" office:value="1.82265710830688" calcext:value-type="float">
            <text:p>1.82265710830688</text:p>
          </table:table-cell>
          <table:table-cell table:formula="of:=[.B269]/(0.7365*EXP(-0.0052*[.A269]))" office:value-type="float" office:value="0.980056751982811" calcext:value-type="float">
            <text:p>0.98005675198281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73819005489349" calcext:value-type="float">
            <text:p>0.173819005489349</text:p>
          </table:table-cell>
          <table:table-cell office:value-type="float" office:value="1.8094836473465" calcext:value-type="float">
            <text:p>1.8094836473465</text:p>
          </table:table-cell>
          <table:table-cell table:formula="of:=[.B270]/(0.7365*EXP(-0.0052*[.A270]))" office:value-type="float" office:value="0.950949160927247" calcext:value-type="float">
            <text:p>0.95094916092724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77542388439178" calcext:value-type="float">
            <text:p>0.177542388439178</text:p>
          </table:table-cell>
          <table:table-cell office:value-type="float" office:value="1.7964243888855" calcext:value-type="float">
            <text:p>1.7964243888855</text:p>
          </table:table-cell>
          <table:table-cell table:formula="of:=[.B271]/(0.7365*EXP(-0.0052*[.A271]))" office:value-type="float" office:value="0.976383492217049" calcext:value-type="float">
            <text:p>0.9763834922170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72924414277077" calcext:value-type="float">
            <text:p>0.172924414277077</text:p>
          </table:table-cell>
          <table:table-cell office:value-type="float" office:value="1.78347933292389" calcext:value-type="float">
            <text:p>1.78347933292389</text:p>
          </table:table-cell>
          <table:table-cell table:formula="of:=[.B272]/(0.7365*EXP(-0.0052*[.A272]))" office:value-type="float" office:value="0.955945239363548" calcext:value-type="float">
            <text:p>0.9559452393635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71270743012428" calcext:value-type="float">
            <text:p>0.171270743012428</text:p>
          </table:table-cell>
          <table:table-cell office:value-type="float" office:value="1.7706458568573" calcext:value-type="float">
            <text:p>1.7706458568573</text:p>
          </table:table-cell>
          <table:table-cell table:formula="of:=[.B273]/(0.7365*EXP(-0.0052*[.A273]))" office:value-type="float" office:value="0.951739763701852" calcext:value-type="float">
            <text:p>0.95173976370185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71877235174179" calcext:value-type="float">
            <text:p>0.171877235174179</text:p>
          </table:table-cell>
          <table:table-cell office:value-type="float" office:value="1.75792276859283" calcext:value-type="float">
            <text:p>1.75792276859283</text:p>
          </table:table-cell>
          <table:table-cell table:formula="of:=[.B274]/(0.7365*EXP(-0.0052*[.A274]))" office:value-type="float" office:value="0.960089506511824" calcext:value-type="float">
            <text:p>0.96008950651182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71653598546982" calcext:value-type="float">
            <text:p>0.171653598546982</text:p>
          </table:table-cell>
          <table:table-cell office:value-type="float" office:value="1.74530959129334" calcext:value-type="float">
            <text:p>1.74530959129334</text:p>
          </table:table-cell>
          <table:table-cell table:formula="of:=[.B275]/(0.7365*EXP(-0.0052*[.A275]))" office:value-type="float" office:value="0.963839249628653" calcext:value-type="float">
            <text:p>0.96383924962865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68648257851601" calcext:value-type="float">
            <text:p>0.168648257851601</text:p>
          </table:table-cell>
          <table:table-cell office:value-type="float" office:value="1.73280453681946" calcext:value-type="float">
            <text:p>1.73280453681946</text:p>
          </table:table-cell>
          <table:table-cell table:formula="of:=[.B276]/(0.7365*EXP(-0.0052*[.A276]))" office:value-type="float" office:value="0.95190122539372" calcext:value-type="float">
            <text:p>0.9519012253937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71636044979095" calcext:value-type="float">
            <text:p>0.171636044979095</text:p>
          </table:table-cell>
          <table:table-cell office:value-type="float" office:value="1.72040677070618" calcext:value-type="float">
            <text:p>1.72040677070618</text:p>
          </table:table-cell>
          <table:table-cell table:formula="of:=[.B277]/(0.7365*EXP(-0.0052*[.A277]))" office:value-type="float" office:value="0.973815889285876" calcext:value-type="float">
            <text:p>0.9738158892858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68024733662605" calcext:value-type="float">
            <text:p>0.168024733662605</text:p>
          </table:table-cell>
          <table:table-cell office:value-type="float" office:value="1.70811450481415" calcext:value-type="float">
            <text:p>1.70811450481415</text:p>
          </table:table-cell>
          <table:table-cell table:formula="of:=[.B278]/(0.7365*EXP(-0.0052*[.A278]))" office:value-type="float" office:value="0.958296506503356" calcext:value-type="float">
            <text:p>0.95829650650335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70884072780609" calcext:value-type="float">
            <text:p>0.170884072780609</text:p>
          </table:table-cell>
          <table:table-cell office:value-type="float" office:value="1.69592714309692" calcext:value-type="float">
            <text:p>1.69592714309692</text:p>
          </table:table-cell>
          <table:table-cell table:formula="of:=[.B279]/(0.7365*EXP(-0.0052*[.A279]))" office:value-type="float" office:value="0.979685334366044" calcext:value-type="float">
            <text:p>0.97968533436604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69172510504723" calcext:value-type="float">
            <text:p>0.169172510504723</text:p>
          </table:table-cell>
          <table:table-cell office:value-type="float" office:value="1.68384349346161" calcext:value-type="float">
            <text:p>1.68384349346161</text:p>
          </table:table-cell>
          <table:table-cell table:formula="of:=[.B280]/(0.7365*EXP(-0.0052*[.A280]))" office:value-type="float" office:value="0.974929352683207" calcext:value-type="float">
            <text:p>0.97492935268320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65120214223862" calcext:value-type="float">
            <text:p>0.165120214223862</text:p>
          </table:table-cell>
          <table:table-cell office:value-type="float" office:value="1.67186164855957" calcext:value-type="float">
            <text:p>1.67186164855957</text:p>
          </table:table-cell>
          <table:table-cell table:formula="of:=[.B281]/(0.7365*EXP(-0.0052*[.A281]))" office:value-type="float" office:value="0.95653733662954" calcext:value-type="float">
            <text:p>0.9565373366295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66906088590622" calcext:value-type="float">
            <text:p>0.166906088590622</text:p>
          </table:table-cell>
          <table:table-cell office:value-type="float" office:value="1.65998148918152" calcext:value-type="float">
            <text:p>1.65998148918152</text:p>
          </table:table-cell>
          <table:table-cell table:formula="of:=[.B282]/(0.7365*EXP(-0.0052*[.A282]))" office:value-type="float" office:value="0.971923748708919" calcext:value-type="float">
            <text:p>0.97192374870891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69383257627487" calcext:value-type="float">
            <text:p>0.169383257627487</text:p>
          </table:table-cell>
          <table:table-cell office:value-type="float" office:value="1.64820086956024" calcext:value-type="float">
            <text:p>1.64820086956024</text:p>
          </table:table-cell>
          <table:table-cell table:formula="of:=[.B283]/(0.7365*EXP(-0.0052*[.A283]))" office:value-type="float" office:value="0.991491115292954" calcext:value-type="float">
            <text:p>0.99149111529295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6850757598877" calcext:value-type="float">
            <text:p>0.16850757598877</text:p>
          </table:table-cell>
          <table:table-cell office:value-type="float" office:value="1.63651931285858" calcext:value-type="float">
            <text:p>1.63651931285858</text:p>
          </table:table-cell>
          <table:table-cell table:formula="of:=[.B284]/(0.7365*EXP(-0.0052*[.A284]))" office:value-type="float" office:value="0.99150773894447" calcext:value-type="float">
            <text:p>0.9915077389444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65455386042595" calcext:value-type="float">
            <text:p>0.165455386042595</text:p>
          </table:table-cell>
          <table:table-cell office:value-type="float" office:value="1.62493562698364" calcext:value-type="float">
            <text:p>1.62493562698364</text:p>
          </table:table-cell>
          <table:table-cell table:formula="of:=[.B285]/(0.7365*EXP(-0.0052*[.A285]))" office:value-type="float" office:value="0.978624124706605" calcext:value-type="float">
            <text:p>0.9786241247066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64516925811768" calcext:value-type="float">
            <text:p>0.164516925811768</text:p>
          </table:table-cell>
          <table:table-cell office:value-type="float" office:value="1.61344957351685" calcext:value-type="float">
            <text:p>1.61344957351685</text:p>
          </table:table-cell>
          <table:table-cell table:formula="of:=[.B286]/(0.7365*EXP(-0.0052*[.A286]))" office:value-type="float" office:value="0.978146545138477" calcext:value-type="float">
            <text:p>0.97814654513847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6075724363327" calcext:value-type="float">
            <text:p>0.16075724363327</text:p>
          </table:table-cell>
          <table:table-cell office:value-type="float" office:value="1.60205805301666" calcext:value-type="float">
            <text:p>1.60205805301666</text:p>
          </table:table-cell>
          <table:table-cell table:formula="of:=[.B287]/(0.7365*EXP(-0.0052*[.A287]))" office:value-type="float" office:value="0.960776168514753" calcext:value-type="float">
            <text:p>0.96077616851475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61742120981216" calcext:value-type="float">
            <text:p>0.161742120981216</text:p>
          </table:table-cell>
          <table:table-cell office:value-type="float" office:value="1.59076237678528" calcext:value-type="float">
            <text:p>1.59076237678528</text:p>
          </table:table-cell>
          <table:table-cell table:formula="of:=[.B288]/(0.7365*EXP(-0.0052*[.A288]))" office:value-type="float" office:value="0.971702088514749" calcext:value-type="float">
            <text:p>0.97170208851474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62768870592117" calcext:value-type="float">
            <text:p>0.162768870592117</text:p>
          </table:table-cell>
          <table:table-cell office:value-type="float" office:value="1.57955920696259" calcext:value-type="float">
            <text:p>1.57955920696259</text:p>
          </table:table-cell>
          <table:table-cell table:formula="of:=[.B289]/(0.7365*EXP(-0.0052*[.A289]))" office:value-type="float" office:value="0.982968687661009" calcext:value-type="float">
            <text:p>0.98296868766100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61822915077209" calcext:value-type="float">
            <text:p>0.161822915077209</text:p>
          </table:table-cell>
          <table:table-cell office:value-type="float" office:value="1.56844913959503" calcext:value-type="float">
            <text:p>1.56844913959503</text:p>
          </table:table-cell>
          <table:table-cell table:formula="of:=[.B290]/(0.7365*EXP(-0.0052*[.A290]))" office:value-type="float" office:value="0.982350985576915" calcext:value-type="float">
            <text:p>0.98235098557691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61236256361008" calcext:value-type="float">
            <text:p>0.161236256361008</text:p>
          </table:table-cell>
          <table:table-cell office:value-type="float" office:value="1.5574312210083" calcext:value-type="float">
            <text:p>1.5574312210083</text:p>
          </table:table-cell>
          <table:table-cell table:formula="of:=[.B291]/(0.7365*EXP(-0.0052*[.A291]))" office:value-type="float" office:value="0.983892618201302" calcext:value-type="float">
            <text:p>0.98389261820130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65266022086144" calcext:value-type="float">
            <text:p>0.165266022086144</text:p>
          </table:table-cell>
          <table:table-cell office:value-type="float" office:value="1.54650390148163" calcext:value-type="float">
            <text:p>1.54650390148163</text:p>
          </table:table-cell>
          <table:table-cell table:formula="of:=[.B292]/(0.7365*EXP(-0.0052*[.A292]))" office:value-type="float" office:value="1.01374074281181" calcext:value-type="float">
            <text:p>1.0137407428118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60650864243507" calcext:value-type="float">
            <text:p>0.160650864243507</text:p>
          </table:table-cell>
          <table:table-cell office:value-type="float" office:value="1.53566539287567" calcext:value-type="float">
            <text:p>1.53566539287567</text:p>
          </table:table-cell>
          <table:table-cell table:formula="of:=[.B293]/(0.7365*EXP(-0.0052*[.A293]))" office:value-type="float" office:value="0.990568982956825" calcext:value-type="float">
            <text:p>0.99056898295682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60624071955681" calcext:value-type="float">
            <text:p>0.160624071955681</text:p>
          </table:table-cell>
          <table:table-cell office:value-type="float" office:value="1.52491652965546" calcext:value-type="float">
            <text:p>1.52491652965546</text:p>
          </table:table-cell>
          <table:table-cell table:formula="of:=[.B294]/(0.7365*EXP(-0.0052*[.A294]))" office:value-type="float" office:value="0.995567295585901" calcext:value-type="float">
            <text:p>0.99556729558590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60731926560402" calcext:value-type="float">
            <text:p>0.160731926560402</text:p>
          </table:table-cell>
          <table:table-cell office:value-type="float" office:value="1.51425516605377" calcext:value-type="float">
            <text:p>1.51425516605377</text:p>
          </table:table-cell>
          <table:table-cell table:formula="of:=[.B295]/(0.7365*EXP(-0.0052*[.A295]))" office:value-type="float" office:value="1.0014297099837" calcext:value-type="float">
            <text:p>1.001429709983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56938761472702" calcext:value-type="float">
            <text:p>0.156938761472702</text:p>
          </table:table-cell>
          <table:table-cell office:value-type="float" office:value="1.50368046760559" calcext:value-type="float">
            <text:p>1.50368046760559</text:p>
          </table:table-cell>
          <table:table-cell table:formula="of:=[.B296]/(0.7365*EXP(-0.0052*[.A296]))" office:value-type="float" office:value="0.982894429381093" calcext:value-type="float">
            <text:p>0.98289442938109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58101081848145" calcext:value-type="float">
            <text:p>0.158101081848145</text:p>
          </table:table-cell>
          <table:table-cell office:value-type="float" office:value="1.49319219589233" calcext:value-type="float">
            <text:p>1.49319219589233</text:p>
          </table:table-cell>
          <table:table-cell table:formula="of:=[.B297]/(0.7365*EXP(-0.0052*[.A297]))" office:value-type="float" office:value="0.995336260264309" calcext:value-type="float">
            <text:p>0.99533626026430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54683589935303" calcext:value-type="float">
            <text:p>0.154683589935303</text:p>
          </table:table-cell>
          <table:table-cell office:value-type="float" office:value="1.48278868198395" calcext:value-type="float">
            <text:p>1.48278868198395</text:p>
          </table:table-cell>
          <table:table-cell table:formula="of:=[.B298]/(0.7365*EXP(-0.0052*[.A298]))" office:value-type="float" office:value="0.978898263501151" calcext:value-type="float">
            <text:p>0.97889826350115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56187996268272" calcext:value-type="float">
            <text:p>0.156187996268272</text:p>
          </table:table-cell>
          <table:table-cell office:value-type="float" office:value="1.47246921062469" calcext:value-type="float">
            <text:p>1.47246921062469</text:p>
          </table:table-cell>
          <table:table-cell table:formula="of:=[.B299]/(0.7365*EXP(-0.0052*[.A299]))" office:value-type="float" office:value="0.993571899281214" calcext:value-type="float">
            <text:p>0.99357189928121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54122412204742" calcext:value-type="float">
            <text:p>0.154122412204742</text:p>
          </table:table-cell>
          <table:table-cell office:value-type="float" office:value="1.46223330497742" calcext:value-type="float">
            <text:p>1.46223330497742</text:p>
          </table:table-cell>
          <table:table-cell table:formula="of:=[.B300]/(0.7365*EXP(-0.0052*[.A300]))" office:value-type="float" office:value="0.985543449281034" calcext:value-type="float">
            <text:p>0.98554344928103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56885072588921" calcext:value-type="float">
            <text:p>0.156885072588921</text:p>
          </table:table-cell>
          <table:table-cell office:value-type="float" office:value="1.45207941532135" calcext:value-type="float">
            <text:p>1.45207941532135</text:p>
          </table:table-cell>
          <table:table-cell table:formula="of:=[.B301]/(0.7365*EXP(-0.0052*[.A301]))" office:value-type="float" office:value="1.00843969476186" calcext:value-type="float">
            <text:p>1.008439694761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5309052169323" calcext:value-type="float">
            <text:p>0.15309052169323</text:p>
          </table:table-cell>
          <table:table-cell office:value-type="float" office:value="1.44200730323792" calcext:value-type="float">
            <text:p>1.44200730323792</text:p>
          </table:table-cell>
          <table:table-cell table:formula="of:=[.B302]/(0.7365*EXP(-0.0052*[.A302]))" office:value-type="float" office:value="0.98917912703731" calcext:value-type="float">
            <text:p>0.9891791270373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54242590069771" calcext:value-type="float">
            <text:p>0.154242590069771</text:p>
          </table:table-cell>
          <table:table-cell office:value-type="float" office:value="1.43201577663422" calcext:value-type="float">
            <text:p>1.43201577663422</text:p>
          </table:table-cell>
          <table:table-cell table:formula="of:=[.B303]/(0.7365*EXP(-0.0052*[.A303]))" office:value-type="float" office:value="1.00181903973252" calcext:value-type="float">
            <text:p>1.0018190397325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54327735304832" calcext:value-type="float">
            <text:p>0.154327735304832</text:p>
          </table:table-cell>
          <table:table-cell office:value-type="float" office:value="1.42210400104523" calcext:value-type="float">
            <text:p>1.42210400104523</text:p>
          </table:table-cell>
          <table:table-cell table:formula="of:=[.B304]/(0.7365*EXP(-0.0052*[.A304]))" office:value-type="float" office:value="1.00759797577229" calcext:value-type="float">
            <text:p>1.0075979757722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52265474200249" calcext:value-type="float">
            <text:p>0.152265474200249</text:p>
          </table:table-cell>
          <table:table-cell office:value-type="float" office:value="1.41227173805237" calcext:value-type="float">
            <text:p>1.41227173805237</text:p>
          </table:table-cell>
          <table:table-cell table:formula="of:=[.B305]/(0.7365*EXP(-0.0052*[.A305]))" office:value-type="float" office:value="0.999316535973909" calcext:value-type="float">
            <text:p>0.99931653597390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48632138967514" calcext:value-type="float">
            <text:p>0.148632138967514</text:p>
          </table:table-cell>
          <table:table-cell office:value-type="float" office:value="1.40251696109772" calcext:value-type="float">
            <text:p>1.40251696109772</text:p>
          </table:table-cell>
          <table:table-cell table:formula="of:=[.B306]/(0.7365*EXP(-0.0052*[.A306]))" office:value-type="float" office:value="0.980556659558471" calcext:value-type="float">
            <text:p>0.98055665955847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52003929018974" calcext:value-type="float">
            <text:p>0.152003929018974</text:p>
          </table:table-cell>
          <table:table-cell office:value-type="float" office:value="1.39283990859985" calcext:value-type="float">
            <text:p>1.39283990859985</text:p>
          </table:table-cell>
          <table:table-cell table:formula="of:=[.B307]/(0.7365*EXP(-0.0052*[.A307]))" office:value-type="float" office:value="1.00802919590235" calcext:value-type="float">
            <text:p>1.0080291959023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50939702987671" calcext:value-type="float">
            <text:p>0.150939702987671</text:p>
          </table:table-cell>
          <table:table-cell office:value-type="float" office:value="1.38323962688446" calcext:value-type="float">
            <text:p>1.38323962688446</text:p>
          </table:table-cell>
          <table:table-cell table:formula="of:=[.B308]/(0.7365*EXP(-0.0052*[.A308]))" office:value-type="float" office:value="1.00619028430655" calcext:value-type="float">
            <text:p>1.0061902843065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48535668849945" calcext:value-type="float">
            <text:p>0.148535668849945</text:p>
          </table:table-cell>
          <table:table-cell office:value-type="float" office:value="1.3737154006958" calcext:value-type="float">
            <text:p>1.3737154006958</text:p>
          </table:table-cell>
          <table:table-cell table:formula="of:=[.B309]/(0.7365*EXP(-0.0052*[.A309]))" office:value-type="float" office:value="0.995326841118535" calcext:value-type="float">
            <text:p>0.99532684111853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49933099746704" calcext:value-type="float">
            <text:p>0.149933099746704</text:p>
          </table:table-cell>
          <table:table-cell office:value-type="float" office:value="1.36426603794098" calcext:value-type="float">
            <text:p>1.36426603794098</text:p>
          </table:table-cell>
          <table:table-cell table:formula="of:=[.B310]/(0.7365*EXP(-0.0052*[.A310]))" office:value-type="float" office:value="1.009928924926" calcext:value-type="float">
            <text:p>1.00992892492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45437955856323" calcext:value-type="float">
            <text:p>0.145437955856323</text:p>
          </table:table-cell>
          <table:table-cell office:value-type="float" office:value="1.35489058494568" calcext:value-type="float">
            <text:p>1.35489058494568</text:p>
          </table:table-cell>
          <table:table-cell table:formula="of:=[.B311]/(0.7365*EXP(-0.0052*[.A311]))" office:value-type="float" office:value="0.984757697491502" calcext:value-type="float">
            <text:p>0.98475769749150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50658205151558" calcext:value-type="float">
            <text:p>0.150658205151558</text:p>
          </table:table-cell>
          <table:table-cell office:value-type="float" office:value="1.34558880329132" calcext:value-type="float">
            <text:p>1.34558880329132</text:p>
          </table:table-cell>
          <table:table-cell table:formula="of:=[.B312]/(0.7365*EXP(-0.0052*[.A312]))" office:value-type="float" office:value="1.0254222645657" calcext:value-type="float">
            <text:p>1.025422264565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47499531507492" calcext:value-type="float">
            <text:p>0.147499531507492</text:p>
          </table:table-cell>
          <table:table-cell office:value-type="float" office:value="1.33635997772217" calcext:value-type="float">
            <text:p>1.33635997772217</text:p>
          </table:table-cell>
          <table:table-cell table:formula="of:=[.B313]/(0.7365*EXP(-0.0052*[.A313]))" office:value-type="float" office:value="1.00915743876246" calcext:value-type="float">
            <text:p>1.0091574387624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46116673946381" calcext:value-type="float">
            <text:p>0.146116673946381</text:p>
          </table:table-cell>
          <table:table-cell office:value-type="float" office:value="1.32720327377319" calcext:value-type="float">
            <text:p>1.32720327377319</text:p>
          </table:table-cell>
          <table:table-cell table:formula="of:=[.B314]/(0.7365*EXP(-0.0052*[.A314]))" office:value-type="float" office:value="1.00490820927494" calcext:value-type="float">
            <text:p>1.0049082092749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44384771585464" calcext:value-type="float">
            <text:p>0.144384771585464</text:p>
          </table:table-cell>
          <table:table-cell office:value-type="float" office:value="1.31811773777008" calcext:value-type="float">
            <text:p>1.31811773777008</text:p>
          </table:table-cell>
          <table:table-cell table:formula="of:=[.B315]/(0.7365*EXP(-0.0052*[.A315]))" office:value-type="float" office:value="0.998174193875894" calcext:value-type="float">
            <text:p>0.99817419387589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49398356676102" calcext:value-type="float">
            <text:p>0.149398356676102</text:p>
          </table:table-cell>
          <table:table-cell office:value-type="float" office:value="1.30910301208496" calcext:value-type="float">
            <text:p>1.30910301208496</text:p>
          </table:table-cell>
          <table:table-cell table:formula="of:=[.B316]/(0.7365*EXP(-0.0052*[.A316]))" office:value-type="float" office:value="1.03821930325963" calcext:value-type="float">
            <text:p>1.0382193032596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47590756416321" calcext:value-type="float">
            <text:p>0.147590756416321</text:p>
          </table:table-cell>
          <table:table-cell office:value-type="float" office:value="1.30015826225281" calcext:value-type="float">
            <text:p>1.30015826225281</text:p>
          </table:table-cell>
          <table:table-cell table:formula="of:=[.B317]/(0.7365*EXP(-0.0052*[.A317]))" office:value-type="float" office:value="1.03100499351841" calcext:value-type="float">
            <text:p>1.0310049935184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45750299096107" calcext:value-type="float">
            <text:p>0.145750299096107</text:p>
          </table:table-cell>
          <table:table-cell office:value-type="float" office:value="1.29128241539001" calcext:value-type="float">
            <text:p>1.29128241539001</text:p>
          </table:table-cell>
          <table:table-cell table:formula="of:=[.B318]/(0.7365*EXP(-0.0052*[.A318]))" office:value-type="float" office:value="1.02345651785776" calcext:value-type="float">
            <text:p>1.0234565178577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43365278840065" calcext:value-type="float">
            <text:p>0.143365278840065</text:p>
          </table:table-cell>
          <table:table-cell office:value-type="float" office:value="1.28247559070587" calcext:value-type="float">
            <text:p>1.28247559070587</text:p>
          </table:table-cell>
          <table:table-cell table:formula="of:=[.B319]/(0.7365*EXP(-0.0052*[.A319]))" office:value-type="float" office:value="1.01195746050948" calcext:value-type="float">
            <text:p>1.0119574605094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45105376839638" calcext:value-type="float">
            <text:p>0.145105376839638</text:p>
          </table:table-cell>
          <table:table-cell office:value-type="float" office:value="1.27373659610748" calcext:value-type="float">
            <text:p>1.27373659610748</text:p>
          </table:table-cell>
          <table:table-cell table:formula="of:=[.B320]/(0.7365*EXP(-0.0052*[.A320]))" office:value-type="float" office:value="1.02958002811367" calcext:value-type="float">
            <text:p>1.0295800281136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45565927028656" calcext:value-type="float">
            <text:p>0.145565927028656</text:p>
          </table:table-cell>
          <table:table-cell office:value-type="float" office:value="1.26506471633911" calcext:value-type="float">
            <text:p>1.26506471633911</text:p>
          </table:table-cell>
          <table:table-cell table:formula="of:=[.B321]/(0.7365*EXP(-0.0052*[.A321]))" office:value-type="float" office:value="1.03823261079169" calcext:value-type="float">
            <text:p>1.0382326107916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42988950014114" calcext:value-type="float">
            <text:p>0.142988950014114</text:p>
          </table:table-cell>
          <table:table-cell office:value-type="float" office:value="1.25645935535431" calcext:value-type="float">
            <text:p>1.25645935535431</text:p>
          </table:table-cell>
          <table:table-cell table:formula="of:=[.B322]/(0.7365*EXP(-0.0052*[.A322]))" office:value-type="float" office:value="1.02516965784573" calcext:value-type="float">
            <text:p>1.0251696578457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44005715847015" calcext:value-type="float">
            <text:p>0.144005715847015</text:p>
          </table:table-cell>
          <table:table-cell office:value-type="float" office:value="1.24791991710663" calcext:value-type="float">
            <text:p>1.24791991710663</text:p>
          </table:table-cell>
          <table:table-cell table:formula="of:=[.B323]/(0.7365*EXP(-0.0052*[.A323]))" office:value-type="float" office:value="1.03784220643668" calcext:value-type="float">
            <text:p>1.0378422064366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40073001384735" calcext:value-type="float">
            <text:p>0.140073001384735</text:p>
          </table:table-cell>
          <table:table-cell office:value-type="float" office:value="1.23944580554962" calcext:value-type="float">
            <text:p>1.23944580554962</text:p>
          </table:table-cell>
          <table:table-cell table:formula="of:=[.B324]/(0.7365*EXP(-0.0052*[.A324]))" office:value-type="float" office:value="1.01476239274084" calcext:value-type="float">
            <text:p>1.0147623927408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41411483287811" calcext:value-type="float">
            <text:p>0.141411483287811</text:p>
          </table:table-cell>
          <table:table-cell office:value-type="float" office:value="1.23103642463684" calcext:value-type="float">
            <text:p>1.23103642463684</text:p>
          </table:table-cell>
          <table:table-cell table:formula="of:=[.B325]/(0.7365*EXP(-0.0052*[.A325]))" office:value-type="float" office:value="1.02980012048978" calcext:value-type="float">
            <text:p>1.0298001204897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39022886753082" calcext:value-type="float">
            <text:p>0.139022886753082</text:p>
          </table:table-cell>
          <table:table-cell office:value-type="float" office:value="1.22269058227539" calcext:value-type="float">
            <text:p>1.22269058227539</text:p>
          </table:table-cell>
          <table:table-cell table:formula="of:=[.B326]/(0.7365*EXP(-0.0052*[.A326]))" office:value-type="float" office:value="1.01768387707129" calcext:value-type="float">
            <text:p>1.0176838770712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38921916484833" calcext:value-type="float">
            <text:p>0.138921916484833</text:p>
          </table:table-cell>
          <table:table-cell office:value-type="float" office:value="1.21440875530243" calcext:value-type="float">
            <text:p>1.21440875530243</text:p>
          </table:table-cell>
          <table:table-cell table:formula="of:=[.B327]/(0.7365*EXP(-0.0052*[.A327]))" office:value-type="float" office:value="1.02224663395709" calcext:value-type="float">
            <text:p>1.0222466339570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40397891402245" calcext:value-type="float">
            <text:p>0.140397891402245</text:p>
          </table:table-cell>
          <table:table-cell office:value-type="float" office:value="1.20618951320648" calcext:value-type="float">
            <text:p>1.20618951320648</text:p>
          </table:table-cell>
          <table:table-cell table:formula="of:=[.B328]/(0.7365*EXP(-0.0052*[.A328]))" office:value-type="float" office:value="1.03849363685966" calcext:value-type="float">
            <text:p>1.0384936368596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36457175016403" calcext:value-type="float">
            <text:p>0.136457175016403</text:p>
          </table:table-cell>
          <table:table-cell office:value-type="float" office:value="1.19803214073181" calcext:value-type="float">
            <text:p>1.19803214073181</text:p>
          </table:table-cell>
          <table:table-cell table:formula="of:=[.B329]/(0.7365*EXP(-0.0052*[.A329]))" office:value-type="float" office:value="1.01460725157791" calcext:value-type="float">
            <text:p>1.0146072515779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38394728302956" calcext:value-type="float">
            <text:p>0.138394728302956</text:p>
          </table:table-cell>
          <table:table-cell office:value-type="float" office:value="1.18993651866913" calcext:value-type="float">
            <text:p>1.18993651866913</text:p>
          </table:table-cell>
          <table:table-cell table:formula="of:=[.B330]/(0.7365*EXP(-0.0052*[.A330]))" office:value-type="float" office:value="1.03437845137956" calcext:value-type="float">
            <text:p>1.0343784513795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36453494429588" calcext:value-type="float">
            <text:p>0.136453494429588</text:p>
          </table:table-cell>
          <table:table-cell office:value-type="float" office:value="1.18190181255341" calcext:value-type="float">
            <text:p>1.18190181255341</text:p>
          </table:table-cell>
          <table:table-cell table:formula="of:=[.B331]/(0.7365*EXP(-0.0052*[.A331]))" office:value-type="float" office:value="1.02518657510777" calcext:value-type="float">
            <text:p>1.0251865751077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35643720626831" calcext:value-type="float">
            <text:p>0.135643720626831</text:p>
          </table:table-cell>
          <table:table-cell office:value-type="float" office:value="1.17392730712891" calcext:value-type="float">
            <text:p>1.17392730712891</text:p>
          </table:table-cell>
          <table:table-cell table:formula="of:=[.B332]/(0.7365*EXP(-0.0052*[.A332]))" office:value-type="float" office:value="1.02441581255023" calcext:value-type="float">
            <text:p>1.0244158125502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33842840790749" calcext:value-type="float">
            <text:p>0.133842840790749</text:p>
          </table:table-cell>
          <table:table-cell office:value-type="float" office:value="1.16601312160492" calcext:value-type="float">
            <text:p>1.16601312160492</text:p>
          </table:table-cell>
          <table:table-cell table:formula="of:=[.B333]/(0.7365*EXP(-0.0052*[.A333]))" office:value-type="float" office:value="1.01608503937432" calcext:value-type="float">
            <text:p>1.0160850393743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37630075216293" calcext:value-type="float">
            <text:p>0.137630075216293</text:p>
          </table:table-cell>
          <table:table-cell office:value-type="float" office:value="1.15815794467926" calcext:value-type="float">
            <text:p>1.15815794467926</text:p>
          </table:table-cell>
          <table:table-cell table:formula="of:=[.B334]/(0.7365*EXP(-0.0052*[.A334]))" office:value-type="float" office:value="1.05028361329776" calcext:value-type="float">
            <text:p>1.0502836132977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35356664657593" calcext:value-type="float">
            <text:p>0.135356664657593</text:p>
          </table:table-cell>
          <table:table-cell office:value-type="float" office:value="1.15036129951477" calcext:value-type="float">
            <text:p>1.15036129951477</text:p>
          </table:table-cell>
          <table:table-cell table:formula="of:=[.B335]/(0.7365*EXP(-0.0052*[.A335]))" office:value-type="float" office:value="1.03831999659671" calcext:value-type="float">
            <text:p>1.0383199965967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34740233421326" calcext:value-type="float">
            <text:p>0.134740233421326</text:p>
          </table:table-cell>
          <table:table-cell office:value-type="float" office:value="1.14262282848358" calcext:value-type="float">
            <text:p>1.14262282848358</text:p>
          </table:table-cell>
          <table:table-cell table:formula="of:=[.B336]/(0.7365*EXP(-0.0052*[.A336]))" office:value-type="float" office:value="1.03898003050233" calcext:value-type="float">
            <text:p>1.0389800305023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32532984018326" calcext:value-type="float">
            <text:p>0.132532984018326</text:p>
          </table:table-cell>
          <table:table-cell office:value-type="float" office:value="1.13494205474854" calcext:value-type="float">
            <text:p>1.13494205474854</text:p>
          </table:table-cell>
          <table:table-cell table:formula="of:=[.B337]/(0.7365*EXP(-0.0052*[.A337]))" office:value-type="float" office:value="1.02728799431446" calcext:value-type="float">
            <text:p>1.0272879943144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3305501639843" calcext:value-type="float">
            <text:p>0.13305501639843</text:p>
          </table:table-cell>
          <table:table-cell office:value-type="float" office:value="1.12731850147247" calcext:value-type="float">
            <text:p>1.12731850147247</text:p>
          </table:table-cell>
          <table:table-cell table:formula="of:=[.B338]/(0.7365*EXP(-0.0052*[.A338]))" office:value-type="float" office:value="1.03671127165529" calcext:value-type="float">
            <text:p>1.0367112716552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34401902556419" calcext:value-type="float">
            <text:p>0.134401902556419</text:p>
          </table:table-cell>
          <table:table-cell office:value-type="float" office:value="1.11975121498108" calcext:value-type="float">
            <text:p>1.11975121498108</text:p>
          </table:table-cell>
          <table:table-cell table:formula="of:=[.B339]/(0.7365*EXP(-0.0052*[.A339]))" office:value-type="float" office:value="1.05266532014535" calcext:value-type="float">
            <text:p>1.0526653201453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32173717021942" calcext:value-type="float">
            <text:p>0.132173717021942</text:p>
          </table:table-cell>
          <table:table-cell office:value-type="float" office:value="1.11223995685577" calcext:value-type="float">
            <text:p>1.11223995685577</text:p>
          </table:table-cell>
          <table:table-cell table:formula="of:=[.B340]/(0.7365*EXP(-0.0052*[.A340]))" office:value-type="float" office:value="1.04061081151096" calcext:value-type="float">
            <text:p>1.0406108115109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32765471935272" calcext:value-type="float">
            <text:p>0.132765471935272</text:p>
          </table:table-cell>
          <table:table-cell office:value-type="float" office:value="1.10478436946869" calcext:value-type="float">
            <text:p>1.10478436946869</text:p>
          </table:table-cell>
          <table:table-cell table:formula="of:=[.B341]/(0.7365*EXP(-0.0052*[.A341]))" office:value-type="float" office:value="1.05071928906809" calcext:value-type="float">
            <text:p>1.0507192890680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34573370218277" calcext:value-type="float">
            <text:p>0.134573370218277</text:p>
          </table:table-cell>
          <table:table-cell office:value-type="float" office:value="1.09738337993622" calcext:value-type="float">
            <text:p>1.09738337993622</text:p>
          </table:table-cell>
          <table:table-cell table:formula="of:=[.B342]/(0.7365*EXP(-0.0052*[.A342]))" office:value-type="float" office:value="1.07057974327348" calcext:value-type="float">
            <text:p>1.0705797432734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33725240826607" calcext:value-type="float">
            <text:p>0.133725240826607</text:p>
          </table:table-cell>
          <table:table-cell office:value-type="float" office:value="1.09003710746765" calcext:value-type="float">
            <text:p>1.09003710746765</text:p>
          </table:table-cell>
          <table:table-cell table:formula="of:=[.B343]/(0.7365*EXP(-0.0052*[.A343]))" office:value-type="float" office:value="1.06937890510591" calcext:value-type="float">
            <text:p>1.069378905105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33075416088104" calcext:value-type="float">
            <text:p>0.133075416088104</text:p>
          </table:table-cell>
          <table:table-cell office:value-type="float" office:value="1.08274507522583" calcext:value-type="float">
            <text:p>1.08274507522583</text:p>
          </table:table-cell>
          <table:table-cell table:formula="of:=[.B344]/(0.7365*EXP(-0.0052*[.A344]))" office:value-type="float" office:value="1.06973052383303" calcext:value-type="float">
            <text:p>1.0697305238330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29127219319344" calcext:value-type="float">
            <text:p>0.129127219319344</text:p>
          </table:table-cell>
          <table:table-cell office:value-type="float" office:value="1.07550609111786" calcext:value-type="float">
            <text:p>1.07550609111786</text:p>
          </table:table-cell>
          <table:table-cell table:formula="of:=[.B345]/(0.7365*EXP(-0.0052*[.A345]))" office:value-type="float" office:value="1.04340445235877" calcext:value-type="float">
            <text:p>1.0434044523587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28495678305626" calcext:value-type="float">
            <text:p>0.128495678305626</text:p>
          </table:table-cell>
          <table:table-cell office:value-type="float" office:value="1.06832003593445" calcext:value-type="float">
            <text:p>1.06832003593445</text:p>
          </table:table-cell>
          <table:table-cell table:formula="of:=[.B346]/(0.7365*EXP(-0.0052*[.A346]))" office:value-type="float" office:value="1.0437145536216" calcext:value-type="float">
            <text:p>1.043714553621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31770387291908" calcext:value-type="float">
            <text:p>0.131770387291908</text:p>
          </table:table-cell>
          <table:table-cell office:value-type="float" office:value="1.06118631362915" calcext:value-type="float">
            <text:p>1.06118631362915</text:p>
          </table:table-cell>
          <table:table-cell table:formula="of:=[.B347]/(0.7365*EXP(-0.0052*[.A347]))" office:value-type="float" office:value="1.07589371803544" calcext:value-type="float">
            <text:p>1.0758937180354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28759726881981" calcext:value-type="float">
            <text:p>0.128759726881981</text:p>
          </table:table-cell>
          <table:table-cell office:value-type="float" office:value="1.05410480499268" calcext:value-type="float">
            <text:p>1.05410480499268</text:p>
          </table:table-cell>
          <table:table-cell table:formula="of:=[.B348]/(0.7365*EXP(-0.0052*[.A348]))" office:value-type="float" office:value="1.05679299889169" calcext:value-type="float">
            <text:p>1.0567929988916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27198085188866" calcext:value-type="float">
            <text:p>0.127198085188866</text:p>
          </table:table-cell>
          <table:table-cell office:value-type="float" office:value="1.04707491397858" calcext:value-type="float">
            <text:p>1.04707491397858</text:p>
          </table:table-cell>
          <table:table-cell table:formula="of:=[.B349]/(0.7365*EXP(-0.0052*[.A349]))" office:value-type="float" office:value="1.04941866801915" calcext:value-type="float">
            <text:p>1.0494186680191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28311604261398" calcext:value-type="float">
            <text:p>0.128311604261398</text:p>
          </table:table-cell>
          <table:table-cell office:value-type="float" office:value="1.04009628295898" calcext:value-type="float">
            <text:p>1.04009628295898</text:p>
          </table:table-cell>
          <table:table-cell table:formula="of:=[.B350]/(0.7365*EXP(-0.0052*[.A350]))" office:value-type="float" office:value="1.0641245878809" calcext:value-type="float">
            <text:p>1.064124587880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27241805195808" calcext:value-type="float">
            <text:p>0.127241805195808</text:p>
          </table:table-cell>
          <table:table-cell office:value-type="float" office:value="1.03316760063171" calcext:value-type="float">
            <text:p>1.03316760063171</text:p>
          </table:table-cell>
          <table:table-cell table:formula="of:=[.B351]/(0.7365*EXP(-0.0052*[.A351]))" office:value-type="float" office:value="1.0607540447608" calcext:value-type="float">
            <text:p>1.06075404476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27620071172714" calcext:value-type="float">
            <text:p>0.127620071172714</text:p>
          </table:table-cell>
          <table:table-cell office:value-type="float" office:value="1.02628934383392" calcext:value-type="float">
            <text:p>1.02628934383392</text:p>
          </table:table-cell>
          <table:table-cell table:formula="of:=[.B352]/(0.7365*EXP(-0.0052*[.A352]))" office:value-type="float" office:value="1.06945419503334" calcext:value-type="float">
            <text:p>1.0694541950333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28180921077728" calcext:value-type="float">
            <text:p>0.128180921077728</text:p>
          </table:table-cell>
          <table:table-cell office:value-type="float" office:value="1.01946079730988" calcext:value-type="float">
            <text:p>1.01946079730988</text:p>
          </table:table-cell>
          <table:table-cell table:formula="of:=[.B353]/(0.7365*EXP(-0.0052*[.A353]))" office:value-type="float" office:value="1.07975425757451" calcext:value-type="float">
            <text:p>1.0797542575745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23460948467255" calcext:value-type="float">
            <text:p>0.123460948467255</text:p>
          </table:table-cell>
          <table:table-cell office:value-type="float" office:value="1.0126816034317" calcext:value-type="float">
            <text:p>1.0126816034317</text:p>
          </table:table-cell>
          <table:table-cell table:formula="of:=[.B354]/(0.7365*EXP(-0.0052*[.A354]))" office:value-type="float" office:value="1.04541680611291" calcext:value-type="float">
            <text:p>1.0454168061129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26632556319237" calcext:value-type="float">
            <text:p>0.126632556319237</text:p>
          </table:table-cell>
          <table:table-cell office:value-type="float" office:value="1.00595092773438" calcext:value-type="float">
            <text:p>1.00595092773438</text:p>
          </table:table-cell>
          <table:table-cell table:formula="of:=[.B355]/(0.7365*EXP(-0.0052*[.A355]))" office:value-type="float" office:value="1.07786302420384" calcext:value-type="float">
            <text:p>1.0778630242038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25868171453476" calcext:value-type="float">
            <text:p>0.125868171453476</text:p>
          </table:table-cell>
          <table:table-cell office:value-type="float" office:value="0.999268889427185" calcext:value-type="float">
            <text:p>0.999268889427185</text:p>
          </table:table-cell>
          <table:table-cell table:formula="of:=[.B356]/(0.7365*EXP(-0.0052*[.A356]))" office:value-type="float" office:value="1.07694234634982" calcext:value-type="float">
            <text:p>1.0769423463498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24954015016556" calcext:value-type="float">
            <text:p>0.124954015016556</text:p>
          </table:table-cell>
          <table:table-cell office:value-type="float" office:value="0.992634654045105" calcext:value-type="float">
            <text:p>0.992634654045105</text:p>
          </table:table-cell>
          <table:table-cell table:formula="of:=[.B357]/(0.7365*EXP(-0.0052*[.A357]))" office:value-type="float" office:value="1.07469462756953" calcext:value-type="float">
            <text:p>1.0746946275695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24403104186058" calcext:value-type="float">
            <text:p>0.124403104186058</text:p>
          </table:table-cell>
          <table:table-cell office:value-type="float" office:value="0.986047983169556" calcext:value-type="float">
            <text:p>0.986047983169556</text:p>
          </table:table-cell>
          <table:table-cell table:formula="of:=[.B358]/(0.7365*EXP(-0.0052*[.A358]))" office:value-type="float" office:value="1.07553466137411" calcext:value-type="float">
            <text:p>1.0755346613741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22981660068035" calcext:value-type="float">
            <text:p>0.122981660068035</text:p>
          </table:table-cell>
          <table:table-cell office:value-type="float" office:value="0.979508459568024" calcext:value-type="float">
            <text:p>0.979508459568024</text:p>
          </table:table-cell>
          <table:table-cell table:formula="of:=[.B359]/(0.7365*EXP(-0.0052*[.A359]))" office:value-type="float" office:value="1.06878875565714" calcext:value-type="float">
            <text:p>1.0687887556571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27221941947937" calcext:value-type="float">
            <text:p>0.127221941947937</text:p>
          </table:table-cell>
          <table:table-cell office:value-type="float" office:value="0.973015666007996" calcext:value-type="float">
            <text:p>0.973015666007996</text:p>
          </table:table-cell>
          <table:table-cell table:formula="of:=[.B360]/(0.7365*EXP(-0.0052*[.A360]))" office:value-type="float" office:value="1.11140379860944" calcext:value-type="float">
            <text:p>1.1114037986094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22002087533474" calcext:value-type="float">
            <text:p>0.122002087533474</text:p>
          </table:table-cell>
          <table:table-cell office:value-type="float" office:value="0.966568827629089" calcext:value-type="float">
            <text:p>0.966568827629089</text:p>
          </table:table-cell>
          <table:table-cell table:formula="of:=[.B361]/(0.7365*EXP(-0.0052*[.A361]))" office:value-type="float" office:value="1.07136005375595" calcext:value-type="float">
            <text:p>1.0713600537559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22449561953545" calcext:value-type="float">
            <text:p>0.122449561953545</text:p>
          </table:table-cell>
          <table:table-cell office:value-type="float" office:value="0.960168182849884" calcext:value-type="float">
            <text:p>0.960168182849884</text:p>
          </table:table-cell>
          <table:table-cell table:formula="of:=[.B362]/(0.7365*EXP(-0.0052*[.A362]))" office:value-type="float" office:value="1.08089561447278" calcext:value-type="float">
            <text:p>1.0808956144727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21495939791203" calcext:value-type="float">
            <text:p>0.121495939791203</text:p>
          </table:table-cell>
          <table:table-cell office:value-type="float" office:value="0.953812599182129" calcext:value-type="float">
            <text:p>0.953812599182129</text:p>
          </table:table-cell>
          <table:table-cell table:formula="of:=[.B363]/(0.7365*EXP(-0.0052*[.A363]))" office:value-type="float" office:value="1.07806914133876" calcext:value-type="float">
            <text:p>1.0780691413387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19531743228436" calcext:value-type="float">
            <text:p>0.119531743228436</text:p>
          </table:table-cell>
          <table:table-cell office:value-type="float" office:value="0.947502195835114" calcext:value-type="float">
            <text:p>0.947502195835114</text:p>
          </table:table-cell>
          <table:table-cell table:formula="of:=[.B364]/(0.7365*EXP(-0.0052*[.A364]))" office:value-type="float" office:value="1.06616994264502" calcext:value-type="float">
            <text:p>1.0661699426450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2223581969738" calcext:value-type="float">
            <text:p>0.12223581969738</text:p>
          </table:table-cell>
          <table:table-cell office:value-type="float" office:value="0.941236555576325" calcext:value-type="float">
            <text:p>0.941236555576325</text:p>
          </table:table-cell>
          <table:table-cell table:formula="of:=[.B365]/(0.7365*EXP(-0.0052*[.A365]))" office:value-type="float" office:value="1.09597337070537" calcext:value-type="float">
            <text:p>1.095973370705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22523918747902" calcext:value-type="float">
            <text:p>0.122523918747902</text:p>
          </table:table-cell>
          <table:table-cell office:value-type="float" office:value="0.935015261173248" calcext:value-type="float">
            <text:p>0.935015261173248</text:p>
          </table:table-cell>
          <table:table-cell table:formula="of:=[.B366]/(0.7365*EXP(-0.0052*[.A366]))" office:value-type="float" office:value="1.10428385529207" calcext:value-type="float">
            <text:p>1.1042838552920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20775818824768" calcext:value-type="float">
            <text:p>0.120775818824768</text:p>
          </table:table-cell>
          <table:table-cell office:value-type="float" office:value="0.928837537765503" calcext:value-type="float">
            <text:p>0.928837537765503</text:p>
          </table:table-cell>
          <table:table-cell table:formula="of:=[.B367]/(0.7365*EXP(-0.0052*[.A367]))" office:value-type="float" office:value="1.09420366734989" calcext:value-type="float">
            <text:p>1.0942036673498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22053667902946" calcext:value-type="float">
            <text:p>0.122053667902946</text:p>
          </table:table-cell>
          <table:table-cell office:value-type="float" office:value="0.922703385353088" calcext:value-type="float">
            <text:p>0.922703385353088</text:p>
          </table:table-cell>
          <table:table-cell table:formula="of:=[.B368]/(0.7365*EXP(-0.0052*[.A368]))" office:value-type="float" office:value="1.11154574864119" calcext:value-type="float">
            <text:p>1.1115457486411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18012979626656" calcext:value-type="float">
            <text:p>0.118012979626656</text:p>
          </table:table-cell>
          <table:table-cell office:value-type="float" office:value="0.916612505912781" calcext:value-type="float">
            <text:p>0.916612505912781</text:p>
          </table:table-cell>
          <table:table-cell table:formula="of:=[.B369]/(0.7365*EXP(-0.0052*[.A369]))" office:value-type="float" office:value="1.0803503420824" calcext:value-type="float">
            <text:p>1.080350342082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14203877747059" calcext:value-type="float">
            <text:p>0.114203877747059</text:p>
          </table:table-cell>
          <table:table-cell office:value-type="float" office:value="0.910564363002777" calcext:value-type="float">
            <text:p>0.910564363002777</text:p>
          </table:table-cell>
          <table:table-cell table:formula="of:=[.B370]/(0.7365*EXP(-0.0052*[.A370]))" office:value-type="float" office:value="1.05093055705044" calcext:value-type="float">
            <text:p>1.0509305570504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20116412639618" calcext:value-type="float">
            <text:p>0.120116412639618</text:p>
          </table:table-cell>
          <table:table-cell office:value-type="float" office:value="0.904558539390564" calcext:value-type="float">
            <text:p>0.904558539390564</text:p>
          </table:table-cell>
          <table:table-cell table:formula="of:=[.B371]/(0.7365*EXP(-0.0052*[.A371]))" office:value-type="float" office:value="1.11110180704297" calcext:value-type="float">
            <text:p>1.1111018070429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19484141469002" calcext:value-type="float">
            <text:p>0.119484141469002</text:p>
          </table:table-cell>
          <table:table-cell office:value-type="float" office:value="0.898594498634338" calcext:value-type="float">
            <text:p>0.898594498634338</text:p>
          </table:table-cell>
          <table:table-cell table:formula="of:=[.B372]/(0.7365*EXP(-0.0052*[.A372]))" office:value-type="float" office:value="1.1110154525983" calcext:value-type="float">
            <text:p>1.111015452598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15819200873375" calcext:value-type="float">
            <text:p>0.115819200873375</text:p>
          </table:table-cell>
          <table:table-cell office:value-type="float" office:value="0.892672538757324" calcext:value-type="float">
            <text:p>0.892672538757324</text:p>
          </table:table-cell>
          <table:table-cell table:formula="of:=[.B373]/(0.7365*EXP(-0.0052*[.A373]))" office:value-type="float" office:value="1.08255190197468" calcext:value-type="float">
            <text:p>1.0825519019746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12880572676659" calcext:value-type="float">
            <text:p>0.112880572676659</text:p>
          </table:table-cell>
          <table:table-cell office:value-type="float" office:value="0.88679164648056" calcext:value-type="float">
            <text:p>0.88679164648056</text:p>
          </table:table-cell>
          <table:table-cell table:formula="of:=[.B374]/(0.7365*EXP(-0.0052*[.A374]))" office:value-type="float" office:value="1.0605855326988" calcext:value-type="float">
            <text:p>1.0605855326988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1557637155056" calcext:value-type="float">
            <text:p>0.11557637155056</text:p>
          </table:table-cell>
          <table:table-cell office:value-type="float" office:value="0.880951702594757" calcext:value-type="float">
            <text:p>0.880951702594757</text:p>
          </table:table-cell>
          <table:table-cell table:formula="of:=[.B375]/(0.7365*EXP(-0.0052*[.A375]))" office:value-type="float" office:value="1.09157575718657" calcext:value-type="float">
            <text:p>1.0915757571865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15448996424675" calcext:value-type="float">
            <text:p>0.115448996424675</text:p>
          </table:table-cell>
          <table:table-cell office:value-type="float" office:value="0.875152468681335" calcext:value-type="float">
            <text:p>0.875152468681335</text:p>
          </table:table-cell>
          <table:table-cell table:formula="of:=[.B376]/(0.7365*EXP(-0.0052*[.A376]))" office:value-type="float" office:value="1.09605745229935" calcext:value-type="float">
            <text:p>1.0960574522993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16604879498482" calcext:value-type="float">
            <text:p>0.116604879498482</text:p>
          </table:table-cell>
          <table:table-cell office:value-type="float" office:value="0.869393527507782" calcext:value-type="float">
            <text:p>0.869393527507782</text:p>
          </table:table-cell>
          <table:table-cell table:formula="of:=[.B377]/(0.7365*EXP(-0.0052*[.A377]))" office:value-type="float" office:value="1.11280280837351" calcext:value-type="float">
            <text:p>1.1128028083735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13013535737991" calcext:value-type="float">
            <text:p>0.113013535737991</text:p>
          </table:table-cell>
          <table:table-cell office:value-type="float" office:value="0.86367404460907" calcext:value-type="float">
            <text:p>0.86367404460907</text:p>
          </table:table-cell>
          <table:table-cell table:formula="of:=[.B378]/(0.7365*EXP(-0.0052*[.A378]))" office:value-type="float" office:value="1.08415226706826" calcext:value-type="float">
            <text:p>1.0841522670682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14777512848377" calcext:value-type="float">
            <text:p>0.114777512848377</text:p>
          </table:table-cell>
          <table:table-cell office:value-type="float" office:value="0.857994794845581" calcext:value-type="float">
            <text:p>0.857994794845581</text:p>
          </table:table-cell>
          <table:table-cell table:formula="of:=[.B379]/(0.7365*EXP(-0.0052*[.A379]))" office:value-type="float" office:value="1.10681480770314" calcext:value-type="float">
            <text:p>1.1068148077031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14971332252026" calcext:value-type="float">
            <text:p>0.114971332252026</text:p>
          </table:table-cell>
          <table:table-cell office:value-type="float" office:value="0.852354526519775" calcext:value-type="float">
            <text:p>0.852354526519775</text:p>
          </table:table-cell>
          <table:table-cell table:formula="of:=[.B380]/(0.7365*EXP(-0.0052*[.A380]))" office:value-type="float" office:value="1.1144640053242" calcext:value-type="float">
            <text:p>1.114464005324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12005569040775" calcext:value-type="float">
            <text:p>0.112005569040775</text:p>
          </table:table-cell>
          <table:table-cell office:value-type="float" office:value="0.846753239631653" calcext:value-type="float">
            <text:p>0.846753239631653</text:p>
          </table:table-cell>
          <table:table-cell table:formula="of:=[.B381]/(0.7365*EXP(-0.0052*[.A381]))" office:value-type="float" office:value="1.09137607891831" calcext:value-type="float">
            <text:p>1.0913760789183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11238859593868" calcext:value-type="float">
            <text:p>0.111238859593868</text:p>
          </table:table-cell>
          <table:table-cell office:value-type="float" office:value="0.841190278530121" calcext:value-type="float">
            <text:p>0.841190278530121</text:p>
          </table:table-cell>
          <table:table-cell table:formula="of:=[.B382]/(0.7365*EXP(-0.0052*[.A382]))" office:value-type="float" office:value="1.08955629182795" calcext:value-type="float">
            <text:p>1.0895562918279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112169556319714" calcext:value-type="float">
            <text:p>0.112169556319714</text:p>
          </table:table-cell>
          <table:table-cell office:value-type="float" office:value="0.835665881633759" calcext:value-type="float">
            <text:p>0.835665881633759</text:p>
          </table:table-cell>
          <table:table-cell table:formula="of:=[.B383]/(0.7365*EXP(-0.0052*[.A383]))" office:value-type="float" office:value="1.10440020458505" calcext:value-type="float">
            <text:p>1.1044002045850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112218141555786" calcext:value-type="float">
            <text:p>0.112218141555786</text:p>
          </table:table-cell>
          <table:table-cell office:value-type="float" office:value="0.830179274082184" calcext:value-type="float">
            <text:p>0.830179274082184</text:p>
          </table:table-cell>
          <table:table-cell table:formula="of:=[.B384]/(0.7365*EXP(-0.0052*[.A384]))" office:value-type="float" office:value="1.11063889804206" calcext:value-type="float">
            <text:p>1.1106388980420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10934212803841" calcext:value-type="float">
            <text:p>0.110934212803841</text:p>
          </table:table-cell>
          <table:table-cell office:value-type="float" office:value="0.824730277061462" calcext:value-type="float">
            <text:p>0.824730277061462</text:p>
          </table:table-cell>
          <table:table-cell table:formula="of:=[.B385]/(0.7365*EXP(-0.0052*[.A385]))" office:value-type="float" office:value="1.10365578717941" calcext:value-type="float">
            <text:p>1.1036557871794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11599020659924" calcext:value-type="float">
            <text:p>0.111599020659924</text:p>
          </table:table-cell>
          <table:table-cell office:value-type="float" office:value="0.819318771362305" calcext:value-type="float">
            <text:p>0.819318771362305</text:p>
          </table:table-cell>
          <table:table-cell table:formula="of:=[.B386]/(0.7365*EXP(-0.0052*[.A386]))" office:value-type="float" office:value="1.11605822837059" calcext:value-type="float">
            <text:p>1.1160582283705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07846692204475" calcext:value-type="float">
            <text:p>0.107846692204475</text:p>
          </table:table-cell>
          <table:table-cell office:value-type="float" office:value="0.813944280147553" calcext:value-type="float">
            <text:p>0.813944280147553</text:p>
          </table:table-cell>
          <table:table-cell table:formula="of:=[.B387]/(0.7365*EXP(-0.0052*[.A387]))" office:value-type="float" office:value="1.0841556335833" calcext:value-type="float">
            <text:p>1.084155633583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110561802983284" calcext:value-type="float">
            <text:p>0.110561802983284</text:p>
          </table:table-cell>
          <table:table-cell office:value-type="float" office:value="0.808606564998627" calcext:value-type="float">
            <text:p>0.808606564998627</text:p>
          </table:table-cell>
          <table:table-cell table:formula="of:=[.B388]/(0.7365*EXP(-0.0052*[.A388]))" office:value-type="float" office:value="1.11724455106014" calcext:value-type="float">
            <text:p>1.1172445510601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08064740896225" calcext:value-type="float">
            <text:p>0.108064740896225</text:p>
          </table:table-cell>
          <table:table-cell office:value-type="float" office:value="0.80330491065979" calcext:value-type="float">
            <text:p>0.80330491065979</text:p>
          </table:table-cell>
          <table:table-cell table:formula="of:=[.B389]/(0.7365*EXP(-0.0052*[.A389]))" office:value-type="float" office:value="1.09770459130802" calcext:value-type="float">
            <text:p>1.0977045913080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082863509655" calcext:value-type="float">
            <text:p>0.1082863509655</text:p>
          </table:table-cell>
          <table:table-cell office:value-type="float" office:value="0.798039495944977" calcext:value-type="float">
            <text:p>0.798039495944977</text:p>
          </table:table-cell>
          <table:table-cell table:formula="of:=[.B390]/(0.7365*EXP(-0.0052*[.A390]))" office:value-type="float" office:value="1.10569033813652" calcext:value-type="float">
            <text:p>1.1056903381365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106622777879238" calcext:value-type="float">
            <text:p>0.106622777879238</text:p>
          </table:table-cell>
          <table:table-cell office:value-type="float" office:value="0.792809903621674" calcext:value-type="float">
            <text:p>0.792809903621674</text:p>
          </table:table-cell>
          <table:table-cell table:formula="of:=[.B391]/(0.7365*EXP(-0.0052*[.A391]))" office:value-type="float" office:value="1.094379930292" calcext:value-type="float">
            <text:p>1.09437993029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06328822672367" calcext:value-type="float">
            <text:p>0.106328822672367</text:p>
          </table:table-cell>
          <table:table-cell office:value-type="float" office:value="0.787616014480591" calcext:value-type="float">
            <text:p>0.787616014480591</text:p>
          </table:table-cell>
          <table:table-cell table:formula="of:=[.B392]/(0.7365*EXP(-0.0052*[.A392]))" office:value-type="float" office:value="1.09705263094779" calcext:value-type="float">
            <text:p>1.0970526309477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107524387538433" calcext:value-type="float">
            <text:p>0.107524387538433</text:p>
          </table:table-cell>
          <table:table-cell office:value-type="float" office:value="0.782457232475281" calcext:value-type="float">
            <text:p>0.782457232475281</text:p>
          </table:table-cell>
          <table:table-cell table:formula="of:=[.B393]/(0.7365*EXP(-0.0052*[.A393]))" office:value-type="float" office:value="1.11517176988845" calcext:value-type="float">
            <text:p>1.1151717698884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08241215348244" calcext:value-type="float">
            <text:p>0.108241215348244</text:p>
          </table:table-cell>
          <table:table-cell office:value-type="float" office:value="0.777333498001099" calcext:value-type="float">
            <text:p>0.777333498001099</text:p>
          </table:table-cell>
          <table:table-cell table:formula="of:=[.B394]/(0.7365*EXP(-0.0052*[.A394]))" office:value-type="float" office:value="1.1284589898072" calcext:value-type="float">
            <text:p>1.128458989807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104101844131947" calcext:value-type="float">
            <text:p>0.104101844131947</text:p>
          </table:table-cell>
          <table:table-cell office:value-type="float" office:value="0.772244215011597" calcext:value-type="float">
            <text:p>0.772244215011597</text:p>
          </table:table-cell>
          <table:table-cell table:formula="of:=[.B395]/(0.7365*EXP(-0.0052*[.A395]))" office:value-type="float" office:value="1.09096263139671" calcext:value-type="float">
            <text:p>1.0909626313967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07782691717148" calcext:value-type="float">
            <text:p>0.107782691717148</text:p>
          </table:table-cell>
          <table:table-cell office:value-type="float" office:value="0.767189502716065" calcext:value-type="float">
            <text:p>0.767189502716065</text:p>
          </table:table-cell>
          <table:table-cell table:formula="of:=[.B396]/(0.7365*EXP(-0.0052*[.A396]))" office:value-type="float" office:value="1.13542593137493" calcext:value-type="float">
            <text:p>1.1354259313749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08760289847851" calcext:value-type="float">
            <text:p>0.108760289847851</text:p>
          </table:table-cell>
          <table:table-cell office:value-type="float" office:value="0.762168884277344" calcext:value-type="float">
            <text:p>0.762168884277344</text:p>
          </table:table-cell>
          <table:table-cell table:formula="of:=[.B397]/(0.7365*EXP(-0.0052*[.A397]))" office:value-type="float" office:value="1.15169762426169" calcext:value-type="float">
            <text:p>1.1516976242616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05994045734406" calcext:value-type="float">
            <text:p>0.105994045734406</text:p>
          </table:table-cell>
          <table:table-cell office:value-type="float" office:value="0.757182002067566" calcext:value-type="float">
            <text:p>0.757182002067566</text:p>
          </table:table-cell>
          <table:table-cell table:formula="of:=[.B398]/(0.7365*EXP(-0.0052*[.A398]))" office:value-type="float" office:value="1.12825668443819" calcext:value-type="float">
            <text:p>1.1282566844381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04283064603806" calcext:value-type="float">
            <text:p>0.104283064603806</text:p>
          </table:table-cell>
          <table:table-cell office:value-type="float" office:value="0.752228677272797" calcext:value-type="float">
            <text:p>0.752228677272797</text:p>
          </table:table-cell>
          <table:table-cell table:formula="of:=[.B399]/(0.7365*EXP(-0.0052*[.A399]))" office:value-type="float" office:value="1.11583135946815" calcext:value-type="float">
            <text:p>1.1158313594681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04865290224552" calcext:value-type="float">
            <text:p>0.104865290224552</text:p>
          </table:table-cell>
          <table:table-cell office:value-type="float" office:value="0.747308611869812" calcext:value-type="float">
            <text:p>0.747308611869812</text:p>
          </table:table-cell>
          <table:table-cell table:formula="of:=[.B400]/(0.7365*EXP(-0.0052*[.A400]))" office:value-type="float" office:value="1.12791110272272" calcext:value-type="float">
            <text:p>1.1279111027227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990344062447548" calcext:value-type="float">
            <text:p>0.0990344062447548</text:p>
          </table:table-cell>
          <table:table-cell office:value-type="float" office:value="0.742421805858612" calcext:value-type="float">
            <text:p>0.742421805858612</text:p>
          </table:table-cell>
          <table:table-cell table:formula="of:=[.B401]/(0.7365*EXP(-0.0052*[.A401]))" office:value-type="float" office:value="1.07074866602524" calcext:value-type="float">
            <text:p>1.070748666025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6223374605179" calcext:value-type="float">
            <text:p>0.106223374605179</text:p>
          </table:table-cell>
          <table:table-cell office:value-type="float" office:value="0.73756742477417" calcext:value-type="float">
            <text:p>0.73756742477417</text:p>
          </table:table-cell>
          <table:table-cell table:formula="of:=[.B402]/(0.7365*EXP(-0.0052*[.A402]))" office:value-type="float" office:value="1.1544625933453" calcext:value-type="float">
            <text:p>1.154462593345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00222297012806" calcext:value-type="float">
            <text:p>0.100222297012806</text:p>
          </table:table-cell>
          <table:table-cell office:value-type="float" office:value="0.732745707035065" calcext:value-type="float">
            <text:p>0.732745707035065</text:p>
          </table:table-cell>
          <table:table-cell table:formula="of:=[.B403]/(0.7365*EXP(-0.0052*[.A403]))" office:value-type="float" office:value="1.0949201662441" calcext:value-type="float">
            <text:p>1.094920166244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04141741991043" calcext:value-type="float">
            <text:p>0.104141741991043</text:p>
          </table:table-cell>
          <table:table-cell office:value-type="float" office:value="0.727956354618073" calcext:value-type="float">
            <text:p>0.727956354618073</text:p>
          </table:table-cell>
          <table:table-cell table:formula="of:=[.B404]/(0.7365*EXP(-0.0052*[.A404]))" office:value-type="float" office:value="1.14367142876756" calcext:value-type="float">
            <text:p>1.1436714287675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02593071758747" calcext:value-type="float">
            <text:p>0.102593071758747</text:p>
          </table:table-cell>
          <table:table-cell office:value-type="float" office:value="0.723198771476746" calcext:value-type="float">
            <text:p>0.723198771476746</text:p>
          </table:table-cell>
          <table:table-cell table:formula="of:=[.B405]/(0.7365*EXP(-0.0052*[.A405]))" office:value-type="float" office:value="1.1325380407035" calcext:value-type="float">
            <text:p>1.132538040703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02461658418179" calcext:value-type="float">
            <text:p>0.102461658418179</text:p>
          </table:table-cell>
          <table:table-cell office:value-type="float" office:value="0.718472898006439" calcext:value-type="float">
            <text:p>0.718472898006439</text:p>
          </table:table-cell>
          <table:table-cell table:formula="of:=[.B406]/(0.7365*EXP(-0.0052*[.A406]))" office:value-type="float" office:value="1.13698432510202" calcext:value-type="float">
            <text:p>1.1369843251020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03201270103455" calcext:value-type="float">
            <text:p>0.103201270103455</text:p>
          </table:table-cell>
          <table:table-cell office:value-type="float" office:value="0.713778555393219" calcext:value-type="float">
            <text:p>0.713778555393219</text:p>
          </table:table-cell>
          <table:table-cell table:formula="of:=[.B407]/(0.7365*EXP(-0.0052*[.A407]))" office:value-type="float" office:value="1.15116206591658" calcext:value-type="float">
            <text:p>1.1511620659165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00249797105789" calcext:value-type="float">
            <text:p>0.100249797105789</text:p>
          </table:table-cell>
          <table:table-cell office:value-type="float" office:value="0.709115564823151" calcext:value-type="float">
            <text:p>0.709115564823151</text:p>
          </table:table-cell>
          <table:table-cell table:formula="of:=[.B408]/(0.7365*EXP(-0.0052*[.A408]))" office:value-type="float" office:value="1.12406975190332" calcext:value-type="float">
            <text:p>1.1240697519033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00751236081123" calcext:value-type="float">
            <text:p>0.100751236081123</text:p>
          </table:table-cell>
          <table:table-cell office:value-type="float" office:value="0.704483389854431" calcext:value-type="float">
            <text:p>0.704483389854431</text:p>
          </table:table-cell>
          <table:table-cell table:formula="of:=[.B409]/(0.7365*EXP(-0.0052*[.A409]))" office:value-type="float" office:value="1.13558193050772" calcext:value-type="float">
            <text:p>1.1355819305077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01111054420471" calcext:value-type="float">
            <text:p>0.101111054420471</text:p>
          </table:table-cell>
          <table:table-cell office:value-type="float" office:value="0.699882209300995" calcext:value-type="float">
            <text:p>0.699882209300995</text:p>
          </table:table-cell>
          <table:table-cell table:formula="of:=[.B410]/(0.7365*EXP(-0.0052*[.A410]))" office:value-type="float" office:value="1.14557904530139" calcext:value-type="float">
            <text:p>1.1455790453013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00125461816788" calcext:value-type="float">
            <text:p>0.100125461816788</text:p>
          </table:table-cell>
          <table:table-cell office:value-type="float" office:value="0.69531124830246" calcext:value-type="float">
            <text:p>0.69531124830246</text:p>
          </table:table-cell>
          <table:table-cell table:formula="of:=[.B411]/(0.7365*EXP(-0.0052*[.A411]))" office:value-type="float" office:value="1.14032667899485" calcext:value-type="float">
            <text:p>1.1403266789948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00584954023361" calcext:value-type="float">
            <text:p>0.100584954023361</text:p>
          </table:table-cell>
          <table:table-cell office:value-type="float" office:value="0.69077068567276" calcext:value-type="float">
            <text:p>0.69077068567276</text:p>
          </table:table-cell>
          <table:table-cell table:formula="of:=[.B412]/(0.7365*EXP(-0.0052*[.A412]))" office:value-type="float" office:value="1.15153225155626" calcext:value-type="float">
            <text:p>1.1515322515562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977250635623932" calcext:value-type="float">
            <text:p>0.0977250635623932</text:p>
          </table:table-cell>
          <table:table-cell office:value-type="float" office:value="0.686260104179382" calcext:value-type="float">
            <text:p>0.686260104179382</text:p>
          </table:table-cell>
          <table:table-cell table:formula="of:=[.B413]/(0.7365*EXP(-0.0052*[.A413]))" office:value-type="float" office:value="1.12462407718032" calcext:value-type="float">
            <text:p>1.1246240771803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987974479794502" calcext:value-type="float">
            <text:p>0.0987974479794502</text:p>
          </table:table-cell>
          <table:table-cell office:value-type="float" office:value="0.681779265403748" calcext:value-type="float">
            <text:p>0.681779265403748</text:p>
          </table:table-cell>
          <table:table-cell table:formula="of:=[.B414]/(0.7365*EXP(-0.0052*[.A414]))" office:value-type="float" office:value="1.14289273852633" calcext:value-type="float">
            <text:p>1.1428927385263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958329141139984" calcext:value-type="float">
            <text:p>0.0958329141139984</text:p>
          </table:table-cell>
          <table:table-cell office:value-type="float" office:value="0.677328169345856" calcext:value-type="float">
            <text:p>0.677328169345856</text:p>
          </table:table-cell>
          <table:table-cell table:formula="of:=[.B415]/(0.7365*EXP(-0.0052*[.A415]))" office:value-type="float" office:value="1.11437862346212" calcext:value-type="float">
            <text:p>1.1143786234621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991977602243424" calcext:value-type="float">
            <text:p>0.0991977602243424</text:p>
          </table:table-cell>
          <table:table-cell office:value-type="float" office:value="0.672906339168549" calcext:value-type="float">
            <text:p>0.672906339168549</text:p>
          </table:table-cell>
          <table:table-cell table:formula="of:=[.B416]/(0.7365*EXP(-0.0052*[.A416]))" office:value-type="float" office:value="1.15952008507487" calcext:value-type="float">
            <text:p>1.1595200850748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96983402967453" calcext:value-type="float">
            <text:p>0.096983402967453</text:p>
          </table:table-cell>
          <table:table-cell office:value-type="float" office:value="0.668513417243958" calcext:value-type="float">
            <text:p>0.668513417243958</text:p>
          </table:table-cell>
          <table:table-cell table:formula="of:=[.B417]/(0.7365*EXP(-0.0052*[.A417]))" office:value-type="float" office:value="1.13954678293787" calcext:value-type="float">
            <text:p>1.1395467829378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981843993067741" calcext:value-type="float">
            <text:p>0.0981843993067741</text:p>
          </table:table-cell>
          <table:table-cell office:value-type="float" office:value="0.664149701595306" calcext:value-type="float">
            <text:p>0.664149701595306</text:p>
          </table:table-cell>
          <table:table-cell table:formula="of:=[.B418]/(0.7365*EXP(-0.0052*[.A418]))" office:value-type="float" office:value="1.15967303650775" calcext:value-type="float">
            <text:p>1.1596730365077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973375663161278" calcext:value-type="float">
            <text:p>0.0973375663161278</text:p>
          </table:table-cell>
          <table:table-cell office:value-type="float" office:value="0.659814357757568" calcext:value-type="float">
            <text:p>0.659814357757568</text:p>
          </table:table-cell>
          <table:table-cell table:formula="of:=[.B419]/(0.7365*EXP(-0.0052*[.A419]))" office:value-type="float" office:value="1.15566480404128" calcext:value-type="float">
            <text:p>1.1556648040412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950097888708115" calcext:value-type="float">
            <text:p>0.0950097888708115</text:p>
          </table:table-cell>
          <table:table-cell office:value-type="float" office:value="0.655507624149323" calcext:value-type="float">
            <text:p>0.655507624149323</text:p>
          </table:table-cell>
          <table:table-cell table:formula="of:=[.B420]/(0.7365*EXP(-0.0052*[.A420]))" office:value-type="float" office:value="1.13390870060598" calcext:value-type="float">
            <text:p>1.1339087006059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980322435498238" calcext:value-type="float">
            <text:p>0.0980322435498238</text:p>
          </table:table-cell>
          <table:table-cell office:value-type="float" office:value="0.6512291431427" calcext:value-type="float">
            <text:p>0.6512291431427</text:p>
          </table:table-cell>
          <table:table-cell table:formula="of:=[.B421]/(0.7365*EXP(-0.0052*[.A421]))" office:value-type="float" office:value="1.1760803882182" calcext:value-type="float">
            <text:p>1.176080388218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969549119472504" calcext:value-type="float">
            <text:p>0.0969549119472504</text:p>
          </table:table-cell>
          <table:table-cell office:value-type="float" office:value="0.646978497505188" calcext:value-type="float">
            <text:p>0.646978497505188</text:p>
          </table:table-cell>
          <table:table-cell table:formula="of:=[.B422]/(0.7365*EXP(-0.0052*[.A422]))" office:value-type="float" office:value="1.16921994087009" calcext:value-type="float">
            <text:p>1.1692199408700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954631417989731" calcext:value-type="float">
            <text:p>0.0954631417989731</text:p>
          </table:table-cell>
          <table:table-cell office:value-type="float" office:value="0.642755746841431" calcext:value-type="float">
            <text:p>0.642755746841431</text:p>
          </table:table-cell>
          <table:table-cell table:formula="of:=[.B423]/(0.7365*EXP(-0.0052*[.A423]))" office:value-type="float" office:value="1.15723204703493" calcext:value-type="float">
            <text:p>1.1572320470349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957478731870651" calcext:value-type="float">
            <text:p>0.0957478731870651</text:p>
          </table:table-cell>
          <table:table-cell office:value-type="float" office:value="0.638560712337494" calcext:value-type="float">
            <text:p>0.638560712337494</text:p>
          </table:table-cell>
          <table:table-cell table:formula="of:=[.B424]/(0.7365*EXP(-0.0052*[.A424]))" office:value-type="float" office:value="1.16673491859136" calcext:value-type="float">
            <text:p>1.166734918591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938874334096909" calcext:value-type="float">
            <text:p>0.0938874334096909</text:p>
          </table:table-cell>
          <table:table-cell office:value-type="float" office:value="0.634392857551575" calcext:value-type="float">
            <text:p>0.634392857551575</text:p>
          </table:table-cell>
          <table:table-cell table:formula="of:=[.B425]/(0.7365*EXP(-0.0052*[.A425]))" office:value-type="float" office:value="1.15002917526937" calcext:value-type="float">
            <text:p>1.1500291752693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933716371655464" calcext:value-type="float">
            <text:p>0.0933716371655464</text:p>
          </table:table-cell>
          <table:table-cell office:value-type="float" office:value="0.630252242088318" calcext:value-type="float">
            <text:p>0.630252242088318</text:p>
          </table:table-cell>
          <table:table-cell table:formula="of:=[.B426]/(0.7365*EXP(-0.0052*[.A426]))" office:value-type="float" office:value="1.14967396399646" calcext:value-type="float">
            <text:p>1.1496739639964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931313782930374" calcext:value-type="float">
            <text:p>0.0931313782930374</text:p>
          </table:table-cell>
          <table:table-cell office:value-type="float" office:value="0.626138508319855" calcext:value-type="float">
            <text:p>0.626138508319855</text:p>
          </table:table-cell>
          <table:table-cell table:formula="of:=[.B427]/(0.7365*EXP(-0.0052*[.A427]))" office:value-type="float" office:value="1.15269413688022" calcext:value-type="float">
            <text:p>1.1526941368802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949098244309425" calcext:value-type="float">
            <text:p>0.0949098244309425</text:p>
          </table:table-cell>
          <table:table-cell office:value-type="float" office:value="0.62205171585083" calcext:value-type="float">
            <text:p>0.62205171585083</text:p>
          </table:table-cell>
          <table:table-cell table:formula="of:=[.B428]/(0.7365*EXP(-0.0052*[.A428]))" office:value-type="float" office:value="1.18083048100503" calcext:value-type="float">
            <text:p>1.1808304810050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910329222679138" calcext:value-type="float">
            <text:p>0.0910329222679138</text:p>
          </table:table-cell>
          <table:table-cell office:value-type="float" office:value="0.617991387844086" calcext:value-type="float">
            <text:p>0.617991387844086</text:p>
          </table:table-cell>
          <table:table-cell table:formula="of:=[.B429]/(0.7365*EXP(-0.0052*[.A429]))" office:value-type="float" office:value="1.138500434712" calcext:value-type="float">
            <text:p>1.13850043471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921590179204941" calcext:value-type="float">
            <text:p>0.0921590179204941</text:p>
          </table:table-cell>
          <table:table-cell office:value-type="float" office:value="0.613957285881043" calcext:value-type="float">
            <text:p>0.613957285881043</text:p>
          </table:table-cell>
          <table:table-cell table:formula="of:=[.B430]/(0.7365*EXP(-0.0052*[.A430]))" office:value-type="float" office:value="1.15859296159948" calcext:value-type="float">
            <text:p>1.1585929615994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899928510189056" calcext:value-type="float">
            <text:p>0.0899928510189056</text:p>
          </table:table-cell>
          <table:table-cell office:value-type="float" office:value="0.609949469566345" calcext:value-type="float">
            <text:p>0.609949469566345</text:p>
          </table:table-cell>
          <table:table-cell table:formula="of:=[.B431]/(0.7365*EXP(-0.0052*[.A431]))" office:value-type="float" office:value="1.13725901920314" calcext:value-type="float">
            <text:p>1.1372590192031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935430526733398" calcext:value-type="float">
            <text:p>0.0935430526733398</text:p>
          </table:table-cell>
          <table:table-cell office:value-type="float" office:value="0.605967521667481" calcext:value-type="float">
            <text:p>0.605967521667481</text:p>
          </table:table-cell>
          <table:table-cell table:formula="of:=[.B432]/(0.7365*EXP(-0.0052*[.A432]))" office:value-type="float" office:value="1.18828673448694" calcext:value-type="float">
            <text:p>1.1882867344869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914314389228821" calcext:value-type="float">
            <text:p>0.0914314389228821</text:p>
          </table:table-cell>
          <table:table-cell office:value-type="float" office:value="0.602011561393738" calcext:value-type="float">
            <text:p>0.602011561393738</text:p>
          </table:table-cell>
          <table:table-cell table:formula="of:=[.B433]/(0.7365*EXP(-0.0052*[.A433]))" office:value-type="float" office:value="1.16751803049788" calcext:value-type="float">
            <text:p>1.1675180304978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91240257024765" calcext:value-type="float">
            <text:p>0.091240257024765</text:p>
          </table:table-cell>
          <table:table-cell office:value-type="float" office:value="0.598080992698669" calcext:value-type="float">
            <text:p>0.598080992698669</text:p>
          </table:table-cell>
          <table:table-cell table:formula="of:=[.B434]/(0.7365*EXP(-0.0052*[.A434]))" office:value-type="float" office:value="1.17115094449915" calcext:value-type="float">
            <text:p>1.1711509444991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898326188325882" calcext:value-type="float">
            <text:p>0.0898326188325882</text:p>
          </table:table-cell>
          <table:table-cell office:value-type="float" office:value="0.59417599439621" calcext:value-type="float">
            <text:p>0.59417599439621</text:p>
          </table:table-cell>
          <table:table-cell table:formula="of:=[.B435]/(0.7365*EXP(-0.0052*[.A435]))" office:value-type="float" office:value="1.15909428589213" calcext:value-type="float">
            <text:p>1.1590942858921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922035500407219" calcext:value-type="float">
            <text:p>0.0922035500407219</text:p>
          </table:table-cell>
          <table:table-cell office:value-type="float" office:value="0.590295970439911" calcext:value-type="float">
            <text:p>0.590295970439911</text:p>
          </table:table-cell>
          <table:table-cell table:formula="of:=[.B436]/(0.7365*EXP(-0.0052*[.A436]))" office:value-type="float" office:value="1.19588846873509" calcext:value-type="float">
            <text:p>1.1958884687350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902974009513855" calcext:value-type="float">
            <text:p>0.0902974009513855</text:p>
          </table:table-cell>
          <table:table-cell office:value-type="float" office:value="0.586441159248352" calcext:value-type="float">
            <text:p>0.586441159248352</text:p>
          </table:table-cell>
          <table:table-cell table:formula="of:=[.B437]/(0.7365*EXP(-0.0052*[.A437]))" office:value-type="float" office:value="1.17727146333242" calcext:value-type="float">
            <text:p>1.17727146333242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893993154168129" calcext:value-type="float">
            <text:p>0.0893993154168129</text:p>
          </table:table-cell>
          <table:table-cell office:value-type="float" office:value="0.582611083984375" calcext:value-type="float">
            <text:p>0.582611083984375</text:p>
          </table:table-cell>
          <table:table-cell table:formula="of:=[.B438]/(0.7365*EXP(-0.0052*[.A438]))" office:value-type="float" office:value="1.17163919389274" calcext:value-type="float">
            <text:p>1.1716391938927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895258039236069" calcext:value-type="float">
            <text:p>0.0895258039236069</text:p>
          </table:table-cell>
          <table:table-cell office:value-type="float" office:value="0.578805565834045" calcext:value-type="float">
            <text:p>0.578805565834045</text:p>
          </table:table-cell>
          <table:table-cell table:formula="of:=[.B439]/(0.7365*EXP(-0.0052*[.A439]))" office:value-type="float" office:value="1.17941394676527" calcext:value-type="float">
            <text:p>1.1794139467652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897668525576592" calcext:value-type="float">
            <text:p>0.0897668525576592</text:p>
          </table:table-cell>
          <table:table-cell office:value-type="float" office:value="0.575024604797363" calcext:value-type="float">
            <text:p>0.575024604797363</text:p>
          </table:table-cell>
          <table:table-cell table:formula="of:=[.B440]/(0.7365*EXP(-0.0052*[.A440]))" office:value-type="float" office:value="1.18875500606435" calcext:value-type="float">
            <text:p>1.1887550060643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867628529667854" calcext:value-type="float">
            <text:p>0.0867628529667854</text:p>
          </table:table-cell>
          <table:table-cell office:value-type="float" office:value="0.571267902851105" calcext:value-type="float">
            <text:p>0.571267902851105</text:p>
          </table:table-cell>
          <table:table-cell table:formula="of:=[.B441]/(0.7365*EXP(-0.0052*[.A441]))" office:value-type="float" office:value="1.15496418282285" calcext:value-type="float">
            <text:p>1.1549641828228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855924636125565" calcext:value-type="float">
            <text:p>0.0855924636125565</text:p>
          </table:table-cell>
          <table:table-cell office:value-type="float" office:value="0.56753545999527" calcext:value-type="float">
            <text:p>0.56753545999527</text:p>
          </table:table-cell>
          <table:table-cell table:formula="of:=[.B442]/(0.7365*EXP(-0.0052*[.A442]))" office:value-type="float" office:value="1.14532449827273" calcext:value-type="float">
            <text:p>1.1453244982727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890406370162964" calcext:value-type="float">
            <text:p>0.0890406370162964</text:p>
          </table:table-cell>
          <table:table-cell office:value-type="float" office:value="0.5638267993927" calcext:value-type="float">
            <text:p>0.5638267993927</text:p>
          </table:table-cell>
          <table:table-cell table:formula="of:=[.B443]/(0.7365*EXP(-0.0052*[.A443]))" office:value-type="float" office:value="1.19767673411151" calcext:value-type="float">
            <text:p>1.1976767341115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868364274501801" calcext:value-type="float">
            <text:p>0.0868364274501801</text:p>
          </table:table-cell>
          <table:table-cell office:value-type="float" office:value="0.560141861438751" calcext:value-type="float">
            <text:p>0.560141861438751</text:p>
          </table:table-cell>
          <table:table-cell table:formula="of:=[.B444]/(0.7365*EXP(-0.0052*[.A444]))" office:value-type="float" office:value="1.17411769635329" calcext:value-type="float">
            <text:p>1.17411769635329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867946743965149" calcext:value-type="float">
            <text:p>0.0867946743965149</text:p>
          </table:table-cell>
          <table:table-cell office:value-type="float" office:value="0.556480586528778" calcext:value-type="float">
            <text:p>0.556480586528778</text:p>
          </table:table-cell>
          <table:table-cell table:formula="of:=[.B445]/(0.7365*EXP(-0.0052*[.A445]))" office:value-type="float" office:value="1.17967152254712" calcext:value-type="float">
            <text:p>1.1796715225471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860379487276077" calcext:value-type="float">
            <text:p>0.0860379487276077</text:p>
          </table:table-cell>
          <table:table-cell office:value-type="float" office:value="0.552842736244202" calcext:value-type="float">
            <text:p>0.552842736244202</text:p>
          </table:table-cell>
          <table:table-cell table:formula="of:=[.B446]/(0.7365*EXP(-0.0052*[.A446]))" office:value-type="float" office:value="1.17548311794158" calcext:value-type="float">
            <text:p>1.1754831179415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839635729789734" calcext:value-type="float">
            <text:p>0.0839635729789734</text:p>
          </table:table-cell>
          <table:table-cell office:value-type="float" office:value="0.549228191375732" calcext:value-type="float">
            <text:p>0.549228191375732</text:p>
          </table:table-cell>
          <table:table-cell table:formula="of:=[.B447]/(0.7365*EXP(-0.0052*[.A447]))" office:value-type="float" office:value="1.15312288473956" calcext:value-type="float">
            <text:p>1.1531228847395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867209285497665" calcext:value-type="float">
            <text:p>0.0867209285497665</text:p>
          </table:table-cell>
          <table:table-cell office:value-type="float" office:value="0.545636594295502" calcext:value-type="float">
            <text:p>0.545636594295502</text:p>
          </table:table-cell>
          <table:table-cell table:formula="of:=[.B448]/(0.7365*EXP(-0.0052*[.A448]))" office:value-type="float" office:value="1.19720061318384" calcext:value-type="float">
            <text:p>1.1972006131838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864256620407105" calcext:value-type="float">
            <text:p>0.0864256620407105</text:p>
          </table:table-cell>
          <table:table-cell office:value-type="float" office:value="0.542067885398865" calcext:value-type="float">
            <text:p>0.542067885398865</text:p>
          </table:table-cell>
          <table:table-cell table:formula="of:=[.B449]/(0.7365*EXP(-0.0052*[.A449]))" office:value-type="float" office:value="1.1993448029812" calcext:value-type="float">
            <text:p>1.199344802981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40485692024231" calcext:value-type="float">
            <text:p>0.0840485692024231</text:p>
          </table:table-cell>
          <table:table-cell office:value-type="float" office:value="0.538522064685822" calcext:value-type="float">
            <text:p>0.538522064685822</text:p>
          </table:table-cell>
          <table:table-cell table:formula="of:=[.B450]/(0.7365*EXP(-0.0052*[.A450]))" office:value-type="float" office:value="1.17243830384911" calcext:value-type="float">
            <text:p>1.1724383038491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869410485029221" calcext:value-type="float">
            <text:p>0.0869410485029221</text:p>
          </table:table-cell>
          <table:table-cell office:value-type="float" office:value="0.534998834133148" calcext:value-type="float">
            <text:p>0.534998834133148</text:p>
          </table:table-cell>
          <table:table-cell table:formula="of:=[.B451]/(0.7365*EXP(-0.0052*[.A451]))" office:value-type="float" office:value="1.21910995773638" calcext:value-type="float">
            <text:p>1.2191099577363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853276476264" calcext:value-type="float">
            <text:p>0.0853276476264</text:p>
          </table:table-cell>
          <table:table-cell office:value-type="float" office:value="0.531497895717621" calcext:value-type="float">
            <text:p>0.531497895717621</text:p>
          </table:table-cell>
          <table:table-cell table:formula="of:=[.B452]/(0.7365*EXP(-0.0052*[.A452]))" office:value-type="float" office:value="1.2027243657177" calcext:value-type="float">
            <text:p>1.202724365717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805046260356903" calcext:value-type="float">
            <text:p>0.0805046260356903</text:p>
          </table:table-cell>
          <table:table-cell office:value-type="float" office:value="0.52801924943924" calcext:value-type="float">
            <text:p>0.52801924943924</text:p>
          </table:table-cell>
          <table:table-cell table:formula="of:=[.B453]/(0.7365*EXP(-0.0052*[.A453]))" office:value-type="float" office:value="1.14065814175587" calcext:value-type="float">
            <text:p>1.1406581417558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866069123148918" calcext:value-type="float">
            <text:p>0.0866069123148918</text:p>
          </table:table-cell>
          <table:table-cell office:value-type="float" office:value="0.524562895298004" calcext:value-type="float">
            <text:p>0.524562895298004</text:p>
          </table:table-cell>
          <table:table-cell table:formula="of:=[.B454]/(0.7365*EXP(-0.0052*[.A454]))" office:value-type="float" office:value="1.2335181799155" calcext:value-type="float">
            <text:p>1.233518179915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8498515188694" calcext:value-type="float">
            <text:p>0.08498515188694</text:p>
          </table:table-cell>
          <table:table-cell office:value-type="float" office:value="0.521128118038178" calcext:value-type="float">
            <text:p>0.521128118038178</text:p>
          </table:table-cell>
          <table:table-cell table:formula="of:=[.B455]/(0.7365*EXP(-0.0052*[.A455]))" office:value-type="float" office:value="1.21673047364825" calcext:value-type="float">
            <text:p>1.2167304736482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806054100394249" calcext:value-type="float">
            <text:p>0.0806054100394249</text:p>
          </table:table-cell>
          <table:table-cell office:value-type="float" office:value="0.517715275287628" calcext:value-type="float">
            <text:p>0.517715275287628</text:p>
          </table:table-cell>
          <table:table-cell table:formula="of:=[.B456]/(0.7365*EXP(-0.0052*[.A456]))" office:value-type="float" office:value="1.16004237362079" calcext:value-type="float">
            <text:p>1.1600423736207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811279639601708" calcext:value-type="float">
            <text:p>0.0811279639601708</text:p>
          </table:table-cell>
          <table:table-cell office:value-type="float" office:value="0.514324188232422" calcext:value-type="float">
            <text:p>0.514324188232422</text:p>
          </table:table-cell>
          <table:table-cell table:formula="of:=[.B457]/(0.7365*EXP(-0.0052*[.A457]))" office:value-type="float" office:value="1.17364990995756" calcext:value-type="float">
            <text:p>1.1736499099575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840832740068436" calcext:value-type="float">
            <text:p>0.0840832740068436</text:p>
          </table:table-cell>
          <table:table-cell office:value-type="float" office:value="0.510954558849335" calcext:value-type="float">
            <text:p>0.510954558849335</text:p>
          </table:table-cell>
          <table:table-cell table:formula="of:=[.B458]/(0.7365*EXP(-0.0052*[.A458]))" office:value-type="float" office:value="1.22274511959579" calcext:value-type="float">
            <text:p>1.2227451195957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82182452082634" calcext:value-type="float">
            <text:p>0.082182452082634</text:p>
          </table:table-cell>
          <table:table-cell office:value-type="float" office:value="0.507606208324432" calcext:value-type="float">
            <text:p>0.507606208324432</text:p>
          </table:table-cell>
          <table:table-cell table:formula="of:=[.B459]/(0.7365*EXP(-0.0052*[.A459]))" office:value-type="float" office:value="1.20133395079272" calcext:value-type="float">
            <text:p>1.2013339507927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81913061439991" calcext:value-type="float">
            <text:p>0.081913061439991</text:p>
          </table:table-cell>
          <table:table-cell office:value-type="float" office:value="0.504278898239136" calcext:value-type="float">
            <text:p>0.504278898239136</text:p>
          </table:table-cell>
          <table:table-cell table:formula="of:=[.B460]/(0.7365*EXP(-0.0052*[.A460]))" office:value-type="float" office:value="1.20363870455728" calcext:value-type="float">
            <text:p>1.20363870455728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816174224019051" calcext:value-type="float">
            <text:p>0.0816174224019051</text:p>
          </table:table-cell>
          <table:table-cell office:value-type="float" office:value="0.500972807407379" calcext:value-type="float">
            <text:p>0.500972807407379</text:p>
          </table:table-cell>
          <table:table-cell table:formula="of:=[.B461]/(0.7365*EXP(-0.0052*[.A461]))" office:value-type="float" office:value="1.20554712929949" calcext:value-type="float">
            <text:p>1.2055471292994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794511884450913" calcext:value-type="float">
            <text:p>0.0794511884450913</text:p>
          </table:table-cell>
          <table:table-cell office:value-type="float" office:value="0.497687458992004" calcext:value-type="float">
            <text:p>0.497687458992004</text:p>
          </table:table-cell>
          <table:table-cell table:formula="of:=[.B462]/(0.7365*EXP(-0.0052*[.A462]))" office:value-type="float" office:value="1.17966867525803" calcext:value-type="float">
            <text:p>1.1796686752580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802655220031738" calcext:value-type="float">
            <text:p>0.0802655220031738</text:p>
          </table:table-cell>
          <table:table-cell office:value-type="float" office:value="0.494423002004623" calcext:value-type="float">
            <text:p>0.494423002004623</text:p>
          </table:table-cell>
          <table:table-cell table:formula="of:=[.B463]/(0.7365*EXP(-0.0052*[.A463]))" office:value-type="float" office:value="1.19797295942191" calcext:value-type="float">
            <text:p>1.1979729594219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7944755256176" calcext:value-type="float">
            <text:p>0.07944755256176</text:p>
          </table:table-cell>
          <table:table-cell office:value-type="float" office:value="0.491179049015045" calcext:value-type="float">
            <text:p>0.491179049015045</text:p>
          </table:table-cell>
          <table:table-cell table:formula="of:=[.B464]/(0.7365*EXP(-0.0052*[.A464]))" office:value-type="float" office:value="1.19194669876814" calcext:value-type="float">
            <text:p>1.1919466987681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780426189303398" calcext:value-type="float">
            <text:p>0.0780426189303398</text:p>
          </table:table-cell>
          <table:table-cell office:value-type="float" office:value="0.48795560002327" calcext:value-type="float">
            <text:p>0.48795560002327</text:p>
          </table:table-cell>
          <table:table-cell table:formula="of:=[.B465]/(0.7365*EXP(-0.0052*[.A465]))" office:value-type="float" office:value="1.17697294088254" calcext:value-type="float">
            <text:p>1.1769729408825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792029425501823" calcext:value-type="float">
            <text:p>0.0792029425501823</text:p>
          </table:table-cell>
          <table:table-cell office:value-type="float" office:value="0.484752237796783" calcext:value-type="float">
            <text:p>0.484752237796783</text:p>
          </table:table-cell>
          <table:table-cell table:formula="of:=[.B466]/(0.7365*EXP(-0.0052*[.A466]))" office:value-type="float" office:value="1.20069939434832" calcext:value-type="float">
            <text:p>1.20069939434832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803050026297569" calcext:value-type="float">
            <text:p>0.0803050026297569</text:p>
          </table:table-cell>
          <table:table-cell office:value-type="float" office:value="0.48156926035881" calcext:value-type="float">
            <text:p>0.48156926035881</text:p>
          </table:table-cell>
          <table:table-cell table:formula="of:=[.B467]/(0.7365*EXP(-0.0052*[.A467]))" office:value-type="float" office:value="1.22375338672878" calcext:value-type="float">
            <text:p>1.2237533867287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794612616300583" calcext:value-type="float">
            <text:p>0.0794612616300583</text:p>
          </table:table-cell>
          <table:table-cell office:value-type="float" office:value="0.478406220674515" calcext:value-type="float">
            <text:p>0.478406220674515</text:p>
          </table:table-cell>
          <table:table-cell table:formula="of:=[.B468]/(0.7365*EXP(-0.0052*[.A468]))" office:value-type="float" office:value="1.21720882822079" calcext:value-type="float">
            <text:p>1.2172088282207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767010077834129" calcext:value-type="float">
            <text:p>0.0767010077834129</text:p>
          </table:table-cell>
          <table:table-cell office:value-type="float" office:value="0.475263088941574" calcext:value-type="float">
            <text:p>0.475263088941574</text:p>
          </table:table-cell>
          <table:table-cell table:formula="of:=[.B469]/(0.7365*EXP(-0.0052*[.A469]))" office:value-type="float" office:value="1.18105205308115" calcext:value-type="float">
            <text:p>1.18105205308115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774347707629204" calcext:value-type="float">
            <text:p>0.0774347707629204</text:p>
          </table:table-cell>
          <table:table-cell office:value-type="float" office:value="0.472139567136765" calcext:value-type="float">
            <text:p>0.472139567136765</text:p>
          </table:table-cell>
          <table:table-cell table:formula="of:=[.B470]/(0.7365*EXP(-0.0052*[.A470]))" office:value-type="float" office:value="1.19856700232312" calcext:value-type="float">
            <text:p>1.1985670023231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767510533332825" calcext:value-type="float">
            <text:p>0.0767510533332825</text:p>
          </table:table-cell>
          <table:table-cell office:value-type="float" office:value="0.469035744667053" calcext:value-type="float">
            <text:p>0.469035744667053</text:p>
          </table:table-cell>
          <table:table-cell table:formula="of:=[.B471]/(0.7365*EXP(-0.0052*[.A471]))" office:value-type="float" office:value="1.19417775172606" calcext:value-type="float">
            <text:p>1.1941777517260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787846595048904" calcext:value-type="float">
            <text:p>0.0787846595048904</text:p>
          </table:table-cell>
          <table:table-cell office:value-type="float" office:value="0.465951502323151" calcext:value-type="float">
            <text:p>0.465951502323151</text:p>
          </table:table-cell>
          <table:table-cell table:formula="of:=[.B472]/(0.7365*EXP(-0.0052*[.A472]))" office:value-type="float" office:value="1.23220970494035" calcext:value-type="float">
            <text:p>1.23220970494035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745429024100304" calcext:value-type="float">
            <text:p>0.0745429024100304</text:p>
          </table:table-cell>
          <table:table-cell office:value-type="float" office:value="0.462886512279511" calcext:value-type="float">
            <text:p>0.462886512279511</text:p>
          </table:table-cell>
          <table:table-cell table:formula="of:=[.B473]/(0.7365*EXP(-0.0052*[.A473]))" office:value-type="float" office:value="1.17194597656127" calcext:value-type="float">
            <text:p>1.1719459765612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753518790006638" calcext:value-type="float">
            <text:p>0.0753518790006638</text:p>
          </table:table-cell>
          <table:table-cell office:value-type="float" office:value="0.459840774536133" calcext:value-type="float">
            <text:p>0.459840774536133</text:p>
          </table:table-cell>
          <table:table-cell table:formula="of:=[.B474]/(0.7365*EXP(-0.0052*[.A474]))" office:value-type="float" office:value="1.19084081616623" calcext:value-type="float">
            <text:p>1.1908408161662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755175203084946" calcext:value-type="float">
            <text:p>0.0755175203084946</text:p>
          </table:table-cell>
          <table:table-cell office:value-type="float" office:value="0.456814050674439" calcext:value-type="float">
            <text:p>0.456814050674439</text:p>
          </table:table-cell>
          <table:table-cell table:formula="of:=[.B475]/(0.7365*EXP(-0.0052*[.A475]))" office:value-type="float" office:value="1.19968071492787" calcext:value-type="float">
            <text:p>1.1996807149278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753657519817352" calcext:value-type="float">
            <text:p>0.0753657519817352</text:p>
          </table:table-cell>
          <table:table-cell office:value-type="float" office:value="0.453806281089783" calcext:value-type="float">
            <text:p>0.453806281089783</text:p>
          </table:table-cell>
          <table:table-cell table:formula="of:=[.B476]/(0.7365*EXP(-0.0052*[.A476]))" office:value-type="float" office:value="1.20351172206674" calcext:value-type="float">
            <text:p>1.2035117220667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755852311849594" calcext:value-type="float">
            <text:p>0.0755852311849594</text:p>
          </table:table-cell>
          <table:table-cell office:value-type="float" office:value="0.450817197561264" calcext:value-type="float">
            <text:p>0.450817197561264</text:p>
          </table:table-cell>
          <table:table-cell table:formula="of:=[.B477]/(0.7365*EXP(-0.0052*[.A477]))" office:value-type="float" office:value="1.21330940726895" calcext:value-type="float">
            <text:p>1.2133094072689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772773921489716" calcext:value-type="float">
            <text:p>0.0772773921489716</text:p>
          </table:table-cell>
          <table:table-cell office:value-type="float" office:value="0.447846978902817" calcext:value-type="float">
            <text:p>0.447846978902817</text:p>
          </table:table-cell>
          <table:table-cell table:formula="of:=[.B478]/(0.7365*EXP(-0.0052*[.A478]))" office:value-type="float" office:value="1.24693957340282" calcext:value-type="float">
            <text:p>1.2469395734028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780474618077278" calcext:value-type="float">
            <text:p>0.0780474618077278</text:p>
          </table:table-cell>
          <table:table-cell office:value-type="float" office:value="0.444895207881928" calcext:value-type="float">
            <text:p>0.444895207881928</text:p>
          </table:table-cell>
          <table:table-cell table:formula="of:=[.B479]/(0.7365*EXP(-0.0052*[.A479]))" office:value-type="float" office:value="1.2659310893527" calcext:value-type="float">
            <text:p>1.265931089352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740247666835785" calcext:value-type="float">
            <text:p>0.0740247666835785</text:p>
          </table:table-cell>
          <table:table-cell office:value-type="float" office:value="0.441961944103241" calcext:value-type="float">
            <text:p>0.441961944103241</text:p>
          </table:table-cell>
          <table:table-cell table:formula="of:=[.B480]/(0.7365*EXP(-0.0052*[.A480]))" office:value-type="float" office:value="1.2069427220936" calcext:value-type="float">
            <text:p>1.2069427220936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742665380239487" calcext:value-type="float">
            <text:p>0.0742665380239487</text:p>
          </table:table-cell>
          <table:table-cell office:value-type="float" office:value="0.439046949148178" calcext:value-type="float">
            <text:p>0.439046949148178</text:p>
          </table:table-cell>
          <table:table-cell table:formula="of:=[.B481]/(0.7365*EXP(-0.0052*[.A481]))" office:value-type="float" office:value="1.2171977022537" calcext:value-type="float">
            <text:p>1.217197702253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751259252429009" calcext:value-type="float">
            <text:p>0.0751259252429009</text:p>
          </table:table-cell>
          <table:table-cell office:value-type="float" office:value="0.436150103807449" calcext:value-type="float">
            <text:p>0.436150103807449</text:p>
          </table:table-cell>
          <table:table-cell table:formula="of:=[.B482]/(0.7365*EXP(-0.0052*[.A482]))" office:value-type="float" office:value="1.23770204760093" calcext:value-type="float">
            <text:p>1.2377020476009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766539573669434" calcext:value-type="float">
            <text:p>0.0766539573669434</text:p>
          </table:table-cell>
          <table:table-cell office:value-type="float" office:value="0.433271378278732" calcext:value-type="float">
            <text:p>0.433271378278732</text:p>
          </table:table-cell>
          <table:table-cell table:formula="of:=[.B483]/(0.7365*EXP(-0.0052*[.A483]))" office:value-type="float" office:value="1.26946048739341" calcext:value-type="float">
            <text:p>1.2694604873934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732081383466721" calcext:value-type="float">
            <text:p>0.0732081383466721</text:p>
          </table:table-cell>
          <table:table-cell office:value-type="float" office:value="0.430410623550415" calcext:value-type="float">
            <text:p>0.430410623550415</text:p>
          </table:table-cell>
          <table:table-cell table:formula="of:=[.B484]/(0.7365*EXP(-0.0052*[.A484]))" office:value-type="float" office:value="1.21871540645992" calcext:value-type="float">
            <text:p>1.2187154064599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737867876887322" calcext:value-type="float">
            <text:p>0.0737867876887322</text:p>
          </table:table-cell>
          <table:table-cell office:value-type="float" office:value="0.427567541599274" calcext:value-type="float">
            <text:p>0.427567541599274</text:p>
          </table:table-cell>
          <table:table-cell table:formula="of:=[.B485]/(0.7365*EXP(-0.0052*[.A485]))" office:value-type="float" office:value="1.23475238384726" calcext:value-type="float">
            <text:p>1.2347523838472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712724030017853" calcext:value-type="float">
            <text:p>0.0712724030017853</text:p>
          </table:table-cell>
          <table:table-cell office:value-type="float" office:value="0.42474228143692" calcext:value-type="float">
            <text:p>0.42474228143692</text:p>
          </table:table-cell>
          <table:table-cell table:formula="of:=[.B486]/(0.7365*EXP(-0.0052*[.A486]))" office:value-type="float" office:value="1.19889459559599" calcext:value-type="float">
            <text:p>1.1988945955959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71662962436676" calcext:value-type="float">
            <text:p>0.071662962436676</text:p>
          </table:table-cell>
          <table:table-cell office:value-type="float" office:value="0.421934515237808" calcext:value-type="float">
            <text:p>0.421934515237808</text:p>
          </table:table-cell>
          <table:table-cell table:formula="of:=[.B487]/(0.7365*EXP(-0.0052*[.A487]))" office:value-type="float" office:value="1.21174905428718" calcext:value-type="float">
            <text:p>1.2117490542871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733242034912109" calcext:value-type="float">
            <text:p>0.0733242034912109</text:p>
          </table:table-cell>
          <table:table-cell office:value-type="float" office:value="0.419144243001938" calcext:value-type="float">
            <text:p>0.419144243001938</text:p>
          </table:table-cell>
          <table:table-cell table:formula="of:=[.B488]/(0.7365*EXP(-0.0052*[.A488]))" office:value-type="float" office:value="1.2463029342096" calcext:value-type="float">
            <text:p>1.246302934209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721274688839912" calcext:value-type="float">
            <text:p>0.0721274688839912</text:p>
          </table:table-cell>
          <table:table-cell office:value-type="float" office:value="0.41637134552002" calcext:value-type="float">
            <text:p>0.41637134552002</text:p>
          </table:table-cell>
          <table:table-cell table:formula="of:=[.B489]/(0.7365*EXP(-0.0052*[.A489]))" office:value-type="float" office:value="1.23235345464266" calcext:value-type="float">
            <text:p>1.2323534546426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715468674898148" calcext:value-type="float">
            <text:p>0.0715468674898148</text:p>
          </table:table-cell>
          <table:table-cell office:value-type="float" office:value="0.413615673780441" calcext:value-type="float">
            <text:p>0.413615673780441</text:p>
          </table:table-cell>
          <table:table-cell table:formula="of:=[.B490]/(0.7365*EXP(-0.0052*[.A490]))" office:value-type="float" office:value="1.22880664170004" calcext:value-type="float">
            <text:p>1.2288066417000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713807791471481" calcext:value-type="float">
            <text:p>0.0713807791471481</text:p>
          </table:table-cell>
          <table:table-cell office:value-type="float" office:value="0.410877078771591" calcext:value-type="float">
            <text:p>0.410877078771591</text:p>
          </table:table-cell>
          <table:table-cell table:formula="of:=[.B491]/(0.7365*EXP(-0.0052*[.A491]))" office:value-type="float" office:value="1.2323456644871" calcext:value-type="float">
            <text:p>1.232345664487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707313716411591" calcext:value-type="float">
            <text:p>0.0707313716411591</text:p>
          </table:table-cell>
          <table:table-cell office:value-type="float" office:value="0.408155500888824" calcext:value-type="float">
            <text:p>0.408155500888824</text:p>
          </table:table-cell>
          <table:table-cell table:formula="of:=[.B492]/(0.7365*EXP(-0.0052*[.A492]))" office:value-type="float" office:value="1.22750047492825" calcext:value-type="float">
            <text:p>1.2275004749282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70165790617466" calcext:value-type="float">
            <text:p>0.070165790617466</text:p>
          </table:table-cell>
          <table:table-cell office:value-type="float" office:value="0.405450761318207" calcext:value-type="float">
            <text:p>0.405450761318207</text:p>
          </table:table-cell>
          <table:table-cell table:formula="of:=[.B493]/(0.7365*EXP(-0.0052*[.A493]))" office:value-type="float" office:value="1.22403361042653" calcext:value-type="float">
            <text:p>1.2240336104265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695239901542664" calcext:value-type="float">
            <text:p>0.0695239901542664</text:p>
          </table:table-cell>
          <table:table-cell office:value-type="float" office:value="0.402762770652771" calcext:value-type="float">
            <text:p>0.402762770652771</text:p>
          </table:table-cell>
          <table:table-cell table:formula="of:=[.B494]/(0.7365*EXP(-0.0052*[.A494]))" office:value-type="float" office:value="1.21916066099109" calcext:value-type="float">
            <text:p>1.2191606609910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726892501115799" calcext:value-type="float">
            <text:p>0.0726892501115799</text:p>
          </table:table-cell>
          <table:table-cell office:value-type="float" office:value="0.400091528892517" calcext:value-type="float">
            <text:p>0.400091528892517</text:p>
          </table:table-cell>
          <table:table-cell table:formula="of:=[.B495]/(0.7365*EXP(-0.0052*[.A495]))" office:value-type="float" office:value="1.28131163906737" calcext:value-type="float">
            <text:p>1.2813116390673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67422091960907" calcext:value-type="float">
            <text:p>0.067422091960907</text:p>
          </table:table-cell>
          <table:table-cell office:value-type="float" office:value="0.397436767816544" calcext:value-type="float">
            <text:p>0.397436767816544</text:p>
          </table:table-cell>
          <table:table-cell table:formula="of:=[.B496]/(0.7365*EXP(-0.0052*[.A496]))" office:value-type="float" office:value="1.19466224134946" calcext:value-type="float">
            <text:p>1.1946622413494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686860531568527" calcext:value-type="float">
            <text:p>0.0686860531568527</text:p>
          </table:table-cell>
          <table:table-cell office:value-type="float" office:value="0.394798517227173" calcext:value-type="float">
            <text:p>0.394798517227173</text:p>
          </table:table-cell>
          <table:table-cell table:formula="of:=[.B497]/(0.7365*EXP(-0.0052*[.A497]))" office:value-type="float" office:value="1.22340374859207" calcext:value-type="float">
            <text:p>1.2234037485920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689873322844505" calcext:value-type="float">
            <text:p>0.0689873322844505</text:p>
          </table:table-cell>
          <table:table-cell office:value-type="float" office:value="0.392176568508148" calcext:value-type="float">
            <text:p>0.392176568508148</text:p>
          </table:table-cell>
          <table:table-cell table:formula="of:=[.B498]/(0.7365*EXP(-0.0052*[.A498]))" office:value-type="float" office:value="1.23517623679763" calcext:value-type="float">
            <text:p>1.2351762367976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672492235898972" calcext:value-type="float">
            <text:p>0.0672492235898972</text:p>
          </table:table-cell>
          <table:table-cell office:value-type="float" office:value="0.389570862054825" calcext:value-type="float">
            <text:p>0.389570862054825</text:p>
          </table:table-cell>
          <table:table-cell table:formula="of:=[.B499]/(0.7365*EXP(-0.0052*[.A499]))" office:value-type="float" office:value="1.21033385815442" calcext:value-type="float">
            <text:p>1.2103338581544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685813277959824" calcext:value-type="float">
            <text:p>0.0685813277959824</text:p>
          </table:table-cell>
          <table:table-cell office:value-type="float" office:value="0.386981248855591" calcext:value-type="float">
            <text:p>0.386981248855591</text:p>
          </table:table-cell>
          <table:table-cell table:formula="of:=[.B500]/(0.7365*EXP(-0.0052*[.A500]))" office:value-type="float" office:value="1.24074384183865" calcext:value-type="float">
            <text:p>1.2407438418386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665434151887894" calcext:value-type="float">
            <text:p>0.0665434151887894</text:p>
          </table:table-cell>
          <table:table-cell office:value-type="float" office:value="0.384407758712769" calcext:value-type="float">
            <text:p>0.384407758712769</text:p>
          </table:table-cell>
          <table:table-cell table:formula="of:=[.B501]/(0.7365*EXP(-0.0052*[.A501]))" office:value-type="float" office:value="1.21015125837878" calcext:value-type="float">
            <text:p>1.2101512583787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78150281310082" calcext:value-type="float">
            <text:p>0.0678150281310082</text:p>
          </table:table-cell>
          <table:table-cell office:value-type="float" office:value="0.381850004196167" calcext:value-type="float">
            <text:p>0.381850004196167</text:p>
          </table:table-cell>
          <table:table-cell table:formula="of:=[.B502]/(0.7365*EXP(-0.0052*[.A502]))" office:value-type="float" office:value="1.23970641356709" calcext:value-type="float">
            <text:p>1.2397064135670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685602128505707" calcext:value-type="float">
            <text:p>0.0685602128505707</text:p>
          </table:table-cell>
          <table:table-cell office:value-type="float" office:value="0.379308193922043" calcext:value-type="float">
            <text:p>0.379308193922043</text:p>
          </table:table-cell>
          <table:table-cell table:formula="of:=[.B503]/(0.7365*EXP(-0.0052*[.A503]))" office:value-type="float" office:value="1.25986319915559" calcext:value-type="float">
            <text:p>1.2598631991555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665995329618454" calcext:value-type="float">
            <text:p>0.0665995329618454</text:p>
          </table:table-cell>
          <table:table-cell office:value-type="float" office:value="0.376781970262527" calcext:value-type="float">
            <text:p>0.376781970262527</text:p>
          </table:table-cell>
          <table:table-cell table:formula="of:=[.B504]/(0.7365*EXP(-0.0052*[.A504]))" office:value-type="float" office:value="1.23021423502431" calcext:value-type="float">
            <text:p>1.2302142350243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662622973322868" calcext:value-type="float">
            <text:p>0.0662622973322868</text:p>
          </table:table-cell>
          <table:table-cell office:value-type="float" office:value="0.374271482229233" calcext:value-type="float">
            <text:p>0.374271482229233</text:p>
          </table:table-cell>
          <table:table-cell table:formula="of:=[.B505]/(0.7365*EXP(-0.0052*[.A505]))" office:value-type="float" office:value="1.23036617932697" calcext:value-type="float">
            <text:p>1.2303661793269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666764825582504" calcext:value-type="float">
            <text:p>0.0666764825582504</text:p>
          </table:table-cell>
          <table:table-cell office:value-type="float" office:value="0.371776282787323" calcext:value-type="float">
            <text:p>0.371776282787323</text:p>
          </table:table-cell>
          <table:table-cell table:formula="of:=[.B506]/(0.7365*EXP(-0.0052*[.A506]))" office:value-type="float" office:value="1.24451148266492" calcext:value-type="float">
            <text:p>1.2445114826649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685749873518944" calcext:value-type="float">
            <text:p>0.0685749873518944</text:p>
          </table:table-cell>
          <table:table-cell office:value-type="float" office:value="0.369296610355377" calcext:value-type="float">
            <text:p>0.369296610355377</text:p>
          </table:table-cell>
          <table:table-cell table:formula="of:=[.B507]/(0.7365*EXP(-0.0052*[.A507]))" office:value-type="float" office:value="1.28661998939594" calcext:value-type="float">
            <text:p>1.2866199893959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652863755822182" calcext:value-type="float">
            <text:p>0.0652863755822182</text:p>
          </table:table-cell>
          <table:table-cell office:value-type="float" office:value="0.366832375526428" calcext:value-type="float">
            <text:p>0.366832375526428</text:p>
          </table:table-cell>
          <table:table-cell table:formula="of:=[.B508]/(0.7365*EXP(-0.0052*[.A508]))" office:value-type="float" office:value="1.23130444910906" calcext:value-type="float">
            <text:p>1.2313044491090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66662073135376" calcext:value-type="float">
            <text:p>0.066662073135376</text:p>
          </table:table-cell>
          <table:table-cell office:value-type="float" office:value="0.36438313126564" calcext:value-type="float">
            <text:p>0.36438313126564</text:p>
          </table:table-cell>
          <table:table-cell table:formula="of:=[.B509]/(0.7365*EXP(-0.0052*[.A509]))" office:value-type="float" office:value="1.26380490516707" calcext:value-type="float">
            <text:p>1.2638049051670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64704179763794" calcext:value-type="float">
            <text:p>0.064704179763794</text:p>
          </table:table-cell>
          <table:table-cell office:value-type="float" office:value="0.36194908618927" calcext:value-type="float">
            <text:p>0.36194908618927</text:p>
          </table:table-cell>
          <table:table-cell table:formula="of:=[.B510]/(0.7365*EXP(-0.0052*[.A510]))" office:value-type="float" office:value="1.23308180185417" calcext:value-type="float">
            <text:p>1.2330818018541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647192820906639" calcext:value-type="float">
            <text:p>0.0647192820906639</text:p>
          </table:table-cell>
          <table:table-cell office:value-type="float" office:value="0.359529972076416" calcext:value-type="float">
            <text:p>0.359529972076416</text:p>
          </table:table-cell>
          <table:table-cell table:formula="of:=[.B511]/(0.7365*EXP(-0.0052*[.A511]))" office:value-type="float" office:value="1.23979983629443" calcext:value-type="float">
            <text:p>1.239799836294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640157982707024" calcext:value-type="float">
            <text:p>0.0640157982707024</text:p>
          </table:table-cell>
          <table:table-cell office:value-type="float" office:value="0.357125818729401" calcext:value-type="float">
            <text:p>0.357125818729401</text:p>
          </table:table-cell>
          <table:table-cell table:formula="of:=[.B512]/(0.7365*EXP(-0.0052*[.A512]))" office:value-type="float" office:value="1.2327169859827" calcext:value-type="float">
            <text:p>1.232716985982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628171563148499" calcext:value-type="float">
            <text:p>0.0628171563148499</text:p>
          </table:table-cell>
          <table:table-cell office:value-type="float" office:value="0.35473644733429" calcext:value-type="float">
            <text:p>0.35473644733429</text:p>
          </table:table-cell>
          <table:table-cell table:formula="of:=[.B513]/(0.7365*EXP(-0.0052*[.A513]))" office:value-type="float" office:value="1.21594188442576" calcext:value-type="float">
            <text:p>1.2159418844257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27867579460144" calcext:value-type="float">
            <text:p>0.0627867579460144</text:p>
          </table:table-cell>
          <table:table-cell office:value-type="float" office:value="0.352361857891083" calcext:value-type="float">
            <text:p>0.352361857891083</text:p>
          </table:table-cell>
          <table:table-cell table:formula="of:=[.B514]/(0.7365*EXP(-0.0052*[.A514]))" office:value-type="float" office:value="1.22168976607831" calcext:value-type="float">
            <text:p>1.2216897660783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638162642717362" calcext:value-type="float">
            <text:p>0.0638162642717362</text:p>
          </table:table-cell>
          <table:table-cell office:value-type="float" office:value="0.350001901388168" calcext:value-type="float">
            <text:p>0.350001901388168</text:p>
          </table:table-cell>
          <table:table-cell table:formula="of:=[.B515]/(0.7365*EXP(-0.0052*[.A515]))" office:value-type="float" office:value="1.2481954245209" calcext:value-type="float">
            <text:p>1.248195424520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640462636947632" calcext:value-type="float">
            <text:p>0.0640462636947632</text:p>
          </table:table-cell>
          <table:table-cell office:value-type="float" office:value="0.347656309604645" calcext:value-type="float">
            <text:p>0.347656309604645</text:p>
          </table:table-cell>
          <table:table-cell table:formula="of:=[.B516]/(0.7365*EXP(-0.0052*[.A516]))" office:value-type="float" office:value="1.25922500526787" calcext:value-type="float">
            <text:p>1.2592250052678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61194621026516" calcext:value-type="float">
            <text:p>0.061194621026516</text:p>
          </table:table-cell>
          <table:table-cell office:value-type="float" office:value="0.345325320959091" calcext:value-type="float">
            <text:p>0.345325320959091</text:p>
          </table:table-cell>
          <table:table-cell table:formula="of:=[.B517]/(0.7365*EXP(-0.0052*[.A517]))" office:value-type="float" office:value="1.20943106888407" calcext:value-type="float">
            <text:p>1.2094310688840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63892275094986" calcext:value-type="float">
            <text:p>0.063892275094986</text:p>
          </table:table-cell>
          <table:table-cell office:value-type="float" office:value="0.343008637428284" calcext:value-type="float">
            <text:p>0.343008637428284</text:p>
          </table:table-cell>
          <table:table-cell table:formula="of:=[.B518]/(0.7365*EXP(-0.0052*[.A518]))" office:value-type="float" office:value="1.26933003228352" calcext:value-type="float">
            <text:p>1.2693300322835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635530352592468" calcext:value-type="float">
            <text:p>0.0635530352592468</text:p>
          </table:table-cell>
          <table:table-cell office:value-type="float" office:value="0.340706169605255" calcext:value-type="float">
            <text:p>0.340706169605255</text:p>
          </table:table-cell>
          <table:table-cell table:formula="of:=[.B519]/(0.7365*EXP(-0.0052*[.A519]))" office:value-type="float" office:value="1.26917301914563" calcext:value-type="float">
            <text:p>1.2691730191456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648439079523087" calcext:value-type="float">
            <text:p>0.0648439079523087</text:p>
          </table:table-cell>
          <table:table-cell office:value-type="float" office:value="0.338417917490006" calcext:value-type="float">
            <text:p>0.338417917490006</text:p>
          </table:table-cell>
          <table:table-cell table:formula="of:=[.B520]/(0.7365*EXP(-0.0052*[.A520]))" office:value-type="float" office:value="1.30170342003922" calcext:value-type="float">
            <text:p>1.3017034200392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608731545507908" calcext:value-type="float">
            <text:p>0.0608731545507908</text:p>
          </table:table-cell>
          <table:table-cell office:value-type="float" office:value="0.336143732070923" calcext:value-type="float">
            <text:p>0.336143732070923</text:p>
          </table:table-cell>
          <table:table-cell table:formula="of:=[.B521]/(0.7365*EXP(-0.0052*[.A521]))" office:value-type="float" office:value="1.22836378738604" calcext:value-type="float">
            <text:p>1.2283637873860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62339436262846" calcext:value-type="float">
            <text:p>0.062339436262846</text:p>
          </table:table-cell>
          <table:table-cell office:value-type="float" office:value="0.333883464336395" calcext:value-type="float">
            <text:p>0.333883464336395</text:p>
          </table:table-cell>
          <table:table-cell table:formula="of:=[.B522]/(0.7365*EXP(-0.0052*[.A522]))" office:value-type="float" office:value="1.26451037946745" calcext:value-type="float">
            <text:p>1.2645103794674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633913427591324" calcext:value-type="float">
            <text:p>0.0633913427591324</text:p>
          </table:table-cell>
          <table:table-cell office:value-type="float" office:value="0.331637144088745" calcext:value-type="float">
            <text:p>0.331637144088745</text:p>
          </table:table-cell>
          <table:table-cell table:formula="of:=[.B523]/(0.7365*EXP(-0.0052*[.A523]))" office:value-type="float" office:value="1.29255136403457" calcext:value-type="float">
            <text:p>1.29255136403457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615155622363091" calcext:value-type="float">
            <text:p>0.0615155622363091</text:p>
          </table:table-cell>
          <table:table-cell office:value-type="float" office:value="0.329404622316361" calcext:value-type="float">
            <text:p>0.329404622316361</text:p>
          </table:table-cell>
          <table:table-cell table:formula="of:=[.B524]/(0.7365*EXP(-0.0052*[.A524]))" office:value-type="float" office:value="1.26084351256103" calcext:value-type="float">
            <text:p>1.2608435125610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602774396538734" calcext:value-type="float">
            <text:p>0.0602774396538734</text:p>
          </table:table-cell>
          <table:table-cell office:value-type="float" office:value="0.327185928821564" calcext:value-type="float">
            <text:p>0.327185928821564</text:p>
          </table:table-cell>
          <table:table-cell table:formula="of:=[.B525]/(0.7365*EXP(-0.0052*[.A525]))" office:value-type="float" office:value="1.24190769702113" calcext:value-type="float">
            <text:p>1.2419076970211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593415722250938" calcext:value-type="float">
            <text:p>0.0593415722250938</text:p>
          </table:table-cell>
          <table:table-cell office:value-type="float" office:value="0.324980705976486" calcext:value-type="float">
            <text:p>0.324980705976486</text:p>
          </table:table-cell>
          <table:table-cell table:formula="of:=[.B526]/(0.7365*EXP(-0.0052*[.A526]))" office:value-type="float" office:value="1.22900005312211" calcext:value-type="float">
            <text:p>1.2290000531221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600943565368652" calcext:value-type="float">
            <text:p>0.0600943565368652</text:p>
          </table:table-cell>
          <table:table-cell office:value-type="float" office:value="0.322789132595062" calcext:value-type="float">
            <text:p>0.322789132595062</text:p>
          </table:table-cell>
          <table:table-cell table:formula="of:=[.B527]/(0.7365*EXP(-0.0052*[.A527]))" office:value-type="float" office:value="1.25107940164803" calcext:value-type="float">
            <text:p>1.2510794016480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602751448750496" calcext:value-type="float">
            <text:p>0.0602751448750496</text:p>
          </table:table-cell>
          <table:table-cell office:value-type="float" office:value="0.32061094045639" calcext:value-type="float">
            <text:p>0.32061094045639</text:p>
          </table:table-cell>
          <table:table-cell table:formula="of:=[.B528]/(0.7365*EXP(-0.0052*[.A528]))" office:value-type="float" office:value="1.26138533817967" calcext:value-type="float">
            <text:p>1.2613853381796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610264763236046" calcext:value-type="float">
            <text:p>0.0610264763236046</text:p>
          </table:table-cell>
          <table:table-cell office:value-type="float" office:value="0.318446189165115" calcext:value-type="float">
            <text:p>0.318446189165115</text:p>
          </table:table-cell>
          <table:table-cell table:formula="of:=[.B529]/(0.7365*EXP(-0.0052*[.A529]))" office:value-type="float" office:value="1.28376680431351" calcext:value-type="float">
            <text:p>1.2837668043135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588648952543736" calcext:value-type="float">
            <text:p>0.0588648952543736</text:p>
          </table:table-cell>
          <table:table-cell office:value-type="float" office:value="0.31629467010498" calcext:value-type="float">
            <text:p>0.31629467010498</text:p>
          </table:table-cell>
          <table:table-cell table:formula="of:=[.B530]/(0.7365*EXP(-0.0052*[.A530]))" office:value-type="float" office:value="1.24475120076681" calcext:value-type="float">
            <text:p>1.2447512007668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587281808257103" calcext:value-type="float">
            <text:p>0.0587281808257103</text:p>
          </table:table-cell>
          <table:table-cell office:value-type="float" office:value="0.314156472682953" calcext:value-type="float">
            <text:p>0.314156472682953</text:p>
          </table:table-cell>
          <table:table-cell table:formula="of:=[.B531]/(0.7365*EXP(-0.0052*[.A531]))" office:value-type="float" office:value="1.24833474349817" calcext:value-type="float">
            <text:p>1.2483347434981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584021285176277" calcext:value-type="float">
            <text:p>0.0584021285176277</text:p>
          </table:table-cell>
          <table:table-cell office:value-type="float" office:value="0.312031298875809" calcext:value-type="float">
            <text:p>0.312031298875809</text:p>
          </table:table-cell>
          <table:table-cell table:formula="of:=[.B532]/(0.7365*EXP(-0.0052*[.A532]))" office:value-type="float" office:value="1.24787624265016" calcext:value-type="float">
            <text:p>1.2478762426501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97654171288013" calcext:value-type="float">
            <text:p>0.0597654171288013</text:p>
          </table:table-cell>
          <table:table-cell office:value-type="float" office:value="0.309919208288193" calcext:value-type="float">
            <text:p>0.309919208288193</text:p>
          </table:table-cell>
          <table:table-cell table:formula="of:=[.B533]/(0.7365*EXP(-0.0052*[.A533]))" office:value-type="float" office:value="1.28366330695756" calcext:value-type="float">
            <text:p>1.2836633069575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585523135960102" calcext:value-type="float">
            <text:p>0.0585523135960102</text:p>
          </table:table-cell>
          <table:table-cell office:value-type="float" office:value="0.30782014131546" calcext:value-type="float">
            <text:p>0.30782014131546</text:p>
          </table:table-cell>
          <table:table-cell table:formula="of:=[.B534]/(0.7365*EXP(-0.0052*[.A534]))" office:value-type="float" office:value="1.26416442234839" calcext:value-type="float">
            <text:p>1.2641644223483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582670159637928" calcext:value-type="float">
            <text:p>0.0582670159637928</text:p>
          </table:table-cell>
          <table:table-cell office:value-type="float" office:value="0.305733889341354" calcext:value-type="float">
            <text:p>0.305733889341354</text:p>
          </table:table-cell>
          <table:table-cell table:formula="of:=[.B535]/(0.7365*EXP(-0.0052*[.A535]))" office:value-type="float" office:value="1.26456341159477" calcext:value-type="float">
            <text:p>1.2645634115947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57917445898056" calcext:value-type="float">
            <text:p>0.057917445898056</text:p>
          </table:table-cell>
          <table:table-cell office:value-type="float" office:value="0.303660452365875" calcext:value-type="float">
            <text:p>0.303660452365875</text:p>
          </table:table-cell>
          <table:table-cell table:formula="of:=[.B536]/(0.7365*EXP(-0.0052*[.A536]))" office:value-type="float" office:value="1.2635300290673" calcext:value-type="float">
            <text:p>1.263530029067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580705590546131" calcext:value-type="float">
            <text:p>0.0580705590546131</text:p>
          </table:table-cell>
          <table:table-cell office:value-type="float" office:value="0.301599740982056" calcext:value-type="float">
            <text:p>0.301599740982056</text:p>
          </table:table-cell>
          <table:table-cell table:formula="of:=[.B537]/(0.7365*EXP(-0.0052*[.A537]))" office:value-type="float" office:value="1.27347523735303" calcext:value-type="float">
            <text:p>1.2734752373530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563949123024941" calcext:value-type="float">
            <text:p>0.0563949123024941</text:p>
          </table:table-cell>
          <table:table-cell office:value-type="float" office:value="0.299551695585251" calcext:value-type="float">
            <text:p>0.299551695585251</text:p>
          </table:table-cell>
          <table:table-cell table:formula="of:=[.B538]/(0.7365*EXP(-0.0052*[.A538]))" office:value-type="float" office:value="1.24317639247596" calcext:value-type="float">
            <text:p>1.2431763924759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58990765362978" calcext:value-type="float">
            <text:p>0.058990765362978</text:p>
          </table:table-cell>
          <table:table-cell office:value-type="float" office:value="0.297516196966171" calcext:value-type="float">
            <text:p>0.297516196966171</text:p>
          </table:table-cell>
          <table:table-cell table:formula="of:=[.B539]/(0.7365*EXP(-0.0052*[.A539]))" office:value-type="float" office:value="1.30717938739298" calcext:value-type="float">
            <text:p>1.3071793873929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576190054416657" calcext:value-type="float">
            <text:p>0.0576190054416657</text:p>
          </table:table-cell>
          <table:table-cell office:value-type="float" office:value="0.295493274927139" calcext:value-type="float">
            <text:p>0.295493274927139</text:p>
          </table:table-cell>
          <table:table-cell table:formula="of:=[.B540]/(0.7365*EXP(-0.0052*[.A540]))" office:value-type="float" office:value="1.28343905012587" calcext:value-type="float">
            <text:p>1.28343905012587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565997213125229" calcext:value-type="float">
            <text:p>0.0565997213125229</text:p>
          </table:table-cell>
          <table:table-cell office:value-type="float" office:value="0.293482601642609" calcext:value-type="float">
            <text:p>0.293482601642609</text:p>
          </table:table-cell>
          <table:table-cell table:formula="of:=[.B541]/(0.7365*EXP(-0.0052*[.A541]))" office:value-type="float" office:value="1.26730782228313" calcext:value-type="float">
            <text:p>1.2673078222831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560669042170048" calcext:value-type="float">
            <text:p>0.0560669042170048</text:p>
          </table:table-cell>
          <table:table-cell office:value-type="float" office:value="0.291484355926514" calcext:value-type="float">
            <text:p>0.291484355926514</text:p>
          </table:table-cell>
          <table:table-cell table:formula="of:=[.B542]/(0.7365*EXP(-0.0052*[.A542]))" office:value-type="float" office:value="1.2619226364286" calcext:value-type="float">
            <text:p>1.261922636428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559367164969444" calcext:value-type="float">
            <text:p>0.0559367164969444</text:p>
          </table:table-cell>
          <table:table-cell office:value-type="float" office:value="0.289498388767242" calcext:value-type="float">
            <text:p>0.289498388767242</text:p>
          </table:table-cell>
          <table:table-cell table:formula="of:=[.B543]/(0.7365*EXP(-0.0052*[.A543]))" office:value-type="float" office:value="1.26555625560146" calcext:value-type="float">
            <text:p>1.2655562556014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547138899564743" calcext:value-type="float">
            <text:p>0.0547138899564743</text:p>
          </table:table-cell>
          <table:table-cell office:value-type="float" office:value="0.287524610757828" calcext:value-type="float">
            <text:p>0.287524610757828</text:p>
          </table:table-cell>
          <table:table-cell table:formula="of:=[.B544]/(0.7365*EXP(-0.0052*[.A544]))" office:value-type="float" office:value="1.24434386014005" calcext:value-type="float">
            <text:p>1.2443438601400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548893958330154" calcext:value-type="float">
            <text:p>0.0548893958330154</text:p>
          </table:table-cell>
          <table:table-cell office:value-type="float" office:value="0.285562962293625" calcext:value-type="float">
            <text:p>0.285562962293625</text:p>
          </table:table-cell>
          <table:table-cell table:formula="of:=[.B545]/(0.7365*EXP(-0.0052*[.A545]))" office:value-type="float" office:value="1.25484359551599" calcext:value-type="float">
            <text:p>1.2548435955159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5635666847229" calcext:value-type="float">
            <text:p>0.05635666847229</text:p>
          </table:table-cell>
          <table:table-cell office:value-type="float" office:value="0.283613294363022" calcext:value-type="float">
            <text:p>0.283613294363022</text:p>
          </table:table-cell>
          <table:table-cell table:formula="of:=[.B546]/(0.7365*EXP(-0.0052*[.A546]))" office:value-type="float" office:value="1.29510443646316" calcext:value-type="float">
            <text:p>1.2951044364631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549927167594433" calcext:value-type="float">
            <text:p>0.0549927167594433</text:p>
          </table:table-cell>
          <table:table-cell office:value-type="float" office:value="0.281675606966019" calcext:value-type="float">
            <text:p>0.281675606966019</text:p>
          </table:table-cell>
          <table:table-cell table:formula="of:=[.B547]/(0.7365*EXP(-0.0052*[.A547]))" office:value-type="float" office:value="1.27034881216231" calcext:value-type="float">
            <text:p>1.2703488121623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541243404150009" calcext:value-type="float">
            <text:p>0.0541243404150009</text:p>
          </table:table-cell>
          <table:table-cell office:value-type="float" office:value="0.279749810695648" calcext:value-type="float">
            <text:p>0.279749810695648</text:p>
          </table:table-cell>
          <table:table-cell table:formula="of:=[.B548]/(0.7365*EXP(-0.0052*[.A548]))" office:value-type="float" office:value="1.25680748559663" calcext:value-type="float">
            <text:p>1.2568074855966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524870194494724" calcext:value-type="float">
            <text:p>0.0524870194494724</text:p>
          </table:table-cell>
          <table:table-cell office:value-type="float" office:value="0.277835816144943" calcext:value-type="float">
            <text:p>0.277835816144943</text:p>
          </table:table-cell>
          <table:table-cell table:formula="of:=[.B549]/(0.7365*EXP(-0.0052*[.A549]))" office:value-type="float" office:value="1.22514187613377" calcext:value-type="float">
            <text:p>1.2251418761337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542537458240986" calcext:value-type="float">
            <text:p>0.0542537458240986</text:p>
          </table:table-cell>
          <table:table-cell office:value-type="float" office:value="0.275933653116226" calcext:value-type="float">
            <text:p>0.275933653116226</text:p>
          </table:table-cell>
          <table:table-cell table:formula="of:=[.B550]/(0.7365*EXP(-0.0052*[.A550]))" office:value-type="float" office:value="1.2729827917122" calcext:value-type="float">
            <text:p>1.272982791712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539979711174965" calcext:value-type="float">
            <text:p>0.0539979711174965</text:p>
          </table:table-cell>
          <table:table-cell office:value-type="float" office:value="0.27404311299324" calcext:value-type="float">
            <text:p>0.27404311299324</text:p>
          </table:table-cell>
          <table:table-cell table:formula="of:=[.B551]/(0.7365*EXP(-0.0052*[.A551]))" office:value-type="float" office:value="1.27358688447048" calcext:value-type="float">
            <text:p>1.2735868844704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537066906690598" calcext:value-type="float">
            <text:p>0.0537066906690598</text:p>
          </table:table-cell>
          <table:table-cell office:value-type="float" office:value="0.272164195775986" calcext:value-type="float">
            <text:p>0.272164195775986</text:p>
          </table:table-cell>
          <table:table-cell table:formula="of:=[.B552]/(0.7365*EXP(-0.0052*[.A552]))" office:value-type="float" office:value="1.27332087683959" calcext:value-type="float">
            <text:p>1.2733208768395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547288283705711" calcext:value-type="float">
            <text:p>0.0547288283705711</text:p>
          </table:table-cell>
          <table:table-cell office:value-type="float" office:value="0.270296722650528" calcext:value-type="float">
            <text:p>0.270296722650528</text:p>
          </table:table-cell>
          <table:table-cell table:formula="of:=[.B553]/(0.7365*EXP(-0.0052*[.A553]))" office:value-type="float" office:value="1.30431938619699" calcext:value-type="float">
            <text:p>1.3043193861969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52344337105751" calcext:value-type="float">
            <text:p>0.052344337105751</text:p>
          </table:table-cell>
          <table:table-cell office:value-type="float" office:value="0.268440783023834" calcext:value-type="float">
            <text:p>0.268440783023834</text:p>
          </table:table-cell>
          <table:table-cell table:formula="of:=[.B554]/(0.7365*EXP(-0.0052*[.A554]))" office:value-type="float" office:value="1.25399508386791" calcext:value-type="float">
            <text:p>1.2539950838679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537392124533653" calcext:value-type="float">
            <text:p>0.0537392124533653</text:p>
          </table:table-cell>
          <table:table-cell office:value-type="float" office:value="0.266596227884293" calcext:value-type="float">
            <text:p>0.266596227884293</text:p>
          </table:table-cell>
          <table:table-cell table:formula="of:=[.B555]/(0.7365*EXP(-0.0052*[.A555]))" office:value-type="float" office:value="1.29412360404916" calcext:value-type="float">
            <text:p>1.2941236040491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530212186276913" calcext:value-type="float">
            <text:p>0.0530212186276913</text:p>
          </table:table-cell>
          <table:table-cell office:value-type="float" office:value="0.264763027429581" calcext:value-type="float">
            <text:p>0.264763027429581</text:p>
          </table:table-cell>
          <table:table-cell table:formula="of:=[.B556]/(0.7365*EXP(-0.0052*[.A556]))" office:value-type="float" office:value="1.28349002424934" calcext:value-type="float">
            <text:p>1.2834900242493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528408624231815" calcext:value-type="float">
            <text:p>0.0528408624231815</text:p>
          </table:table-cell>
          <table:table-cell office:value-type="float" office:value="0.262941092252731" calcext:value-type="float">
            <text:p>0.262941092252731</text:p>
          </table:table-cell>
          <table:table-cell table:formula="of:=[.B557]/(0.7365*EXP(-0.0052*[.A557]))" office:value-type="float" office:value="1.28579289250359" calcext:value-type="float">
            <text:p>1.28579289250359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51954347640276" calcext:value-type="float">
            <text:p>0.051954347640276</text:p>
          </table:table-cell>
          <table:table-cell office:value-type="float" office:value="0.261130303144455" calcext:value-type="float">
            <text:p>0.261130303144455</text:p>
          </table:table-cell>
          <table:table-cell table:formula="of:=[.B558]/(0.7365*EXP(-0.0052*[.A558]))" office:value-type="float" office:value="1.27081212814682" calcext:value-type="float">
            <text:p>1.2708121281468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526692643761635" calcext:value-type="float">
            <text:p>0.0526692643761635</text:p>
          </table:table-cell>
          <table:table-cell office:value-type="float" office:value="0.259330689907074" calcext:value-type="float">
            <text:p>0.259330689907074</text:p>
          </table:table-cell>
          <table:table-cell table:formula="of:=[.B559]/(0.7365*EXP(-0.0052*[.A559]))" office:value-type="float" office:value="1.29501571580917" calcext:value-type="float">
            <text:p>1.2950157158091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515253245830536" calcext:value-type="float">
            <text:p>0.0515253245830536</text:p>
          </table:table-cell>
          <table:table-cell office:value-type="float" office:value="0.257542073726654" calcext:value-type="float">
            <text:p>0.257542073726654</text:p>
          </table:table-cell>
          <table:table-cell table:formula="of:=[.B560]/(0.7365*EXP(-0.0052*[.A560]))" office:value-type="float" office:value="1.27349385530367" calcext:value-type="float">
            <text:p>1.27349385530367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515166893601418" calcext:value-type="float">
            <text:p>0.0515166893601418</text:p>
          </table:table-cell>
          <table:table-cell office:value-type="float" office:value="0.255764484405518" calcext:value-type="float">
            <text:p>0.255764484405518</text:p>
          </table:table-cell>
          <table:table-cell table:formula="of:=[.B561]/(0.7365*EXP(-0.0052*[.A561]))" office:value-type="float" office:value="1.27991873100648" calcext:value-type="float">
            <text:p>1.2799187310064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496995002031326" calcext:value-type="float">
            <text:p>0.0496995002031326</text:p>
          </table:table-cell>
          <table:table-cell office:value-type="float" office:value="0.253997802734375" calcext:value-type="float">
            <text:p>0.253997802734375</text:p>
          </table:table-cell>
          <table:table-cell table:formula="of:=[.B562]/(0.7365*EXP(-0.0052*[.A562]))" office:value-type="float" office:value="1.24120867264502" calcext:value-type="float">
            <text:p>1.2412086726450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521275773644447" calcext:value-type="float">
            <text:p>0.0521275773644447</text:p>
          </table:table-cell>
          <table:table-cell office:value-type="float" office:value="0.252242028713226" calcext:value-type="float">
            <text:p>0.252242028713226</text:p>
          </table:table-cell>
          <table:table-cell table:formula="of:=[.B563]/(0.7365*EXP(-0.0052*[.A563]))" office:value-type="float" office:value="1.30863536589152" calcext:value-type="float">
            <text:p>1.3086353658915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509144887328148" calcext:value-type="float">
            <text:p>0.0509144887328148</text:p>
          </table:table-cell>
          <table:table-cell office:value-type="float" office:value="0.250496983528137" calcext:value-type="float">
            <text:p>0.250496983528137</text:p>
          </table:table-cell>
          <table:table-cell table:formula="of:=[.B564]/(0.7365*EXP(-0.0052*[.A564]))" office:value-type="float" office:value="1.28484526928322" calcext:value-type="float">
            <text:p>1.2848452692832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51590733230114" calcext:value-type="float">
            <text:p>0.051590733230114</text:p>
          </table:table-cell>
          <table:table-cell office:value-type="float" office:value="0.248762652277946" calcext:value-type="float">
            <text:p>0.248762652277946</text:p>
          </table:table-cell>
          <table:table-cell table:formula="of:=[.B565]/(0.7365*EXP(-0.0052*[.A565]))" office:value-type="float" office:value="1.30869810737761" calcext:value-type="float">
            <text:p>1.3086981073776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47688439488411" calcext:value-type="float">
            <text:p>0.047688439488411</text:p>
          </table:table-cell>
          <table:table-cell office:value-type="float" office:value="0.247039079666138" calcext:value-type="float">
            <text:p>0.247039079666138</text:p>
          </table:table-cell>
          <table:table-cell table:formula="of:=[.B566]/(0.7365*EXP(-0.0052*[.A566]))" office:value-type="float" office:value="1.21601579635663" calcext:value-type="float">
            <text:p>1.2160157963566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491948053240776" calcext:value-type="float">
            <text:p>0.0491948053240776</text:p>
          </table:table-cell>
          <table:table-cell office:value-type="float" office:value="0.245326012372971" calcext:value-type="float">
            <text:p>0.245326012372971</text:p>
          </table:table-cell>
          <table:table-cell table:formula="of:=[.B567]/(0.7365*EXP(-0.0052*[.A567]))" office:value-type="float" office:value="1.26096688934208" calcext:value-type="float">
            <text:p>1.26096688934208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493468716740608" calcext:value-type="float">
            <text:p>0.0493468716740608</text:p>
          </table:table-cell>
          <table:table-cell office:value-type="float" office:value="0.243623495101929" calcext:value-type="float">
            <text:p>0.243623495101929</text:p>
          </table:table-cell>
          <table:table-cell table:formula="of:=[.B568]/(0.7365*EXP(-0.0052*[.A568]))" office:value-type="float" office:value="1.27145909839863" calcext:value-type="float">
            <text:p>1.2714590983986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90343496203423" calcext:value-type="float">
            <text:p>0.0490343496203423</text:p>
          </table:table-cell>
          <table:table-cell office:value-type="float" office:value="0.241931512951851" calcext:value-type="float">
            <text:p>0.241931512951851</text:p>
          </table:table-cell>
          <table:table-cell table:formula="of:=[.B569]/(0.7365*EXP(-0.0052*[.A569]))" office:value-type="float" office:value="1.26999355959599" calcext:value-type="float">
            <text:p>1.2699935595959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91229332983494" calcext:value-type="float">
            <text:p>0.0491229332983494</text:p>
          </table:table-cell>
          <table:table-cell office:value-type="float" office:value="0.240249946713448" calcext:value-type="float">
            <text:p>0.240249946713448</text:p>
          </table:table-cell>
          <table:table-cell table:formula="of:=[.B570]/(0.7365*EXP(-0.0052*[.A570]))" office:value-type="float" office:value="1.27892101209294" calcext:value-type="float">
            <text:p>1.2789210120929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479458570480347" calcext:value-type="float">
            <text:p>0.0479458570480347</text:p>
          </table:table-cell>
          <table:table-cell office:value-type="float" office:value="0.238578677177429" calcext:value-type="float">
            <text:p>0.238578677177429</text:p>
          </table:table-cell>
          <table:table-cell table:formula="of:=[.B571]/(0.7365*EXP(-0.0052*[.A571]))" office:value-type="float" office:value="1.25478364110175" calcext:value-type="float">
            <text:p>1.2547836411017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49283929169178" calcext:value-type="float">
            <text:p>0.049283929169178</text:p>
          </table:table-cell>
          <table:table-cell office:value-type="float" office:value="0.236917704343796" calcext:value-type="float">
            <text:p>0.236917704343796</text:p>
          </table:table-cell>
          <table:table-cell table:formula="of:=[.B572]/(0.7365*EXP(-0.0052*[.A572]))" office:value-type="float" office:value="1.29652655993675" calcext:value-type="float">
            <text:p>1.2965265599367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472647361457348" calcext:value-type="float">
            <text:p>0.0472647361457348</text:p>
          </table:table-cell>
          <table:table-cell office:value-type="float" office:value="0.235266983509064" calcext:value-type="float">
            <text:p>0.235266983509064</text:p>
          </table:table-cell>
          <table:table-cell table:formula="of:=[.B573]/(0.7365*EXP(-0.0052*[.A573]))" office:value-type="float" office:value="1.24988962262333" calcext:value-type="float">
            <text:p>1.2498896226233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484135523438454" calcext:value-type="float">
            <text:p>0.0484135523438454</text:p>
          </table:table-cell>
          <table:table-cell office:value-type="float" office:value="0.233626425266266" calcext:value-type="float">
            <text:p>0.233626425266266</text:p>
          </table:table-cell>
          <table:table-cell table:formula="of:=[.B574]/(0.7365*EXP(-0.0052*[.A574]))" office:value-type="float" office:value="1.28694416743872" calcext:value-type="float">
            <text:p>1.2869441674387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486233830451965" calcext:value-type="float">
            <text:p>0.0486233830451965</text:p>
          </table:table-cell>
          <table:table-cell office:value-type="float" office:value="0.231995984911919" calcext:value-type="float">
            <text:p>0.231995984911919</text:p>
          </table:table-cell>
          <table:table-cell table:formula="of:=[.B575]/(0.7365*EXP(-0.0052*[.A575]))" office:value-type="float" office:value="1.29926057204985" calcext:value-type="float">
            <text:p>1.2992605720498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465908646583557" calcext:value-type="float">
            <text:p>0.0465908646583557</text:p>
          </table:table-cell>
          <table:table-cell office:value-type="float" office:value="0.230375528335571" calcext:value-type="float">
            <text:p>0.230375528335571</text:p>
          </table:table-cell>
          <table:table-cell table:formula="of:=[.B576]/(0.7365*EXP(-0.0052*[.A576]))" office:value-type="float" office:value="1.25144045097571" calcext:value-type="float">
            <text:p>1.2514404509757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476041808724403" calcext:value-type="float">
            <text:p>0.0476041808724403</text:p>
          </table:table-cell>
          <table:table-cell office:value-type="float" office:value="0.22876513004303" calcext:value-type="float">
            <text:p>0.22876513004303</text:p>
          </table:table-cell>
          <table:table-cell table:formula="of:=[.B577]/(0.7365*EXP(-0.0052*[.A577]))" office:value-type="float" office:value="1.2853246790229" calcext:value-type="float">
            <text:p>1.285324679022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474757067859173" calcext:value-type="float">
            <text:p>0.0474757067859173</text:p>
          </table:table-cell>
          <table:table-cell office:value-type="float" office:value="0.227164685726166" calcext:value-type="float">
            <text:p>0.227164685726166</text:p>
          </table:table-cell>
          <table:table-cell table:formula="of:=[.B578]/(0.7365*EXP(-0.0052*[.A578]))" office:value-type="float" office:value="1.28853885802683" calcext:value-type="float">
            <text:p>1.2885388580268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460254549980164" calcext:value-type="float">
            <text:p>0.0460254549980164</text:p>
          </table:table-cell>
          <table:table-cell office:value-type="float" office:value="0.225574031472206" calcext:value-type="float">
            <text:p>0.225574031472206</text:p>
          </table:table-cell>
          <table:table-cell table:formula="of:=[.B579]/(0.7365*EXP(-0.0052*[.A579]))" office:value-type="float" office:value="1.25569019433132" calcext:value-type="float">
            <text:p>1.2556901943313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462237745523453" calcext:value-type="float">
            <text:p>0.0462237745523453</text:p>
          </table:table-cell>
          <table:table-cell office:value-type="float" office:value="0.223993241786957" calcext:value-type="float">
            <text:p>0.223993241786957</text:p>
          </table:table-cell>
          <table:table-cell table:formula="of:=[.B580]/(0.7365*EXP(-0.0052*[.A580]))" office:value-type="float" office:value="1.26767565476651" calcext:value-type="float">
            <text:p>1.2676756547665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445461571216583" calcext:value-type="float">
            <text:p>0.0445461571216583</text:p>
          </table:table-cell>
          <table:table-cell office:value-type="float" office:value="0.222422182559967" calcext:value-type="float">
            <text:p>0.222422182559967</text:p>
          </table:table-cell>
          <table:table-cell table:formula="of:=[.B581]/(0.7365*EXP(-0.0052*[.A581]))" office:value-type="float" office:value="1.22803662524479" calcext:value-type="float">
            <text:p>1.2280366252447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452441647648811" calcext:value-type="float">
            <text:p>0.0452441647648811</text:p>
          </table:table-cell>
          <table:table-cell office:value-type="float" office:value="0.220860838890076" calcext:value-type="float">
            <text:p>0.220860838890076</text:p>
          </table:table-cell>
          <table:table-cell table:formula="of:=[.B582]/(0.7365*EXP(-0.0052*[.A582]))" office:value-type="float" office:value="1.25378185839478" calcext:value-type="float">
            <text:p>1.2537818583947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441480800509453" calcext:value-type="float">
            <text:p>0.0441480800509453</text:p>
          </table:table-cell>
          <table:table-cell office:value-type="float" office:value="0.219309151172638" calcext:value-type="float">
            <text:p>0.219309151172638</text:p>
          </table:table-cell>
          <table:table-cell table:formula="of:=[.B583]/(0.7365*EXP(-0.0052*[.A583]))" office:value-type="float" office:value="1.22978604026237" calcext:value-type="float">
            <text:p>1.2297860402623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445589423179626" calcext:value-type="float">
            <text:p>0.0445589423179626</text:p>
          </table:table-cell>
          <table:table-cell office:value-type="float" office:value="0.217767044901848" calcext:value-type="float">
            <text:p>0.217767044901848</text:p>
          </table:table-cell>
          <table:table-cell table:formula="of:=[.B584]/(0.7365*EXP(-0.0052*[.A584]))" office:value-type="float" office:value="1.24770220452303" calcext:value-type="float">
            <text:p>1.2477022045230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449036285281181" calcext:value-type="float">
            <text:p>0.0449036285281181</text:p>
          </table:table-cell>
          <table:table-cell office:value-type="float" office:value="0.216234460473061" calcext:value-type="float">
            <text:p>0.216234460473061</text:p>
          </table:table-cell>
          <table:table-cell table:formula="of:=[.B585]/(0.7365*EXP(-0.0052*[.A585]))" office:value-type="float" office:value="1.26390908804644" calcext:value-type="float">
            <text:p>1.2639090880464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449060350656509" calcext:value-type="float">
            <text:p>0.0449060350656509</text:p>
          </table:table-cell>
          <table:table-cell office:value-type="float" office:value="0.214711338281631" calcext:value-type="float">
            <text:p>0.214711338281631</text:p>
          </table:table-cell>
          <table:table-cell table:formula="of:=[.B586]/(0.7365*EXP(-0.0052*[.A586]))" office:value-type="float" office:value="1.27056662333231" calcext:value-type="float">
            <text:p>1.2705666233323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461639985442162" calcext:value-type="float">
            <text:p>0.0461639985442162</text:p>
          </table:table-cell>
          <table:table-cell office:value-type="float" office:value="0.213197648525238" calcext:value-type="float">
            <text:p>0.213197648525238</text:p>
          </table:table-cell>
          <table:table-cell table:formula="of:=[.B587]/(0.7365*EXP(-0.0052*[.A587]))" office:value-type="float" office:value="1.3129690277454" calcext:value-type="float">
            <text:p>1.312969027745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452578514814377" calcext:value-type="float">
            <text:p>0.0452578514814377</text:p>
          </table:table-cell>
          <table:table-cell office:value-type="float" office:value="0.211693346500397" calcext:value-type="float">
            <text:p>0.211693346500397</text:p>
          </table:table-cell>
          <table:table-cell table:formula="of:=[.B588]/(0.7365*EXP(-0.0052*[.A588]))" office:value-type="float" office:value="1.29390778833581" calcext:value-type="float">
            <text:p>1.2939077883358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455345772206783" calcext:value-type="float">
            <text:p>0.0455345772206783</text:p>
          </table:table-cell>
          <table:table-cell office:value-type="float" office:value="0.21019834280014" calcext:value-type="float">
            <text:p>0.21019834280014</text:p>
          </table:table-cell>
          <table:table-cell table:formula="of:=[.B589]/(0.7365*EXP(-0.0052*[.A589]))" office:value-type="float" office:value="1.30860638193914" calcext:value-type="float">
            <text:p>1.308606381939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451971665024757" calcext:value-type="float">
            <text:p>0.0451971665024757</text:p>
          </table:table-cell>
          <table:table-cell office:value-type="float" office:value="0.208712562918663" calcext:value-type="float">
            <text:p>0.208712562918663</text:p>
          </table:table-cell>
          <table:table-cell table:formula="of:=[.B590]/(0.7365*EXP(-0.0052*[.A590]))" office:value-type="float" office:value="1.30568154476646" calcext:value-type="float">
            <text:p>1.3056815447664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436977483332157" calcext:value-type="float">
            <text:p>0.0436977483332157</text:p>
          </table:table-cell>
          <table:table-cell office:value-type="float" office:value="0.207236006855965" calcext:value-type="float">
            <text:p>0.207236006855965</text:p>
          </table:table-cell>
          <table:table-cell table:formula="of:=[.B591]/(0.7365*EXP(-0.0052*[.A591]))" office:value-type="float" office:value="1.26894689420159" calcext:value-type="float">
            <text:p>1.2689468942015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440529510378838" calcext:value-type="float">
            <text:p>0.0440529510378838</text:p>
          </table:table-cell>
          <table:table-cell office:value-type="float" office:value="0.205768600106239" calcext:value-type="float">
            <text:p>0.205768600106239</text:p>
          </table:table-cell>
          <table:table-cell table:formula="of:=[.B592]/(0.7365*EXP(-0.0052*[.A592]))" office:value-type="float" office:value="1.28593117683804" calcext:value-type="float">
            <text:p>1.2859311768380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433953292667866" calcext:value-type="float">
            <text:p>0.0433953292667866</text:p>
          </table:table-cell>
          <table:table-cell office:value-type="float" office:value="0.204310297966003" calcext:value-type="float">
            <text:p>0.204310297966003</text:p>
          </table:table-cell>
          <table:table-cell table:formula="of:=[.B593]/(0.7365*EXP(-0.0052*[.A593]))" office:value-type="float" office:value="1.27333899316084" calcext:value-type="float">
            <text:p>1.2733389931608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435898974537849" calcext:value-type="float">
            <text:p>0.0435898974537849</text:p>
          </table:table-cell>
          <table:table-cell office:value-type="float" office:value="0.20286101102829" calcext:value-type="float">
            <text:p>0.20286101102829</text:p>
          </table:table-cell>
          <table:table-cell table:formula="of:=[.B594]/(0.7365*EXP(-0.0052*[.A594]))" office:value-type="float" office:value="1.28571653513378" calcext:value-type="float">
            <text:p>1.2857165351337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443714931607246" calcext:value-type="float">
            <text:p>0.0443714931607246</text:p>
          </table:table-cell>
          <table:table-cell office:value-type="float" office:value="0.201420709490776" calcext:value-type="float">
            <text:p>0.201420709490776</text:p>
          </table:table-cell>
          <table:table-cell table:formula="of:=[.B595]/(0.7365*EXP(-0.0052*[.A595]))" office:value-type="float" office:value="1.3155936141896" calcext:value-type="float">
            <text:p>1.315593614189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425398498773575" calcext:value-type="float">
            <text:p>0.0425398498773575</text:p>
          </table:table-cell>
          <table:table-cell office:value-type="float" office:value="0.199989408254623" calcext:value-type="float">
            <text:p>0.199989408254623</text:p>
          </table:table-cell>
          <table:table-cell table:formula="of:=[.B596]/(0.7365*EXP(-0.0052*[.A596]))" office:value-type="float" office:value="1.26786203499598" calcext:value-type="float">
            <text:p>1.2678620349959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420358926057816" calcext:value-type="float">
            <text:p>0.0420358926057816</text:p>
          </table:table-cell>
          <table:table-cell office:value-type="float" office:value="0.198566898703575" calcext:value-type="float">
            <text:p>0.198566898703575</text:p>
          </table:table-cell>
          <table:table-cell table:formula="of:=[.B597]/(0.7365*EXP(-0.0052*[.A597]))" office:value-type="float" office:value="1.25937378738508" calcext:value-type="float">
            <text:p>1.2593737873850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421140007674694" calcext:value-type="float">
            <text:p>0.0421140007674694</text:p>
          </table:table-cell>
          <table:table-cell office:value-type="float" office:value="0.197153314948082" calcext:value-type="float">
            <text:p>0.197153314948082</text:p>
          </table:table-cell>
          <table:table-cell table:formula="of:=[.B598]/(0.7365*EXP(-0.0052*[.A598]))" office:value-type="float" office:value="1.26829186794777" calcext:value-type="float">
            <text:p>1.2682918679477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418189018964767" calcext:value-type="float">
            <text:p>0.0418189018964767</text:p>
          </table:table-cell>
          <table:table-cell office:value-type="float" office:value="0.195748463273048" calcext:value-type="float">
            <text:p>0.195748463273048</text:p>
          </table:table-cell>
          <table:table-cell table:formula="of:=[.B599]/(0.7365*EXP(-0.0052*[.A599]))" office:value-type="float" office:value="1.26597072557656" calcext:value-type="float">
            <text:p>1.2659707255765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421667471528053" calcext:value-type="float">
            <text:p>0.0421667471528053</text:p>
          </table:table-cell>
          <table:table-cell office:value-type="float" office:value="0.194352358579636" calcext:value-type="float">
            <text:p>0.194352358579636</text:p>
          </table:table-cell>
          <table:table-cell table:formula="of:=[.B600]/(0.7365*EXP(-0.0052*[.A600]))" office:value-type="float" office:value="1.28315603091344" calcext:value-type="float">
            <text:p>1.28315603091344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416659899055958" calcext:value-type="float">
            <text:p>0.0416659899055958</text:p>
          </table:table-cell>
          <table:table-cell office:value-type="float" office:value="0.192964926362038" calcext:value-type="float">
            <text:p>0.192964926362038</text:p>
          </table:table-cell>
          <table:table-cell table:formula="of:=[.B601]/(0.7365*EXP(-0.0052*[.A601]))" office:value-type="float" office:value="1.27452807180872" calcext:value-type="float">
            <text:p>1.2745280718087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405191518366337" calcext:value-type="float">
            <text:p>0.0405191518366337</text:p>
          </table:table-cell>
          <table:table-cell office:value-type="float" office:value="0.191586151719093" calcext:value-type="float">
            <text:p>0.191586151719093</text:p>
          </table:table-cell>
          <table:table-cell table:formula="of:=[.B602]/(0.7365*EXP(-0.0052*[.A602]))" office:value-type="float" office:value="1.24590915860404" calcext:value-type="float">
            <text:p>1.2459091586040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413158535957336" calcext:value-type="float">
            <text:p>0.0413158535957336</text:p>
          </table:table-cell>
          <table:table-cell office:value-type="float" office:value="0.190215975046158" calcext:value-type="float">
            <text:p>0.190215975046158</text:p>
          </table:table-cell>
          <table:table-cell table:formula="of:=[.B603]/(0.7365*EXP(-0.0052*[.A603]))" office:value-type="float" office:value="1.27702998132418" calcext:value-type="float">
            <text:p>1.2770299813241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392847433686256" calcext:value-type="float">
            <text:p>0.0392847433686256</text:p>
          </table:table-cell>
          <table:table-cell office:value-type="float" office:value="0.188854232430458" calcext:value-type="float">
            <text:p>0.188854232430458</text:p>
          </table:table-cell>
          <table:table-cell table:formula="of:=[.B604]/(0.7365*EXP(-0.0052*[.A604]))" office:value-type="float" office:value="1.22058102838818" calcext:value-type="float">
            <text:p>1.22058102838818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401264317333698" calcext:value-type="float">
            <text:p>0.0401264317333698</text:p>
          </table:table-cell>
          <table:table-cell office:value-type="float" office:value="0.187501072883606" calcext:value-type="float">
            <text:p>0.187501072883606</text:p>
          </table:table-cell>
          <table:table-cell table:formula="of:=[.B605]/(0.7365*EXP(-0.0052*[.A605]))" office:value-type="float" office:value="1.25323226610906" calcext:value-type="float">
            <text:p>1.2532322661090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40157500654459" calcext:value-type="float">
            <text:p>0.040157500654459</text:p>
          </table:table-cell>
          <table:table-cell office:value-type="float" office:value="0.186156317591667" calcext:value-type="float">
            <text:p>0.186156317591667</text:p>
          </table:table-cell>
          <table:table-cell table:formula="of:=[.B606]/(0.7365*EXP(-0.0052*[.A606]))" office:value-type="float" office:value="1.26074145324045" calcext:value-type="float">
            <text:p>1.2607414532404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406322553753853" calcext:value-type="float">
            <text:p>0.0406322553753853</text:p>
          </table:table-cell>
          <table:table-cell office:value-type="float" office:value="0.184819921851158" calcext:value-type="float">
            <text:p>0.184819921851158</text:p>
          </table:table-cell>
          <table:table-cell table:formula="of:=[.B607]/(0.7365*EXP(-0.0052*[.A607]))" office:value-type="float" office:value="1.2822969765632" calcext:value-type="float">
            <text:p>1.282296976563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387808792293072" calcext:value-type="float">
            <text:p>0.0387808792293072</text:p>
          </table:table-cell>
          <table:table-cell office:value-type="float" office:value="0.18349190056324" calcext:value-type="float">
            <text:p>0.18349190056324</text:p>
          </table:table-cell>
          <table:table-cell table:formula="of:=[.B608]/(0.7365*EXP(-0.0052*[.A608]))" office:value-type="float" office:value="1.23025084287745" calcext:value-type="float">
            <text:p>1.2302508428774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401902422308922" calcext:value-type="float">
            <text:p>0.0401902422308922</text:p>
          </table:table-cell>
          <table:table-cell office:value-type="float" office:value="0.182172164320946" calcext:value-type="float">
            <text:p>0.182172164320946</text:p>
          </table:table-cell>
          <table:table-cell table:formula="of:=[.B609]/(0.7365*EXP(-0.0052*[.A609]))" office:value-type="float" office:value="1.28160730815475" calcext:value-type="float">
            <text:p>1.2816073081547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402374789118767" calcext:value-type="float">
            <text:p>0.0402374789118767</text:p>
          </table:table-cell>
          <table:table-cell office:value-type="float" office:value="0.18086065351963" calcext:value-type="float">
            <text:p>0.18086065351963</text:p>
          </table:table-cell>
          <table:table-cell table:formula="of:=[.B610]/(0.7365*EXP(-0.0052*[.A610]))" office:value-type="float" office:value="1.28980318456743" calcext:value-type="float">
            <text:p>1.2898031845674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399489477276802" calcext:value-type="float">
            <text:p>0.0399489477276802</text:p>
          </table:table-cell>
          <table:table-cell office:value-type="float" office:value="0.179557353258133" calcext:value-type="float">
            <text:p>0.179557353258133</text:p>
          </table:table-cell>
          <table:table-cell table:formula="of:=[.B611]/(0.7365*EXP(-0.0052*[.A611]))" office:value-type="float" office:value="1.28723060938011" calcext:value-type="float">
            <text:p>1.2872306093801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403352901339531" calcext:value-type="float">
            <text:p>0.0403352901339531</text:p>
          </table:table-cell>
          <table:table-cell office:value-type="float" office:value="0.178262203931808" calcext:value-type="float">
            <text:p>0.178262203931808</text:p>
          </table:table-cell>
          <table:table-cell table:formula="of:=[.B612]/(0.7365*EXP(-0.0052*[.A612]))" office:value-type="float" office:value="1.30645522647447" calcext:value-type="float">
            <text:p>1.3064552264744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398052856326103" calcext:value-type="float">
            <text:p>0.0398052856326103</text:p>
          </table:table-cell>
          <table:table-cell office:value-type="float" office:value="0.176975160837173" calcext:value-type="float">
            <text:p>0.176975160837173</text:p>
          </table:table-cell>
          <table:table-cell table:formula="of:=[.B613]/(0.7365*EXP(-0.0052*[.A613]))" office:value-type="float" office:value="1.29601020536535" calcext:value-type="float">
            <text:p>1.29601020536535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376064106822014" calcext:value-type="float">
            <text:p>0.0376064106822014</text:p>
          </table:table-cell>
          <table:table-cell office:value-type="float" office:value="0.175696164369583" calcext:value-type="float">
            <text:p>0.175696164369583</text:p>
          </table:table-cell>
          <table:table-cell table:formula="of:=[.B614]/(0.7365*EXP(-0.0052*[.A614]))" office:value-type="float" office:value="1.23080114755111" calcext:value-type="float">
            <text:p>1.2308011475511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393412746489048" calcext:value-type="float">
            <text:p>0.0393412746489048</text:p>
          </table:table-cell>
          <table:table-cell office:value-type="float" office:value="0.174425184726715" calcext:value-type="float">
            <text:p>0.174425184726715</text:p>
          </table:table-cell>
          <table:table-cell table:formula="of:=[.B615]/(0.7365*EXP(-0.0052*[.A615]))" office:value-type="float" office:value="1.29429348826818" calcext:value-type="float">
            <text:p>1.2942934882681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378967709839344" calcext:value-type="float">
            <text:p>0.0378967709839344</text:p>
          </table:table-cell>
          <table:table-cell office:value-type="float" office:value="0.173162147402763" calcext:value-type="float">
            <text:p>0.173162147402763</text:p>
          </table:table-cell>
          <table:table-cell table:formula="of:=[.B616]/(0.7365*EXP(-0.0052*[.A616]))" office:value-type="float" office:value="1.25327067513801" calcext:value-type="float">
            <text:p>1.2532706751380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381419658660889" calcext:value-type="float">
            <text:p>0.0381419658660889</text:p>
          </table:table-cell>
          <table:table-cell office:value-type="float" office:value="0.171907067298889" calcext:value-type="float">
            <text:p>0.171907067298889</text:p>
          </table:table-cell>
          <table:table-cell table:formula="of:=[.B617]/(0.7365*EXP(-0.0052*[.A617]))" office:value-type="float" office:value="1.2679556846151" calcext:value-type="float">
            <text:p>1.267955684615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378842391073704" calcext:value-type="float">
            <text:p>0.0378842391073704</text:p>
          </table:table-cell>
          <table:table-cell office:value-type="float" office:value="0.170659810304642" calcext:value-type="float">
            <text:p>0.170659810304642</text:p>
          </table:table-cell>
          <table:table-cell table:formula="of:=[.B618]/(0.7365*EXP(-0.0052*[.A618]))" office:value-type="float" office:value="1.26595393272545" calcext:value-type="float">
            <text:p>1.2659539327254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373325981199741" calcext:value-type="float">
            <text:p>0.0373325981199741</text:p>
          </table:table-cell>
          <table:table-cell office:value-type="float" office:value="0.169420465826988" calcext:value-type="float">
            <text:p>0.169420465826988</text:p>
          </table:table-cell>
          <table:table-cell table:formula="of:=[.B619]/(0.7365*EXP(-0.0052*[.A619]))" office:value-type="float" office:value="1.25402409095667" calcext:value-type="float">
            <text:p>1.25402409095667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376652926206589" calcext:value-type="float">
            <text:p>0.0376652926206589</text:p>
          </table:table-cell>
          <table:table-cell office:value-type="float" office:value="0.168188840150833" calcext:value-type="float">
            <text:p>0.168188840150833</text:p>
          </table:table-cell>
          <table:table-cell table:formula="of:=[.B620]/(0.7365*EXP(-0.0052*[.A620]))" office:value-type="float" office:value="1.27179566892738" calcext:value-type="float">
            <text:p>1.2717956689273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363335385918617" calcext:value-type="float">
            <text:p>0.0363335385918617</text:p>
          </table:table-cell>
          <table:table-cell office:value-type="float" office:value="0.166964992880821" calcext:value-type="float">
            <text:p>0.166964992880821</text:p>
          </table:table-cell>
          <table:table-cell table:formula="of:=[.B621]/(0.7365*EXP(-0.0052*[.A621]))" office:value-type="float" office:value="1.2332241585381" calcext:value-type="float">
            <text:p>1.233224158538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383859239518642" calcext:value-type="float">
            <text:p>0.0383859239518642</text:p>
          </table:table-cell>
          <table:table-cell office:value-type="float" office:value="0.165748849511147" calcext:value-type="float">
            <text:p>0.165748849511147</text:p>
          </table:table-cell>
          <table:table-cell table:formula="of:=[.B622]/(0.7365*EXP(-0.0052*[.A622]))" office:value-type="float" office:value="1.30967837622385" calcext:value-type="float">
            <text:p>1.3096783762238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369855016469955" calcext:value-type="float">
            <text:p>0.0369855016469955</text:p>
          </table:table-cell>
          <table:table-cell office:value-type="float" office:value="0.164540305733681" calcext:value-type="float">
            <text:p>0.164540305733681</text:p>
          </table:table-cell>
          <table:table-cell table:formula="of:=[.B623]/(0.7365*EXP(-0.0052*[.A623]))" office:value-type="float" office:value="1.268476726427" calcext:value-type="float">
            <text:p>1.26847672642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372564382851124" calcext:value-type="float">
            <text:p>0.0372564382851124</text:p>
          </table:table-cell>
          <table:table-cell office:value-type="float" office:value="0.163339421153069" calcext:value-type="float">
            <text:p>0.163339421153069</text:p>
          </table:table-cell>
          <table:table-cell table:formula="of:=[.B624]/(0.7365*EXP(-0.0052*[.A624]))" office:value-type="float" office:value="1.28443063410596" calcext:value-type="float">
            <text:p>1.2844306341059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371070355176926" calcext:value-type="float">
            <text:p>0.0371070355176926</text:p>
          </table:table-cell>
          <table:table-cell office:value-type="float" office:value="0.162146031856537" calcext:value-type="float">
            <text:p>0.162146031856537</text:p>
          </table:table-cell>
          <table:table-cell table:formula="of:=[.B625]/(0.7365*EXP(-0.0052*[.A625]))" office:value-type="float" office:value="1.28594949528621" calcext:value-type="float">
            <text:p>1.2859494952862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367009751498699" calcext:value-type="float">
            <text:p>0.0367009751498699</text:p>
          </table:table-cell>
          <table:table-cell office:value-type="float" office:value="0.160960242152214" calcext:value-type="float">
            <text:p>0.160960242152214</text:p>
          </table:table-cell>
          <table:table-cell table:formula="of:=[.B626]/(0.7365*EXP(-0.0052*[.A626]))" office:value-type="float" office:value="1.27850840475479" calcext:value-type="float">
            <text:p>1.2785084047547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354677438735962" calcext:value-type="float">
            <text:p>0.0354677438735962</text:p>
          </table:table-cell>
          <table:table-cell office:value-type="float" office:value="0.159781903028488" calcext:value-type="float">
            <text:p>0.159781903028488</text:p>
          </table:table-cell>
          <table:table-cell table:formula="of:=[.B627]/(0.7365*EXP(-0.0052*[.A627]))" office:value-type="float" office:value="1.24198936944465" calcext:value-type="float">
            <text:p>1.2419893694446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350331403315067" calcext:value-type="float">
            <text:p>0.0350331403315067</text:p>
          </table:table-cell>
          <table:table-cell office:value-type="float" office:value="0.15861102938652" calcext:value-type="float">
            <text:p>0.15861102938652</text:p>
          </table:table-cell>
          <table:table-cell table:formula="of:=[.B628]/(0.7365*EXP(-0.0052*[.A628]))" office:value-type="float" office:value="1.23316649092862" calcext:value-type="float">
            <text:p>1.23316649092862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351243317127228" calcext:value-type="float">
            <text:p>0.0351243317127228</text:p>
          </table:table-cell>
          <table:table-cell office:value-type="float" office:value="0.157447531819344" calcext:value-type="float">
            <text:p>0.157447531819344</text:p>
          </table:table-cell>
          <table:table-cell table:formula="of:=[.B629]/(0.7365*EXP(-0.0052*[.A629]))" office:value-type="float" office:value="1.24282232966422" calcext:value-type="float">
            <text:p>1.2428223296642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363288447260857" calcext:value-type="float">
            <text:p>0.0363288447260857</text:p>
          </table:table-cell>
          <table:table-cell office:value-type="float" office:value="0.156291380524635" calcext:value-type="float">
            <text:p>0.156291380524635</text:p>
          </table:table-cell>
          <table:table-cell table:formula="of:=[.B630]/(0.7365*EXP(-0.0052*[.A630]))" office:value-type="float" office:value="1.29214394330017" calcext:value-type="float">
            <text:p>1.2921439433001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354445353150368" calcext:value-type="float">
            <text:p>0.0354445353150368</text:p>
          </table:table-cell>
          <table:table-cell office:value-type="float" office:value="0.155142515897751" calcext:value-type="float">
            <text:p>0.155142515897751</text:p>
          </table:table-cell>
          <table:table-cell table:formula="of:=[.B631]/(0.7365*EXP(-0.0052*[.A631]))" office:value-type="float" office:value="1.26726350251861" calcext:value-type="float">
            <text:p>1.2672635025186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347190797328949" calcext:value-type="float">
            <text:p>0.0347190797328949</text:p>
          </table:table-cell>
          <table:table-cell office:value-type="float" office:value="0.154000982642174" calcext:value-type="float">
            <text:p>0.154000982642174</text:p>
          </table:table-cell>
          <table:table-cell table:formula="of:=[.B632]/(0.7365*EXP(-0.0052*[.A632]))" office:value-type="float" office:value="1.24779768839608" calcext:value-type="float">
            <text:p>1.24779768839608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34290362149477" calcext:value-type="float">
            <text:p>0.034290362149477</text:p>
          </table:table-cell>
          <table:table-cell office:value-type="float" office:value="0.152866646647453" calcext:value-type="float">
            <text:p>0.152866646647453</text:p>
          </table:table-cell>
          <table:table-cell table:formula="of:=[.B633]/(0.7365*EXP(-0.0052*[.A633]))" office:value-type="float" office:value="1.23881477001846" calcext:value-type="float">
            <text:p>1.238814770018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339723080396652" calcext:value-type="float">
            <text:p>0.0339723080396652</text:p>
          </table:table-cell>
          <table:table-cell office:value-type="float" office:value="0.151739537715912" calcext:value-type="float">
            <text:p>0.151739537715912</text:p>
          </table:table-cell>
          <table:table-cell table:formula="of:=[.B634]/(0.7365*EXP(-0.0052*[.A634]))" office:value-type="float" office:value="1.2337230745216" calcext:value-type="float">
            <text:p>1.233723074521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339468084275723" calcext:value-type="float">
            <text:p>0.0339468084275723</text:p>
          </table:table-cell>
          <table:table-cell office:value-type="float" office:value="0.150619521737099" calcext:value-type="float">
            <text:p>0.150619521737099</text:p>
          </table:table-cell>
          <table:table-cell table:formula="of:=[.B635]/(0.7365*EXP(-0.0052*[.A635]))" office:value-type="float" office:value="1.23922428302871" calcext:value-type="float">
            <text:p>1.2392242830287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342517085373402" calcext:value-type="float">
            <text:p>0.0342517085373402</text:p>
          </table:table-cell>
          <table:table-cell office:value-type="float" office:value="0.149506658315659" calcext:value-type="float">
            <text:p>0.149506658315659</text:p>
          </table:table-cell>
          <table:table-cell table:formula="of:=[.B636]/(0.7365*EXP(-0.0052*[.A636]))" office:value-type="float" office:value="1.25687340417007" calcext:value-type="float">
            <text:p>1.25687340417007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341272056102753" calcext:value-type="float">
            <text:p>0.0341272056102753</text:p>
          </table:table-cell>
          <table:table-cell office:value-type="float" office:value="0.148400872945786" calcext:value-type="float">
            <text:p>0.148400872945786</text:p>
          </table:table-cell>
          <table:table-cell table:formula="of:=[.B637]/(0.7365*EXP(-0.0052*[.A637]))" office:value-type="float" office:value="1.25883368917873" calcext:value-type="float">
            <text:p>1.2588336891787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334336720407009" calcext:value-type="float">
            <text:p>0.0334336720407009</text:p>
          </table:table-cell>
          <table:table-cell office:value-type="float" office:value="0.14730204641819" calcext:value-type="float">
            <text:p>0.14730204641819</text:p>
          </table:table-cell>
          <table:table-cell table:formula="of:=[.B638]/(0.7365*EXP(-0.0052*[.A638]))" office:value-type="float" office:value="1.23968126370302" calcext:value-type="float">
            <text:p>1.23968126370302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336611866950989" calcext:value-type="float">
            <text:p>0.0336611866950989</text:p>
          </table:table-cell>
          <table:table-cell office:value-type="float" office:value="0.146210283041" calcext:value-type="float">
            <text:p>0.146210283041</text:p>
          </table:table-cell>
          <table:table-cell table:formula="of:=[.B639]/(0.7365*EXP(-0.0052*[.A639]))" office:value-type="float" office:value="1.25462435316222" calcext:value-type="float">
            <text:p>1.25462435316222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334614887833595" calcext:value-type="float">
            <text:p>0.0334614887833595</text:p>
          </table:table-cell>
          <table:table-cell office:value-type="float" office:value="0.145125448703766" calcext:value-type="float">
            <text:p>0.145125448703766</text:p>
          </table:table-cell>
          <table:table-cell table:formula="of:=[.B640]/(0.7365*EXP(-0.0052*[.A640]))" office:value-type="float" office:value="1.25368341860862" calcext:value-type="float">
            <text:p>1.25368341860862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331206098198891" calcext:value-type="float">
            <text:p>0.0331206098198891</text:p>
          </table:table-cell>
          <table:table-cell office:value-type="float" office:value="0.144047483801842" calcext:value-type="float">
            <text:p>0.144047483801842</text:p>
          </table:table-cell>
          <table:table-cell table:formula="of:=[.B641]/(0.7365*EXP(-0.0052*[.A641]))" office:value-type="float" office:value="1.24738143978813" calcext:value-type="float">
            <text:p>1.2473814397881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31522896885872" calcext:value-type="float">
            <text:p>0.0331522896885872</text:p>
          </table:table-cell>
          <table:table-cell office:value-type="float" office:value="0.142976433038712" calcext:value-type="float">
            <text:p>0.142976433038712</text:p>
          </table:table-cell>
          <table:table-cell table:formula="of:=[.B642]/(0.7365*EXP(-0.0052*[.A642]))" office:value-type="float" office:value="1.25508405807869" calcext:value-type="float">
            <text:p>1.2550840580786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32196082174778" calcext:value-type="float">
            <text:p>0.032196082174778</text:p>
          </table:table-cell>
          <table:table-cell office:value-type="float" office:value="0.141912221908569" calcext:value-type="float">
            <text:p>0.141912221908569</text:p>
          </table:table-cell>
          <table:table-cell table:formula="of:=[.B643]/(0.7365*EXP(-0.0052*[.A643]))" office:value-type="float" office:value="1.22523852294932" calcext:value-type="float">
            <text:p>1.2252385229493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324945077300072" calcext:value-type="float">
            <text:p>0.0324945077300072</text:p>
          </table:table-cell>
          <table:table-cell office:value-type="float" office:value="0.140854775905609" calcext:value-type="float">
            <text:p>0.140854775905609</text:p>
          </table:table-cell>
          <table:table-cell table:formula="of:=[.B644]/(0.7365*EXP(-0.0052*[.A644]))" office:value-type="float" office:value="1.24304230460981" calcext:value-type="float">
            <text:p>1.2430423046098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327883586287499" calcext:value-type="float">
            <text:p>0.0327883586287499</text:p>
          </table:table-cell>
          <table:table-cell office:value-type="float" office:value="0.139804124832153" calcext:value-type="float">
            <text:p>0.139804124832153</text:p>
          </table:table-cell>
          <table:table-cell table:formula="of:=[.B645]/(0.7365*EXP(-0.0052*[.A645]))" office:value-type="float" office:value="1.26082251369107" calcext:value-type="float">
            <text:p>1.26082251369107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332741774618626" calcext:value-type="float">
            <text:p>0.0332741774618626</text:p>
          </table:table-cell>
          <table:table-cell office:value-type="float" office:value="0.138760179281235" calcext:value-type="float">
            <text:p>0.138760179281235</text:p>
          </table:table-cell>
          <table:table-cell table:formula="of:=[.B646]/(0.7365*EXP(-0.0052*[.A646]))" office:value-type="float" office:value="1.28617462860635" calcext:value-type="float">
            <text:p>1.2861746286063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333258658647537" calcext:value-type="float">
            <text:p>0.0333258658647537</text:p>
          </table:table-cell>
          <table:table-cell office:value-type="float" office:value="0.137722909450531" calcext:value-type="float">
            <text:p>0.137722909450531</text:p>
          </table:table-cell>
          <table:table-cell table:formula="of:=[.B647]/(0.7365*EXP(-0.0052*[.A647]))" office:value-type="float" office:value="1.2948885274571" calcext:value-type="float">
            <text:p>1.294888527457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323142260313034" calcext:value-type="float">
            <text:p>0.0323142260313034</text:p>
          </table:table-cell>
          <table:table-cell office:value-type="float" office:value="0.136692240834236" calcext:value-type="float">
            <text:p>0.136692240834236</text:p>
          </table:table-cell>
          <table:table-cell table:formula="of:=[.B648]/(0.7365*EXP(-0.0052*[.A648]))" office:value-type="float" office:value="1.26212692275613" calcext:value-type="float">
            <text:p>1.26212692275613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310146044939756" calcext:value-type="float">
            <text:p>0.0310146044939756</text:p>
          </table:table-cell>
          <table:table-cell office:value-type="float" office:value="0.135668247938156" calcext:value-type="float">
            <text:p>0.135668247938156</text:p>
          </table:table-cell>
          <table:table-cell table:formula="of:=[.B649]/(0.7365*EXP(-0.0052*[.A649]))" office:value-type="float" office:value="1.21768190124238" calcext:value-type="float">
            <text:p>1.2176819012423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315999574959278" calcext:value-type="float">
            <text:p>0.0315999574959278</text:p>
          </table:table-cell>
          <table:table-cell office:value-type="float" office:value="0.134650781750679" calcext:value-type="float">
            <text:p>0.134650781750679</text:p>
          </table:table-cell>
          <table:table-cell table:formula="of:=[.B650]/(0.7365*EXP(-0.0052*[.A650]))" office:value-type="float" office:value="1.24713203052758" calcext:value-type="float">
            <text:p>1.247132030527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318325608968735" calcext:value-type="float">
            <text:p>0.0318325608968735</text:p>
          </table:table-cell>
          <table:table-cell office:value-type="float" office:value="0.133639857172966" calcext:value-type="float">
            <text:p>0.133639857172966</text:p>
          </table:table-cell>
          <table:table-cell table:formula="of:=[.B651]/(0.7365*EXP(-0.0052*[.A651]))" office:value-type="float" office:value="1.26286185333263" calcext:value-type="float">
            <text:p>1.26286185333263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305799525231123" calcext:value-type="float">
            <text:p>0.0305799525231123</text:p>
          </table:table-cell>
          <table:table-cell office:value-type="float" office:value="0.132635429501534" calcext:value-type="float">
            <text:p>0.132635429501534</text:p>
          </table:table-cell>
          <table:table-cell table:formula="of:=[.B652]/(0.7365*EXP(-0.0052*[.A652]))" office:value-type="float" office:value="1.21949326030087" calcext:value-type="float">
            <text:p>1.21949326030087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308022797107697" calcext:value-type="float">
            <text:p>0.0308022797107697</text:p>
          </table:table-cell>
          <table:table-cell office:value-type="float" office:value="0.131637468934059" calcext:value-type="float">
            <text:p>0.131637468934059</text:p>
          </table:table-cell>
          <table:table-cell table:formula="of:=[.B653]/(0.7365*EXP(-0.0052*[.A653]))" office:value-type="float" office:value="1.23476351747811" calcext:value-type="float">
            <text:p>1.2347635174781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305770598351955" calcext:value-type="float">
            <text:p>0.0305770598351955</text:p>
          </table:table-cell>
          <table:table-cell office:value-type="float" office:value="0.130645915865898" calcext:value-type="float">
            <text:p>0.130645915865898</text:p>
          </table:table-cell>
          <table:table-cell table:formula="of:=[.B654]/(0.7365*EXP(-0.0052*[.A654]))" office:value-type="float" office:value="1.23212560659289" calcext:value-type="float">
            <text:p>1.2321256065928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310523435473442" calcext:value-type="float">
            <text:p>0.0310523435473442</text:p>
          </table:table-cell>
          <table:table-cell office:value-type="float" office:value="0.129660740494728" calcext:value-type="float">
            <text:p>0.129660740494728</text:p>
          </table:table-cell>
          <table:table-cell table:formula="of:=[.B655]/(0.7365*EXP(-0.0052*[.A655]))" office:value-type="float" office:value="1.25780111072135" calcext:value-type="float">
            <text:p>1.2578011107213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316773690283299" calcext:value-type="float">
            <text:p>0.0316773690283299</text:p>
          </table:table-cell>
          <table:table-cell office:value-type="float" office:value="0.128681927919388" calcext:value-type="float">
            <text:p>0.128681927919388</text:p>
          </table:table-cell>
          <table:table-cell table:formula="of:=[.B656]/(0.7365*EXP(-0.0052*[.A656]))" office:value-type="float" office:value="1.28980788283351" calcext:value-type="float">
            <text:p>1.2898078828335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296089220792055" calcext:value-type="float">
            <text:p>0.0296089220792055</text:p>
          </table:table-cell>
          <table:table-cell office:value-type="float" office:value="0.127709433436394" calcext:value-type="float">
            <text:p>0.127709433436394</text:p>
          </table:table-cell>
          <table:table-cell table:formula="of:=[.B657]/(0.7365*EXP(-0.0052*[.A657]))" office:value-type="float" office:value="1.21187227884556" calcext:value-type="float">
            <text:p>1.2118722788455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299758575856686" calcext:value-type="float">
            <text:p>0.0299758575856686</text:p>
          </table:table-cell>
          <table:table-cell office:value-type="float" office:value="0.126743212342262" calcext:value-type="float">
            <text:p>0.126743212342262</text:p>
          </table:table-cell>
          <table:table-cell table:formula="of:=[.B658]/(0.7365*EXP(-0.0052*[.A658]))" office:value-type="float" office:value="1.23328713803375" calcext:value-type="float">
            <text:p>1.23328713803375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290138870477676" calcext:value-type="float">
            <text:p>0.0290138870477676</text:p>
          </table:table-cell>
          <table:table-cell office:value-type="float" office:value="0.125783249735832" calcext:value-type="float">
            <text:p>0.125783249735832</text:p>
          </table:table-cell>
          <table:table-cell table:formula="of:=[.B659]/(0.7365*EXP(-0.0052*[.A659]))" office:value-type="float" office:value="1.19993254556073" calcext:value-type="float">
            <text:p>1.1999325455607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294104516506195" calcext:value-type="float">
            <text:p>0.0294104516506195</text:p>
          </table:table-cell>
          <table:table-cell office:value-type="float" office:value="0.124829486012459" calcext:value-type="float">
            <text:p>0.124829486012459</text:p>
          </table:table-cell>
          <table:table-cell table:formula="of:=[.B660]/(0.7365*EXP(-0.0052*[.A660]))" office:value-type="float" office:value="1.22267474590557" calcext:value-type="float">
            <text:p>1.2226747459055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291422419250011" calcext:value-type="float">
            <text:p>0.0291422419250011</text:p>
          </table:table-cell>
          <table:table-cell office:value-type="float" office:value="0.123881906270981" calcext:value-type="float">
            <text:p>0.123881906270981</text:p>
          </table:table-cell>
          <table:table-cell table:formula="of:=[.B661]/(0.7365*EXP(-0.0052*[.A661]))" office:value-type="float" office:value="1.21784085307031" calcext:value-type="float">
            <text:p>1.2178408530703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301526226103306" calcext:value-type="float">
            <text:p>0.0301526226103306</text:p>
          </table:table-cell>
          <table:table-cell office:value-type="float" office:value="0.122940465807915" calcext:value-type="float">
            <text:p>0.122940465807915</text:p>
          </table:table-cell>
          <table:table-cell table:formula="of:=[.B662]/(0.7365*EXP(-0.0052*[.A662]))" office:value-type="float" office:value="1.26663359549641" calcext:value-type="float">
            <text:p>1.2666335954964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293579529970884" calcext:value-type="float">
            <text:p>0.0293579529970884</text:p>
          </table:table-cell>
          <table:table-cell office:value-type="float" office:value="0.122005119919777" calcext:value-type="float">
            <text:p>0.122005119919777</text:p>
          </table:table-cell>
          <table:table-cell table:formula="of:=[.B663]/(0.7365*EXP(-0.0052*[.A663]))" office:value-type="float" office:value="1.23968119357559" calcext:value-type="float">
            <text:p>1.23968119357559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285519938915968" calcext:value-type="float">
            <text:p>0.0285519938915968</text:p>
          </table:table-cell>
          <table:table-cell office:value-type="float" office:value="0.121075823903084" calcext:value-type="float">
            <text:p>0.121075823903084</text:p>
          </table:table-cell>
          <table:table-cell table:formula="of:=[.B664]/(0.7365*EXP(-0.0052*[.A664]))" office:value-type="float" office:value="1.21193412801264" calcext:value-type="float">
            <text:p>1.21193412801264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281214732676744" calcext:value-type="float">
            <text:p>0.0281214732676744</text:p>
          </table:table-cell>
          <table:table-cell office:value-type="float" office:value="0.120152607560158" calcext:value-type="float">
            <text:p>0.120152607560158</text:p>
          </table:table-cell>
          <table:table-cell table:formula="of:=[.B665]/(0.7365*EXP(-0.0052*[.A665]))" office:value-type="float" office:value="1.19988320373013" calcext:value-type="float">
            <text:p>1.1998832037301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283158253878355" calcext:value-type="float">
            <text:p>0.0283158253878355</text:p>
          </table:table-cell>
          <table:table-cell office:value-type="float" office:value="0.119235374033451" calcext:value-type="float">
            <text:p>0.119235374033451</text:p>
          </table:table-cell>
          <table:table-cell table:formula="of:=[.B666]/(0.7365*EXP(-0.0052*[.A666]))" office:value-type="float" office:value="1.21447467062226" calcext:value-type="float">
            <text:p>1.2144746706222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288010146468878" calcext:value-type="float">
            <text:p>0.0288010146468878</text:p>
          </table:table-cell>
          <table:table-cell office:value-type="float" office:value="0.118324093520641" calcext:value-type="float">
            <text:p>0.118324093520641</text:p>
          </table:table-cell>
          <table:table-cell table:formula="of:=[.B667]/(0.7365*EXP(-0.0052*[.A667]))" office:value-type="float" office:value="1.24172480068785" calcext:value-type="float">
            <text:p>1.2417248006878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286577772349119" calcext:value-type="float">
            <text:p>0.0286577772349119</text:p>
          </table:table-cell>
          <table:table-cell office:value-type="float" office:value="0.11741878092289" calcext:value-type="float">
            <text:p>0.11741878092289</text:p>
          </table:table-cell>
          <table:table-cell table:formula="of:=[.B668]/(0.7365*EXP(-0.0052*[.A668]))" office:value-type="float" office:value="1.24199086341588" calcext:value-type="float">
            <text:p>1.24199086341588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275051109492779" calcext:value-type="float">
            <text:p>0.0275051109492779</text:p>
          </table:table-cell>
          <table:table-cell office:value-type="float" office:value="0.116519369184971" calcext:value-type="float">
            <text:p>0.116519369184971</text:p>
          </table:table-cell>
          <table:table-cell table:formula="of:=[.B669]/(0.7365*EXP(-0.0052*[.A669]))" office:value-type="float" office:value="1.19825053339485" calcext:value-type="float">
            <text:p>1.19825053339485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281710047274828" calcext:value-type="float">
            <text:p>0.0281710047274828</text:p>
          </table:table-cell>
          <table:table-cell office:value-type="float" office:value="0.11562579870224" calcext:value-type="float">
            <text:p>0.11562579870224</text:p>
          </table:table-cell>
          <table:table-cell table:formula="of:=[.B670]/(0.7365*EXP(-0.0052*[.A670]))" office:value-type="float" office:value="1.23365833597937" calcext:value-type="float">
            <text:p>1.23365833597937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28902929276228" calcext:value-type="float">
            <text:p>0.028902929276228</text:p>
          </table:table-cell>
          <table:table-cell office:value-type="float" office:value="0.11473809927702" calcext:value-type="float">
            <text:p>0.11473809927702</text:p>
          </table:table-cell>
          <table:table-cell table:formula="of:=[.B671]/(0.7365*EXP(-0.0052*[.A671]))" office:value-type="float" office:value="1.27230944934578" calcext:value-type="float">
            <text:p>1.2723094493457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2735560759902" calcext:value-type="float">
            <text:p>0.02735560759902</text:p>
          </table:table-cell>
          <table:table-cell office:value-type="float" office:value="0.113856188952923" calcext:value-type="float">
            <text:p>0.113856188952923</text:p>
          </table:table-cell>
          <table:table-cell table:formula="of:=[.B672]/(0.7365*EXP(-0.0052*[.A672]))" office:value-type="float" office:value="1.21047434444598" calcext:value-type="float">
            <text:p>1.21047434444598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270901676267386" calcext:value-type="float">
            <text:p>0.0270901676267386</text:p>
          </table:table-cell>
          <table:table-cell office:value-type="float" office:value="0.11298006772995" calcext:value-type="float">
            <text:p>0.11298006772995</text:p>
          </table:table-cell>
          <table:table-cell table:formula="of:=[.B673]/(0.7365*EXP(-0.0052*[.A673]))" office:value-type="float" office:value="1.20497835960459" calcext:value-type="float">
            <text:p>1.20497835960459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265117958188057" calcext:value-type="float">
            <text:p>0.0265117958188057</text:p>
          </table:table-cell>
          <table:table-cell office:value-type="float" office:value="0.112109661102295" calcext:value-type="float">
            <text:p>0.112109661102295</text:p>
          </table:table-cell>
          <table:table-cell table:formula="of:=[.B674]/(0.7365*EXP(-0.0052*[.A674]))" office:value-type="float" office:value="1.18540029980784" calcext:value-type="float">
            <text:p>1.18540029980784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275849159806967" calcext:value-type="float">
            <text:p>0.0275849159806967</text:p>
          </table:table-cell>
          <table:table-cell office:value-type="float" office:value="0.111244969069958" calcext:value-type="float">
            <text:p>0.111244969069958</text:p>
          </table:table-cell>
          <table:table-cell table:formula="of:=[.B675]/(0.7365*EXP(-0.0052*[.A675]))" office:value-type="float" office:value="1.23981213608766" calcext:value-type="float">
            <text:p>1.23981213608766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280425138771534" calcext:value-type="float">
            <text:p>0.0280425138771534</text:p>
          </table:table-cell>
          <table:table-cell office:value-type="float" office:value="0.110385961830616" calcext:value-type="float">
            <text:p>0.110385961830616</text:p>
          </table:table-cell>
          <table:table-cell table:formula="of:=[.B676]/(0.7365*EXP(-0.0052*[.A676]))" office:value-type="float" office:value="1.26695004844152" calcext:value-type="float">
            <text:p>1.26695004844152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278828870505095" calcext:value-type="float">
            <text:p>0.0278828870505095</text:p>
          </table:table-cell>
          <table:table-cell office:value-type="float" office:value="0.109532594680786" calcext:value-type="float">
            <text:p>0.109532594680786</text:p>
          </table:table-cell>
          <table:table-cell table:formula="of:=[.B677]/(0.7365*EXP(-0.0052*[.A677]))" office:value-type="float" office:value="1.26630586918524" calcext:value-type="float">
            <text:p>1.2663058691852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262160301208496" calcext:value-type="float">
            <text:p>0.0262160301208496</text:p>
          </table:table-cell>
          <table:table-cell office:value-type="float" office:value="0.108684815466404" calcext:value-type="float">
            <text:p>0.108684815466404</text:p>
          </table:table-cell>
          <table:table-cell table:formula="of:=[.B678]/(0.7365*EXP(-0.0052*[.A678]))" office:value-type="float" office:value="1.1968125619231" calcext:value-type="float">
            <text:p>1.196812561923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262538939714432" calcext:value-type="float">
            <text:p>0.0262538939714432</text:p>
          </table:table-cell>
          <table:table-cell office:value-type="float" office:value="0.107842653989792" calcext:value-type="float">
            <text:p>0.107842653989792</text:p>
          </table:table-cell>
          <table:table-cell table:formula="of:=[.B679]/(0.7365*EXP(-0.0052*[.A679]))" office:value-type="float" office:value="1.20478976627849" calcext:value-type="float">
            <text:p>1.2047897662784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257354751229286" calcext:value-type="float">
            <text:p>0.0257354751229286</text:p>
          </table:table-cell>
          <table:table-cell office:value-type="float" office:value="0.107006013393402" calcext:value-type="float">
            <text:p>0.107006013393402</text:p>
          </table:table-cell>
          <table:table-cell table:formula="of:=[.B680]/(0.7365*EXP(-0.0052*[.A680]))" office:value-type="float" office:value="1.18715674602398" calcext:value-type="float">
            <text:p>1.18715674602398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262144356966019" calcext:value-type="float">
            <text:p>0.0262144356966019</text:p>
          </table:table-cell>
          <table:table-cell office:value-type="float" office:value="0.106174908578396" calcext:value-type="float">
            <text:p>0.106174908578396</text:p>
          </table:table-cell>
          <table:table-cell table:formula="of:=[.B681]/(0.7365*EXP(-0.0052*[.A681]))" office:value-type="float" office:value="1.21555529331029" calcext:value-type="float">
            <text:p>1.2155552933102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26738753542304" calcext:value-type="float">
            <text:p>0.026738753542304</text:p>
          </table:table-cell>
          <table:table-cell office:value-type="float" office:value="0.10534930229187" calcext:value-type="float">
            <text:p>0.10534930229187</text:p>
          </table:table-cell>
          <table:table-cell table:formula="of:=[.B682]/(0.7365*EXP(-0.0052*[.A682]))" office:value-type="float" office:value="1.24633185441341" calcext:value-type="float">
            <text:p>1.2463318544134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261672884225845" calcext:value-type="float">
            <text:p>0.0261672884225845</text:p>
          </table:table-cell>
          <table:table-cell office:value-type="float" office:value="0.104529120028019" calcext:value-type="float">
            <text:p>0.104529120028019</text:p>
          </table:table-cell>
          <table:table-cell table:formula="of:=[.B683]/(0.7365*EXP(-0.0052*[.A683]))" office:value-type="float" office:value="1.2260539743594" calcext:value-type="float">
            <text:p>1.2260539743594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261341761797667" calcext:value-type="float">
            <text:p>0.0261341761797667</text:p>
          </table:table-cell>
          <table:table-cell office:value-type="float" office:value="0.103714384138584" calcext:value-type="float">
            <text:p>0.103714384138584</text:p>
          </table:table-cell>
          <table:table-cell table:formula="of:=[.B684]/(0.7365*EXP(-0.0052*[.A684]))" office:value-type="float" office:value="1.23088651545132" calcext:value-type="float">
            <text:p>1.23088651545132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264293476939201" calcext:value-type="float">
            <text:p>0.0264293476939201</text:p>
          </table:table-cell>
          <table:table-cell office:value-type="float" office:value="0.102905035018921" calcext:value-type="float">
            <text:p>0.102905035018921</text:p>
          </table:table-cell>
          <table:table-cell table:formula="of:=[.B685]/(0.7365*EXP(-0.0052*[.A685]))" office:value-type="float" office:value="1.25127847907948" calcext:value-type="float">
            <text:p>1.25127847907948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260584317147732" calcext:value-type="float">
            <text:p>0.0260584317147732</text:p>
          </table:table-cell>
          <table:table-cell office:value-type="float" office:value="0.102101065218449" calcext:value-type="float">
            <text:p>0.102101065218449</text:p>
          </table:table-cell>
          <table:table-cell table:formula="of:=[.B686]/(0.7365*EXP(-0.0052*[.A686]))" office:value-type="float" office:value="1.24014976952326" calcext:value-type="float">
            <text:p>1.24014976952326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255128648132086" calcext:value-type="float">
            <text:p>0.0255128648132086</text:p>
          </table:table-cell>
          <table:table-cell office:value-type="float" office:value="0.101302415132523" calcext:value-type="float">
            <text:p>0.101302415132523</text:p>
          </table:table-cell>
          <table:table-cell table:formula="of:=[.B687]/(0.7365*EXP(-0.0052*[.A687]))" office:value-type="float" office:value="1.22051584301178" calcext:value-type="float">
            <text:p>1.2205158430117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263330116868019" calcext:value-type="float">
            <text:p>0.0263330116868019</text:p>
          </table:table-cell>
          <table:table-cell office:value-type="float" office:value="0.100509084761143" calcext:value-type="float">
            <text:p>0.100509084761143</text:p>
          </table:table-cell>
          <table:table-cell table:formula="of:=[.B688]/(0.7365*EXP(-0.0052*[.A688]))" office:value-type="float" office:value="1.26631880586212" calcext:value-type="float">
            <text:p>1.2663188058621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250811651349068" calcext:value-type="float">
            <text:p>0.0250811651349068</text:p>
          </table:table-cell>
          <table:table-cell office:value-type="float" office:value="0.0997210070490837" calcext:value-type="float">
            <text:p>0.0997210070490837</text:p>
          </table:table-cell>
          <table:table-cell table:formula="of:=[.B689]/(0.7365*EXP(-0.0052*[.A689]))" office:value-type="float" office:value="1.21240735846125" calcext:value-type="float">
            <text:p>1.21240735846125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242803115397692" calcext:value-type="float">
            <text:p>0.0242803115397692</text:p>
          </table:table-cell>
          <table:table-cell office:value-type="float" office:value="0.0989382043480873" calcext:value-type="float">
            <text:p>0.0989382043480873</text:p>
          </table:table-cell>
          <table:table-cell table:formula="of:=[.B690]/(0.7365*EXP(-0.0052*[.A690]))" office:value-type="float" office:value="1.17981371967511" calcext:value-type="float">
            <text:p>1.1798137196751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24428341537714" calcext:value-type="float">
            <text:p>0.024428341537714</text:p>
          </table:table-cell>
          <table:table-cell office:value-type="float" office:value="0.0981605798006058" calcext:value-type="float">
            <text:p>0.0981605798006058</text:p>
          </table:table-cell>
          <table:table-cell table:formula="of:=[.B691]/(0.7365*EXP(-0.0052*[.A691]))" office:value-type="float" office:value="1.19319521182338" calcext:value-type="float">
            <text:p>1.1931952118233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51811444759369" calcext:value-type="float">
            <text:p>0.0251811444759369</text:p>
          </table:table-cell>
          <table:table-cell office:value-type="float" office:value="0.0973881781101227" calcext:value-type="float">
            <text:p>0.0973881781101227</text:p>
          </table:table-cell>
          <table:table-cell table:formula="of:=[.B692]/(0.7365*EXP(-0.0052*[.A692]))" office:value-type="float" office:value="1.2363781309844" calcext:value-type="float">
            <text:p>1.236378130984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244019348174334" calcext:value-type="float">
            <text:p>0.0244019348174334</text:p>
          </table:table-cell>
          <table:table-cell office:value-type="float" office:value="0.0966209173202515" calcext:value-type="float">
            <text:p>0.0966209173202515</text:p>
          </table:table-cell>
          <table:table-cell table:formula="of:=[.B693]/(0.7365*EXP(-0.0052*[.A693]))" office:value-type="float" office:value="1.20436588154601" calcext:value-type="float">
            <text:p>1.2043658815460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231234729290009" calcext:value-type="float">
            <text:p>0.0231234729290009</text:p>
          </table:table-cell>
          <table:table-cell office:value-type="float" office:value="0.0958587974309921" calcext:value-type="float">
            <text:p>0.0958587974309921</text:p>
          </table:table-cell>
          <table:table-cell table:formula="of:=[.B694]/(0.7365*EXP(-0.0052*[.A694]))" office:value-type="float" office:value="1.14721700042481" calcext:value-type="float">
            <text:p>1.1472170004248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242228731513023" calcext:value-type="float">
            <text:p>0.0242228731513023</text:p>
          </table:table-cell>
          <table:table-cell office:value-type="float" office:value="0.0951017588376999" calcext:value-type="float">
            <text:p>0.0951017588376999</text:p>
          </table:table-cell>
          <table:table-cell table:formula="of:=[.B695]/(0.7365*EXP(-0.0052*[.A695]))" office:value-type="float" office:value="1.20802660395057" calcext:value-type="float">
            <text:p>1.2080266039505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252601858228445" calcext:value-type="float">
            <text:p>0.0252601858228445</text:p>
          </table:table-cell>
          <table:table-cell office:value-type="float" office:value="0.0943498238921166" calcext:value-type="float">
            <text:p>0.0943498238921166</text:p>
          </table:table-cell>
          <table:table-cell table:formula="of:=[.B696]/(0.7365*EXP(-0.0052*[.A696]))" office:value-type="float" office:value="1.26632656082649" calcext:value-type="float">
            <text:p>1.26632656082649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24092473089695" calcext:value-type="float">
            <text:p>0.024092473089695</text:p>
          </table:table-cell>
          <table:table-cell office:value-type="float" office:value="0.0936028957366943" calcext:value-type="float">
            <text:p>0.0936028957366943</text:p>
          </table:table-cell>
          <table:table-cell table:formula="of:=[.B697]/(0.7365*EXP(-0.0052*[.A697]))" office:value-type="float" office:value="1.21408442843501" calcext:value-type="float">
            <text:p>1.21408442843501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244192220270634" calcext:value-type="float">
            <text:p>0.0244192220270634</text:p>
          </table:table-cell>
          <table:table-cell office:value-type="float" office:value="0.0928610041737557" calcext:value-type="float">
            <text:p>0.0928610041737557</text:p>
          </table:table-cell>
          <table:table-cell table:formula="of:=[.B698]/(0.7365*EXP(-0.0052*[.A698]))" office:value-type="float" office:value="1.23696571187236" calcext:value-type="float">
            <text:p>1.23696571187236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241010896861553" calcext:value-type="float">
            <text:p>0.0241010896861553</text:p>
          </table:table-cell>
          <table:table-cell office:value-type="float" office:value="0.0921240821480751" calcext:value-type="float">
            <text:p>0.0921240821480751</text:p>
          </table:table-cell>
          <table:table-cell table:formula="of:=[.B699]/(0.7365*EXP(-0.0052*[.A699]))" office:value-type="float" office:value="1.22721554520537" calcext:value-type="float">
            <text:p>1.2272155452053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229798518121243" calcext:value-type="float">
            <text:p>0.0229798518121243</text:p>
          </table:table-cell>
          <table:table-cell office:value-type="float" office:value="0.0913921222090721" calcext:value-type="float">
            <text:p>0.0913921222090721</text:p>
          </table:table-cell>
          <table:table-cell table:formula="of:=[.B700]/(0.7365*EXP(-0.0052*[.A700]))" office:value-type="float" office:value="1.17622315360121" calcext:value-type="float">
            <text:p>1.1762231536012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238196291029453" calcext:value-type="float">
            <text:p>0.0238196291029453</text:p>
          </table:table-cell>
          <table:table-cell office:value-type="float" office:value="0.0906650796532631" calcext:value-type="float">
            <text:p>0.0906650796532631</text:p>
          </table:table-cell>
          <table:table-cell table:formula="of:=[.B701]/(0.7365*EXP(-0.0052*[.A701]))" office:value-type="float" office:value="1.22556352310063" calcext:value-type="float">
            <text:p>1.2255635231006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237856507301331" calcext:value-type="float">
            <text:p>0.0237856507301331</text:p>
          </table:table-cell>
          <table:table-cell office:value-type="float" office:value="0.0899429768323898" calcext:value-type="float">
            <text:p>0.0899429768323898</text:p>
          </table:table-cell>
          <table:table-cell table:formula="of:=[.B702]/(0.7365*EXP(-0.0052*[.A702]))" office:value-type="float" office:value="1.23019568773876" calcext:value-type="float">
            <text:p>1.2301956877387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227817036211491" calcext:value-type="float">
            <text:p>0.0227817036211491</text:p>
          </table:table-cell>
          <table:table-cell office:value-type="float" office:value="0.0892257317900658" calcext:value-type="float">
            <text:p>0.0892257317900658</text:p>
          </table:table-cell>
          <table:table-cell table:formula="of:=[.B703]/(0.7365*EXP(-0.0052*[.A703]))" office:value-type="float" office:value="1.1844144354393" calcext:value-type="float">
            <text:p>1.1844144354393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217792447656393" calcext:value-type="float">
            <text:p>0.0217792447656393</text:p>
          </table:table-cell>
          <table:table-cell office:value-type="float" office:value="0.0885133147239685" calcext:value-type="float">
            <text:p>0.0885133147239685</text:p>
          </table:table-cell>
          <table:table-cell table:formula="of:=[.B704]/(0.7365*EXP(-0.0052*[.A704]))" office:value-type="float" office:value="1.13820015732605" calcext:value-type="float">
            <text:p>1.13820015732605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21387230604887" calcext:value-type="float">
            <text:p>0.021387230604887</text:p>
          </table:table-cell>
          <table:table-cell office:value-type="float" office:value="0.0878057330846787" calcext:value-type="float">
            <text:p>0.0878057330846787</text:p>
          </table:table-cell>
          <table:table-cell table:formula="of:=[.B705]/(0.7365*EXP(-0.0052*[.A705]))" office:value-type="float" office:value="1.12354044074961" calcext:value-type="float">
            <text:p>1.1235404407496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222308672964573" calcext:value-type="float">
            <text:p>0.0222308672964573</text:p>
          </table:table-cell>
          <table:table-cell office:value-type="float" office:value="0.0871029421687126" calcext:value-type="float">
            <text:p>0.0871029421687126</text:p>
          </table:table-cell>
          <table:table-cell table:formula="of:=[.B706]/(0.7365*EXP(-0.0052*[.A706]))" office:value-type="float" office:value="1.17394809225846" calcext:value-type="float">
            <text:p>1.17394809225846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220476686954498" calcext:value-type="float">
            <text:p>0.0220476686954498</text:p>
          </table:table-cell>
          <table:table-cell office:value-type="float" office:value="0.086404912173748" calcext:value-type="float">
            <text:p>0.086404912173748</text:p>
          </table:table-cell>
          <table:table-cell table:formula="of:=[.B707]/(0.7365*EXP(-0.0052*[.A707]))" office:value-type="float" office:value="1.1703438942172" calcext:value-type="float">
            <text:p>1.170343894217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229133814573288" calcext:value-type="float">
            <text:p>0.0229133814573288</text:p>
          </table:table-cell>
          <table:table-cell office:value-type="float" office:value="0.0857116356492043" calcext:value-type="float">
            <text:p>0.0857116356492043</text:p>
          </table:table-cell>
          <table:table-cell table:formula="of:=[.B708]/(0.7365*EXP(-0.0052*[.A708]))" office:value-type="float" office:value="1.22263925647971" calcext:value-type="float">
            <text:p>1.2226392564797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217597745358944" calcext:value-type="float">
            <text:p>0.0217597745358944</text:p>
          </table:table-cell>
          <table:table-cell office:value-type="float" office:value="0.0850230604410172" calcext:value-type="float">
            <text:p>0.0850230604410172</text:p>
          </table:table-cell>
          <table:table-cell table:formula="of:=[.B709]/(0.7365*EXP(-0.0052*[.A709]))" office:value-type="float" office:value="1.16713709708866" calcext:value-type="float">
            <text:p>1.16713709708866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210380852222443" calcext:value-type="float">
            <text:p>0.0210380852222443</text:p>
          </table:table-cell>
          <table:table-cell office:value-type="float" office:value="0.0843391492962837" calcext:value-type="float">
            <text:p>0.0843391492962837</text:p>
          </table:table-cell>
          <table:table-cell table:formula="of:=[.B710]/(0.7365*EXP(-0.0052*[.A710]))" office:value-type="float" office:value="1.134310685945" calcext:value-type="float">
            <text:p>1.134310685945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217231288552284" calcext:value-type="float">
            <text:p>0.0217231288552284</text:p>
          </table:table-cell>
          <table:table-cell office:value-type="float" office:value="0.0836599171161652" calcext:value-type="float">
            <text:p>0.0836599171161652</text:p>
          </table:table-cell>
          <table:table-cell table:formula="of:=[.B711]/(0.7365*EXP(-0.0052*[.A711]))" office:value-type="float" office:value="1.17735253441058" calcext:value-type="float">
            <text:p>1.17735253441058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205757468938828" calcext:value-type="float">
            <text:p>0.0205757468938828</text:p>
          </table:table-cell>
          <table:table-cell office:value-type="float" office:value="0.0829852968454361" calcext:value-type="float">
            <text:p>0.0829852968454361</text:p>
          </table:table-cell>
          <table:table-cell table:formula="of:=[.B712]/(0.7365*EXP(-0.0052*[.A712]))" office:value-type="float" office:value="1.12098056982026" calcext:value-type="float">
            <text:p>1.1209805698202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214958749711514" calcext:value-type="float">
            <text:p>0.0214958749711514</text:p>
          </table:table-cell>
          <table:table-cell office:value-type="float" office:value="0.0823153108358383" calcext:value-type="float">
            <text:p>0.0823153108358383</text:p>
          </table:table-cell>
          <table:table-cell table:formula="of:=[.B713]/(0.7365*EXP(-0.0052*[.A713]))" office:value-type="float" office:value="1.17721539980617" calcext:value-type="float">
            <text:p>1.17721539980617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21512608975172" calcext:value-type="float">
            <text:p>0.021512608975172</text:p>
          </table:table-cell>
          <table:table-cell office:value-type="float" office:value="0.0816498920321465" calcext:value-type="float">
            <text:p>0.0816498920321465</text:p>
          </table:table-cell>
          <table:table-cell table:formula="of:=[.B714]/(0.7365*EXP(-0.0052*[.A714]))" office:value-type="float" office:value="1.18427407423282" calcext:value-type="float">
            <text:p>1.18427407423282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209195166826248" calcext:value-type="float">
            <text:p>0.0209195166826248</text:p>
          </table:table-cell>
          <table:table-cell office:value-type="float" office:value="0.0809890478849411" calcext:value-type="float">
            <text:p>0.0809890478849411</text:p>
          </table:table-cell>
          <table:table-cell table:formula="of:=[.B715]/(0.7365*EXP(-0.0052*[.A715]))" office:value-type="float" office:value="1.15762824991387" calcext:value-type="float">
            <text:p>1.15762824991387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207875743508339" calcext:value-type="float">
            <text:p>0.0207875743508339</text:p>
          </table:table-cell>
          <table:table-cell office:value-type="float" office:value="0.0803327262401581" calcext:value-type="float">
            <text:p>0.0803327262401581</text:p>
          </table:table-cell>
          <table:table-cell table:formula="of:=[.B716]/(0.7365*EXP(-0.0052*[.A716]))" office:value-type="float" office:value="1.15632420527316" calcext:value-type="float">
            <text:p>1.15632420527316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204498581588268" calcext:value-type="float">
            <text:p>0.0204498581588268</text:p>
          </table:table-cell>
          <table:table-cell office:value-type="float" office:value="0.0796808898448944" calcext:value-type="float">
            <text:p>0.0796808898448944</text:p>
          </table:table-cell>
          <table:table-cell table:formula="of:=[.B717]/(0.7365*EXP(-0.0052*[.A717]))" office:value-type="float" office:value="1.14346909856809" calcext:value-type="float">
            <text:p>1.1434690985680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207132436335087" calcext:value-type="float">
            <text:p>0.0207132436335087</text:p>
          </table:table-cell>
          <table:table-cell office:value-type="float" office:value="0.0790335312485695" calcext:value-type="float">
            <text:p>0.0790335312485695</text:p>
          </table:table-cell>
          <table:table-cell table:formula="of:=[.B718]/(0.7365*EXP(-0.0052*[.A718]))" office:value-type="float" office:value="1.1642348019435" calcext:value-type="float">
            <text:p>1.1642348019435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212291553616524" calcext:value-type="float">
            <text:p>0.0212291553616524</text:p>
          </table:table-cell>
          <table:table-cell office:value-type="float" office:value="0.0783906355500221" calcext:value-type="float">
            <text:p>0.0783906355500221</text:p>
          </table:table-cell>
          <table:table-cell table:formula="of:=[.B719]/(0.7365*EXP(-0.0052*[.A719]))" office:value-type="float" office:value="1.19945376087592" calcext:value-type="float">
            <text:p>1.19945376087592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206107851117849" calcext:value-type="float">
            <text:p>0.0206107851117849</text:p>
          </table:table-cell>
          <table:table-cell office:value-type="float" office:value="0.0777521505951881" calcext:value-type="float">
            <text:p>0.0777521505951881</text:p>
          </table:table-cell>
          <table:table-cell table:formula="of:=[.B720]/(0.7365*EXP(-0.0052*[.A720]))" office:value-type="float" office:value="1.17058690589337" calcext:value-type="float">
            <text:p>1.17058690589337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209242384880781" calcext:value-type="float">
            <text:p>0.0209242384880781</text:p>
          </table:table-cell>
          <table:table-cell office:value-type="float" office:value="0.0771180912852287" calcext:value-type="float">
            <text:p>0.0771180912852287</text:p>
          </table:table-cell>
          <table:table-cell table:formula="of:=[.B721]/(0.7365*EXP(-0.0052*[.A721]))" office:value-type="float" office:value="1.19458517038627" calcext:value-type="float">
            <text:p>1.19458517038627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206984281539917" calcext:value-type="float">
            <text:p>0.0206984281539917</text:p>
          </table:table-cell>
          <table:table-cell office:value-type="float" office:value="0.0764883756637573" calcext:value-type="float">
            <text:p>0.0764883756637573</text:p>
          </table:table-cell>
          <table:table-cell table:formula="of:=[.B722]/(0.7365*EXP(-0.0052*[.A722]))" office:value-type="float" office:value="1.18785424841643" calcext:value-type="float">
            <text:p>1.1878542484164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20741505548358" calcext:value-type="float">
            <text:p>0.020741505548358</text:p>
          </table:table-cell>
          <table:table-cell office:value-type="float" office:value="0.0758630260825157" calcext:value-type="float">
            <text:p>0.0758630260825157</text:p>
          </table:table-cell>
          <table:table-cell table:formula="of:=[.B723]/(0.7365*EXP(-0.0052*[.A723]))" office:value-type="float" office:value="1.1965322191026" calcext:value-type="float">
            <text:p>1.1965322191026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213792473077774" calcext:value-type="float">
            <text:p>0.0213792473077774</text:p>
          </table:table-cell>
          <table:table-cell office:value-type="float" office:value="0.0752419978380203" calcext:value-type="float">
            <text:p>0.0752419978380203</text:p>
          </table:table-cell>
          <table:table-cell table:formula="of:=[.B724]/(0.7365*EXP(-0.0052*[.A724]))" office:value-type="float" office:value="1.23975212896418" calcext:value-type="float">
            <text:p>1.23975212896418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198457799851894" calcext:value-type="float">
            <text:p>0.0198457799851894</text:p>
          </table:table-cell>
          <table:table-cell office:value-type="float" office:value="0.0746252685785294" calcext:value-type="float">
            <text:p>0.0746252685785294</text:p>
          </table:table-cell>
          <table:table-cell table:formula="of:=[.B725]/(0.7365*EXP(-0.0052*[.A725]))" office:value-type="float" office:value="1.15682843565263" calcext:value-type="float">
            <text:p>1.1568284356526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204854272305965" calcext:value-type="float">
            <text:p>0.0204854272305965</text:p>
          </table:table-cell>
          <table:table-cell office:value-type="float" office:value="0.0740128234028816" calcext:value-type="float">
            <text:p>0.0740128234028816</text:p>
          </table:table-cell>
          <table:table-cell table:formula="of:=[.B726]/(0.7365*EXP(-0.0052*[.A726]))" office:value-type="float" office:value="1.20033961668339" calcext:value-type="float">
            <text:p>1.2003396166833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20121106877923" calcext:value-type="float">
            <text:p>0.020121106877923</text:p>
          </table:table-cell>
          <table:table-cell office:value-type="float" office:value="0.0734046250581741" calcext:value-type="float">
            <text:p>0.0734046250581741</text:p>
          </table:table-cell>
          <table:table-cell table:formula="of:=[.B727]/(0.7365*EXP(-0.0052*[.A727]))" office:value-type="float" office:value="1.1851390644038" calcext:value-type="float">
            <text:p>1.1851390644038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206574331969023" calcext:value-type="float">
            <text:p>0.0206574331969023</text:p>
          </table:table-cell>
          <table:table-cell office:value-type="float" office:value="0.0728006511926651" calcext:value-type="float">
            <text:p>0.0728006511926651</text:p>
          </table:table-cell>
          <table:table-cell table:formula="of:=[.B728]/(0.7365*EXP(-0.0052*[.A728]))" office:value-type="float" office:value="1.22307230973526" calcext:value-type="float">
            <text:p>1.2230723097352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195309594273567" calcext:value-type="float">
            <text:p>0.0195309594273567</text:p>
          </table:table-cell>
          <table:table-cell office:value-type="float" office:value="0.0722008943557739" calcext:value-type="float">
            <text:p>0.0722008943557739</text:p>
          </table:table-cell>
          <table:table-cell table:formula="of:=[.B729]/(0.7365*EXP(-0.0052*[.A729]))" office:value-type="float" office:value="1.16240557991704" calcext:value-type="float">
            <text:p>1.162405579917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192172527313232" calcext:value-type="float">
            <text:p>0.0192172527313232</text:p>
          </table:table-cell>
          <table:table-cell office:value-type="float" office:value="0.0716052949428558" calcext:value-type="float">
            <text:p>0.0716052949428558</text:p>
          </table:table-cell>
          <table:table-cell table:formula="of:=[.B730]/(0.7365*EXP(-0.0052*[.A730]))" office:value-type="float" office:value="1.14969790827085" calcext:value-type="float">
            <text:p>1.1496979082708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91367957741022" calcext:value-type="float">
            <text:p>0.0191367957741022</text:p>
          </table:table-cell>
          <table:table-cell office:value-type="float" office:value="0.0710138753056526" calcext:value-type="float">
            <text:p>0.0710138753056526</text:p>
          </table:table-cell>
          <table:table-cell table:formula="of:=[.B731]/(0.7365*EXP(-0.0052*[.A731]))" office:value-type="float" office:value="1.15085336785057" calcext:value-type="float">
            <text:p>1.15085336785057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190125741064549" calcext:value-type="float">
            <text:p>0.0190125741064549</text:p>
          </table:table-cell>
          <table:table-cell office:value-type="float" office:value="0.0704265758395195" calcext:value-type="float">
            <text:p>0.0704265758395195</text:p>
          </table:table-cell>
          <table:table-cell table:formula="of:=[.B732]/(0.7365*EXP(-0.0052*[.A732]))" office:value-type="float" office:value="1.14934397082712" calcext:value-type="float">
            <text:p>1.1493439708271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187866874039173" calcext:value-type="float">
            <text:p>0.0187866874039173</text:p>
          </table:table-cell>
          <table:table-cell office:value-type="float" office:value="0.0698433816432953" calcext:value-type="float">
            <text:p>0.0698433816432953</text:p>
          </table:table-cell>
          <table:table-cell table:formula="of:=[.B733]/(0.7365*EXP(-0.0052*[.A733]))" office:value-type="float" office:value="1.14160967978923" calcext:value-type="float">
            <text:p>1.1416096797892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85621920973063" calcext:value-type="float">
            <text:p>0.0185621920973063</text:p>
          </table:table-cell>
          <table:table-cell office:value-type="float" office:value="0.0692642703652382" calcext:value-type="float">
            <text:p>0.0692642703652382</text:p>
          </table:table-cell>
          <table:table-cell table:formula="of:=[.B734]/(0.7365*EXP(-0.0052*[.A734]))" office:value-type="float" office:value="1.13384849396247" calcext:value-type="float">
            <text:p>1.13384849396247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185252577066422" calcext:value-type="float">
            <text:p>0.0185252577066422</text:p>
          </table:table-cell>
          <table:table-cell office:value-type="float" office:value="0.0686892420053482" calcext:value-type="float">
            <text:p>0.0686892420053482</text:p>
          </table:table-cell>
          <table:table-cell table:formula="of:=[.B735]/(0.7365*EXP(-0.0052*[.A735]))" office:value-type="float" office:value="1.13749200866908" calcext:value-type="float">
            <text:p>1.13749200866908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18655750900507" calcext:value-type="float">
            <text:p>0.018655750900507</text:p>
          </table:table-cell>
          <table:table-cell office:value-type="float" office:value="0.0681182369589806" calcext:value-type="float">
            <text:p>0.0681182369589806</text:p>
          </table:table-cell>
          <table:table-cell table:formula="of:=[.B736]/(0.7365*EXP(-0.0052*[.A736]))" office:value-type="float" office:value="1.15147671880775" calcext:value-type="float">
            <text:p>1.1514767188077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179162453860044" calcext:value-type="float">
            <text:p>0.0179162453860044</text:p>
          </table:table-cell>
          <table:table-cell office:value-type="float" office:value="0.0675512328743935" calcext:value-type="float">
            <text:p>0.0675512328743935</text:p>
          </table:table-cell>
          <table:table-cell table:formula="of:=[.B737]/(0.7365*EXP(-0.0052*[.A737]))" office:value-type="float" office:value="1.11159801016557" calcext:value-type="float">
            <text:p>1.1115980101655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189229547977448" calcext:value-type="float">
            <text:p>0.0189229547977448</text:p>
          </table:table-cell>
          <table:table-cell office:value-type="float" office:value="0.0669882372021675" calcext:value-type="float">
            <text:p>0.0669882372021675</text:p>
          </table:table-cell>
          <table:table-cell table:formula="of:=[.B738]/(0.7365*EXP(-0.0052*[.A738]))" office:value-type="float" office:value="1.18017943298566" calcext:value-type="float">
            <text:p>1.1801794329856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178837906569242" calcext:value-type="float">
            <text:p>0.0178837906569242</text:p>
          </table:table-cell>
          <table:table-cell office:value-type="float" office:value="0.0664291977882385" calcext:value-type="float">
            <text:p>0.0664291977882385</text:p>
          </table:table-cell>
          <table:table-cell table:formula="of:=[.B739]/(0.7365*EXP(-0.0052*[.A739]))" office:value-type="float" office:value="1.12118427694526" calcext:value-type="float">
            <text:p>1.1211842769452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183609500527382" calcext:value-type="float">
            <text:p>0.0183609500527382</text:p>
          </table:table-cell>
          <table:table-cell office:value-type="float" office:value="0.0658741146326065" calcext:value-type="float">
            <text:p>0.0658741146326065</text:p>
          </table:table-cell>
          <table:table-cell table:formula="of:=[.B740]/(0.7365*EXP(-0.0052*[.A740]))" office:value-type="float" office:value="1.15710002180275" calcext:value-type="float">
            <text:p>1.1571000218027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18865779042244" calcext:value-type="float">
            <text:p>0.018865779042244</text:p>
          </table:table-cell>
          <table:table-cell office:value-type="float" office:value="0.0653229504823685" calcext:value-type="float">
            <text:p>0.0653229504823685</text:p>
          </table:table-cell>
          <table:table-cell table:formula="of:=[.B741]/(0.7365*EXP(-0.0052*[.A741]))" office:value-type="float" office:value="1.19511260647128" calcext:value-type="float">
            <text:p>1.1951126064712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185006782412529" calcext:value-type="float">
            <text:p>0.0185006782412529</text:p>
          </table:table-cell>
          <table:table-cell office:value-type="float" office:value="0.0647756829857826" calcext:value-type="float">
            <text:p>0.0647756829857826</text:p>
          </table:table-cell>
          <table:table-cell table:formula="of:=[.B742]/(0.7365*EXP(-0.0052*[.A742]))" office:value-type="float" office:value="1.17809432855658" calcext:value-type="float">
            <text:p>1.1780943285565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176795516163111" calcext:value-type="float">
            <text:p>0.0176795516163111</text:p>
          </table:table-cell>
          <table:table-cell office:value-type="float" office:value="0.0642322972416878" calcext:value-type="float">
            <text:p>0.0642322972416878</text:p>
          </table:table-cell>
          <table:table-cell table:formula="of:=[.B743]/(0.7365*EXP(-0.0052*[.A743]))" office:value-type="float" office:value="1.13167570597434" calcext:value-type="float">
            <text:p>1.1316757059743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172167886048555" calcext:value-type="float">
            <text:p>0.0172167886048555</text:p>
          </table:table-cell>
          <table:table-cell office:value-type="float" office:value="0.0636927708983421" calcext:value-type="float">
            <text:p>0.0636927708983421</text:p>
          </table:table-cell>
          <table:table-cell table:formula="of:=[.B744]/(0.7365*EXP(-0.0052*[.A744]))" office:value-type="float" office:value="1.10779965316952" calcext:value-type="float">
            <text:p>1.10779965316952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179523769766092" calcext:value-type="float">
            <text:p>0.0179523769766092</text:p>
          </table:table-cell>
          <table:table-cell office:value-type="float" office:value="0.0631570592522621" calcext:value-type="float">
            <text:p>0.0631570592522621</text:p>
          </table:table-cell>
          <table:table-cell table:formula="of:=[.B745]/(0.7365*EXP(-0.0052*[.A745]))" office:value-type="float" office:value="1.16115278562901" calcext:value-type="float">
            <text:p>1.16115278562901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181228592991829" calcext:value-type="float">
            <text:p>0.0181228592991829</text:p>
          </table:table-cell>
          <table:table-cell office:value-type="float" office:value="0.0626251697540283" calcext:value-type="float">
            <text:p>0.0626251697540283</text:p>
          </table:table-cell>
          <table:table-cell table:formula="of:=[.B746]/(0.7365*EXP(-0.0052*[.A746]))" office:value-type="float" office:value="1.1782907250414" calcext:value-type="float">
            <text:p>1.178290725041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168122947216034" calcext:value-type="float">
            <text:p>0.0168122947216034</text:p>
          </table:table-cell>
          <table:table-cell office:value-type="float" office:value="0.0620970763266087" calcext:value-type="float">
            <text:p>0.0620970763266087</text:p>
          </table:table-cell>
          <table:table-cell table:formula="of:=[.B747]/(0.7365*EXP(-0.0052*[.A747]))" office:value-type="float" office:value="1.09878081103025" calcext:value-type="float">
            <text:p>1.0987808110302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173758827149868" calcext:value-type="float">
            <text:p>0.0173758827149868</text:p>
          </table:table-cell>
          <table:table-cell office:value-type="float" office:value="0.0615727305412293" calcext:value-type="float">
            <text:p>0.0615727305412293</text:p>
          </table:table-cell>
          <table:table-cell table:formula="of:=[.B748]/(0.7365*EXP(-0.0052*[.A748]))" office:value-type="float" office:value="1.14153512564861" calcext:value-type="float">
            <text:p>1.1415351256486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16671359539032" calcext:value-type="float">
            <text:p>0.016671359539032</text:p>
          </table:table-cell>
          <table:table-cell office:value-type="float" office:value="0.0610521323978901" calcext:value-type="float">
            <text:p>0.0610521323978901</text:p>
          </table:table-cell>
          <table:table-cell table:formula="of:=[.B749]/(0.7365*EXP(-0.0052*[.A749]))" office:value-type="float" office:value="1.10096053627024" calcext:value-type="float">
            <text:p>1.1009605362702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62020288407803" calcext:value-type="float">
            <text:p>0.0162020288407803</text:p>
          </table:table-cell>
          <table:table-cell office:value-type="float" office:value="0.0605352632701397" calcext:value-type="float">
            <text:p>0.0605352632701397</text:p>
          </table:table-cell>
          <table:table-cell table:formula="of:=[.B750]/(0.7365*EXP(-0.0052*[.A750]))" office:value-type="float" office:value="1.07554470500475" calcext:value-type="float">
            <text:p>1.07554470500475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166003182530403" calcext:value-type="float">
            <text:p>0.0166003182530403</text:p>
          </table:table-cell>
          <table:table-cell office:value-type="float" office:value="0.0600221045315266" calcext:value-type="float">
            <text:p>0.0600221045315266</text:p>
          </table:table-cell>
          <table:table-cell table:formula="of:=[.B751]/(0.7365*EXP(-0.0052*[.A751]))" office:value-type="float" office:value="1.10772972841418" calcext:value-type="float">
            <text:p>1.10772972841418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68350897729397" calcext:value-type="float">
            <text:p>0.0168350897729397</text:p>
          </table:table-cell>
          <table:table-cell office:value-type="float" office:value="0.0595126189291477" calcext:value-type="float">
            <text:p>0.0595126189291477</text:p>
          </table:table-cell>
          <table:table-cell table:formula="of:=[.B752]/(0.7365*EXP(-0.0052*[.A752]))" office:value-type="float" office:value="1.12925277080066" calcext:value-type="float">
            <text:p>1.1292527708006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164192747324705" calcext:value-type="float">
            <text:p>0.0164192747324705</text:p>
          </table:table-cell>
          <table:table-cell office:value-type="float" office:value="0.0590067729353905" calcext:value-type="float">
            <text:p>0.0590067729353905</text:p>
          </table:table-cell>
          <table:table-cell table:formula="of:=[.B753]/(0.7365*EXP(-0.0052*[.A753]))" office:value-type="float" office:value="1.10710300411829" calcext:value-type="float">
            <text:p>1.10710300411829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164282228797674" calcext:value-type="float">
            <text:p>0.0164282228797674</text:p>
          </table:table-cell>
          <table:table-cell office:value-type="float" office:value="0.0585045777261257" calcext:value-type="float">
            <text:p>0.0585045777261257</text:p>
          </table:table-cell>
          <table:table-cell table:formula="of:=[.B754]/(0.7365*EXP(-0.0052*[.A754]))" office:value-type="float" office:value="1.11348142636332" calcext:value-type="float">
            <text:p>1.11348142636332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162887386977673" calcext:value-type="float">
            <text:p>0.0162887386977673</text:p>
          </table:table-cell>
          <table:table-cell office:value-type="float" office:value="0.0580060034990311" calcext:value-type="float">
            <text:p>0.0580060034990311</text:p>
          </table:table-cell>
          <table:table-cell table:formula="of:=[.B755]/(0.7365*EXP(-0.0052*[.A755]))" office:value-type="float" office:value="1.1097832829832" calcext:value-type="float">
            <text:p>1.109783282983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167947337031364" calcext:value-type="float">
            <text:p>0.0167947337031364</text:p>
          </table:table-cell>
          <table:table-cell office:value-type="float" office:value="0.0575110167264938" calcext:value-type="float">
            <text:p>0.0575110167264938</text:p>
          </table:table-cell>
          <table:table-cell table:formula="of:=[.B756]/(0.7365*EXP(-0.0052*[.A756]))" office:value-type="float" office:value="1.15022333896293" calcext:value-type="float">
            <text:p>1.15022333896293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159263405948877" calcext:value-type="float">
            <text:p>0.0159263405948877</text:p>
          </table:table-cell>
          <table:table-cell office:value-type="float" office:value="0.0570196062326431" calcext:value-type="float">
            <text:p>0.0570196062326431</text:p>
          </table:table-cell>
          <table:table-cell table:formula="of:=[.B757]/(0.7365*EXP(-0.0052*[.A757]))" office:value-type="float" office:value="1.09643624577246" calcext:value-type="float">
            <text:p>1.0964362457724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159129500389099" calcext:value-type="float">
            <text:p>0.0159129500389099</text:p>
          </table:table-cell>
          <table:table-cell office:value-type="float" office:value="0.0565317496657372" calcext:value-type="float">
            <text:p>0.0565317496657372</text:p>
          </table:table-cell>
          <table:table-cell table:formula="of:=[.B758]/(0.7365*EXP(-0.0052*[.A758]))" office:value-type="float" office:value="1.10122589545656" calcext:value-type="float">
            <text:p>1.10122589545656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157223287969828" calcext:value-type="float">
            <text:p>0.0157223287969828</text:p>
          </table:table-cell>
          <table:table-cell office:value-type="float" office:value="0.0560474060475826" calcext:value-type="float">
            <text:p>0.0560474060475826</text:p>
          </table:table-cell>
          <table:table-cell table:formula="of:=[.B759]/(0.7365*EXP(-0.0052*[.A759]))" office:value-type="float" office:value="1.0937068236911" calcext:value-type="float">
            <text:p>1.0937068236911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166396535933018" calcext:value-type="float">
            <text:p>0.0166396535933018</text:p>
          </table:table-cell>
          <table:table-cell office:value-type="float" office:value="0.0555665977299213" calcext:value-type="float">
            <text:p>0.0555665977299213</text:p>
          </table:table-cell>
          <table:table-cell table:formula="of:=[.B760]/(0.7365*EXP(-0.0052*[.A760]))" office:value-type="float" office:value="1.16355431089162" calcext:value-type="float">
            <text:p>1.16355431089162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167602635920048" calcext:value-type="float">
            <text:p>0.0167602635920048</text:p>
          </table:table-cell>
          <table:table-cell office:value-type="float" office:value="0.0550892576575279" calcext:value-type="float">
            <text:p>0.0550892576575279</text:p>
          </table:table-cell>
          <table:table-cell table:formula="of:=[.B761]/(0.7365*EXP(-0.0052*[.A761]))" office:value-type="float" office:value="1.17809836857323" calcext:value-type="float">
            <text:p>1.1780983685732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159533210098743" calcext:value-type="float">
            <text:p>0.0159533210098743</text:p>
          </table:table-cell>
          <table:table-cell office:value-type="float" office:value="0.054615393280983" calcext:value-type="float">
            <text:p>0.054615393280983</text:p>
          </table:table-cell>
          <table:table-cell table:formula="of:=[.B762]/(0.7365*EXP(-0.0052*[.A762]))" office:value-type="float" office:value="1.12722378849673" calcext:value-type="float">
            <text:p>1.1272237884967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147172352299094" calcext:value-type="float">
            <text:p>0.0147172352299094</text:p>
          </table:table-cell>
          <table:table-cell office:value-type="float" office:value="0.0541449710726738" calcext:value-type="float">
            <text:p>0.0541449710726738</text:p>
          </table:table-cell>
          <table:table-cell table:formula="of:=[.B763]/(0.7365*EXP(-0.0052*[.A763]))" office:value-type="float" office:value="1.0453063869544" calcext:value-type="float">
            <text:p>1.0453063869544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153198940679431" calcext:value-type="float">
            <text:p>0.0153198940679431</text:p>
          </table:table-cell>
          <table:table-cell office:value-type="float" office:value="0.0536779947578907" calcext:value-type="float">
            <text:p>0.0536779947578907</text:p>
          </table:table-cell>
          <table:table-cell table:formula="of:=[.B764]/(0.7365*EXP(-0.0052*[.A764]))" office:value-type="float" office:value="1.0937837482546" calcext:value-type="float">
            <text:p>1.093783748254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150174349546433" calcext:value-type="float">
            <text:p>0.0150174349546433</text:p>
          </table:table-cell>
          <table:table-cell office:value-type="float" office:value="0.0532144121825695" calcext:value-type="float">
            <text:p>0.0532144121825695</text:p>
          </table:table-cell>
          <table:table-cell table:formula="of:=[.B765]/(0.7365*EXP(-0.0052*[.A765]))" office:value-type="float" office:value="1.07777919220368" calcext:value-type="float">
            <text:p>1.0777791922036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5540556050837" calcext:value-type="float">
            <text:p>0.015540556050837</text:p>
          </table:table-cell>
          <table:table-cell office:value-type="float" office:value="0.0527542158961296" calcext:value-type="float">
            <text:p>0.0527542158961296</text:p>
          </table:table-cell>
          <table:table-cell table:formula="of:=[.B766]/(0.7365*EXP(-0.0052*[.A766]))" office:value-type="float" office:value="1.12113760695084" calcext:value-type="float">
            <text:p>1.12113760695084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149566754698753" calcext:value-type="float">
            <text:p>0.0149566754698753</text:p>
          </table:table-cell>
          <table:table-cell office:value-type="float" office:value="0.0522973909974098" calcext:value-type="float">
            <text:p>0.0522973909974098</text:p>
          </table:table-cell>
          <table:table-cell table:formula="of:=[.B767]/(0.7365*EXP(-0.0052*[.A767]))" office:value-type="float" office:value="1.08464037886192" calcext:value-type="float">
            <text:p>1.08464037886192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147676654160023" calcext:value-type="float">
            <text:p>0.0147676654160023</text:p>
          </table:table-cell>
          <table:table-cell office:value-type="float" office:value="0.051843922585249" calcext:value-type="float">
            <text:p>0.051843922585249</text:p>
          </table:table-cell>
          <table:table-cell table:formula="of:=[.B768]/(0.7365*EXP(-0.0052*[.A768]))" office:value-type="float" office:value="1.07651695260362" calcext:value-type="float">
            <text:p>1.0765169526036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148265147581697" calcext:value-type="float">
            <text:p>0.0148265147581697</text:p>
          </table:table-cell>
          <table:table-cell office:value-type="float" office:value="0.0513937659561634" calcext:value-type="float">
            <text:p>0.0513937659561634</text:p>
          </table:table-cell>
          <table:table-cell table:formula="of:=[.B769]/(0.7365*EXP(-0.0052*[.A769]))" office:value-type="float" office:value="1.08644172059232" calcext:value-type="float">
            <text:p>1.0864417205923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45845245569944" calcext:value-type="float">
            <text:p>0.0145845245569944</text:p>
          </table:table-cell>
          <table:table-cell office:value-type="float" office:value="0.0509469285607338" calcext:value-type="float">
            <text:p>0.0509469285607338</text:p>
          </table:table-cell>
          <table:table-cell table:formula="of:=[.B770]/(0.7365*EXP(-0.0052*[.A770]))" office:value-type="float" office:value="1.07428118070067" calcext:value-type="float">
            <text:p>1.0742811807006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142365694046021" calcext:value-type="float">
            <text:p>0.0142365694046021</text:p>
          </table:table-cell>
          <table:table-cell office:value-type="float" office:value="0.0505033768713474" calcext:value-type="float">
            <text:p>0.0505033768713474</text:p>
          </table:table-cell>
          <table:table-cell table:formula="of:=[.B771]/(0.7365*EXP(-0.0052*[.A771]))" office:value-type="float" office:value="1.05411834801388" calcext:value-type="float">
            <text:p>1.05411834801388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149362459778786" calcext:value-type="float">
            <text:p>0.0149362459778786</text:p>
          </table:table-cell>
          <table:table-cell office:value-type="float" office:value="0.0500630922615528" calcext:value-type="float">
            <text:p>0.0500630922615528</text:p>
          </table:table-cell>
          <table:table-cell table:formula="of:=[.B772]/(0.7365*EXP(-0.0052*[.A772]))" office:value-type="float" office:value="1.11169028793749" calcext:value-type="float">
            <text:p>1.11169028793749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148006360977888" calcext:value-type="float">
            <text:p>0.0148006360977888</text:p>
          </table:table-cell>
          <table:table-cell office:value-type="float" office:value="0.0496260710060597" calcext:value-type="float">
            <text:p>0.0496260710060597</text:p>
          </table:table-cell>
          <table:table-cell table:formula="of:=[.B773]/(0.7365*EXP(-0.0052*[.A773]))" office:value-type="float" office:value="1.10734019992986" calcext:value-type="float">
            <text:p>1.10734019992986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134637011215091" calcext:value-type="float">
            <text:p>0.0134637011215091</text:p>
          </table:table-cell>
          <table:table-cell office:value-type="float" office:value="0.0491922535002232" calcext:value-type="float">
            <text:p>0.0491922535002232</text:p>
          </table:table-cell>
          <table:table-cell table:formula="of:=[.B774]/(0.7365*EXP(-0.0052*[.A774]))" office:value-type="float" office:value="1.01256632334994" calcext:value-type="float">
            <text:p>1.01256632334994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138712897896767" calcext:value-type="float">
            <text:p>0.0138712897896767</text:p>
          </table:table-cell>
          <table:table-cell office:value-type="float" office:value="0.0487616546452045" calcext:value-type="float">
            <text:p>0.0487616546452045</text:p>
          </table:table-cell>
          <table:table-cell table:formula="of:=[.B775]/(0.7365*EXP(-0.0052*[.A775]))" office:value-type="float" office:value="1.04865876966758" calcext:value-type="float">
            <text:p>1.04865876966758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141643900424242" calcext:value-type="float">
            <text:p>0.0141643900424242</text:p>
          </table:table-cell>
          <table:table-cell office:value-type="float" office:value="0.048334252089262" calcext:value-type="float">
            <text:p>0.048334252089262</text:p>
          </table:table-cell>
          <table:table-cell table:formula="of:=[.B776]/(0.7365*EXP(-0.0052*[.A776]))" office:value-type="float" office:value="1.07639967243772" calcext:value-type="float">
            <text:p>1.07639967243772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139072304591537" calcext:value-type="float">
            <text:p>0.0139072304591537</text:p>
          </table:table-cell>
          <table:table-cell office:value-type="float" office:value="0.0479100272059441" calcext:value-type="float">
            <text:p>0.0479100272059441</text:p>
          </table:table-cell>
          <table:table-cell table:formula="of:=[.B777]/(0.7365*EXP(-0.0052*[.A777]))" office:value-type="float" office:value="1.0623672213928" calcext:value-type="float">
            <text:p>1.0623672213928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146941840648651" calcext:value-type="float">
            <text:p>0.0146941840648651</text:p>
          </table:table-cell>
          <table:table-cell office:value-type="float" office:value="0.0474889390170574" calcext:value-type="float">
            <text:p>0.0474889390170574</text:p>
          </table:table-cell>
          <table:table-cell table:formula="of:=[.B778]/(0.7365*EXP(-0.0052*[.A778]))" office:value-type="float" office:value="1.12833437146037" calcext:value-type="float">
            <text:p>1.1283343714603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13978399336338" calcext:value-type="float">
            <text:p>0.013978399336338</text:p>
          </table:table-cell>
          <table:table-cell office:value-type="float" office:value="0.0470709949731827" calcext:value-type="float">
            <text:p>0.0470709949731827</text:p>
          </table:table-cell>
          <table:table-cell table:formula="of:=[.B779]/(0.7365*EXP(-0.0052*[.A779]))" office:value-type="float" office:value="1.07896688749394" calcext:value-type="float">
            <text:p>1.0789668874939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140890283510089" calcext:value-type="float">
            <text:p>0.0140890283510089</text:p>
          </table:table-cell>
          <table:table-cell office:value-type="float" office:value="0.0466561689972878" calcext:value-type="float">
            <text:p>0.0466561689972878</text:p>
          </table:table-cell>
          <table:table-cell table:formula="of:=[.B780]/(0.7365*EXP(-0.0052*[.A780]))" office:value-type="float" office:value="1.09317589780136" calcext:value-type="float">
            <text:p>1.09317589780136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14024549163878" calcext:value-type="float">
            <text:p>0.014024549163878</text:p>
          </table:table-cell>
          <table:table-cell office:value-type="float" office:value="0.0462444387376308" calcext:value-type="float">
            <text:p>0.0462444387376308</text:p>
          </table:table-cell>
          <table:table-cell table:formula="of:=[.B781]/(0.7365*EXP(-0.0052*[.A781]))" office:value-type="float" office:value="1.09384615701591" calcext:value-type="float">
            <text:p>1.0938461570159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141230719164014" calcext:value-type="float">
            <text:p>0.0141230719164014</text:p>
          </table:table-cell>
          <table:table-cell office:value-type="float" office:value="0.0458357818424702" calcext:value-type="float">
            <text:p>0.0458357818424702</text:p>
          </table:table-cell>
          <table:table-cell table:formula="of:=[.B782]/(0.7365*EXP(-0.0052*[.A782]))" office:value-type="float" office:value="1.10727332612535" calcext:value-type="float">
            <text:p>1.1072733261253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133342761546373" calcext:value-type="float">
            <text:p>0.0133342761546373</text:p>
          </table:table-cell>
          <table:table-cell office:value-type="float" office:value="0.0454301834106445" calcext:value-type="float">
            <text:p>0.0454301834106445</text:p>
          </table:table-cell>
          <table:table-cell table:formula="of:=[.B783]/(0.7365*EXP(-0.0052*[.A783]))" office:value-type="float" office:value="1.05088076739403" calcext:value-type="float">
            <text:p>1.05088076739403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140402093529701" calcext:value-type="float">
            <text:p>0.0140402093529701</text:p>
          </table:table-cell>
          <table:table-cell office:value-type="float" office:value="0.0450276248157024" calcext:value-type="float">
            <text:p>0.0450276248157024</text:p>
          </table:table-cell>
          <table:table-cell table:formula="of:=[.B784]/(0.7365*EXP(-0.0052*[.A784]))" office:value-type="float" office:value="1.1122845726708" calcext:value-type="float">
            <text:p>1.1122845726708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129511542618275" calcext:value-type="float">
            <text:p>0.0129511542618275</text:p>
          </table:table-cell>
          <table:table-cell office:value-type="float" office:value="0.044628094881773" calcext:value-type="float">
            <text:p>0.044628094881773</text:p>
          </table:table-cell>
          <table:table-cell table:formula="of:=[.B785]/(0.7365*EXP(-0.0052*[.A785]))" office:value-type="float" office:value="1.03135727805204" calcext:value-type="float">
            <text:p>1.03135727805204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136259831488132" calcext:value-type="float">
            <text:p>0.0136259831488132</text:p>
          </table:table-cell>
          <table:table-cell office:value-type="float" office:value="0.0442315600812435" calcext:value-type="float">
            <text:p>0.0442315600812435</text:p>
          </table:table-cell>
          <table:table-cell table:formula="of:=[.B786]/(0.7365*EXP(-0.0052*[.A786]))" office:value-type="float" office:value="1.09075406494144" calcext:value-type="float">
            <text:p>1.0907540649414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13364190235734" calcext:value-type="float">
            <text:p>0.013364190235734</text:p>
          </table:table-cell>
          <table:table-cell office:value-type="float" office:value="0.043838020414114" calcext:value-type="float">
            <text:p>0.043838020414114</text:p>
          </table:table-cell>
          <table:table-cell table:formula="of:=[.B787]/(0.7365*EXP(-0.0052*[.A787]))" office:value-type="float" office:value="1.07537509191319" calcext:value-type="float">
            <text:p>1.07537509191319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129082463681698" calcext:value-type="float">
            <text:p>0.0129082463681698</text:p>
          </table:table-cell>
          <table:table-cell office:value-type="float" office:value="0.0434474460780621" calcext:value-type="float">
            <text:p>0.0434474460780621</text:p>
          </table:table-cell>
          <table:table-cell table:formula="of:=[.B788]/(0.7365*EXP(-0.0052*[.A788]))" office:value-type="float" office:value="1.04410193603688" calcext:value-type="float">
            <text:p>1.0441019360368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128603139892221" calcext:value-type="float">
            <text:p>0.0128603139892221</text:p>
          </table:table-cell>
          <table:table-cell office:value-type="float" office:value="0.0430598147213459" calcext:value-type="float">
            <text:p>0.0430598147213459</text:p>
          </table:table-cell>
          <table:table-cell table:formula="of:=[.B789]/(0.7365*EXP(-0.0052*[.A789]))" office:value-type="float" office:value="1.04564811464091" calcext:value-type="float">
            <text:p>1.0456481146409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125250983983278" calcext:value-type="float">
            <text:p>0.0125250983983278</text:p>
          </table:table-cell>
          <table:table-cell office:value-type="float" office:value="0.0426751188933849" calcext:value-type="float">
            <text:p>0.0426751188933849</text:p>
          </table:table-cell>
          <table:table-cell table:formula="of:=[.B790]/(0.7365*EXP(-0.0052*[.A790]))" office:value-type="float" office:value="1.02370179377756" calcext:value-type="float">
            <text:p>1.0237017937775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129555426537991" calcext:value-type="float">
            <text:p>0.0129555426537991</text:p>
          </table:table-cell>
          <table:table-cell office:value-type="float" office:value="0.0422933399677277" calcext:value-type="float">
            <text:p>0.0422933399677277</text:p>
          </table:table-cell>
          <table:table-cell table:formula="of:=[.B791]/(0.7365*EXP(-0.0052*[.A791]))" office:value-type="float" office:value="1.06440341109685" calcext:value-type="float">
            <text:p>1.0644034110968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125380456447601" calcext:value-type="float">
            <text:p>0.0125380456447601</text:p>
          </table:table-cell>
          <table:table-cell office:value-type="float" office:value="0.0419144481420517" calcext:value-type="float">
            <text:p>0.0419144481420517</text:p>
          </table:table-cell>
          <table:table-cell table:formula="of:=[.B792]/(0.7365*EXP(-0.0052*[.A792]))" office:value-type="float" office:value="1.03547311421554" calcext:value-type="float">
            <text:p>1.0354731142155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122340526431799" calcext:value-type="float">
            <text:p>0.0122340526431799</text:p>
          </table:table-cell>
          <table:table-cell office:value-type="float" office:value="0.0415384396910667" calcext:value-type="float">
            <text:p>0.0415384396910667</text:p>
          </table:table-cell>
          <table:table-cell table:formula="of:=[.B793]/(0.7365*EXP(-0.0052*[.A793]))" office:value-type="float" office:value="1.01563499521616" calcext:value-type="float">
            <text:p>1.0156349952161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131642194464803" calcext:value-type="float">
            <text:p>0.0131642194464803</text:p>
          </table:table-cell>
          <table:table-cell office:value-type="float" office:value="0.041165292263031" calcext:value-type="float">
            <text:p>0.041165292263031</text:p>
          </table:table-cell>
          <table:table-cell table:formula="of:=[.B794]/(0.7365*EXP(-0.0052*[.A794]))" office:value-type="float" office:value="1.09855234740255" calcext:value-type="float">
            <text:p>1.0985523474025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130570083856583" calcext:value-type="float">
            <text:p>0.0130570083856583</text:p>
          </table:table-cell>
          <table:table-cell office:value-type="float" office:value="0.0407949909567833" calcext:value-type="float">
            <text:p>0.0407949909567833</text:p>
          </table:table-cell>
          <table:table-cell table:formula="of:=[.B795]/(0.7365*EXP(-0.0052*[.A795]))" office:value-type="float" office:value="1.09528630490363" calcext:value-type="float">
            <text:p>1.0952863049036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26397768035531" calcext:value-type="float">
            <text:p>0.0126397768035531</text:p>
          </table:table-cell>
          <table:table-cell office:value-type="float" office:value="0.0404275022447109" calcext:value-type="float">
            <text:p>0.0404275022447109</text:p>
          </table:table-cell>
          <table:table-cell table:formula="of:=[.B796]/(0.7365*EXP(-0.0052*[.A796]))" office:value-type="float" office:value="1.06581471222657" calcext:value-type="float">
            <text:p>1.0658147122265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125610958784819" calcext:value-type="float">
            <text:p>0.0125610958784819</text:p>
          </table:table-cell>
          <table:table-cell office:value-type="float" office:value="0.0400628298521042" calcext:value-type="float">
            <text:p>0.0400628298521042</text:p>
          </table:table-cell>
          <table:table-cell table:formula="of:=[.B797]/(0.7365*EXP(-0.0052*[.A797]))" office:value-type="float" office:value="1.06470223956073" calcext:value-type="float">
            <text:p>1.06470223956073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123798120766878" calcext:value-type="float">
            <text:p>0.0123798120766878</text:p>
          </table:table-cell>
          <table:table-cell office:value-type="float" office:value="0.0397009588778019" calcext:value-type="float">
            <text:p>0.0397009588778019</text:p>
          </table:table-cell>
          <table:table-cell table:formula="of:=[.B798]/(0.7365*EXP(-0.0052*[.A798]))" office:value-type="float" office:value="1.05480704202919" calcext:value-type="float">
            <text:p>1.05480704202919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124130351468921" calcext:value-type="float">
            <text:p>0.0124130351468921</text:p>
          </table:table-cell>
          <table:table-cell office:value-type="float" office:value="0.0393418408930302" calcext:value-type="float">
            <text:p>0.0393418408930302</text:p>
          </table:table-cell>
          <table:table-cell table:formula="of:=[.B799]/(0.7365*EXP(-0.0052*[.A799]))" office:value-type="float" office:value="1.06315181438914" calcext:value-type="float">
            <text:p>1.0631518143891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118690356612206" calcext:value-type="float">
            <text:p>0.0118690356612206</text:p>
          </table:table-cell>
          <table:table-cell office:value-type="float" office:value="0.0389854945242405" calcext:value-type="float">
            <text:p>0.0389854945242405</text:p>
          </table:table-cell>
          <table:table-cell table:formula="of:=[.B800]/(0.7365*EXP(-0.0052*[.A800]))" office:value-type="float" office:value="1.02185921484268" calcext:value-type="float">
            <text:p>1.0218592148426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124940145760775" calcext:value-type="float">
            <text:p>0.0124940145760775</text:p>
          </table:table-cell>
          <table:table-cell office:value-type="float" office:value="0.0386318825185299" calcext:value-type="float">
            <text:p>0.0386318825185299</text:p>
          </table:table-cell>
          <table:table-cell table:formula="of:=[.B801]/(0.7365*EXP(-0.0052*[.A801]))" office:value-type="float" office:value="1.08127452362306" calcext:value-type="float">
            <text:p>1.0812745236230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31609998643398" calcext:value-type="float">
            <text:p>0.0131609998643398</text:p>
          </table:table-cell>
          <table:table-cell office:value-type="float" office:value="0.0382809899747372" calcext:value-type="float">
            <text:p>0.0382809899747372</text:p>
          </table:table-cell>
          <table:table-cell table:formula="of:=[.B802]/(0.7365*EXP(-0.0052*[.A802]))" office:value-type="float" office:value="1.14493591343627" calcext:value-type="float">
            <text:p>1.14493591343627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113623719662428" calcext:value-type="float">
            <text:p>0.0113623719662428</text:p>
          </table:table-cell>
          <table:table-cell office:value-type="float" office:value="0.0379328019917011" calcext:value-type="float">
            <text:p>0.0379328019917011</text:p>
          </table:table-cell>
          <table:table-cell table:formula="of:=[.B803]/(0.7365*EXP(-0.0052*[.A803]))" office:value-type="float" office:value="0.993618404864608" calcext:value-type="float">
            <text:p>0.993618404864608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116469385102391" calcext:value-type="float">
            <text:p>0.0116469385102391</text:p>
          </table:table-cell>
          <table:table-cell office:value-type="float" office:value="0.0375873073935509" calcext:value-type="float">
            <text:p>0.0375873073935509</text:p>
          </table:table-cell>
          <table:table-cell table:formula="of:=[.B804]/(0.7365*EXP(-0.0052*[.A804]))" office:value-type="float" office:value="1.02381323342944" calcext:value-type="float">
            <text:p>1.02381323342944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119205107912421" calcext:value-type="float">
            <text:p>0.0119205107912421</text:p>
          </table:table-cell>
          <table:table-cell office:value-type="float" office:value="0.0372444912791252" calcext:value-type="float">
            <text:p>0.0372444912791252</text:p>
          </table:table-cell>
          <table:table-cell table:formula="of:=[.B805]/(0.7365*EXP(-0.0052*[.A805]))" office:value-type="float" office:value="1.05332441953769" calcext:value-type="float">
            <text:p>1.0533244195376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119368750602007" calcext:value-type="float">
            <text:p>0.0119368750602007</text:p>
          </table:table-cell>
          <table:table-cell office:value-type="float" office:value="0.0369043163955212" calcext:value-type="float">
            <text:p>0.0369043163955212</text:p>
          </table:table-cell>
          <table:table-cell table:formula="of:=[.B806]/(0.7365*EXP(-0.0052*[.A806]))" office:value-type="float" office:value="1.06026949625058" calcext:value-type="float">
            <text:p>1.06026949625058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110728098079562" calcext:value-type="float">
            <text:p>0.0110728098079562</text:p>
          </table:table-cell>
          <table:table-cell office:value-type="float" office:value="0.036566786468029" calcext:value-type="float">
            <text:p>0.036566786468029</text:p>
          </table:table-cell>
          <table:table-cell table:formula="of:=[.B807]/(0.7365*EXP(-0.0052*[.A807]))" office:value-type="float" office:value="0.988648223677108" calcext:value-type="float">
            <text:p>0.98864822367710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110478652641177" calcext:value-type="float">
            <text:p>0.0110478652641177</text:p>
          </table:table-cell>
          <table:table-cell office:value-type="float" office:value="0.036231879144907" calcext:value-type="float">
            <text:p>0.036231879144907</text:p>
          </table:table-cell>
          <table:table-cell table:formula="of:=[.B808]/(0.7365*EXP(-0.0052*[.A808]))" office:value-type="float" office:value="0.991563771020051" calcext:value-type="float">
            <text:p>0.99156377102005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107151046395302" calcext:value-type="float">
            <text:p>0.0107151046395302</text:p>
          </table:table-cell>
          <table:table-cell office:value-type="float" office:value="0.0358995795249939" calcext:value-type="float">
            <text:p>0.0358995795249939</text:p>
          </table:table-cell>
          <table:table-cell table:formula="of:=[.B809]/(0.7365*EXP(-0.0052*[.A809]))" office:value-type="float" office:value="0.966711821065338" calcext:value-type="float">
            <text:p>0.96671182106533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112985745072365" calcext:value-type="float">
            <text:p>0.0112985745072365</text:p>
          </table:table-cell>
          <table:table-cell office:value-type="float" office:value="0.0355698652565479" calcext:value-type="float">
            <text:p>0.0355698652565479</text:p>
          </table:table-cell>
          <table:table-cell table:formula="of:=[.B810]/(0.7365*EXP(-0.0052*[.A810]))" office:value-type="float" office:value="1.02466664167267" calcext:value-type="float">
            <text:p>1.02466664167267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106530711054802" calcext:value-type="float">
            <text:p>0.0106530711054802</text:p>
          </table:table-cell>
          <table:table-cell office:value-type="float" office:value="0.0352427214384079" calcext:value-type="float">
            <text:p>0.0352427214384079</text:p>
          </table:table-cell>
          <table:table-cell table:formula="of:=[.B811]/(0.7365*EXP(-0.0052*[.A811]))" office:value-type="float" office:value="0.971162939784765" calcext:value-type="float">
            <text:p>0.97116293978476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110869659110904" calcext:value-type="float">
            <text:p>0.0110869659110904</text:p>
          </table:table-cell>
          <table:table-cell office:value-type="float" office:value="0.0349181406199932" calcext:value-type="float">
            <text:p>0.0349181406199932</text:p>
          </table:table-cell>
          <table:table-cell table:formula="of:=[.B812]/(0.7365*EXP(-0.0052*[.A812]))" office:value-type="float" office:value="1.01598739258767" calcext:value-type="float">
            <text:p>1.0159873925876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106805805116892" calcext:value-type="float">
            <text:p>0.0106805805116892</text:p>
          </table:table-cell>
          <table:table-cell office:value-type="float" office:value="0.0345960892736912" calcext:value-type="float">
            <text:p>0.0345960892736912</text:p>
          </table:table-cell>
          <table:table-cell table:formula="of:=[.B813]/(0.7365*EXP(-0.0052*[.A813]))" office:value-type="float" office:value="0.983849787245946" calcext:value-type="float">
            <text:p>0.98384978724594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111660016700625" calcext:value-type="float">
            <text:p>0.0111660016700625</text:p>
          </table:table-cell>
          <table:table-cell office:value-type="float" office:value="0.0342765711247921" calcext:value-type="float">
            <text:p>0.0342765711247921</text:p>
          </table:table-cell>
          <table:table-cell table:formula="of:=[.B814]/(0.7365*EXP(-0.0052*[.A814]))" office:value-type="float" office:value="1.03392719290125" calcext:value-type="float">
            <text:p>1.0339271929012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112133612856269" calcext:value-type="float">
            <text:p>0.0112133612856269</text:p>
          </table:table-cell>
          <table:table-cell office:value-type="float" office:value="0.0339595675468445" calcext:value-type="float">
            <text:p>0.0339595675468445</text:p>
          </table:table-cell>
          <table:table-cell table:formula="of:=[.B815]/(0.7365*EXP(-0.0052*[.A815]))" office:value-type="float" office:value="1.04372579166936" calcext:value-type="float">
            <text:p>1.04372579166936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111249275505543" calcext:value-type="float">
            <text:p>0.0111249275505543</text:p>
          </table:table-cell>
          <table:table-cell office:value-type="float" office:value="0.0336450450122356" calcext:value-type="float">
            <text:p>0.0336450450122356</text:p>
          </table:table-cell>
          <table:table-cell table:formula="of:=[.B816]/(0.7365*EXP(-0.0052*[.A816]))" office:value-type="float" office:value="1.0408930845742" calcext:value-type="float">
            <text:p>1.040893084574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110434107482433" calcext:value-type="float">
            <text:p>0.0110434107482433</text:p>
          </table:table-cell>
          <table:table-cell office:value-type="float" office:value="0.0333330109715462" calcext:value-type="float">
            <text:p>0.0333330109715462</text:p>
          </table:table-cell>
          <table:table-cell table:formula="of:=[.B817]/(0.7365*EXP(-0.0052*[.A817]))" office:value-type="float" office:value="1.03865302125176" calcext:value-type="float">
            <text:p>1.0386530212517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111361872404814" calcext:value-type="float">
            <text:p>0.0111361872404814</text:p>
          </table:table-cell>
          <table:table-cell office:value-type="float" office:value="0.0330234318971634" calcext:value-type="float">
            <text:p>0.0330234318971634</text:p>
          </table:table-cell>
          <table:table-cell table:formula="of:=[.B818]/(0.7365*EXP(-0.0052*[.A818]))" office:value-type="float" office:value="1.05283937539222" calcext:value-type="float">
            <text:p>1.05283937539222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106194810941815" calcext:value-type="float">
            <text:p>0.0106194810941815</text:p>
          </table:table-cell>
          <table:table-cell office:value-type="float" office:value="0.0327162966132164" calcext:value-type="float">
            <text:p>0.0327162966132164</text:p>
          </table:table-cell>
          <table:table-cell table:formula="of:=[.B819]/(0.7365*EXP(-0.0052*[.A819]))" office:value-type="float" office:value="1.00922319142453" calcext:value-type="float">
            <text:p>1.00922319142453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107933338731527" calcext:value-type="float">
            <text:p>0.0107933338731527</text:p>
          </table:table-cell>
          <table:table-cell office:value-type="float" office:value="0.0324115976691246" calcext:value-type="float">
            <text:p>0.0324115976691246</text:p>
          </table:table-cell>
          <table:table-cell table:formula="of:=[.B820]/(0.7365*EXP(-0.0052*[.A820]))" office:value-type="float" office:value="1.03109307118706" calcext:value-type="float">
            <text:p>1.0310930711870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998705066740513" calcext:value-type="float">
            <text:p>0.00998705066740513</text:p>
          </table:table-cell>
          <table:table-cell office:value-type="float" office:value="0.0321093089878559" calcext:value-type="float">
            <text:p>0.0321093089878559</text:p>
          </table:table-cell>
          <table:table-cell table:formula="of:=[.B821]/(0.7365*EXP(-0.0052*[.A821]))" office:value-type="float" office:value="0.959042473880563" calcext:value-type="float">
            <text:p>0.95904247388056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101963635534048" calcext:value-type="float">
            <text:p>0.0101963635534048</text:p>
          </table:table-cell>
          <table:table-cell office:value-type="float" office:value="0.0318094193935394" calcext:value-type="float">
            <text:p>0.0318094193935394</text:p>
          </table:table-cell>
          <table:table-cell table:formula="of:=[.B822]/(0.7365*EXP(-0.0052*[.A822]))" office:value-type="float" office:value="0.984247298835285" calcext:value-type="float">
            <text:p>0.984247298835285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95886392518878" calcext:value-type="float">
            <text:p>0.0095886392518878</text:p>
          </table:table-cell>
          <table:table-cell office:value-type="float" office:value="0.031511913985014" calcext:value-type="float">
            <text:p>0.031511913985014</text:p>
          </table:table-cell>
          <table:table-cell table:formula="of:=[.B823]/(0.7365*EXP(-0.0052*[.A823]))" office:value-type="float" office:value="0.930409702543758" calcext:value-type="float">
            <text:p>0.93040970254375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993079040199518" calcext:value-type="float">
            <text:p>0.00993079040199518</text:p>
          </table:table-cell>
          <table:table-cell office:value-type="float" office:value="0.0312167797237635" calcext:value-type="float">
            <text:p>0.0312167797237635</text:p>
          </table:table-cell>
          <table:table-cell table:formula="of:=[.B824]/(0.7365*EXP(-0.0052*[.A824]))" office:value-type="float" office:value="0.968633306252548" calcext:value-type="float">
            <text:p>0.9686333062525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933143030852079" calcext:value-type="float">
            <text:p>0.00933143030852079</text:p>
          </table:table-cell>
          <table:table-cell office:value-type="float" office:value="0.0309239998459816" calcext:value-type="float">
            <text:p>0.0309239998459816</text:p>
          </table:table-cell>
          <table:table-cell table:formula="of:=[.B825]/(0.7365*EXP(-0.0052*[.A825]))" office:value-type="float" office:value="0.91491791263275" calcext:value-type="float">
            <text:p>0.91491791263275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995729863643646" calcext:value-type="float">
            <text:p>0.00995729863643646</text:p>
          </table:table-cell>
          <table:table-cell office:value-type="float" office:value="0.030633557587862" calcext:value-type="float">
            <text:p>0.030633557587862</text:p>
          </table:table-cell>
          <table:table-cell table:formula="of:=[.B826]/(0.7365*EXP(-0.0052*[.A826]))" office:value-type="float" office:value="0.981372259150135" calcext:value-type="float">
            <text:p>0.981372259150135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94059519469738" calcext:value-type="float">
            <text:p>0.0094059519469738</text:p>
          </table:table-cell>
          <table:table-cell office:value-type="float" office:value="0.0303454324603081" calcext:value-type="float">
            <text:p>0.0303454324603081</text:p>
          </table:table-cell>
          <table:table-cell table:formula="of:=[.B827]/(0.7365*EXP(-0.0052*[.A827]))" office:value-type="float" office:value="0.931865711402476" calcext:value-type="float">
            <text:p>0.93186571140247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103897303342819" calcext:value-type="float">
            <text:p>0.0103897303342819</text:p>
          </table:table-cell>
          <table:table-cell office:value-type="float" office:value="0.0300596226006746" calcext:value-type="float">
            <text:p>0.0300596226006746</text:p>
          </table:table-cell>
          <table:table-cell table:formula="of:=[.B828]/(0.7365*EXP(-0.0052*[.A828]))" office:value-type="float" office:value="1.03469698374089" calcext:value-type="float">
            <text:p>1.0346969837408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968481134623289" calcext:value-type="float">
            <text:p>0.00968481134623289</text:p>
          </table:table-cell>
          <table:table-cell office:value-type="float" office:value="0.0297761019319296" calcext:value-type="float">
            <text:p>0.0297761019319296</text:p>
          </table:table-cell>
          <table:table-cell table:formula="of:=[.B829]/(0.7365*EXP(-0.0052*[.A829]))" office:value-type="float" office:value="0.969523642614074" calcext:value-type="float">
            <text:p>0.969523642614074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928585510700941" calcext:value-type="float">
            <text:p>0.00928585510700941</text:p>
          </table:table-cell>
          <table:table-cell office:value-type="float" office:value="0.0294948611408472" calcext:value-type="float">
            <text:p>0.0294948611408472</text:p>
          </table:table-cell>
          <table:table-cell table:formula="of:=[.B830]/(0.7365*EXP(-0.0052*[.A830]))" office:value-type="float" office:value="0.934431505790373" calcext:value-type="float">
            <text:p>0.93443150579037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10644456371665" calcext:value-type="float">
            <text:p>0.010644456371665</text:p>
          </table:table-cell>
          <table:table-cell office:value-type="float" office:value="0.029215881600976" calcext:value-type="float">
            <text:p>0.029215881600976</text:p>
          </table:table-cell>
          <table:table-cell table:formula="of:=[.B831]/(0.7365*EXP(-0.0052*[.A831]))" office:value-type="float" office:value="1.07673142331178" calcext:value-type="float">
            <text:p>1.07673142331178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954991485923529" calcext:value-type="float">
            <text:p>0.00954991485923529</text:p>
          </table:table-cell>
          <table:table-cell office:value-type="float" office:value="0.028939152136445" calcext:value-type="float">
            <text:p>0.028939152136445</text:p>
          </table:table-cell>
          <table:table-cell table:formula="of:=[.B832]/(0.7365*EXP(-0.0052*[.A832]))" office:value-type="float" office:value="0.971050312675789" calcext:value-type="float">
            <text:p>0.97105031267578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101560782641172" calcext:value-type="float">
            <text:p>0.0101560782641172</text:p>
          </table:table-cell>
          <table:table-cell office:value-type="float" office:value="0.028664655983448" calcext:value-type="float">
            <text:p>0.028664655983448</text:p>
          </table:table-cell>
          <table:table-cell table:formula="of:=[.B833]/(0.7365*EXP(-0.0052*[.A833]))" office:value-type="float" office:value="1.03806991099138" calcext:value-type="float">
            <text:p>1.03806991099138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94262370839715" calcext:value-type="float">
            <text:p>0.0094262370839715</text:p>
          </table:table-cell>
          <table:table-cell office:value-type="float" office:value="0.028392381966114" calcext:value-type="float">
            <text:p>0.028392381966114</text:p>
          </table:table-cell>
          <table:table-cell table:formula="of:=[.B834]/(0.7365*EXP(-0.0052*[.A834]))" office:value-type="float" office:value="0.968494712534209" calcext:value-type="float">
            <text:p>0.968494712534209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853826850652695" calcext:value-type="float">
            <text:p>0.00853826850652695</text:p>
          </table:table-cell>
          <table:table-cell office:value-type="float" office:value="0.0281223133206368" calcext:value-type="float">
            <text:p>0.0281223133206368</text:p>
          </table:table-cell>
          <table:table-cell table:formula="of:=[.B835]/(0.7365*EXP(-0.0052*[.A835]))" office:value-type="float" office:value="0.881834396520681" calcext:value-type="float">
            <text:p>0.88183439652068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985685456544161" calcext:value-type="float">
            <text:p>0.00985685456544161</text:p>
          </table:table-cell>
          <table:table-cell office:value-type="float" office:value="0.0278544388711453" calcext:value-type="float">
            <text:p>0.0278544388711453</text:p>
          </table:table-cell>
          <table:table-cell table:formula="of:=[.B836]/(0.7365*EXP(-0.0052*[.A836]))" office:value-type="float" office:value="1.02332575997465" calcext:value-type="float">
            <text:p>1.02332575997465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890575908124447" calcext:value-type="float">
            <text:p>0.00890575908124447</text:p>
          </table:table-cell>
          <table:table-cell office:value-type="float" office:value="0.0275887325406075" calcext:value-type="float">
            <text:p>0.0275887325406075</text:p>
          </table:table-cell>
          <table:table-cell table:formula="of:=[.B837]/(0.7365*EXP(-0.0052*[.A837]))" office:value-type="float" office:value="0.929404629981133" calcext:value-type="float">
            <text:p>0.92940462998113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884522683918476" calcext:value-type="float">
            <text:p>0.00884522683918476</text:p>
          </table:table-cell>
          <table:table-cell office:value-type="float" office:value="0.0273251980543137" calcext:value-type="float">
            <text:p>0.0273251980543137</text:p>
          </table:table-cell>
          <table:table-cell table:formula="of:=[.B838]/(0.7365*EXP(-0.0052*[.A838]))" office:value-type="float" office:value="0.927900044575203" calcext:value-type="float">
            <text:p>0.92790004457520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941626168787479" calcext:value-type="float">
            <text:p>0.00941626168787479</text:p>
          </table:table-cell>
          <table:table-cell office:value-type="float" office:value="0.0270638037472963" calcext:value-type="float">
            <text:p>0.0270638037472963</text:p>
          </table:table-cell>
          <table:table-cell table:formula="of:=[.B839]/(0.7365*EXP(-0.0052*[.A839]))" office:value-type="float" office:value="0.992953866725061" calcext:value-type="float">
            <text:p>0.992953866725061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895284675061703" calcext:value-type="float">
            <text:p>0.00895284675061703</text:p>
          </table:table-cell>
          <table:table-cell office:value-type="float" office:value="0.0268045496195555" calcext:value-type="float">
            <text:p>0.0268045496195555</text:p>
          </table:table-cell>
          <table:table-cell table:formula="of:=[.B840]/(0.7365*EXP(-0.0052*[.A840]))" office:value-type="float" office:value="0.949008350170565" calcext:value-type="float">
            <text:p>0.94900835017056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872538145631552" calcext:value-type="float">
            <text:p>0.00872538145631552</text:p>
          </table:table-cell>
          <table:table-cell office:value-type="float" office:value="0.0265474114567041" calcext:value-type="float">
            <text:p>0.0265474114567041</text:p>
          </table:table-cell>
          <table:table-cell table:formula="of:=[.B841]/(0.7365*EXP(-0.0052*[.A841]))" office:value-type="float" office:value="0.929718851413072" calcext:value-type="float">
            <text:p>0.929718851413072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945309642702341" calcext:value-type="float">
            <text:p>0.00945309642702341</text:p>
          </table:table-cell>
          <table:table-cell office:value-type="float" office:value="0.0262923836708069" calcext:value-type="float">
            <text:p>0.0262923836708069</text:p>
          </table:table-cell>
          <table:table-cell table:formula="of:=[.B842]/(0.7365*EXP(-0.0052*[.A842]))" office:value-type="float" office:value="1.01251072867845" calcext:value-type="float">
            <text:p>1.0125107286784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910255685448647" calcext:value-type="float">
            <text:p>0.00910255685448647</text:p>
          </table:table-cell>
          <table:table-cell office:value-type="float" office:value="0.0260394439101219" calcext:value-type="float">
            <text:p>0.0260394439101219</text:p>
          </table:table-cell>
          <table:table-cell table:formula="of:=[.B843]/(0.7365*EXP(-0.0052*[.A843]))" office:value-type="float" office:value="0.980047843290559" calcext:value-type="float">
            <text:p>0.980047843290559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858374498784542" calcext:value-type="float">
            <text:p>0.00858374498784542</text:p>
          </table:table-cell>
          <table:table-cell office:value-type="float" office:value="0.0257885809987783" calcext:value-type="float">
            <text:p>0.0257885809987783</text:p>
          </table:table-cell>
          <table:table-cell table:formula="of:=[.B844]/(0.7365*EXP(-0.0052*[.A844]))" office:value-type="float" office:value="0.929007061640297" calcext:value-type="float">
            <text:p>0.92900706164029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824820902198553" calcext:value-type="float">
            <text:p>0.00824820902198553</text:p>
          </table:table-cell>
          <table:table-cell office:value-type="float" office:value="0.0255397912114859" calcext:value-type="float">
            <text:p>0.0255397912114859</text:p>
          </table:table-cell>
          <table:table-cell table:formula="of:=[.B845]/(0.7365*EXP(-0.0052*[.A845]))" office:value-type="float" office:value="0.897346550718422" calcext:value-type="float">
            <text:p>0.89734655071842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879907608032227" calcext:value-type="float">
            <text:p>0.00879907608032227</text:p>
          </table:table-cell>
          <table:table-cell office:value-type="float" office:value="0.0252930410206318" calcext:value-type="float">
            <text:p>0.0252930410206318</text:p>
          </table:table-cell>
          <table:table-cell table:formula="of:=[.B846]/(0.7365*EXP(-0.0052*[.A846]))" office:value-type="float" office:value="0.962267778710019" calcext:value-type="float">
            <text:p>0.96226777871001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900821760296822" calcext:value-type="float">
            <text:p>0.00900821760296822</text:p>
          </table:table-cell>
          <table:table-cell office:value-type="float" office:value="0.0250483360141516" calcext:value-type="float">
            <text:p>0.0250483360141516</text:p>
          </table:table-cell>
          <table:table-cell table:formula="of:=[.B847]/(0.7365*EXP(-0.0052*[.A847]))" office:value-type="float" office:value="0.990275582763863" calcext:value-type="float">
            <text:p>0.990275582763863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815959181636572" calcext:value-type="float">
            <text:p>0.00815959181636572</text:p>
          </table:table-cell>
          <table:table-cell office:value-type="float" office:value="0.0248056445270777" calcext:value-type="float">
            <text:p>0.0248056445270777</text:p>
          </table:table-cell>
          <table:table-cell table:formula="of:=[.B848]/(0.7365*EXP(-0.0052*[.A848]))" office:value-type="float" office:value="0.901662415938363" calcext:value-type="float">
            <text:p>0.90166241593836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844020582735539" calcext:value-type="float">
            <text:p>0.00844020582735539</text:p>
          </table:table-cell>
          <table:table-cell office:value-type="float" office:value="0.0245649740099907" calcext:value-type="float">
            <text:p>0.0245649740099907</text:p>
          </table:table-cell>
          <table:table-cell table:formula="of:=[.B849]/(0.7365*EXP(-0.0052*[.A849]))" office:value-type="float" office:value="0.937533732487611" calcext:value-type="float">
            <text:p>0.93753373248761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807857140898705" calcext:value-type="float">
            <text:p>0.00807857140898705</text:p>
          </table:table-cell>
          <table:table-cell office:value-type="float" office:value="0.0243262946605682" calcext:value-type="float">
            <text:p>0.0243262946605682</text:p>
          </table:table-cell>
          <table:table-cell table:formula="of:=[.B850]/(0.7365*EXP(-0.0052*[.A850]))" office:value-type="float" office:value="0.902042010815965" calcext:value-type="float">
            <text:p>0.90204201081596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803387630730867" calcext:value-type="float">
            <text:p>0.00803387630730867</text:p>
          </table:table-cell>
          <table:table-cell office:value-type="float" office:value="0.0240895990282297" calcext:value-type="float">
            <text:p>0.0240895990282297</text:p>
          </table:table-cell>
          <table:table-cell table:formula="of:=[.B851]/(0.7365*EXP(-0.0052*[.A851]))" office:value-type="float" office:value="0.901728234688303" calcext:value-type="float">
            <text:p>0.90172823468830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802348740398884" calcext:value-type="float">
            <text:p>0.00802348740398884</text:p>
          </table:table-cell>
          <table:table-cell office:value-type="float" office:value="0.0238548722118139" calcext:value-type="float">
            <text:p>0.0238548722118139</text:p>
          </table:table-cell>
          <table:table-cell table:formula="of:=[.B852]/(0.7365*EXP(-0.0052*[.A852]))" office:value-type="float" office:value="0.905257296525367" calcext:value-type="float">
            <text:p>0.905257296525367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786764267832041" calcext:value-type="float">
            <text:p>0.00786764267832041</text:p>
          </table:table-cell>
          <table:table-cell office:value-type="float" office:value="0.0236220993101597" calcext:value-type="float">
            <text:p>0.0236220993101597</text:p>
          </table:table-cell>
          <table:table-cell table:formula="of:=[.B853]/(0.7365*EXP(-0.0052*[.A853]))" office:value-type="float" office:value="0.892301899814783" calcext:value-type="float">
            <text:p>0.892301899814783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828383304178715" calcext:value-type="float">
            <text:p>0.00828383304178715</text:p>
          </table:table-cell>
          <table:table-cell office:value-type="float" office:value="0.0233912747353315" calcext:value-type="float">
            <text:p>0.0233912747353315</text:p>
          </table:table-cell>
          <table:table-cell table:formula="of:=[.B854]/(0.7365*EXP(-0.0052*[.A854]))" office:value-type="float" office:value="0.944401914205675" calcext:value-type="float">
            <text:p>0.944401914205675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788234733045101" calcext:value-type="float">
            <text:p>0.00788234733045101</text:p>
          </table:table-cell>
          <table:table-cell office:value-type="float" office:value="0.0231623761355877" calcext:value-type="float">
            <text:p>0.0231623761355877</text:p>
          </table:table-cell>
          <table:table-cell table:formula="of:=[.B855]/(0.7365*EXP(-0.0052*[.A855]))" office:value-type="float" office:value="0.903315413148107" calcext:value-type="float">
            <text:p>0.90331541314810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791328586637974" calcext:value-type="float">
            <text:p>0.00791328586637974</text:p>
          </table:table-cell>
          <table:table-cell office:value-type="float" office:value="0.0229353997856379" calcext:value-type="float">
            <text:p>0.0229353997856379</text:p>
          </table:table-cell>
          <table:table-cell table:formula="of:=[.B856]/(0.7365*EXP(-0.0052*[.A856]))" office:value-type="float" office:value="0.911588922169198" calcext:value-type="float">
            <text:p>0.91158892216919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77229249291122" calcext:value-type="float">
            <text:p>0.0077229249291122</text:p>
          </table:table-cell>
          <table:table-cell office:value-type="float" office:value="0.0227103196084499" calcext:value-type="float">
            <text:p>0.0227103196084499</text:p>
          </table:table-cell>
          <table:table-cell table:formula="of:=[.B857]/(0.7365*EXP(-0.0052*[.A857]))" office:value-type="float" office:value="0.894298142394436" calcext:value-type="float">
            <text:p>0.894298142394436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760255195200443" calcext:value-type="float">
            <text:p>0.00760255195200443</text:p>
          </table:table-cell>
          <table:table-cell office:value-type="float" office:value="0.0224871374666691" calcext:value-type="float">
            <text:p>0.0224871374666691</text:p>
          </table:table-cell>
          <table:table-cell table:formula="of:=[.B858]/(0.7365*EXP(-0.0052*[.A858]))" office:value-type="float" office:value="0.884949000830868" calcext:value-type="float">
            <text:p>0.88494900083086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774576142430306" calcext:value-type="float">
            <text:p>0.00774576142430306</text:p>
          </table:table-cell>
          <table:table-cell office:value-type="float" office:value="0.0222658310085535" calcext:value-type="float">
            <text:p>0.0222658310085535</text:p>
          </table:table-cell>
          <table:table-cell table:formula="of:=[.B859]/(0.7365*EXP(-0.0052*[.A859]))" office:value-type="float" office:value="0.906319437424562" calcext:value-type="float">
            <text:p>0.9063194374245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784129090607166" calcext:value-type="float">
            <text:p>0.00784129090607166</text:p>
          </table:table-cell>
          <table:table-cell office:value-type="float" office:value="0.0220463890582323" calcext:value-type="float">
            <text:p>0.0220463890582323</text:p>
          </table:table-cell>
          <table:table-cell table:formula="of:=[.B860]/(0.7365*EXP(-0.0052*[.A860]))" office:value-type="float" office:value="0.92228060426484" calcext:value-type="float">
            <text:p>0.92228060426484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787420384585857" calcext:value-type="float">
            <text:p>0.00787420384585857</text:p>
          </table:table-cell>
          <table:table-cell office:value-type="float" office:value="0.0218288041651249" calcext:value-type="float">
            <text:p>0.0218288041651249</text:p>
          </table:table-cell>
          <table:table-cell table:formula="of:=[.B861]/(0.7365*EXP(-0.0052*[.A861]))" office:value-type="float" office:value="0.930980306266882" calcext:value-type="float">
            <text:p>0.93098030626688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753542128950357" calcext:value-type="float">
            <text:p>0.00753542128950357</text:p>
          </table:table-cell>
          <table:table-cell office:value-type="float" office:value="0.0216130521148443" calcext:value-type="float">
            <text:p>0.0216130521148443</text:p>
          </table:table-cell>
          <table:table-cell table:formula="of:=[.B862]/(0.7365*EXP(-0.0052*[.A862]))" office:value-type="float" office:value="0.895570356028589" calcext:value-type="float">
            <text:p>0.89557035602858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755352899432182" calcext:value-type="float">
            <text:p>0.00755352899432182</text:p>
          </table:table-cell>
          <table:table-cell office:value-type="float" office:value="0.0213991347700357" calcext:value-type="float">
            <text:p>0.0213991347700357</text:p>
          </table:table-cell>
          <table:table-cell table:formula="of:=[.B863]/(0.7365*EXP(-0.0052*[.A863]))" office:value-type="float" office:value="0.902402736855217" calcext:value-type="float">
            <text:p>0.902402736855217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759492162615061" calcext:value-type="float">
            <text:p>0.00759492162615061</text:p>
          </table:table-cell>
          <table:table-cell office:value-type="float" office:value="0.0211870316416025" calcext:value-type="float">
            <text:p>0.0211870316416025</text:p>
          </table:table-cell>
          <table:table-cell table:formula="of:=[.B864]/(0.7365*EXP(-0.0052*[.A864]))" office:value-type="float" office:value="0.912078316676712" calcext:value-type="float">
            <text:p>0.91207831667671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757340434938669" calcext:value-type="float">
            <text:p>0.00757340434938669</text:p>
          </table:table-cell>
          <table:table-cell office:value-type="float" office:value="0.0209767278283834" calcext:value-type="float">
            <text:p>0.0209767278283834</text:p>
          </table:table-cell>
          <table:table-cell table:formula="of:=[.B865]/(0.7365*EXP(-0.0052*[.A865]))" office:value-type="float" office:value="0.91423598311038" calcext:value-type="float">
            <text:p>0.9142359831103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734693463891745" calcext:value-type="float">
            <text:p>0.00734693463891745</text:p>
          </table:table-cell>
          <table:table-cell office:value-type="float" office:value="0.0207682140171528" calcext:value-type="float">
            <text:p>0.0207682140171528</text:p>
          </table:table-cell>
          <table:table-cell table:formula="of:=[.B866]/(0.7365*EXP(-0.0052*[.A866]))" office:value-type="float" office:value="0.891521196626762" calcext:value-type="float">
            <text:p>0.89152119662676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804533436894417" calcext:value-type="float">
            <text:p>0.00804533436894417</text:p>
          </table:table-cell>
          <table:table-cell office:value-type="float" office:value="0.0205614790320396" calcext:value-type="float">
            <text:p>0.0205614790320396</text:p>
          </table:table-cell>
          <table:table-cell table:formula="of:=[.B867]/(0.7365*EXP(-0.0052*[.A867]))" office:value-type="float" office:value="0.981359038528249" calcext:value-type="float">
            <text:p>0.981359038528249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727361533790827" calcext:value-type="float">
            <text:p>0.00727361533790827</text:p>
          </table:table-cell>
          <table:table-cell office:value-type="float" office:value="0.0203565079718828" calcext:value-type="float">
            <text:p>0.0203565079718828</text:p>
          </table:table-cell>
          <table:table-cell table:formula="of:=[.B868]/(0.7365*EXP(-0.0052*[.A868]))" office:value-type="float" office:value="0.891851381885495" calcext:value-type="float">
            <text:p>0.89185138188549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758727919310331" calcext:value-type="float">
            <text:p>0.00758727919310331</text:p>
          </table:table-cell>
          <table:table-cell office:value-type="float" office:value="0.0201532915234566" calcext:value-type="float">
            <text:p>0.0201532915234566</text:p>
          </table:table-cell>
          <table:table-cell table:formula="of:=[.B869]/(0.7365*EXP(-0.0052*[.A869]))" office:value-type="float" office:value="0.935161365329881" calcext:value-type="float">
            <text:p>0.93516136532988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773828476667404" calcext:value-type="float">
            <text:p>0.00773828476667404</text:p>
          </table:table-cell>
          <table:table-cell office:value-type="float" office:value="0.0199518147855997" calcext:value-type="float">
            <text:p>0.0199518147855997</text:p>
          </table:table-cell>
          <table:table-cell table:formula="of:=[.B870]/(0.7365*EXP(-0.0052*[.A870]))" office:value-type="float" office:value="0.958745922510535" calcext:value-type="float">
            <text:p>0.95874592251053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726238032802939" calcext:value-type="float">
            <text:p>0.00726238032802939</text:p>
          </table:table-cell>
          <table:table-cell office:value-type="float" office:value="0.0197520740330219" calcext:value-type="float">
            <text:p>0.0197520740330219</text:p>
          </table:table-cell>
          <table:table-cell table:formula="of:=[.B871]/(0.7365*EXP(-0.0052*[.A871]))" office:value-type="float" office:value="0.904474115586673" calcext:value-type="float">
            <text:p>0.9044741155866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708819786086679" calcext:value-type="float">
            <text:p>0.00708819786086679</text:p>
          </table:table-cell>
          <table:table-cell office:value-type="float" office:value="0.0195540431886911" calcext:value-type="float">
            <text:p>0.0195540431886911</text:p>
          </table:table-cell>
          <table:table-cell table:formula="of:=[.B872]/(0.7365*EXP(-0.0052*[.A872]))" office:value-type="float" office:value="0.887383434132071" calcext:value-type="float">
            <text:p>0.88738343413207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686251744627953" calcext:value-type="float">
            <text:p>0.00686251744627953</text:p>
          </table:table-cell>
          <table:table-cell office:value-type="float" office:value="0.0193577203899622" calcext:value-type="float">
            <text:p>0.0193577203899622</text:p>
          </table:table-cell>
          <table:table-cell table:formula="of:=[.B873]/(0.7365*EXP(-0.0052*[.A873]))" office:value-type="float" office:value="0.863609234985487" calcext:value-type="float">
            <text:p>0.86360923498548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703456252813339" calcext:value-type="float">
            <text:p>0.00703456252813339</text:p>
          </table:table-cell>
          <table:table-cell office:value-type="float" office:value="0.0191630832850933" calcext:value-type="float">
            <text:p>0.0191630832850933</text:p>
          </table:table-cell>
          <table:table-cell table:formula="of:=[.B874]/(0.7365*EXP(-0.0052*[.A874]))" office:value-type="float" office:value="0.889875483409179" calcext:value-type="float">
            <text:p>0.88987548340917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676266849040985" calcext:value-type="float">
            <text:p>0.00676266849040985</text:p>
          </table:table-cell>
          <table:table-cell office:value-type="float" office:value="0.0189701355993748" calcext:value-type="float">
            <text:p>0.0189701355993748</text:p>
          </table:table-cell>
          <table:table-cell table:formula="of:=[.B875]/(0.7365*EXP(-0.0052*[.A875]))" office:value-type="float" office:value="0.859940845297703" calcext:value-type="float">
            <text:p>0.85994084529770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660113012418151" calcext:value-type="float">
            <text:p>0.00660113012418151</text:p>
          </table:table-cell>
          <table:table-cell office:value-type="float" office:value="0.0187788605690002" calcext:value-type="float">
            <text:p>0.0187788605690002</text:p>
          </table:table-cell>
          <table:table-cell table:formula="of:=[.B876]/(0.7365*EXP(-0.0052*[.A876]))" office:value-type="float" office:value="0.843775875005811" calcext:value-type="float">
            <text:p>0.84377587500581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726018846035004" calcext:value-type="float">
            <text:p>0.00726018846035004</text:p>
          </table:table-cell>
          <table:table-cell office:value-type="float" office:value="0.0185892321169376" calcext:value-type="float">
            <text:p>0.0185892321169376</text:p>
          </table:table-cell>
          <table:table-cell table:formula="of:=[.B877]/(0.7365*EXP(-0.0052*[.A877]))" office:value-type="float" office:value="0.932856916256815" calcext:value-type="float">
            <text:p>0.93285691625681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646954728290439" calcext:value-type="float">
            <text:p>0.00646954728290439</text:p>
          </table:table-cell>
          <table:table-cell office:value-type="float" office:value="0.0184012558311224" calcext:value-type="float">
            <text:p>0.0184012558311224</text:p>
          </table:table-cell>
          <table:table-cell table:formula="of:=[.B878]/(0.7365*EXP(-0.0052*[.A878]))" office:value-type="float" office:value="0.835601794646223" calcext:value-type="float">
            <text:p>0.83560179464622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689657684415579" calcext:value-type="float">
            <text:p>0.00689657684415579</text:p>
          </table:table-cell>
          <table:table-cell office:value-type="float" office:value="0.018214913085103" calcext:value-type="float">
            <text:p>0.018214913085103</text:p>
          </table:table-cell>
          <table:table-cell table:formula="of:=[.B879]/(0.7365*EXP(-0.0052*[.A879]))" office:value-type="float" office:value="0.895400605496641" calcext:value-type="float">
            <text:p>0.89540060549664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7100201677531" calcext:value-type="float">
            <text:p>0.007100201677531</text:p>
          </table:table-cell>
          <table:table-cell office:value-type="float" office:value="0.0180301889777184" calcext:value-type="float">
            <text:p>0.0180301889777184</text:p>
          </table:table-cell>
          <table:table-cell table:formula="of:=[.B880]/(0.7365*EXP(-0.0052*[.A880]))" office:value-type="float" office:value="0.926643791248998" calcext:value-type="float">
            <text:p>0.92664379124899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687817996367812" calcext:value-type="float">
            <text:p>0.00687817996367812</text:p>
          </table:table-cell>
          <table:table-cell office:value-type="float" office:value="0.0178470797836781" calcext:value-type="float">
            <text:p>0.0178470797836781</text:p>
          </table:table-cell>
          <table:table-cell table:formula="of:=[.B881]/(0.7365*EXP(-0.0052*[.A881]))" office:value-type="float" office:value="0.902347878088041" calcext:value-type="float">
            <text:p>0.902347878088041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634181778877974" calcext:value-type="float">
            <text:p>0.00634181778877974</text:p>
          </table:table-cell>
          <table:table-cell office:value-type="float" office:value="0.0176655743271112" calcext:value-type="float">
            <text:p>0.0176655743271112</text:p>
          </table:table-cell>
          <table:table-cell table:formula="of:=[.B882]/(0.7365*EXP(-0.0052*[.A882]))" office:value-type="float" office:value="0.836320144634464" calcext:value-type="float">
            <text:p>0.836320144634464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666186865419149" calcext:value-type="float">
            <text:p>0.00666186865419149</text:p>
          </table:table-cell>
          <table:table-cell office:value-type="float" office:value="0.0174856521189213" calcext:value-type="float">
            <text:p>0.0174856521189213</text:p>
          </table:table-cell>
          <table:table-cell table:formula="of:=[.B883]/(0.7365*EXP(-0.0052*[.A883]))" office:value-type="float" office:value="0.883106731463866" calcext:value-type="float">
            <text:p>0.88310673146386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681737065315247" calcext:value-type="float">
            <text:p>0.00681737065315247</text:p>
          </table:table-cell>
          <table:table-cell office:value-type="float" office:value="0.0173073038458824" calcext:value-type="float">
            <text:p>0.0173073038458824</text:p>
          </table:table-cell>
          <table:table-cell table:formula="of:=[.B884]/(0.7365*EXP(-0.0052*[.A884]))" office:value-type="float" office:value="0.908431881436479" calcext:value-type="float">
            <text:p>0.908431881436479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608489569276571" calcext:value-type="float">
            <text:p>0.00608489569276571</text:p>
          </table:table-cell>
          <table:table-cell office:value-type="float" office:value="0.0171305295079947" calcext:value-type="float">
            <text:p>0.0171305295079947</text:p>
          </table:table-cell>
          <table:table-cell table:formula="of:=[.B885]/(0.7365*EXP(-0.0052*[.A885]))" office:value-type="float" office:value="0.81505502612027" calcext:value-type="float">
            <text:p>0.81505502612027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617575226351619" calcext:value-type="float">
            <text:p>0.00617575226351619</text:p>
          </table:table-cell>
          <table:table-cell office:value-type="float" office:value="0.0169553030282259" calcext:value-type="float">
            <text:p>0.0169553030282259</text:p>
          </table:table-cell>
          <table:table-cell table:formula="of:=[.B886]/(0.7365*EXP(-0.0052*[.A886]))" office:value-type="float" office:value="0.831537787205142" calcext:value-type="float">
            <text:p>0.83153778720514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618391577154398" calcext:value-type="float">
            <text:p>0.00618391577154398</text:p>
          </table:table-cell>
          <table:table-cell office:value-type="float" office:value="0.016781622543931" calcext:value-type="float">
            <text:p>0.016781622543931</text:p>
          </table:table-cell>
          <table:table-cell table:formula="of:=[.B887]/(0.7365*EXP(-0.0052*[.A887]))" office:value-type="float" office:value="0.836977956554501" calcext:value-type="float">
            <text:p>0.83697795655450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620780838653445" calcext:value-type="float">
            <text:p>0.00620780838653445</text:p>
          </table:table-cell>
          <table:table-cell office:value-type="float" office:value="0.0166094806045294" calcext:value-type="float">
            <text:p>0.0166094806045294</text:p>
          </table:table-cell>
          <table:table-cell table:formula="of:=[.B888]/(0.7365*EXP(-0.0052*[.A888]))" office:value-type="float" office:value="0.844592244422669" calcext:value-type="float">
            <text:p>0.844592244422669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603248085826635" calcext:value-type="float">
            <text:p>0.00603248085826635</text:p>
          </table:table-cell>
          <table:table-cell office:value-type="float" office:value="0.0164388529956341" calcext:value-type="float">
            <text:p>0.0164388529956341</text:p>
          </table:table-cell>
          <table:table-cell table:formula="of:=[.B889]/(0.7365*EXP(-0.0052*[.A889]))" office:value-type="float" office:value="0.82501732696022" calcext:value-type="float">
            <text:p>0.82501732696022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592325162142515" calcext:value-type="float">
            <text:p>0.00592325162142515</text:p>
          </table:table-cell>
          <table:table-cell office:value-type="float" office:value="0.0162697378546" calcext:value-type="float">
            <text:p>0.0162697378546</text:p>
          </table:table-cell>
          <table:table-cell table:formula="of:=[.B890]/(0.7365*EXP(-0.0052*[.A890]))" office:value-type="float" office:value="0.814302241844177" calcext:value-type="float">
            <text:p>0.814302241844177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639706570655108" calcext:value-type="float">
            <text:p>0.00639706570655108</text:p>
          </table:table-cell>
          <table:table-cell office:value-type="float" office:value="0.0161021240055561" calcext:value-type="float">
            <text:p>0.0161021240055561</text:p>
          </table:table-cell>
          <table:table-cell table:formula="of:=[.B891]/(0.7365*EXP(-0.0052*[.A891]))" office:value-type="float" office:value="0.884025090327303" calcext:value-type="float">
            <text:p>0.88402509032730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595568446442485" calcext:value-type="float">
            <text:p>0.00595568446442485</text:p>
          </table:table-cell>
          <table:table-cell office:value-type="float" office:value="0.0159359965473413" calcext:value-type="float">
            <text:p>0.0159359965473413</text:p>
          </table:table-cell>
          <table:table-cell table:formula="of:=[.B892]/(0.7365*EXP(-0.0052*[.A892]))" office:value-type="float" office:value="0.827320511118931" calcext:value-type="float">
            <text:p>0.82732051111893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62720300629735" calcext:value-type="float">
            <text:p>0.0062720300629735</text:p>
          </table:table-cell>
          <table:table-cell office:value-type="float" office:value="0.0157713461667299" calcext:value-type="float">
            <text:p>0.0157713461667299</text:p>
          </table:table-cell>
          <table:table-cell table:formula="of:=[.B893]/(0.7365*EXP(-0.0052*[.A893]))" office:value-type="float" office:value="0.875807326056002" calcext:value-type="float">
            <text:p>0.87580732605600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595197454094887" calcext:value-type="float">
            <text:p>0.00595197454094887</text:p>
          </table:table-cell>
          <table:table-cell office:value-type="float" office:value="0.0156081663444638" calcext:value-type="float">
            <text:p>0.0156081663444638</text:p>
          </table:table-cell>
          <table:table-cell table:formula="of:=[.B894]/(0.7365*EXP(-0.0052*[.A894]))" office:value-type="float" office:value="0.835448798094589" calcext:value-type="float">
            <text:p>0.83544879809458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59102438390255" calcext:value-type="float">
            <text:p>0.0059102438390255</text:p>
          </table:table-cell>
          <table:table-cell office:value-type="float" office:value="0.0154464403167367" calcext:value-type="float">
            <text:p>0.0154464403167367</text:p>
          </table:table-cell>
          <table:table-cell table:formula="of:=[.B895]/(0.7365*EXP(-0.0052*[.A895]))" office:value-type="float" office:value="0.833916379017372" calcext:value-type="float">
            <text:p>0.833916379017372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603227410465479" calcext:value-type="float">
            <text:p>0.00603227410465479</text:p>
          </table:table-cell>
          <table:table-cell office:value-type="float" office:value="0.0152861624956131" calcext:value-type="float">
            <text:p>0.0152861624956131</text:p>
          </table:table-cell>
          <table:table-cell table:formula="of:=[.B896]/(0.7365*EXP(-0.0052*[.A896]))" office:value-type="float" office:value="0.855571883133763" calcext:value-type="float">
            <text:p>0.855571883133763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687379855662584" calcext:value-type="float">
            <text:p>0.00687379855662584</text:p>
          </table:table-cell>
          <table:table-cell office:value-type="float" office:value="0.0151273179799318" calcext:value-type="float">
            <text:p>0.0151273179799318</text:p>
          </table:table-cell>
          <table:table-cell table:formula="of:=[.B897]/(0.7365*EXP(-0.0052*[.A897]))" office:value-type="float" office:value="0.980010137462598" calcext:value-type="float">
            <text:p>0.980010137462598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608354993164539" calcext:value-type="float">
            <text:p>0.00608354993164539</text:p>
          </table:table-cell>
          <table:table-cell office:value-type="float" office:value="0.0149698983877897" calcext:value-type="float">
            <text:p>0.0149698983877897</text:p>
          </table:table-cell>
          <table:table-cell table:formula="of:=[.B898]/(0.7365*EXP(-0.0052*[.A898]))" office:value-type="float" office:value="0.871864863638642" calcext:value-type="float">
            <text:p>0.871864863638642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587107986211777" calcext:value-type="float">
            <text:p>0.00587107986211777</text:p>
          </table:table-cell>
          <table:table-cell office:value-type="float" office:value="0.0148138925433159" calcext:value-type="float">
            <text:p>0.0148138925433159</text:p>
          </table:table-cell>
          <table:table-cell table:formula="of:=[.B899]/(0.7365*EXP(-0.0052*[.A899]))" office:value-type="float" office:value="0.845801436037712" calcext:value-type="float">
            <text:p>0.84580143603771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576787162572146" calcext:value-type="float">
            <text:p>0.00576787162572146</text:p>
          </table:table-cell>
          <table:table-cell office:value-type="float" office:value="0.0146592920646071" calcext:value-type="float">
            <text:p>0.0146592920646071</text:p>
          </table:table-cell>
          <table:table-cell table:formula="of:=[.B900]/(0.7365*EXP(-0.0052*[.A900]))" office:value-type="float" office:value="0.835265122578648" calcext:value-type="float">
            <text:p>0.83526512257864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637196889147162" calcext:value-type="float">
            <text:p>0.00637196889147162</text:p>
          </table:table-cell>
          <table:table-cell office:value-type="float" office:value="0.0145060857757926" calcext:value-type="float">
            <text:p>0.0145060857757926</text:p>
          </table:table-cell>
          <table:table-cell table:formula="of:=[.B901]/(0.7365*EXP(-0.0052*[.A901]))" office:value-type="float" office:value="0.927557282839863" calcext:value-type="float">
            <text:p>0.92755728283986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534163974225521" calcext:value-type="float">
            <text:p>0.00534163974225521</text:p>
          </table:table-cell>
          <table:table-cell office:value-type="float" office:value="0.0143542615696788" calcext:value-type="float">
            <text:p>0.0143542615696788</text:p>
          </table:table-cell>
          <table:table-cell table:formula="of:=[.B902]/(0.7365*EXP(-0.0052*[.A902]))" office:value-type="float" office:value="0.781627837981155" calcext:value-type="float">
            <text:p>0.781627837981155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568278320133686" calcext:value-type="float">
            <text:p>0.00568278320133686</text:p>
          </table:table-cell>
          <table:table-cell office:value-type="float" office:value="0.0142038119956851" calcext:value-type="float">
            <text:p>0.0142038119956851</text:p>
          </table:table-cell>
          <table:table-cell table:formula="of:=[.B903]/(0.7365*EXP(-0.0052*[.A903]))" office:value-type="float" office:value="0.835881750271915" calcext:value-type="float">
            <text:p>0.835881750271915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560894748196006" calcext:value-type="float">
            <text:p>0.00560894748196006</text:p>
          </table:table-cell>
          <table:table-cell office:value-type="float" office:value="0.0140547230839729" calcext:value-type="float">
            <text:p>0.0140547230839729</text:p>
          </table:table-cell>
          <table:table-cell table:formula="of:=[.B904]/(0.7365*EXP(-0.0052*[.A904]))" office:value-type="float" office:value="0.829322523207494" calcext:value-type="float">
            <text:p>0.829322523207494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502040609717369" calcext:value-type="float">
            <text:p>0.00502040609717369</text:p>
          </table:table-cell>
          <table:table-cell office:value-type="float" office:value="0.0139069901779294" calcext:value-type="float">
            <text:p>0.0139069901779294</text:p>
          </table:table-cell>
          <table:table-cell table:formula="of:=[.B905]/(0.7365*EXP(-0.0052*[.A905]))" office:value-type="float" office:value="0.746172546744042" calcext:value-type="float">
            <text:p>0.746172546744042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540977017953992" calcext:value-type="float">
            <text:p>0.00540977017953992</text:p>
          </table:table-cell>
          <table:table-cell office:value-type="float" office:value="0.0137606002390385" calcext:value-type="float">
            <text:p>0.0137606002390385</text:p>
          </table:table-cell>
          <table:table-cell table:formula="of:=[.B906]/(0.7365*EXP(-0.0052*[.A906]))" office:value-type="float" office:value="0.80823483555647" calcext:value-type="float">
            <text:p>0.8082348355564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514730531722307" calcext:value-type="float">
            <text:p>0.00514730531722307</text:p>
          </table:table-cell>
          <table:table-cell office:value-type="float" office:value="0.0136155392974615" calcext:value-type="float">
            <text:p>0.0136155392974615</text:p>
          </table:table-cell>
          <table:table-cell table:formula="of:=[.B907]/(0.7365*EXP(-0.0052*[.A907]))" office:value-type="float" office:value="0.773031177926449" calcext:value-type="float">
            <text:p>0.77303117792644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551073346287012" calcext:value-type="float">
            <text:p>0.00551073346287012</text:p>
          </table:table-cell>
          <table:table-cell office:value-type="float" office:value="0.013471806421876" calcext:value-type="float">
            <text:p>0.013471806421876</text:p>
          </table:table-cell>
          <table:table-cell table:formula="of:=[.B908]/(0.7365*EXP(-0.0052*[.A908]))" office:value-type="float" office:value="0.83192623101409" calcext:value-type="float">
            <text:p>0.8319262310140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524848233908415" calcext:value-type="float">
            <text:p>0.00524848233908415</text:p>
          </table:table-cell>
          <table:table-cell office:value-type="float" office:value="0.0133293811231852" calcext:value-type="float">
            <text:p>0.0133293811231852</text:p>
          </table:table-cell>
          <table:table-cell table:formula="of:=[.B909]/(0.7365*EXP(-0.0052*[.A909]))" office:value-type="float" office:value="0.796466444378512" calcext:value-type="float">
            <text:p>0.79646644437851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514163915067911" calcext:value-type="float">
            <text:p>0.00514163915067911</text:p>
          </table:table-cell>
          <table:table-cell office:value-type="float" office:value="0.0131882634013891" calcext:value-type="float">
            <text:p>0.0131882634013891</text:p>
          </table:table-cell>
          <table:table-cell table:formula="of:=[.B910]/(0.7365*EXP(-0.0052*[.A910]))" office:value-type="float" office:value="0.784320684146182" calcext:value-type="float">
            <text:p>0.78432068414618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548166828230023" calcext:value-type="float">
            <text:p>0.00548166828230023</text:p>
          </table:table-cell>
          <table:table-cell office:value-type="float" office:value="0.0130484364926815" calcext:value-type="float">
            <text:p>0.0130484364926815</text:p>
          </table:table-cell>
          <table:table-cell table:formula="of:=[.B911]/(0.7365*EXP(-0.0052*[.A911]))" office:value-type="float" office:value="0.840549234517562" calcext:value-type="float">
            <text:p>0.84054923451756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513548124581575" calcext:value-type="float">
            <text:p>0.00513548124581575</text:p>
          </table:table-cell>
          <table:table-cell office:value-type="float" office:value="0.0129098948091269" calcext:value-type="float">
            <text:p>0.0129098948091269</text:p>
          </table:table-cell>
          <table:table-cell table:formula="of:=[.B912]/(0.7365*EXP(-0.0052*[.A912]))" office:value-type="float" office:value="0.791571017756514" calcext:value-type="float">
            <text:p>0.79157101775651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522381858900189" calcext:value-type="float">
            <text:p>0.00522381858900189</text:p>
          </table:table-cell>
          <table:table-cell office:value-type="float" office:value="0.0127726253122091" calcext:value-type="float">
            <text:p>0.0127726253122091</text:p>
          </table:table-cell>
          <table:table-cell table:formula="of:=[.B913]/(0.7365*EXP(-0.0052*[.A913]))" office:value-type="float" office:value="0.809385006452587" calcext:value-type="float">
            <text:p>0.809385006452587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466379337012768" calcext:value-type="float">
            <text:p>0.00466379337012768</text:p>
          </table:table-cell>
          <table:table-cell office:value-type="float" office:value="0.0126366233453155" calcext:value-type="float">
            <text:p>0.0126366233453155</text:p>
          </table:table-cell>
          <table:table-cell table:formula="of:=[.B914]/(0.7365*EXP(-0.0052*[.A914]))" office:value-type="float" office:value="0.726381375860882" calcext:value-type="float">
            <text:p>0.7263813758608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475408555939794" calcext:value-type="float">
            <text:p>0.00475408555939794</text:p>
          </table:table-cell>
          <table:table-cell office:value-type="float" office:value="0.0125018740072846" calcext:value-type="float">
            <text:p>0.0125018740072846</text:p>
          </table:table-cell>
          <table:table-cell table:formula="of:=[.B915]/(0.7365*EXP(-0.0052*[.A915]))" office:value-type="float" office:value="0.744304636883466" calcext:value-type="float">
            <text:p>0.744304636883466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472919875755906" calcext:value-type="float">
            <text:p>0.00472919875755906</text:p>
          </table:table-cell>
          <table:table-cell office:value-type="float" office:value="0.0123683707788587" calcext:value-type="float">
            <text:p>0.0123683707788587</text:p>
          </table:table-cell>
          <table:table-cell table:formula="of:=[.B916]/(0.7365*EXP(-0.0052*[.A916]))" office:value-type="float" office:value="0.744268484030618" calcext:value-type="float">
            <text:p>0.744268484030618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529071409255266" calcext:value-type="float">
            <text:p>0.00529071409255266</text:p>
          </table:table-cell>
          <table:table-cell office:value-type="float" office:value="0.012236101552844" calcext:value-type="float">
            <text:p>0.012236101552844</text:p>
          </table:table-cell>
          <table:table-cell table:formula="of:=[.B917]/(0.7365*EXP(-0.0052*[.A917]))" office:value-type="float" office:value="0.836979241393855" calcext:value-type="float">
            <text:p>0.83697924139385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468169245868921" calcext:value-type="float">
            <text:p>0.00468169245868921</text:p>
          </table:table-cell>
          <table:table-cell office:value-type="float" office:value="0.0121050607413054" calcext:value-type="float">
            <text:p>0.0121050607413054</text:p>
          </table:table-cell>
          <table:table-cell table:formula="of:=[.B918]/(0.7365*EXP(-0.0052*[.A918]))" office:value-type="float" office:value="0.744494693209728" calcext:value-type="float">
            <text:p>0.74449469320972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51134922541678" calcext:value-type="float">
            <text:p>0.0051134922541678</text:p>
          </table:table-cell>
          <table:table-cell office:value-type="float" office:value="0.0119752362370491" calcext:value-type="float">
            <text:p>0.0119752362370491</text:p>
          </table:table-cell>
          <table:table-cell table:formula="of:=[.B919]/(0.7365*EXP(-0.0052*[.A919]))" office:value-type="float" office:value="0.817400047761618" calcext:value-type="float">
            <text:p>0.81740004776161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508821941912174" calcext:value-type="float">
            <text:p>0.00508821941912174</text:p>
          </table:table-cell>
          <table:table-cell office:value-type="float" office:value="0.0118466187268496" calcext:value-type="float">
            <text:p>0.0118466187268496</text:p>
          </table:table-cell>
          <table:table-cell table:formula="of:=[.B920]/(0.7365*EXP(-0.0052*[.A920]))" office:value-type="float" office:value="0.817600632467292" calcext:value-type="float">
            <text:p>0.817600632467292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500037660822272" calcext:value-type="float">
            <text:p>0.00500037660822272</text:p>
          </table:table-cell>
          <table:table-cell office:value-type="float" office:value="0.0117192026227713" calcext:value-type="float">
            <text:p>0.0117192026227713</text:p>
          </table:table-cell>
          <table:table-cell table:formula="of:=[.B921]/(0.7365*EXP(-0.0052*[.A921]))" office:value-type="float" office:value="0.807674615900964" calcext:value-type="float">
            <text:p>0.80767461590096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473185908049345" calcext:value-type="float">
            <text:p>0.00473185908049345</text:p>
          </table:table-cell>
          <table:table-cell office:value-type="float" office:value="0.0115929739549756" calcext:value-type="float">
            <text:p>0.0115929739549756</text:p>
          </table:table-cell>
          <table:table-cell table:formula="of:=[.B922]/(0.7365*EXP(-0.0052*[.A922]))" office:value-type="float" office:value="0.768287651031307" calcext:value-type="float">
            <text:p>0.768287651031307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465991999953985" calcext:value-type="float">
            <text:p>0.00465991999953985</text:p>
          </table:table-cell>
          <table:table-cell office:value-type="float" office:value="0.0114679262042046" calcext:value-type="float">
            <text:p>0.0114679262042046</text:p>
          </table:table-cell>
          <table:table-cell table:formula="of:=[.B923]/(0.7365*EXP(-0.0052*[.A923]))" office:value-type="float" office:value="0.760551876911315" calcext:value-type="float">
            <text:p>0.76055187691131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548329250887036" calcext:value-type="float">
            <text:p>0.00548329250887036</text:p>
          </table:table-cell>
          <table:table-cell office:value-type="float" office:value="0.0113440481945872" calcext:value-type="float">
            <text:p>0.0113440481945872</text:p>
          </table:table-cell>
          <table:table-cell table:formula="of:=[.B924]/(0.7365*EXP(-0.0052*[.A924]))" office:value-type="float" office:value="0.899601409061704" calcext:value-type="float">
            <text:p>0.899601409061704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521076377481222" calcext:value-type="float">
            <text:p>0.00521076377481222</text:p>
          </table:table-cell>
          <table:table-cell office:value-type="float" office:value="0.0112213352695107" calcext:value-type="float">
            <text:p>0.0112213352695107</text:p>
          </table:table-cell>
          <table:table-cell table:formula="of:=[.B925]/(0.7365*EXP(-0.0052*[.A925]))" office:value-type="float" office:value="0.859346731408551" calcext:value-type="float">
            <text:p>0.85934673140855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441790837794542" calcext:value-type="float">
            <text:p>0.00441790837794542</text:p>
          </table:table-cell>
          <table:table-cell office:value-type="float" office:value="0.0110997734591365" calcext:value-type="float">
            <text:p>0.0110997734591365</text:p>
          </table:table-cell>
          <table:table-cell table:formula="of:=[.B926]/(0.7365*EXP(-0.0052*[.A926]))" office:value-type="float" office:value="0.732389451103799" calcext:value-type="float">
            <text:p>0.732389451103799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49319313839078" calcext:value-type="float">
            <text:p>0.0049319313839078</text:p>
          </table:table-cell>
          <table:table-cell office:value-type="float" office:value="0.0109793553128839" calcext:value-type="float">
            <text:p>0.0109793553128839</text:p>
          </table:table-cell>
          <table:table-cell table:formula="of:=[.B927]/(0.7365*EXP(-0.0052*[.A927]))" office:value-type="float" office:value="0.821865466708985" calcext:value-type="float">
            <text:p>0.82186546670898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48219645395875" calcext:value-type="float">
            <text:p>0.0048219645395875</text:p>
          </table:table-cell>
          <table:table-cell office:value-type="float" office:value="0.0108600724488497" calcext:value-type="float">
            <text:p>0.0108600724488497</text:p>
          </table:table-cell>
          <table:table-cell table:formula="of:=[.B928]/(0.7365*EXP(-0.0052*[.A928]))" office:value-type="float" office:value="0.807729696833827" calcext:value-type="float">
            <text:p>0.8077296968338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428113853558898" calcext:value-type="float">
            <text:p>0.00428113853558898</text:p>
          </table:table-cell>
          <table:table-cell office:value-type="float" office:value="0.0107419164851308" calcext:value-type="float">
            <text:p>0.0107419164851308</text:p>
          </table:table-cell>
          <table:table-cell table:formula="of:=[.B929]/(0.7365*EXP(-0.0052*[.A929]))" office:value-type="float" office:value="0.720874479781088" calcext:value-type="float">
            <text:p>0.720874479781088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456652045249939" calcext:value-type="float">
            <text:p>0.00456652045249939</text:p>
          </table:table-cell>
          <table:table-cell office:value-type="float" office:value="0.010624879039824" calcext:value-type="float">
            <text:p>0.010624879039824</text:p>
          </table:table-cell>
          <table:table-cell table:formula="of:=[.B930]/(0.7365*EXP(-0.0052*[.A930]))" office:value-type="float" office:value="0.772937018869515" calcext:value-type="float">
            <text:p>0.772937018869515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397607870399952" calcext:value-type="float">
            <text:p>0.00397607870399952</text:p>
          </table:table-cell>
          <table:table-cell office:value-type="float" office:value="0.0105089489370584" calcext:value-type="float">
            <text:p>0.0105089489370584</text:p>
          </table:table-cell>
          <table:table-cell table:formula="of:=[.B931]/(0.7365*EXP(-0.0052*[.A931]))" office:value-type="float" office:value="0.676506547763912" calcext:value-type="float">
            <text:p>0.676506547763912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426421780139208" calcext:value-type="float">
            <text:p>0.00426421780139208</text:p>
          </table:table-cell>
          <table:table-cell office:value-type="float" office:value="0.0103941205888987" calcext:value-type="float">
            <text:p>0.0103941205888987</text:p>
          </table:table-cell>
          <table:table-cell table:formula="of:=[.B932]/(0.7365*EXP(-0.0052*[.A932]))" office:value-type="float" office:value="0.729314321969229" calcext:value-type="float">
            <text:p>0.729314321969229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406895764172077" calcext:value-type="float">
            <text:p>0.00406895764172077</text:p>
          </table:table-cell>
          <table:table-cell office:value-type="float" office:value="0.0102803828194737" calcext:value-type="float">
            <text:p>0.0102803828194737</text:p>
          </table:table-cell>
          <table:table-cell table:formula="of:=[.B933]/(0.7365*EXP(-0.0052*[.A933]))" office:value-type="float" office:value="0.699546943580507" calcext:value-type="float">
            <text:p>0.69954694358050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392987113445997" calcext:value-type="float">
            <text:p>0.00392987113445997</text:p>
          </table:table-cell>
          <table:table-cell office:value-type="float" office:value="0.0101677291095257" calcext:value-type="float">
            <text:p>0.0101677291095257</text:p>
          </table:table-cell>
          <table:table-cell table:formula="of:=[.B934]/(0.7365*EXP(-0.0052*[.A934]))" office:value-type="float" office:value="0.679157241095672" calcext:value-type="float">
            <text:p>0.679157241095672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461426144465804" calcext:value-type="float">
            <text:p>0.00461426144465804</text:p>
          </table:table-cell>
          <table:table-cell office:value-type="float" office:value="0.0100561501458287" calcext:value-type="float">
            <text:p>0.0100561501458287</text:p>
          </table:table-cell>
          <table:table-cell table:formula="of:=[.B935]/(0.7365*EXP(-0.0052*[.A935]))" office:value-type="float" office:value="0.801590488460557" calcext:value-type="float">
            <text:p>0.80159048846055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445045810192823" calcext:value-type="float">
            <text:p>0.00445045810192823</text:p>
          </table:table-cell>
          <table:table-cell office:value-type="float" office:value="0.00994563568383455" calcext:value-type="float">
            <text:p>0.00994563568383455</text:p>
          </table:table-cell>
          <table:table-cell table:formula="of:=[.B936]/(0.7365*EXP(-0.0052*[.A936]))" office:value-type="float" office:value="0.777165307117727" calcext:value-type="float">
            <text:p>0.777165307117727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440935604274273" calcext:value-type="float">
            <text:p>0.00440935604274273</text:p>
          </table:table-cell>
          <table:table-cell office:value-type="float" office:value="0.00983618013560772" calcext:value-type="float">
            <text:p>0.00983618013560772</text:p>
          </table:table-cell>
          <table:table-cell table:formula="of:=[.B937]/(0.7365*EXP(-0.0052*[.A937]))" office:value-type="float" office:value="0.774002187506983" calcext:value-type="float">
            <text:p>0.77400218750698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396036077290773" calcext:value-type="float">
            <text:p>0.00396036077290773</text:p>
          </table:table-cell>
          <table:table-cell office:value-type="float" office:value="0.00972777511924505" calcext:value-type="float">
            <text:p>0.00972777511924505</text:p>
          </table:table-cell>
          <table:table-cell table:formula="of:=[.B938]/(0.7365*EXP(-0.0052*[.A938]))" office:value-type="float" office:value="0.698811593332" calcext:value-type="float">
            <text:p>0.69881159333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434598047286272" calcext:value-type="float">
            <text:p>0.00434598047286272</text:p>
          </table:table-cell>
          <table:table-cell office:value-type="float" office:value="0.00962041039019823" calcext:value-type="float">
            <text:p>0.00962041039019823</text:p>
          </table:table-cell>
          <table:table-cell table:formula="of:=[.B939]/(0.7365*EXP(-0.0052*[.A939]))" office:value-type="float" office:value="0.770852797935086" calcext:value-type="float">
            <text:p>0.77085279793508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418493431061506" calcext:value-type="float">
            <text:p>0.00418493431061506</text:p>
          </table:table-cell>
          <table:table-cell office:value-type="float" office:value="0.00951407756656408" calcext:value-type="float">
            <text:p>0.00951407756656408</text:p>
          </table:table-cell>
          <table:table-cell table:formula="of:=[.B940]/(0.7365*EXP(-0.0052*[.A940]))" office:value-type="float" office:value="0.74615775860649" calcext:value-type="float">
            <text:p>0.74615775860649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392377935349941" calcext:value-type="float">
            <text:p>0.00392377935349941</text:p>
          </table:table-cell>
          <table:table-cell office:value-type="float" office:value="0.00940876826643944" calcext:value-type="float">
            <text:p>0.00940876826643944</text:p>
          </table:table-cell>
          <table:table-cell table:formula="of:=[.B941]/(0.7365*EXP(-0.0052*[.A941]))" office:value-type="float" office:value="0.703242198072855" calcext:value-type="float">
            <text:p>0.70324219807285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401895074173808" calcext:value-type="float">
            <text:p>0.00401895074173808</text:p>
          </table:table-cell>
          <table:table-cell office:value-type="float" office:value="0.009304478764534" calcext:value-type="float">
            <text:p>0.009304478764534</text:p>
          </table:table-cell>
          <table:table-cell table:formula="of:=[.B942]/(0.7365*EXP(-0.0052*[.A942]))" office:value-type="float" office:value="0.724054671114287" calcext:value-type="float">
            <text:p>0.72405467111428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373402750119567" calcext:value-type="float">
            <text:p>0.00373402750119567</text:p>
          </table:table-cell>
          <table:table-cell office:value-type="float" office:value="0.00920119322836399" calcext:value-type="float">
            <text:p>0.00920119322836399</text:p>
          </table:table-cell>
          <table:table-cell table:formula="of:=[.B943]/(0.7365*EXP(-0.0052*[.A943]))" office:value-type="float" office:value="0.67623013415484" calcext:value-type="float">
            <text:p>0.67623013415484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400272198021412" calcext:value-type="float">
            <text:p>0.00400272198021412</text:p>
          </table:table-cell>
          <table:table-cell office:value-type="float" office:value="0.00909890979528427" calcext:value-type="float">
            <text:p>0.00909890979528427</text:p>
          </table:table-cell>
          <table:table-cell table:formula="of:=[.B944]/(0.7365*EXP(-0.0052*[.A944]))" office:value-type="float" office:value="0.72866979101585" calcext:value-type="float">
            <text:p>0.7286697910158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399777898564935" calcext:value-type="float">
            <text:p>0.00399777898564935</text:p>
          </table:table-cell>
          <table:table-cell office:value-type="float" office:value="0.00899761728942394" calcext:value-type="float">
            <text:p>0.00899761728942394</text:p>
          </table:table-cell>
          <table:table-cell table:formula="of:=[.B945]/(0.7365*EXP(-0.0052*[.A945]))" office:value-type="float" office:value="0.73156421091899" calcext:value-type="float">
            <text:p>0.7315642109189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352929555810988" calcext:value-type="float">
            <text:p>0.00352929555810988</text:p>
          </table:table-cell>
          <table:table-cell office:value-type="float" office:value="0.00889731105417013" calcext:value-type="float">
            <text:p>0.00889731105417013</text:p>
          </table:table-cell>
          <table:table-cell table:formula="of:=[.B946]/(0.7365*EXP(-0.0052*[.A946]))" office:value-type="float" office:value="0.649202272113512" calcext:value-type="float">
            <text:p>0.64920227211351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365854310803115" calcext:value-type="float">
            <text:p>0.00365854310803115</text:p>
          </table:table-cell>
          <table:table-cell office:value-type="float" office:value="0.00879797711968422" calcext:value-type="float">
            <text:p>0.00879797711968422</text:p>
          </table:table-cell>
          <table:table-cell table:formula="of:=[.B947]/(0.7365*EXP(-0.0052*[.A947]))" office:value-type="float" office:value="0.676485526924953" calcext:value-type="float">
            <text:p>0.67648552692495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408595614135265" calcext:value-type="float">
            <text:p>0.00408595614135265</text:p>
          </table:table-cell>
          <table:table-cell office:value-type="float" office:value="0.00869961455464363" calcext:value-type="float">
            <text:p>0.00869961455464363</text:p>
          </table:table-cell>
          <table:table-cell table:formula="of:=[.B948]/(0.7365*EXP(-0.0052*[.A948]))" office:value-type="float" office:value="0.759455558017115" calcext:value-type="float">
            <text:p>0.75945555801711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389621965587139" calcext:value-type="float">
            <text:p>0.00389621965587139</text:p>
          </table:table-cell>
          <table:table-cell office:value-type="float" office:value="0.00860221218317747" calcext:value-type="float">
            <text:p>0.00860221218317747</text:p>
          </table:table-cell>
          <table:table-cell table:formula="of:=[.B949]/(0.7365*EXP(-0.0052*[.A949]))" office:value-type="float" office:value="0.727964881339069" calcext:value-type="float">
            <text:p>0.72796488133906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343494256958365" calcext:value-type="float">
            <text:p>0.00343494256958365</text:p>
          </table:table-cell>
          <table:table-cell office:value-type="float" office:value="0.00850576162338257" calcext:value-type="float">
            <text:p>0.00850576162338257</text:p>
          </table:table-cell>
          <table:table-cell table:formula="of:=[.B950]/(0.7365*EXP(-0.0052*[.A950]))" office:value-type="float" office:value="0.645126388926903" calcext:value-type="float">
            <text:p>0.64512638892690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344677548855543" calcext:value-type="float">
            <text:p>0.00344677548855543</text:p>
          </table:table-cell>
          <table:table-cell office:value-type="float" office:value="0.00841025542467833" calcext:value-type="float">
            <text:p>0.00841025542467833</text:p>
          </table:table-cell>
          <table:table-cell table:formula="of:=[.B951]/(0.7365*EXP(-0.0052*[.A951]))" office:value-type="float" office:value="0.650723744199081" calcext:value-type="float">
            <text:p>0.65072374419908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372940883971751" calcext:value-type="float">
            <text:p>0.00372940883971751</text:p>
          </table:table-cell>
          <table:table-cell office:value-type="float" office:value="0.00831568706780672" calcext:value-type="float">
            <text:p>0.00831568706780672</text:p>
          </table:table-cell>
          <table:table-cell table:formula="of:=[.B952]/(0.7365*EXP(-0.0052*[.A952]))" office:value-type="float" office:value="0.707753434132514" calcext:value-type="float">
            <text:p>0.70775343413251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398531276732683" calcext:value-type="float">
            <text:p>0.00398531276732683</text:p>
          </table:table-cell>
          <table:table-cell office:value-type="float" office:value="0.00822204910218716" calcext:value-type="float">
            <text:p>0.00822204910218716</text:p>
          </table:table-cell>
          <table:table-cell table:formula="of:=[.B953]/(0.7365*EXP(-0.0052*[.A953]))" office:value-type="float" office:value="0.760261032705703" calcext:value-type="float">
            <text:p>0.760261032705703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356480851769447" calcext:value-type="float">
            <text:p>0.00356480851769447</text:p>
          </table:table-cell>
          <table:table-cell office:value-type="float" office:value="0.00812933314591646" calcext:value-type="float">
            <text:p>0.00812933314591646</text:p>
          </table:table-cell>
          <table:table-cell table:formula="of:=[.B954]/(0.7365*EXP(-0.0052*[.A954]))" office:value-type="float" office:value="0.683588674574807" calcext:value-type="float">
            <text:p>0.683588674574807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359909562394023" calcext:value-type="float">
            <text:p>0.00359909562394023</text:p>
          </table:table-cell>
          <table:table-cell office:value-type="float" office:value="0.00803752988576889" calcext:value-type="float">
            <text:p>0.00803752988576889</text:p>
          </table:table-cell>
          <table:table-cell table:formula="of:=[.B955]/(0.7365*EXP(-0.0052*[.A955]))" office:value-type="float" office:value="0.693761777441945" calcext:value-type="float">
            <text:p>0.69376177744194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379735883325338" calcext:value-type="float">
            <text:p>0.00379735883325338</text:p>
          </table:table-cell>
          <table:table-cell office:value-type="float" office:value="0.00794663373380899" calcext:value-type="float">
            <text:p>0.00794663373380899</text:p>
          </table:table-cell>
          <table:table-cell table:formula="of:=[.B956]/(0.7365*EXP(-0.0052*[.A956]))" office:value-type="float" office:value="0.735795203780923" calcext:value-type="float">
            <text:p>0.735795203780923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389744364656508" calcext:value-type="float">
            <text:p>0.00389744364656508</text:p>
          </table:table-cell>
          <table:table-cell office:value-type="float" office:value="0.00785663723945618" calcext:value-type="float">
            <text:p>0.00785663723945618</text:p>
          </table:table-cell>
          <table:table-cell table:formula="of:=[.B957]/(0.7365*EXP(-0.0052*[.A957]))" office:value-type="float" office:value="0.759125343002946" calcext:value-type="float">
            <text:p>0.75912534300294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387626746669412" calcext:value-type="float">
            <text:p>0.00387626746669412</text:p>
          </table:table-cell>
          <table:table-cell office:value-type="float" office:value="0.00776753341779113" calcext:value-type="float">
            <text:p>0.00776753341779113</text:p>
          </table:table-cell>
          <table:table-cell table:formula="of:=[.B958]/(0.7365*EXP(-0.0052*[.A958]))" office:value-type="float" office:value="0.758936977675239" calcext:value-type="float">
            <text:p>0.758936977675239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32289857044816" calcext:value-type="float">
            <text:p>0.0032289857044816</text:p>
          </table:table-cell>
          <table:table-cell office:value-type="float" office:value="0.00767931248992682" calcext:value-type="float">
            <text:p>0.00767931248992682</text:p>
          </table:table-cell>
          <table:table-cell table:formula="of:=[.B959]/(0.7365*EXP(-0.0052*[.A959]))" office:value-type="float" office:value="0.635501281797505" calcext:value-type="float">
            <text:p>0.63550128179750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312996935099363" calcext:value-type="float">
            <text:p>0.00312996935099363</text:p>
          </table:table-cell>
          <table:table-cell office:value-type="float" office:value="0.0075919721275568" calcext:value-type="float">
            <text:p>0.0075919721275568</text:p>
          </table:table-cell>
          <table:table-cell table:formula="of:=[.B960]/(0.7365*EXP(-0.0052*[.A960]))" office:value-type="float" office:value="0.619225346413927" calcext:value-type="float">
            <text:p>0.619225346413927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368456495925784" calcext:value-type="float">
            <text:p>0.00368456495925784</text:p>
          </table:table-cell>
          <table:table-cell office:value-type="float" office:value="0.00750549836084247" calcext:value-type="float">
            <text:p>0.00750549836084247</text:p>
          </table:table-cell>
          <table:table-cell table:formula="of:=[.B961]/(0.7365*EXP(-0.0052*[.A961]))" office:value-type="float" office:value="0.732745548536214" calcext:value-type="float">
            <text:p>0.732745548536214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347651890479028" calcext:value-type="float">
            <text:p>0.00347651890479028</text:p>
          </table:table-cell>
          <table:table-cell office:value-type="float" office:value="0.00741988886147738" calcext:value-type="float">
            <text:p>0.00741988886147738</text:p>
          </table:table-cell>
          <table:table-cell table:formula="of:=[.B962]/(0.7365*EXP(-0.0052*[.A962]))" office:value-type="float" office:value="0.694976145185575" calcext:value-type="float">
            <text:p>0.69497614518557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294709112495184" calcext:value-type="float">
            <text:p>0.00294709112495184</text:p>
          </table:table-cell>
          <table:table-cell office:value-type="float" office:value="0.00733513431623578" calcext:value-type="float">
            <text:p>0.00733513431623578</text:p>
          </table:table-cell>
          <table:table-cell table:formula="of:=[.B963]/(0.7365*EXP(-0.0052*[.A963]))" office:value-type="float" office:value="0.59221199332564" calcext:value-type="float">
            <text:p>0.59221199332564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301261339336634" calcext:value-type="float">
            <text:p>0.00301261339336634</text:p>
          </table:table-cell>
          <table:table-cell office:value-type="float" office:value="0.00725122867152095" calcext:value-type="float">
            <text:p>0.00725122867152095</text:p>
          </table:table-cell>
          <table:table-cell table:formula="of:=[.B964]/(0.7365*EXP(-0.0052*[.A964]))" office:value-type="float" office:value="0.608534727910529" calcext:value-type="float">
            <text:p>0.60853472791052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355562940239906" calcext:value-type="float">
            <text:p>0.00355562940239906</text:p>
          </table:table-cell>
          <table:table-cell office:value-type="float" office:value="0.00716816494241357" calcext:value-type="float">
            <text:p>0.00716816494241357</text:p>
          </table:table-cell>
          <table:table-cell table:formula="of:=[.B965]/(0.7365*EXP(-0.0052*[.A965]))" office:value-type="float" office:value="0.721966065973809" calcext:value-type="float">
            <text:p>0.72196606597380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310160801745951" calcext:value-type="float">
            <text:p>0.00310160801745951</text:p>
          </table:table-cell>
          <table:table-cell office:value-type="float" office:value="0.00708593474701047" calcext:value-type="float">
            <text:p>0.00708593474701047</text:p>
          </table:table-cell>
          <table:table-cell table:formula="of:=[.B966]/(0.7365*EXP(-0.0052*[.A966]))" office:value-type="float" office:value="0.633060969223031" calcext:value-type="float">
            <text:p>0.63306096922303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340035697445273" calcext:value-type="float">
            <text:p>0.00340035697445273</text:p>
          </table:table-cell>
          <table:table-cell office:value-type="float" office:value="0.00700453156605363" calcext:value-type="float">
            <text:p>0.00700453156605363</text:p>
          </table:table-cell>
          <table:table-cell table:formula="of:=[.B967]/(0.7365*EXP(-0.0052*[.A967]))" office:value-type="float" office:value="0.697656221208681" calcext:value-type="float">
            <text:p>0.69765622120868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30222493223846" calcext:value-type="float">
            <text:p>0.0030222493223846</text:p>
          </table:table-cell>
          <table:table-cell office:value-type="float" office:value="0.00692394841462374" calcext:value-type="float">
            <text:p>0.00692394841462374</text:p>
          </table:table-cell>
          <table:table-cell table:formula="of:=[.B968]/(0.7365*EXP(-0.0052*[.A968]))" office:value-type="float" office:value="0.623312130879674" calcext:value-type="float">
            <text:p>0.623312130879674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321633601561189" calcext:value-type="float">
            <text:p>0.00321633601561189</text:p>
          </table:table-cell>
          <table:table-cell office:value-type="float" office:value="0.00684417923912406" calcext:value-type="float">
            <text:p>0.00684417923912406</text:p>
          </table:table-cell>
          <table:table-cell table:formula="of:=[.B969]/(0.7365*EXP(-0.0052*[.A969]))" office:value-type="float" office:value="0.666799146848618" calcext:value-type="float">
            <text:p>0.666799146848618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347150256857276" calcext:value-type="float">
            <text:p>0.00347150256857276</text:p>
          </table:table-cell>
          <table:table-cell office:value-type="float" office:value="0.00676521565765142" calcext:value-type="float">
            <text:p>0.00676521565765142</text:p>
          </table:table-cell>
          <table:table-cell table:formula="of:=[.B970]/(0.7365*EXP(-0.0052*[.A970]))" office:value-type="float" office:value="0.723451537340214" calcext:value-type="float">
            <text:p>0.72345153734021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315478653647006" calcext:value-type="float">
            <text:p>0.00315478653647006</text:p>
          </table:table-cell>
          <table:table-cell office:value-type="float" office:value="0.00668705347925425" calcext:value-type="float">
            <text:p>0.00668705347925425</text:p>
          </table:table-cell>
          <table:table-cell table:formula="of:=[.B971]/(0.7365*EXP(-0.0052*[.A971]))" office:value-type="float" office:value="0.660876429753722" calcext:value-type="float">
            <text:p>0.66087642975372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309810601174831" calcext:value-type="float">
            <text:p>0.00309810601174831</text:p>
          </table:table-cell>
          <table:table-cell office:value-type="float" office:value="0.00660968339070678" calcext:value-type="float">
            <text:p>0.00660968339070678</text:p>
          </table:table-cell>
          <table:table-cell table:formula="of:=[.B972]/(0.7365*EXP(-0.0052*[.A972]))" office:value-type="float" office:value="0.652386386613666" calcext:value-type="float">
            <text:p>0.652386386613666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300959311425686" calcext:value-type="float">
            <text:p>0.00300959311425686</text:p>
          </table:table-cell>
          <table:table-cell office:value-type="float" office:value="0.00653309980407357" calcext:value-type="float">
            <text:p>0.00653309980407357</text:p>
          </table:table-cell>
          <table:table-cell table:formula="of:=[.B973]/(0.7365*EXP(-0.0052*[.A973]))" office:value-type="float" office:value="0.637051776918223" calcext:value-type="float">
            <text:p>0.637051776918223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294466922059655" calcext:value-type="float">
            <text:p>0.00294466922059655</text:p>
          </table:table-cell>
          <table:table-cell office:value-type="float" office:value="0.00645729433745146" calcext:value-type="float">
            <text:p>0.00645729433745146</text:p>
          </table:table-cell>
          <table:table-cell table:formula="of:=[.B974]/(0.7365*EXP(-0.0052*[.A974]))" office:value-type="float" office:value="0.626558743742298" calcext:value-type="float">
            <text:p>0.62655874374229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329312216490507" calcext:value-type="float">
            <text:p>0.00329312216490507</text:p>
          </table:table-cell>
          <table:table-cell office:value-type="float" office:value="0.00638226279988885" calcext:value-type="float">
            <text:p>0.00638226279988885</text:p>
          </table:table-cell>
          <table:table-cell table:formula="of:=[.B975]/(0.7365*EXP(-0.0052*[.A975]))" office:value-type="float" office:value="0.704354756097829" calcext:value-type="float">
            <text:p>0.704354756097829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264472374692559" calcext:value-type="float">
            <text:p>0.00264472374692559</text:p>
          </table:table-cell>
          <table:table-cell office:value-type="float" office:value="0.00630799680948257" calcext:value-type="float">
            <text:p>0.00630799680948257</text:p>
          </table:table-cell>
          <table:table-cell table:formula="of:=[.B976]/(0.7365*EXP(-0.0052*[.A976]))" office:value-type="float" office:value="0.568620163033931" calcext:value-type="float">
            <text:p>0.56862016303393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262528308667243" calcext:value-type="float">
            <text:p>0.00262528308667243</text:p>
          </table:table-cell>
          <table:table-cell office:value-type="float" office:value="0.00623449124395847" calcext:value-type="float">
            <text:p>0.00623449124395847</text:p>
          </table:table-cell>
          <table:table-cell table:formula="of:=[.B977]/(0.7365*EXP(-0.0052*[.A977]))" office:value-type="float" office:value="0.567383122073072" calcext:value-type="float">
            <text:p>0.567383122073072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302702863700688" calcext:value-type="float">
            <text:p>0.00302702863700688</text:p>
          </table:table-cell>
          <table:table-cell office:value-type="float" office:value="0.00616173818707466" calcext:value-type="float">
            <text:p>0.00616173818707466</text:p>
          </table:table-cell>
          <table:table-cell table:formula="of:=[.B978]/(0.7365*EXP(-0.0052*[.A978]))" office:value-type="float" office:value="0.657620181959359" calcext:value-type="float">
            <text:p>0.657620181959359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331511301919818" calcext:value-type="float">
            <text:p>0.00331511301919818</text:p>
          </table:table-cell>
          <table:table-cell office:value-type="float" office:value="0.00608973298221827" calcext:value-type="float">
            <text:p>0.00608973298221827</text:p>
          </table:table-cell>
          <table:table-cell table:formula="of:=[.B979]/(0.7365*EXP(-0.0052*[.A979]))" office:value-type="float" office:value="0.723961170765817" calcext:value-type="float">
            <text:p>0.72396117076581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324022769927979" calcext:value-type="float">
            <text:p>0.00324022769927979</text:p>
          </table:table-cell>
          <table:table-cell office:value-type="float" office:value="0.00601846631616354" calcext:value-type="float">
            <text:p>0.00601846631616354</text:p>
          </table:table-cell>
          <table:table-cell table:formula="of:=[.B980]/(0.7365*EXP(-0.0052*[.A980]))" office:value-type="float" office:value="0.71129670400729" calcext:value-type="float">
            <text:p>0.7112967040072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296234479174018" calcext:value-type="float">
            <text:p>0.00296234479174018</text:p>
          </table:table-cell>
          <table:table-cell office:value-type="float" office:value="0.00594793539494276" calcext:value-type="float">
            <text:p>0.00594793539494276</text:p>
          </table:table-cell>
          <table:table-cell table:formula="of:=[.B981]/(0.7365*EXP(-0.0052*[.A981]))" office:value-type="float" office:value="0.653686028341901" calcext:value-type="float">
            <text:p>0.65368602834190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304791587404907" calcext:value-type="float">
            <text:p>0.00304791587404907</text:p>
          </table:table-cell>
          <table:table-cell office:value-type="float" office:value="0.00587812857702375" calcext:value-type="float">
            <text:p>0.00587812857702375</text:p>
          </table:table-cell>
          <table:table-cell table:formula="of:=[.B982]/(0.7365*EXP(-0.0052*[.A982]))" office:value-type="float" office:value="0.676075042938174" calcext:value-type="float">
            <text:p>0.676075042938174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270209508016706" calcext:value-type="float">
            <text:p>0.00270209508016706</text:p>
          </table:table-cell>
          <table:table-cell office:value-type="float" office:value="0.00580904632806778" calcext:value-type="float">
            <text:p>0.00580904632806778</text:p>
          </table:table-cell>
          <table:table-cell table:formula="of:=[.B983]/(0.7365*EXP(-0.0052*[.A983]))" office:value-type="float" office:value="0.602491447840971" calcext:value-type="float">
            <text:p>0.60249144784097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268522300757468" calcext:value-type="float">
            <text:p>0.00268522300757468</text:p>
          </table:table-cell>
          <table:table-cell office:value-type="float" office:value="0.00574067700654268" calcext:value-type="float">
            <text:p>0.00574067700654268</text:p>
          </table:table-cell>
          <table:table-cell table:formula="of:=[.B984]/(0.7365*EXP(-0.0052*[.A984]))" office:value-type="float" office:value="0.601850950677198" calcext:value-type="float">
            <text:p>0.601850950677198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280469981953502" calcext:value-type="float">
            <text:p>0.00280469981953502</text:p>
          </table:table-cell>
          <table:table-cell office:value-type="float" office:value="0.00567301688715816" calcext:value-type="float">
            <text:p>0.00567301688715816</text:p>
          </table:table-cell>
          <table:table-cell table:formula="of:=[.B985]/(0.7365*EXP(-0.0052*[.A985]))" office:value-type="float" office:value="0.631907207707042" calcext:value-type="float">
            <text:p>0.631907207707042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270566856488585" calcext:value-type="float">
            <text:p>0.00270566856488585</text:p>
          </table:table-cell>
          <table:table-cell office:value-type="float" office:value="0.00560605991631746" calcext:value-type="float">
            <text:p>0.00560605991631746</text:p>
          </table:table-cell>
          <table:table-cell table:formula="of:=[.B986]/(0.7365*EXP(-0.0052*[.A986]))" office:value-type="float" office:value="0.612773322538272" calcext:value-type="float">
            <text:p>0.61277332253827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274745747447014" calcext:value-type="float">
            <text:p>0.00274745747447014</text:p>
          </table:table-cell>
          <table:table-cell office:value-type="float" office:value="0.00553979771211743" calcext:value-type="float">
            <text:p>0.00553979771211743</text:p>
          </table:table-cell>
          <table:table-cell table:formula="of:=[.B987]/(0.7365*EXP(-0.0052*[.A987]))" office:value-type="float" office:value="0.625481637121072" calcext:value-type="float">
            <text:p>0.62548163712107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268382020294666" calcext:value-type="float">
            <text:p>0.00268382020294666</text:p>
          </table:table-cell>
          <table:table-cell office:value-type="float" office:value="0.00547422841191292" calcext:value-type="float">
            <text:p>0.00547422841191292</text:p>
          </table:table-cell>
          <table:table-cell table:formula="of:=[.B988]/(0.7365*EXP(-0.0052*[.A988]))" office:value-type="float" office:value="0.614179525043569" calcext:value-type="float">
            <text:p>0.614179525043569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277523044496775" calcext:value-type="float">
            <text:p>0.00277523044496775</text:p>
          </table:table-cell>
          <table:table-cell office:value-type="float" office:value="0.00540934083983302" calcext:value-type="float">
            <text:p>0.00540934083983302</text:p>
          </table:table-cell>
          <table:table-cell table:formula="of:=[.B989]/(0.7365*EXP(-0.0052*[.A989]))" office:value-type="float" office:value="0.638409438128107" calcext:value-type="float">
            <text:p>0.638409438128107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212954357266426" calcext:value-type="float">
            <text:p>0.00212954357266426</text:p>
          </table:table-cell>
          <table:table-cell office:value-type="float" office:value="0.00534513173624873" calcext:value-type="float">
            <text:p>0.00534513173624873</text:p>
          </table:table-cell>
          <table:table-cell table:formula="of:=[.B990]/(0.7365*EXP(-0.0052*[.A990]))" office:value-type="float" office:value="0.492430687518224" calcext:value-type="float">
            <text:p>0.492430687518224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250060996040702" calcext:value-type="float">
            <text:p>0.00250060996040702</text:p>
          </table:table-cell>
          <table:table-cell office:value-type="float" office:value="0.0052815955132246" calcext:value-type="float">
            <text:p>0.0052815955132246</text:p>
          </table:table-cell>
          <table:table-cell table:formula="of:=[.B991]/(0.7365*EXP(-0.0052*[.A991]))" office:value-type="float" office:value="0.581249867739805" calcext:value-type="float">
            <text:p>0.581249867739805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262727192603052" calcext:value-type="float">
            <text:p>0.00262727192603052</text:p>
          </table:table-cell>
          <table:table-cell office:value-type="float" office:value="0.00521872565150261" calcext:value-type="float">
            <text:p>0.00521872565150261</text:p>
          </table:table-cell>
          <table:table-cell table:formula="of:=[.B992]/(0.7365*EXP(-0.0052*[.A992]))" office:value-type="float" office:value="0.61387545185448" calcext:value-type="float">
            <text:p>0.61387545185448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267820991575718" calcext:value-type="float">
            <text:p>0.00267820991575718</text:p>
          </table:table-cell>
          <table:table-cell office:value-type="float" office:value="0.00515651470050216" calcext:value-type="float">
            <text:p>0.00515651470050216</text:p>
          </table:table-cell>
          <table:table-cell table:formula="of:=[.B993]/(0.7365*EXP(-0.0052*[.A993]))" office:value-type="float" office:value="0.629039889832929" calcext:value-type="float">
            <text:p>0.629039889832929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223846989683807" calcext:value-type="float">
            <text:p>0.00223846989683807</text:p>
          </table:table-cell>
          <table:table-cell office:value-type="float" office:value="0.00509496033191681" calcext:value-type="float">
            <text:p>0.00509496033191681</text:p>
          </table:table-cell>
          <table:table-cell table:formula="of:=[.B994]/(0.7365*EXP(-0.0052*[.A994]))" office:value-type="float" office:value="0.528497774206188" calcext:value-type="float">
            <text:p>0.528497774206188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262915249913931" calcext:value-type="float">
            <text:p>0.00262915249913931</text:p>
          </table:table-cell>
          <table:table-cell office:value-type="float" office:value="0.00503405276685953" calcext:value-type="float">
            <text:p>0.00503405276685953</text:p>
          </table:table-cell>
          <table:table-cell table:formula="of:=[.B995]/(0.7365*EXP(-0.0052*[.A995]))" office:value-type="float" office:value="0.623973309154794" calcext:value-type="float">
            <text:p>0.62397330915479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249398266896606" calcext:value-type="float">
            <text:p>0.00249398266896606</text:p>
          </table:table-cell>
          <table:table-cell office:value-type="float" office:value="0.00497379014268518" calcext:value-type="float">
            <text:p>0.00497379014268518</text:p>
          </table:table-cell>
          <table:table-cell table:formula="of:=[.B996]/(0.7365*EXP(-0.0052*[.A996]))" office:value-type="float" office:value="0.594979494080657" calcext:value-type="float">
            <text:p>0.59497949408065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235226610675454" calcext:value-type="float">
            <text:p>0.00235226610675454</text:p>
          </table:table-cell>
          <table:table-cell office:value-type="float" office:value="0.00491416361182928" calcext:value-type="float">
            <text:p>0.00491416361182928</text:p>
          </table:table-cell>
          <table:table-cell table:formula="of:=[.B997]/(0.7365*EXP(-0.0052*[.A997]))" office:value-type="float" office:value="0.564096427338633" calcext:value-type="float">
            <text:p>0.56409642733863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245103635825217" calcext:value-type="float">
            <text:p>0.00245103635825217</text:p>
          </table:table-cell>
          <table:table-cell office:value-type="float" office:value="0.00485516712069511" calcext:value-type="float">
            <text:p>0.00485516712069511</text:p>
          </table:table-cell>
          <table:table-cell table:formula="of:=[.B998]/(0.7365*EXP(-0.0052*[.A998]))" office:value-type="float" office:value="0.590846929643303" calcext:value-type="float">
            <text:p>0.59084692964330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242841546423733" calcext:value-type="float">
            <text:p>0.00242841546423733</text:p>
          </table:table-cell>
          <table:table-cell office:value-type="float" office:value="0.00479679834097624" calcext:value-type="float">
            <text:p>0.00479679834097624</text:p>
          </table:table-cell>
          <table:table-cell table:formula="of:=[.B999]/(0.7365*EXP(-0.0052*[.A999]))" office:value-type="float" office:value="0.588445912691275" calcext:value-type="float">
            <text:p>0.588445912691275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237633055076003" calcext:value-type="float">
            <text:p>0.00237633055076003</text:p>
          </table:table-cell>
          <table:table-cell office:value-type="float" office:value="0.00473904889076948" calcext:value-type="float">
            <text:p>0.00473904889076948</text:p>
          </table:table-cell>
          <table:table-cell table:formula="of:=[.B1000]/(0.7365*EXP(-0.0052*[.A1000]))" office:value-type="float" office:value="0.578826950039502" calcext:value-type="float">
            <text:p>0.57882695003950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23484630510211" calcext:value-type="float">
            <text:p>0.0023484630510211</text:p>
          </table:table-cell>
          <table:table-cell office:value-type="float" office:value="0.00468191225081682" calcext:value-type="float">
            <text:p>0.00468191225081682</text:p>
          </table:table-cell>
          <table:table-cell table:formula="of:=[.B1001]/(0.7365*EXP(-0.0052*[.A1001]))" office:value-type="float" office:value="0.575021330383544" calcext:value-type="float">
            <text:p>0.575021330383544</text:p>
          </table:table-cell>
          <table:table-cell/>
        </table:table-row>
        <table:table-row table:style-name="ro1" table:number-rows-repeated="10475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20:46:18.110000000</dc:date>
    <meta:editing-duration>PT48M18S</meta:editing-duration>
    <meta:editing-cycles>1</meta:editing-cycles>
    <meta:document-statistic meta:table-count="1" meta:cell-count="4004" meta:object-count="1"/>
    <meta:generator>LibreOffice/7.5.8.2$Windows_X86_64 LibreOffice_project/f718d63693263970429a68f568db6046aaa9df0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0.00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0" style:family="chart" style:data-style-name="N130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69cm" svg:height="21.224cm" xlink:href=".." xlink:type="simple" chart:class="chart:scatter" chart:style-name="ch1">
        <chart:legend chart:legend-position="end" svg:x="29.939cm" svg:y="9.566cm" style:legend-expansion="high" chart:style-name="ch2"/>
        <chart:plot-area chart:style-name="ch3" table:cell-range-address="original_val.A1:original_val.D1001" chart:data-source-has-labels="row" svg:x="0.711cm" svg:y="0.424cm" svg:width="28.517cm" svg:height="20.376cm">
          <chart:coordinate-region svg:x="1.809cm" svg:y="0.623cm" svg:width="27.047cm" svg:height="19.5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original_val.B2:original_val.B1001" chart:label-cell-address="original_val.B1:original_val.B1" chart:class="chart:scatter">
            <chart:domain table:cell-range-address="original_val.A2:original_val.A1001"/>
            <chart:regression-curve chart:style-name="ch9">
              <chart:equation chart:display-equation="true" chart:display-r-square="false" svg:x="13.436cm" svg:y="16.076cm" chart:style-name="ch10"/>
            </chart:regression-curve>
            <chart:data-point chart:repeated="1000"/>
          </chart:series>
          <chart:series chart:style-name="ch11" chart:values-cell-range-address="original_val.C2:original_val.C1001" chart:label-cell-address="original_val.C1:original_val.C1" chart:class="chart:scatter">
            <chart:data-point chart:repeated="1000"/>
          </chart:series>
          <chart:series chart:style-name="ch12" chart:values-cell-range-address="original_val.D2:original_val.D1001" chart:label-cell-address="original_val.D1:original_val.D1" chart:class="chart:scatter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</text:p>
                <draw:g>
                  <svg:desc>original_val.B1:original_val.B1</svg:desc>
                </draw:g>
              </table:table-cell>
              <table:table-cell office:value-type="string">
                <text:p>snr</text:p>
                <draw:g>
                  <svg:desc>original_val.C1:original_val.C1</svg:desc>
                </draw:g>
              </table:table-cell>
              <table:table-cell office:value-type="string">
                <text:p>loss/(0.7365 exp(-0.0052 x))</text:p>
                <draw:g>
                  <svg:desc>original_val.D1:original_v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_val.A2:original_val.A1001</svg:desc>
                </draw:g>
              </table:table-cell>
              <table:table-cell office:value-type="float" office:value="0.937659859657288">
                <text:p>0.937659859657288</text:p>
                <draw:g>
                  <svg:desc>original_val.B2:original_val.B1001</svg:desc>
                </draw:g>
              </table:table-cell>
              <table:table-cell office:value-type="float" office:value="1175.44055175781">
                <text:p>1175.44055175781</text:p>
                <draw:g>
                  <svg:desc>original_val.C2:original_val.C1001</svg:desc>
                </draw:g>
              </table:table-cell>
              <table:table-cell office:value-type="float" office:value="1.27312947679197">
                <text:p>1.27312947679197</text:p>
                <draw:g>
                  <svg:desc>original_val.D2:original_val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12588953971863">
                <text:p>0.912588953971863</text:p>
              </table:table-cell>
              <table:table-cell office:value-type="float" office:value="585.862182617188">
                <text:p>585.862182617188</text:p>
              </table:table-cell>
              <table:table-cell office:value-type="float" office:value="1.24554891534178">
                <text:p>1.24554891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60137939453125">
                <text:p>0.860137939453125</text:p>
              </table:table-cell>
              <table:table-cell office:value-type="float" office:value="389.331146240234">
                <text:p>389.331146240234</text:p>
              </table:table-cell>
              <table:table-cell office:value-type="float" office:value="1.18008153694462">
                <text:p>1.18008153694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37927103042603">
                <text:p>0.837927103042603</text:p>
              </table:table-cell>
              <table:table-cell office:value-type="float" office:value="291.067199707031">
                <text:p>291.067199707031</text:p>
              </table:table-cell>
              <table:table-cell office:value-type="float" office:value="1.15560252149464">
                <text:p>1.15560252149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14395666122437">
                <text:p>0.814395666122437</text:p>
              </table:table-cell>
              <table:table-cell office:value-type="float" office:value="232.114013671875">
                <text:p>232.114013671875</text:p>
              </table:table-cell>
              <table:table-cell office:value-type="float" office:value="1.12900542277275">
                <text:p>1.12900542277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98005819320679">
                <text:p>0.798005819320679</text:p>
              </table:table-cell>
              <table:table-cell office:value-type="float" office:value="192.812835693359">
                <text:p>192.812835693359</text:p>
              </table:table-cell>
              <table:table-cell office:value-type="float" office:value="1.11205166257829">
                <text:p>1.11205166257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71536290645599">
                <text:p>0.771536290645599</text:p>
              </table:table-cell>
              <table:table-cell office:value-type="float" office:value="164.741821289063">
                <text:p>164.741821289063</text:p>
              </table:table-cell>
              <table:table-cell office:value-type="float" office:value="1.08077078226864">
                <text:p>1.08077078226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57716417312622">
                <text:p>0.757716417312622</text:p>
              </table:table-cell>
              <table:table-cell office:value-type="float" office:value="143.689804077148">
                <text:p>143.689804077148</text:p>
              </table:table-cell>
              <table:table-cell office:value-type="float" office:value="1.06694557134902">
                <text:p>1.06694557134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36992657184601">
                <text:p>0.736992657184601</text:p>
              </table:table-cell>
              <table:table-cell office:value-type="float" office:value="127.318183898926">
                <text:p>127.318183898926</text:p>
              </table:table-cell>
              <table:table-cell office:value-type="float" office:value="1.04317473497447">
                <text:p>1.04317473497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21291601657867">
                <text:p>0.721291601657867</text:p>
              </table:table-cell>
              <table:table-cell office:value-type="float" office:value="114.221801757813">
                <text:p>114.221801757813</text:p>
              </table:table-cell>
              <table:table-cell office:value-type="float" office:value="1.02627347924021">
                <text:p>1.02627347924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16428160667419">
                <text:p>0.716428160667419</text:p>
              </table:table-cell>
              <table:table-cell office:value-type="float" office:value="103.507499694824">
                <text:p>103.507499694824</text:p>
              </table:table-cell>
              <table:table-cell office:value-type="float" office:value="1.02466808649087">
                <text:p>1.02466808649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07579791545868">
                <text:p>0.707579791545868</text:p>
              </table:table-cell>
              <table:table-cell office:value-type="float" office:value="94.5792465209961">
                <text:p>94.5792465209961</text:p>
              </table:table-cell>
              <table:table-cell office:value-type="float" office:value="1.01728891963702">
                <text:p>1.01728891963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00019657611847">
                <text:p>0.700019657611847</text:p>
              </table:table-cell>
              <table:table-cell office:value-type="float" office:value="87.0264053344727">
                <text:p>87.0264053344727</text:p>
              </table:table-cell>
              <table:table-cell office:value-type="float" office:value="1.01166671239977">
                <text:p>1.01166671239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82386100292206">
                <text:p>0.682386100292206</text:p>
              </table:table-cell>
              <table:table-cell office:value-type="float" office:value="80.5528564453125">
                <text:p>80.5528564453125</text:p>
              </table:table-cell>
              <table:table-cell office:value-type="float" office:value="0.991324244673185">
                <text:p>0.991324244673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68148040771484">
                <text:p>0.668148040771484</text:p>
              </table:table-cell>
              <table:table-cell office:value-type="float" office:value="74.9435272216797">
                <text:p>74.9435272216797</text:p>
              </table:table-cell>
              <table:table-cell office:value-type="float" office:value="0.975700632126918">
                <text:p>0.975700632126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543128490448">
                <text:p>0.6543128490448</text:p>
              </table:table-cell>
              <table:table-cell office:value-type="float" office:value="70.036018371582">
                <text:p>70.036018371582</text:p>
              </table:table-cell>
              <table:table-cell office:value-type="float" office:value="0.96047854305677">
                <text:p>0.96047854305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44850432872772">
                <text:p>0.644850432872772</text:p>
              </table:table-cell>
              <table:table-cell office:value-type="float" office:value="65.7064895629883">
                <text:p>65.7064895629883</text:p>
              </table:table-cell>
              <table:table-cell office:value-type="float" office:value="0.951523558699097">
                <text:p>0.951523558699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43295705318451">
                <text:p>0.643295705318451</text:p>
              </table:table-cell>
              <table:table-cell office:value-type="float" office:value="61.8586196899414">
                <text:p>61.8586196899414</text:p>
              </table:table-cell>
              <table:table-cell office:value-type="float" office:value="0.954178294463488">
                <text:p>0.954178294463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37059330940247">
                <text:p>0.637059330940247</text:p>
              </table:table-cell>
              <table:table-cell office:value-type="float" office:value="58.4163475036621">
                <text:p>58.4163475036621</text:p>
              </table:table-cell>
              <table:table-cell office:value-type="float" office:value="0.949854519507867">
                <text:p>0.949854519507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34198546409607">
                <text:p>0.634198546409607</text:p>
              </table:table-cell>
              <table:table-cell office:value-type="float" office:value="55.3188400268555">
                <text:p>55.3188400268555</text:p>
              </table:table-cell>
              <table:table-cell office:value-type="float" office:value="0.950518963848776">
                <text:p>0.950518963848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19059681892395">
                <text:p>0.619059681892395</text:p>
              </table:table-cell>
              <table:table-cell office:value-type="float" office:value="52.5168685913086">
                <text:p>52.5168685913086</text:p>
              </table:table-cell>
              <table:table-cell office:value-type="float" office:value="0.932666537199861">
                <text:p>0.932666537199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15112900733948">
                <text:p>0.615112900733948</text:p>
              </table:table-cell>
              <table:table-cell office:value-type="float" office:value="49.9701042175293">
                <text:p>49.9701042175293</text:p>
              </table:table-cell>
              <table:table-cell office:value-type="float" office:value="0.931551869623036">
                <text:p>0.931551869623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14858508110046">
                <text:p>0.614858508110046</text:p>
              </table:table-cell>
              <table:table-cell office:value-type="float" office:value="47.6454048156738">
                <text:p>47.6454048156738</text:p>
              </table:table-cell>
              <table:table-cell office:value-type="float" office:value="0.936021284718114">
                <text:p>0.936021284718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04230284690857">
                <text:p>0.604230284690857</text:p>
              </table:table-cell>
              <table:table-cell office:value-type="float" office:value="45.5147361755371">
                <text:p>45.5147361755371</text:p>
              </table:table-cell>
              <table:table-cell office:value-type="float" office:value="0.924637190786907">
                <text:p>0.924637190786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01746499538422">
                <text:p>0.601746499538422</text:p>
              </table:table-cell>
              <table:table-cell office:value-type="float" office:value="43.5550842285156">
                <text:p>43.5550842285156</text:p>
              </table:table-cell>
              <table:table-cell office:value-type="float" office:value="0.925637142028208">
                <text:p>0.925637142028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86470007896423">
                <text:p>0.586470007896423</text:p>
              </table:table-cell>
              <table:table-cell office:value-type="float" office:value="41.7465667724609">
                <text:p>41.7465667724609</text:p>
              </table:table-cell>
              <table:table-cell office:value-type="float" office:value="0.906841399811354">
                <text:p>0.906841399811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80484330654144">
                <text:p>0.580484330654144</text:p>
              </table:table-cell>
              <table:table-cell office:value-type="float" office:value="40.0724143981934">
                <text:p>40.0724143981934</text:p>
              </table:table-cell>
              <table:table-cell office:value-type="float" office:value="0.902265525588124">
                <text:p>0.902265525588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80587983131409">
                <text:p>0.580587983131409</text:p>
              </table:table-cell>
              <table:table-cell office:value-type="float" office:value="38.5182914733887">
                <text:p>38.5182914733887</text:p>
              </table:table-cell>
              <table:table-cell office:value-type="float" office:value="0.907131476468877">
                <text:p>0.907131476468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72965860366821">
                <text:p>0.572965860366821</text:p>
              </table:table-cell>
              <table:table-cell office:value-type="float" office:value="37.0717124938965">
                <text:p>37.0717124938965</text:p>
              </table:table-cell>
              <table:table-cell office:value-type="float" office:value="0.899889679526913">
                <text:p>0.899889679526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6293511390686">
                <text:p>0.56293511390686</text:p>
              </table:table-cell>
              <table:table-cell office:value-type="float" office:value="35.7218360900879">
                <text:p>35.7218360900879</text:p>
              </table:table-cell>
              <table:table-cell office:value-type="float" office:value="0.888745052209517">
                <text:p>0.888745052209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61691999435425">
                <text:p>0.561691999435425</text:p>
              </table:table-cell>
              <table:table-cell office:value-type="float" office:value="34.459529876709">
                <text:p>34.459529876709</text:p>
              </table:table-cell>
              <table:table-cell office:value-type="float" office:value="0.89140573931577">
                <text:p>0.89140573931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59581995010376">
                <text:p>0.559581995010376</text:p>
              </table:table-cell>
              <table:table-cell office:value-type="float" office:value="33.2764320373535">
                <text:p>33.2764320373535</text:p>
              </table:table-cell>
              <table:table-cell office:value-type="float" office:value="0.892687084883594">
                <text:p>0.892687084883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46966910362244">
                <text:p>0.546966910362244</text:p>
              </table:table-cell>
              <table:table-cell office:value-type="float" office:value="32.1652717590332">
                <text:p>32.1652717590332</text:p>
              </table:table-cell>
              <table:table-cell office:value-type="float" office:value="0.877111700394781">
                <text:p>0.877111700394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49123764038086">
                <text:p>0.549123764038086</text:p>
              </table:table-cell>
              <table:table-cell office:value-type="float" office:value="31.1198310852051">
                <text:p>31.1198310852051</text:p>
              </table:table-cell>
              <table:table-cell office:value-type="float" office:value="0.885161305577374">
                <text:p>0.885161305577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32747685909271">
                <text:p>0.532747685909271</text:p>
              </table:table-cell>
              <table:table-cell office:value-type="float" office:value="30.1344738006592">
                <text:p>30.1344738006592</text:p>
              </table:table-cell>
              <table:table-cell office:value-type="float" office:value="0.863241051689796">
                <text:p>0.863241051689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37419676780701">
                <text:p>0.537419676780701</text:p>
              </table:table-cell>
              <table:table-cell office:value-type="float" office:value="29.2040748596191">
                <text:p>29.2040748596191</text:p>
              </table:table-cell>
              <table:table-cell office:value-type="float" office:value="0.875351354156768">
                <text:p>0.875351354156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17300844192505">
                <text:p>0.517300844192505</text:p>
              </table:table-cell>
              <table:table-cell office:value-type="float" office:value="28.3243389129639">
                <text:p>28.3243389129639</text:p>
              </table:table-cell>
              <table:table-cell office:value-type="float" office:value="0.846974554262842">
                <text:p>0.846974554262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29003798961639">
                <text:p>0.529003798961639</text:p>
              </table:table-cell>
              <table:table-cell office:value-type="float" office:value="27.491153717041">
                <text:p>27.491153717041</text:p>
              </table:table-cell>
              <table:table-cell office:value-type="float" office:value="0.870651390593312">
                <text:p>0.870651390593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17873048782349">
                <text:p>0.517873048782349</text:p>
              </table:table-cell>
              <table:table-cell office:value-type="float" office:value="26.7009429931641">
                <text:p>26.7009429931641</text:p>
              </table:table-cell>
              <table:table-cell office:value-type="float" office:value="0.85677571571709">
                <text:p>0.856775715717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15626192092896">
                <text:p>0.515626192092896</text:p>
              </table:table-cell>
              <table:table-cell office:value-type="float" office:value="25.9504871368408">
                <text:p>25.9504871368408</text:p>
              </table:table-cell>
              <table:table-cell office:value-type="float" office:value="0.857505945122446">
                <text:p>0.85750594512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15930593013763">
                <text:p>0.515930593013763</text:p>
              </table:table-cell>
              <table:table-cell office:value-type="float" office:value="25.236946105957">
                <text:p>25.236946105957</text:p>
              </table:table-cell>
              <table:table-cell office:value-type="float" office:value="0.862485459187648">
                <text:p>0.8624854591876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10234534740448">
                <text:p>0.510234534740448</text:p>
              </table:table-cell>
              <table:table-cell office:value-type="float" office:value="24.5575714111328">
                <text:p>24.5575714111328</text:p>
              </table:table-cell>
              <table:table-cell office:value-type="float" office:value="0.857410272541187">
                <text:p>0.857410272541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11098921298981">
                <text:p>0.511098921298981</text:p>
              </table:table-cell>
              <table:table-cell office:value-type="float" office:value="23.9100475311279">
                <text:p>23.9100475311279</text:p>
              </table:table-cell>
              <table:table-cell office:value-type="float" office:value="0.863340526896737">
                <text:p>0.863340526896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05611479282379">
                <text:p>0.505611479282379</text:p>
              </table:table-cell>
              <table:table-cell office:value-type="float" office:value="23.2922058105469">
                <text:p>23.2922058105469</text:p>
              </table:table-cell>
              <table:table-cell office:value-type="float" office:value="0.858523960720547">
                <text:p>0.8585239607205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99965190887451">
                <text:p>0.499965190887451</text:p>
              </table:table-cell>
              <table:table-cell office:value-type="float" office:value="22.7020244598389">
                <text:p>22.7020244598389</text:p>
              </table:table-cell>
              <table:table-cell office:value-type="float" office:value="0.853362579315098">
                <text:p>0.8533625793150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06984889507294">
                <text:p>0.506984889507294</text:p>
              </table:table-cell>
              <table:table-cell office:value-type="float" office:value="22.1377334594727">
                <text:p>22.1377334594727</text:p>
              </table:table-cell>
              <table:table-cell office:value-type="float" office:value="0.869855618816647">
                <text:p>0.869855618816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86501753330231">
                <text:p>0.486501753330231</text:p>
              </table:table-cell>
              <table:table-cell office:value-type="float" office:value="21.5976791381836">
                <text:p>21.5976791381836</text:p>
              </table:table-cell>
              <table:table-cell office:value-type="float" office:value="0.839063634018336">
                <text:p>0.839063634018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84088063240051">
                <text:p>0.484088063240051</text:p>
              </table:table-cell>
              <table:table-cell office:value-type="float" office:value="21.0803375244141">
                <text:p>21.0803375244141</text:p>
              </table:table-cell>
              <table:table-cell office:value-type="float" office:value="0.839253563654698">
                <text:p>0.839253563654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4908187687397">
                <text:p>0.4908187687397</text:p>
              </table:table-cell>
              <table:table-cell office:value-type="float" office:value="20.5842971801758">
                <text:p>20.5842971801758</text:p>
              </table:table-cell>
              <table:table-cell office:value-type="float" office:value="0.855358771148294">
                <text:p>0.855358771148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7785484790802">
                <text:p>0.47785484790802</text:p>
              </table:table-cell>
              <table:table-cell office:value-type="float" office:value="20.1083011627197">
                <text:p>20.1083011627197</text:p>
              </table:table-cell>
              <table:table-cell office:value-type="float" office:value="0.837107974524483">
                <text:p>0.837107974524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74715828895569">
                <text:p>0.474715828895569</text:p>
              </table:table-cell>
              <table:table-cell office:value-type="float" office:value="19.6511936187744">
                <text:p>19.6511936187744</text:p>
              </table:table-cell>
              <table:table-cell office:value-type="float" office:value="0.835944658670935">
                <text:p>0.8359446586709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475212395191193">
                <text:p>0.475212395191193</text:p>
              </table:table-cell>
              <table:table-cell office:value-type="float" office:value="19.2118549346924">
                <text:p>19.2118549346924</text:p>
              </table:table-cell>
              <table:table-cell office:value-type="float" office:value="0.841181873273839">
                <text:p>0.8411818732738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69239622354507">
                <text:p>0.469239622354507</text:p>
              </table:table-cell>
              <table:table-cell office:value-type="float" office:value="18.7892818450928">
                <text:p>18.7892818450928</text:p>
              </table:table-cell>
              <table:table-cell office:value-type="float" office:value="0.834939780354512">
                <text:p>0.834939780354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64581578969955">
                <text:p>0.464581578969955</text:p>
              </table:table-cell>
              <table:table-cell office:value-type="float" office:value="18.3825168609619">
                <text:p>18.3825168609619</text:p>
              </table:table-cell>
              <table:table-cell office:value-type="float" office:value="0.830961291715791">
                <text:p>0.830961291715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71180886030197">
                <text:p>0.471180886030197</text:p>
              </table:table-cell>
              <table:table-cell office:value-type="float" office:value="17.990758895874">
                <text:p>17.990758895874</text:p>
              </table:table-cell>
              <table:table-cell office:value-type="float" office:value="0.847158755796189">
                <text:p>0.847158755796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46116030216217">
                <text:p>0.46116030216217</text:p>
              </table:table-cell>
              <table:table-cell office:value-type="float" office:value="17.6131401062012">
                <text:p>17.6131401062012</text:p>
              </table:table-cell>
              <table:table-cell office:value-type="float" office:value="0.833465035804389">
                <text:p>0.833465035804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453073590993881">
                <text:p>0.453073590993881</text:p>
              </table:table-cell>
              <table:table-cell office:value-type="float" office:value="17.2489414215088">
                <text:p>17.2489414215088</text:p>
              </table:table-cell>
              <table:table-cell office:value-type="float" office:value="0.823118855720832">
                <text:p>0.823118855720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49923038482666">
                <text:p>0.449923038482666</text:p>
              </table:table-cell>
              <table:table-cell office:value-type="float" office:value="16.8974704742432">
                <text:p>16.8974704742432</text:p>
              </table:table-cell>
              <table:table-cell office:value-type="float" office:value="0.821656632382198">
                <text:p>0.821656632382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450737774372101">
                <text:p>0.450737774372101</text:p>
              </table:table-cell>
              <table:table-cell office:value-type="float" office:value="16.5580749511719">
                <text:p>16.5580749511719</text:p>
              </table:table-cell>
              <table:table-cell office:value-type="float" office:value="0.827436015776988">
                <text:p>0.827436015776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50149208307266">
                <text:p>0.450149208307266</text:p>
              </table:table-cell>
              <table:table-cell office:value-type="float" office:value="16.2301807403564">
                <text:p>16.2301807403564</text:p>
              </table:table-cell>
              <table:table-cell office:value-type="float" office:value="0.830663803913679">
                <text:p>0.8306638039136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45071291923523">
                <text:p>0.45071291923523</text:p>
              </table:table-cell>
              <table:table-cell office:value-type="float" office:value="15.9131641387939">
                <text:p>15.9131641387939</text:p>
              </table:table-cell>
              <table:table-cell office:value-type="float" office:value="0.83604014911368">
                <text:p>0.83604014911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40761506557465">
                <text:p>0.440761506557465</text:p>
              </table:table-cell>
              <table:table-cell office:value-type="float" office:value="15.6065349578857">
                <text:p>15.6065349578857</text:p>
              </table:table-cell>
              <table:table-cell office:value-type="float" office:value="0.821843486150307">
                <text:p>0.8218434861503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42588448524475">
                <text:p>0.442588448524475</text:p>
              </table:table-cell>
              <table:table-cell office:value-type="float" office:value="15.30979347229">
                <text:p>15.30979347229</text:p>
              </table:table-cell>
              <table:table-cell office:value-type="float" office:value="0.82955247715209">
                <text:p>0.82955247715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37753558158875">
                <text:p>0.437753558158875</text:p>
              </table:table-cell>
              <table:table-cell office:value-type="float" office:value="15.0224771499634">
                <text:p>15.0224771499634</text:p>
              </table:table-cell>
              <table:table-cell office:value-type="float" office:value="0.824768006463118">
                <text:p>0.824768006463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32545036077499">
                <text:p>0.432545036077499</text:p>
              </table:table-cell>
              <table:table-cell office:value-type="float" office:value="14.7441349029541">
                <text:p>14.7441349029541</text:p>
              </table:table-cell>
              <table:table-cell office:value-type="float" office:value="0.819203472927106">
                <text:p>0.819203472927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2191880941391">
                <text:p>0.42191880941391</text:p>
              </table:table-cell>
              <table:table-cell office:value-type="float" office:value="14.474368095398">
                <text:p>14.474368095398</text:p>
              </table:table-cell>
              <table:table-cell office:value-type="float" office:value="0.803244333778402">
                <text:p>0.803244333778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31561589241028">
                <text:p>0.431561589241028</text:p>
              </table:table-cell>
              <table:table-cell office:value-type="float" office:value="14.2127923965454">
                <text:p>14.2127923965454</text:p>
              </table:table-cell>
              <table:table-cell office:value-type="float" office:value="0.825885609221378">
                <text:p>0.825885609221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429748177528381">
                <text:p>0.429748177528381</text:p>
              </table:table-cell>
              <table:table-cell office:value-type="float" office:value="13.9590482711792">
                <text:p>13.9590482711792</text:p>
              </table:table-cell>
              <table:table-cell office:value-type="float" office:value="0.826702954881682">
                <text:p>0.826702954881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25374537706375">
                <text:p>0.425374537706375</text:p>
              </table:table-cell>
              <table:table-cell office:value-type="float" office:value="13.7128047943115">
                <text:p>13.7128047943115</text:p>
              </table:table-cell>
              <table:table-cell office:value-type="float" office:value="0.822555608200988">
                <text:p>0.822555608200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23126399517059">
                <text:p>0.423126399517059</text:p>
              </table:table-cell>
              <table:table-cell office:value-type="float" office:value="13.4737224578857">
                <text:p>13.4737224578857</text:p>
              </table:table-cell>
              <table:table-cell office:value-type="float" office:value="0.822474101260071">
                <text:p>0.8224741012600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17391508817673">
                <text:p>0.417391508817673</text:p>
              </table:table-cell>
              <table:table-cell office:value-type="float" office:value="13.2415018081665">
                <text:p>13.2415018081665</text:p>
              </table:table-cell>
              <table:table-cell office:value-type="float" office:value="0.815556493615796">
                <text:p>0.815556493615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15511965751648">
                <text:p>0.415511965751648</text:p>
              </table:table-cell>
              <table:table-cell office:value-type="float" office:value="13.0158662796021">
                <text:p>13.0158662796021</text:p>
              </table:table-cell>
              <table:table-cell office:value-type="float" office:value="0.8161167783109">
                <text:p>0.8161167783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12385880947113">
                <text:p>0.412385880947113</text:p>
              </table:table-cell>
              <table:table-cell office:value-type="float" office:value="12.7965316772461">
                <text:p>12.7965316772461</text:p>
              </table:table-cell>
              <table:table-cell office:value-type="float" office:value="0.814199611024668">
                <text:p>0.814199611024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07613813877106">
                <text:p>0.407613813877106</text:p>
              </table:table-cell>
              <table:table-cell office:value-type="float" office:value="12.5832500457764">
                <text:p>12.5832500457764</text:p>
              </table:table-cell>
              <table:table-cell office:value-type="float" office:value="0.808973560340866">
                <text:p>0.808973560340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13860559463501">
                <text:p>0.413860559463501</text:p>
              </table:table-cell>
              <table:table-cell office:value-type="float" office:value="12.3757696151733">
                <text:p>12.3757696151733</text:p>
              </table:table-cell>
              <table:table-cell office:value-type="float" office:value="0.825653461438763">
                <text:p>0.825653461438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08913165330887">
                <text:p>0.408913165330887</text:p>
              </table:table-cell>
              <table:table-cell office:value-type="float" office:value="12.1738815307617">
                <text:p>12.1738815307617</text:p>
              </table:table-cell>
              <table:table-cell office:value-type="float" office:value="0.82003651264016">
                <text:p>0.82003651264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99267733097076">
                <text:p>0.399267733097076</text:p>
              </table:table-cell>
              <table:table-cell office:value-type="float" office:value="11.9773454666138">
                <text:p>11.9773454666138</text:p>
              </table:table-cell>
              <table:table-cell office:value-type="float" office:value="0.804867964902168">
                <text:p>0.8048679649021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07126784324646">
                <text:p>0.407126784324646</text:p>
              </table:table-cell>
              <table:table-cell office:value-type="float" office:value="11.7859630584717">
                <text:p>11.7859630584717</text:p>
              </table:table-cell>
              <table:table-cell office:value-type="float" office:value="0.82498952510383">
                <text:p>0.82498952510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98092985153198">
                <text:p>0.398092985153198</text:p>
              </table:table-cell>
              <table:table-cell office:value-type="float" office:value="11.5995473861694">
                <text:p>11.5995473861694</text:p>
              </table:table-cell>
              <table:table-cell office:value-type="float" office:value="0.810889385521527">
                <text:p>0.8108893855215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05942738056183">
                <text:p>0.405942738056183</text:p>
              </table:table-cell>
              <table:table-cell office:value-type="float" office:value="11.4178886413574">
                <text:p>11.4178886413574</text:p>
              </table:table-cell>
              <table:table-cell office:value-type="float" office:value="0.831189787672479">
                <text:p>0.831189787672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98045778274536">
                <text:p>0.398045778274536</text:p>
              </table:table-cell>
              <table:table-cell office:value-type="float" office:value="11.2408275604248">
                <text:p>11.2408275604248</text:p>
              </table:table-cell>
              <table:table-cell office:value-type="float" office:value="0.819269477868238">
                <text:p>0.819269477868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400083005428314">
                <text:p>0.400083005428314</text:p>
              </table:table-cell>
              <table:table-cell office:value-type="float" office:value="11.0682029724121">
                <text:p>11.0682029724121</text:p>
              </table:table-cell>
              <table:table-cell office:value-type="float" office:value="0.827755716298089">
                <text:p>0.827755716298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3613755702972">
                <text:p>0.393613755702972</text:p>
              </table:table-cell>
              <table:table-cell office:value-type="float" office:value="10.8998413085938">
                <text:p>10.8998413085938</text:p>
              </table:table-cell>
              <table:table-cell office:value-type="float" office:value="0.818616856801878">
                <text:p>0.8186168568018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7048989534378">
                <text:p>0.387048989534378</text:p>
              </table:table-cell>
              <table:table-cell office:value-type="float" office:value="10.7355852127075">
                <text:p>10.7355852127075</text:p>
              </table:table-cell>
              <table:table-cell office:value-type="float" office:value="0.80916052070053">
                <text:p>0.809160520700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2811218500137">
                <text:p>0.382811218500137</text:p>
              </table:table-cell>
              <table:table-cell office:value-type="float" office:value="10.5753002166748">
                <text:p>10.5753002166748</text:p>
              </table:table-cell>
              <table:table-cell office:value-type="float" office:value="0.804473485905393">
                <text:p>0.8044734859053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8199388980866">
                <text:p>0.388199388980866</text:p>
              </table:table-cell>
              <table:table-cell office:value-type="float" office:value="10.4188432693481">
                <text:p>10.4188432693481</text:p>
              </table:table-cell>
              <table:table-cell office:value-type="float" office:value="0.82004985716678">
                <text:p>0.82004985716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1630897521973">
                <text:p>0.381630897521973</text:p>
              </table:table-cell>
              <table:table-cell office:value-type="float" office:value="10.2660846710205">
                <text:p>10.2660846710205</text:p>
              </table:table-cell>
              <table:table-cell office:value-type="float" office:value="0.810377304895879">
                <text:p>0.810377304895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834028840065">
                <text:p>0.3834028840065</text:p>
              </table:table-cell>
              <table:table-cell office:value-type="float" office:value="10.1168937683105">
                <text:p>10.1168937683105</text:p>
              </table:table-cell>
              <table:table-cell office:value-type="float" office:value="0.818384598849062">
                <text:p>0.818384598849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73771607875824">
                <text:p>0.373771607875824</text:p>
              </table:table-cell>
              <table:table-cell office:value-type="float" office:value="9.97115135192871">
                <text:p>9.97115135192871</text:p>
              </table:table-cell>
              <table:table-cell office:value-type="float" office:value="0.801985862437543">
                <text:p>0.8019858624375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76689940690994">
                <text:p>0.376689940690994</text:p>
              </table:table-cell>
              <table:table-cell office:value-type="float" office:value="9.8287467956543">
                <text:p>9.8287467956543</text:p>
              </table:table-cell>
              <table:table-cell office:value-type="float" office:value="0.812461439218243">
                <text:p>0.812461439218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7791246175766">
                <text:p>0.37791246175766</text:p>
              </table:table-cell>
              <table:table-cell office:value-type="float" office:value="9.68956184387207">
                <text:p>9.68956184387207</text:p>
              </table:table-cell>
              <table:table-cell office:value-type="float" office:value="0.819347776480246">
                <text:p>0.8193477764802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80883634090424">
                <text:p>0.380883634090424</text:p>
              </table:table-cell>
              <table:table-cell office:value-type="float" office:value="9.55349254608154">
                <text:p>9.55349254608154</text:p>
              </table:table-cell>
              <table:table-cell office:value-type="float" office:value="0.830094831613781">
                <text:p>0.830094831613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71485441923142">
                <text:p>0.371485441923142</text:p>
              </table:table-cell>
              <table:table-cell office:value-type="float" office:value="9.42044448852539">
                <text:p>9.42044448852539</text:p>
              </table:table-cell>
              <table:table-cell office:value-type="float" office:value="0.813833434533127">
                <text:p>0.813833434533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70292514562607">
                <text:p>0.370292514562607</text:p>
              </table:table-cell>
              <table:table-cell office:value-type="float" office:value="9.29031658172607">
                <text:p>9.29031658172607</text:p>
              </table:table-cell>
              <table:table-cell office:value-type="float" office:value="0.815449354302527">
                <text:p>0.815449354302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71608674526215">
                <text:p>0.371608674526215</text:p>
              </table:table-cell>
              <table:table-cell office:value-type="float" office:value="9.16301441192627">
                <text:p>9.16301441192627</text:p>
              </table:table-cell>
              <table:table-cell office:value-type="float" office:value="0.822614262090962">
                <text:p>0.822614262090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65049540996552">
                <text:p>0.365049540996552</text:p>
              </table:table-cell>
              <table:table-cell office:value-type="float" office:value="9.03845119476318">
                <text:p>9.03845119476318</text:p>
              </table:table-cell>
              <table:table-cell office:value-type="float" office:value="0.812307624407373">
                <text:p>0.812307624407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6558935046196">
                <text:p>0.36558935046196</text:p>
              </table:table-cell>
              <table:table-cell office:value-type="float" office:value="8.91654396057129">
                <text:p>8.91654396057129</text:p>
              </table:table-cell>
              <table:table-cell office:value-type="float" office:value="0.817750071048845">
                <text:p>0.817750071048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56775760650635">
                <text:p>0.356775760650635</text:p>
              </table:table-cell>
              <table:table-cell office:value-type="float" office:value="8.79720592498779">
                <text:p>8.79720592498779</text:p>
              </table:table-cell>
              <table:table-cell office:value-type="float" office:value="0.802196432420323">
                <text:p>0.802196432420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54559481143951">
                <text:p>0.354559481143951</text:p>
              </table:table-cell>
              <table:table-cell office:value-type="float" office:value="8.68036651611328">
                <text:p>8.68036651611328</text:p>
              </table:table-cell>
              <table:table-cell office:value-type="float" office:value="0.801369519823593">
                <text:p>0.80136951982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57228338718414">
                <text:p>0.357228338718414</text:p>
              </table:table-cell>
              <table:table-cell office:value-type="float" office:value="8.56594181060791">
                <text:p>8.56594181060791</text:p>
              </table:table-cell>
              <table:table-cell office:value-type="float" office:value="0.81161105138983">
                <text:p>0.811611051389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55694890022278">
                <text:p>0.355694890022278</text:p>
              </table:table-cell>
              <table:table-cell office:value-type="float" office:value="8.45386409759522">
                <text:p>8.45386409759522</text:p>
              </table:table-cell>
              <table:table-cell office:value-type="float" office:value="0.812340312116871">
                <text:p>0.812340312116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58765006065369">
                <text:p>0.358765006065369</text:p>
              </table:table-cell>
              <table:table-cell office:value-type="float" office:value="8.34406661987305">
                <text:p>8.34406661987305</text:p>
              </table:table-cell>
              <table:table-cell office:value-type="float" office:value="0.823623607085047">
                <text:p>0.823623607085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51396530866623">
                <text:p>0.351396530866623</text:p>
              </table:table-cell>
              <table:table-cell office:value-type="float" office:value="8.23647499084473">
                <text:p>8.23647499084473</text:p>
              </table:table-cell>
              <table:table-cell office:value-type="float" office:value="0.810913464711248">
                <text:p>0.8109134647112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53318303823471">
                <text:p>0.353318303823471</text:p>
              </table:table-cell>
              <table:table-cell office:value-type="float" office:value="8.13103485107422">
                <text:p>8.13103485107422</text:p>
              </table:table-cell>
              <table:table-cell office:value-type="float" office:value="0.819599170482725">
                <text:p>0.819599170482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5214426517487">
                <text:p>0.345214426517487</text:p>
              </table:table-cell>
              <table:table-cell office:value-type="float" office:value="8.02767753601074">
                <text:p>8.02767753601074</text:p>
              </table:table-cell>
              <table:table-cell office:value-type="float" office:value="0.804975460562859">
                <text:p>0.8049754605628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50665152072907">
                <text:p>0.350665152072907</text:p>
              </table:table-cell>
              <table:table-cell office:value-type="float" office:value="7.92634916305542">
                <text:p>7.92634916305542</text:p>
              </table:table-cell>
              <table:table-cell office:value-type="float" office:value="0.821948571912781">
                <text:p>0.8219485719127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43986570835114">
                <text:p>0.343986570835114</text:p>
              </table:table-cell>
              <table:table-cell office:value-type="float" office:value="7.82698726654053">
                <text:p>7.82698726654053</text:p>
              </table:table-cell>
              <table:table-cell office:value-type="float" office:value="0.810497828061554">
                <text:p>0.810497828061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8327646255493">
                <text:p>0.338327646255493</text:p>
              </table:table-cell>
              <table:table-cell office:value-type="float" office:value="7.72953987121582">
                <text:p>7.72953987121582</text:p>
              </table:table-cell>
              <table:table-cell office:value-type="float" office:value="0.80132037560717">
                <text:p>0.801320375607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5121204853058">
                <text:p>0.345121204853058</text:p>
              </table:table-cell>
              <table:table-cell office:value-type="float" office:value="7.6339545249939">
                <text:p>7.6339545249939</text:p>
              </table:table-cell>
              <table:table-cell office:value-type="float" office:value="0.821672351813553">
                <text:p>0.8216723518135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41082215309143">
                <text:p>0.341082215309143</text:p>
              </table:table-cell>
              <table:table-cell office:value-type="float" office:value="7.5401782989502">
                <text:p>7.5401782989502</text:p>
              </table:table-cell>
              <table:table-cell office:value-type="float" office:value="0.816289924845876">
                <text:p>0.816289924845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4156060218811">
                <text:p>0.34156060218811</text:p>
              </table:table-cell>
              <table:table-cell office:value-type="float" office:value="7.44815969467163">
                <text:p>7.44815969467163</text:p>
              </table:table-cell>
              <table:table-cell office:value-type="float" office:value="0.82169654905818">
                <text:p>0.821696549058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37808728218079">
                <text:p>0.337808728218079</text:p>
              </table:table-cell>
              <table:table-cell office:value-type="float" office:value="7.35785865783691">
                <text:p>7.35785865783691</text:p>
              </table:table-cell>
              <table:table-cell office:value-type="float" office:value="0.816907513219827">
                <text:p>0.8169075132198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6654663085938">
                <text:p>0.336654663085938</text:p>
              </table:table-cell>
              <table:table-cell office:value-type="float" office:value="7.26922512054443">
                <text:p>7.26922512054443</text:p>
              </table:table-cell>
              <table:table-cell office:value-type="float" office:value="0.818361122646012">
                <text:p>0.8183611226460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42090964317322">
                <text:p>0.342090964317322</text:p>
              </table:table-cell>
              <table:table-cell office:value-type="float" office:value="7.18221616744995">
                <text:p>7.18221616744995</text:p>
              </table:table-cell>
              <table:table-cell office:value-type="float" office:value="0.835911480001107">
                <text:p>0.835911480001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30372780561447">
                <text:p>0.330372780561447</text:p>
              </table:table-cell>
              <table:table-cell office:value-type="float" office:value="7.09678840637207">
                <text:p>7.09678840637207</text:p>
              </table:table-cell>
              <table:table-cell office:value-type="float" office:value="0.811486457062009">
                <text:p>0.811486457062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6336920261383">
                <text:p>0.326336920261383</text:p>
              </table:table-cell>
              <table:table-cell office:value-type="float" office:value="7.01289510726929">
                <text:p>7.01289510726929</text:p>
              </table:table-cell>
              <table:table-cell office:value-type="float" office:value="0.805752310728179">
                <text:p>0.8057523107281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2747846841812">
                <text:p>0.332747846841812</text:p>
              </table:table-cell>
              <table:table-cell office:value-type="float" office:value="6.93050670623779">
                <text:p>6.93050670623779</text:p>
              </table:table-cell>
              <table:table-cell office:value-type="float" office:value="0.8258647585406">
                <text:p>0.82586475854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2666015625">
                <text:p>0.32666015625</text:p>
              </table:table-cell>
              <table:table-cell office:value-type="float" office:value="6.84957695007324">
                <text:p>6.84957695007324</text:p>
              </table:table-cell>
              <table:table-cell office:value-type="float" office:value="0.814982300665679">
                <text:p>0.8149823006656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0007374286652">
                <text:p>0.330007374286652</text:p>
              </table:table-cell>
              <table:table-cell office:value-type="float" office:value="6.77007532119751">
                <text:p>6.77007532119751</text:p>
              </table:table-cell>
              <table:table-cell office:value-type="float" office:value="0.827625736891541">
                <text:p>0.8276257368915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0350050926209">
                <text:p>0.320350050926209</text:p>
              </table:table-cell>
              <table:table-cell office:value-type="float" office:value="6.69195795059204">
                <text:p>6.69195795059204</text:p>
              </table:table-cell>
              <table:table-cell office:value-type="float" office:value="0.807594721298396">
                <text:p>0.8075947212983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0394635200501">
                <text:p>0.320394635200501</text:p>
              </table:table-cell>
              <table:table-cell office:value-type="float" office:value="6.61519622802734">
                <text:p>6.61519622802734</text:p>
              </table:table-cell>
              <table:table-cell office:value-type="float" office:value="0.811918133336814">
                <text:p>0.811918133336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19458037614822">
                <text:p>0.319458037614822</text:p>
              </table:table-cell>
              <table:table-cell office:value-type="float" office:value="6.53975200653076">
                <text:p>6.53975200653076</text:p>
              </table:table-cell>
              <table:table-cell office:value-type="float" office:value="0.813765279992248">
                <text:p>0.8137652799922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22079718112946">
                <text:p>0.322079718112946</text:p>
              </table:table-cell>
              <table:table-cell office:value-type="float" office:value="6.46559858322144">
                <text:p>6.46559858322144</text:p>
              </table:table-cell>
              <table:table-cell office:value-type="float" office:value="0.824720985519735">
                <text:p>0.8247209855197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2097601890564">
                <text:p>0.32097601890564</text:p>
              </table:table-cell>
              <table:table-cell office:value-type="float" office:value="6.3927001953125">
                <text:p>6.3927001953125</text:p>
              </table:table-cell>
              <table:table-cell office:value-type="float" office:value="0.826179825266042">
                <text:p>0.8261798252660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14854770898819">
                <text:p>0.314854770898819</text:p>
              </table:table-cell>
              <table:table-cell office:value-type="float" office:value="6.32102632522583">
                <text:p>6.32102632522583</text:p>
              </table:table-cell>
              <table:table-cell office:value-type="float" office:value="0.814649150871726">
                <text:p>0.814649150871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16519290208817">
                <text:p>0.316519290208817</text:p>
              </table:table-cell>
              <table:table-cell office:value-type="float" office:value="6.25055456161499">
                <text:p>6.25055456161499</text:p>
              </table:table-cell>
              <table:table-cell office:value-type="float" office:value="0.823225558133722">
                <text:p>0.823225558133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1117045879364">
                <text:p>0.31117045879364</text:p>
              </table:table-cell>
              <table:table-cell office:value-type="float" office:value="6.18125009536743">
                <text:p>6.18125009536743</text:p>
              </table:table-cell>
              <table:table-cell office:value-type="float" office:value="0.813533335849246">
                <text:p>0.8135333358492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09140771627426">
                <text:p>0.309140771627426</text:p>
              </table:table-cell>
              <table:table-cell office:value-type="float" office:value="6.11308240890503">
                <text:p>6.11308240890503</text:p>
              </table:table-cell>
              <table:table-cell office:value-type="float" office:value="0.812440587006365">
                <text:p>0.812440587006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14647078514099">
                <text:p>0.314647078514099</text:p>
              </table:table-cell>
              <table:table-cell office:value-type="float" office:value="6.0460319519043">
                <text:p>6.0460319519043</text:p>
              </table:table-cell>
              <table:table-cell office:value-type="float" office:value="0.831222632512084">
                <text:p>0.831222632512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0966991186142">
                <text:p>0.30966991186142</text:p>
              </table:table-cell>
              <table:table-cell office:value-type="float" office:value="5.98006629943848">
                <text:p>5.98006629943848</text:p>
              </table:table-cell>
              <table:table-cell office:value-type="float" office:value="0.822339208882918">
                <text:p>0.822339208882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09584081172943">
                <text:p>0.309584081172943</text:p>
              </table:table-cell>
              <table:table-cell office:value-type="float" office:value="5.91516876220703">
                <text:p>5.91516876220703</text:p>
              </table:table-cell>
              <table:table-cell office:value-type="float" office:value="0.826397395412466">
                <text:p>0.8263973954124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12674522399902">
                <text:p>0.312674522399902</text:p>
              </table:table-cell>
              <table:table-cell office:value-type="float" office:value="5.85130548477173">
                <text:p>5.85130548477173</text:p>
              </table:table-cell>
              <table:table-cell office:value-type="float" office:value="0.838998424008038">
                <text:p>0.8389984240080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08828234672546">
                <text:p>0.308828234672546</text:p>
              </table:table-cell>
              <table:table-cell office:value-type="float" office:value="5.78845691680908">
                <text:p>5.78845691680908</text:p>
              </table:table-cell>
              <table:table-cell office:value-type="float" office:value="0.832998041126605">
                <text:p>0.832998041126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296835094690323">
                <text:p>0.296835094690323</text:p>
              </table:table-cell>
              <table:table-cell office:value-type="float" office:value="5.72660255432129">
                <text:p>5.72660255432129</text:p>
              </table:table-cell>
              <table:table-cell office:value-type="float" office:value="0.804823332780128">
                <text:p>0.804823332780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05759072303772">
                <text:p>0.305759072303772</text:p>
              </table:table-cell>
              <table:table-cell office:value-type="float" office:value="5.66571950912476">
                <text:p>5.66571950912476</text:p>
              </table:table-cell>
              <table:table-cell office:value-type="float" office:value="0.833341472799709">
                <text:p>0.833341472799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299625128507614">
                <text:p>0.299625128507614</text:p>
              </table:table-cell>
              <table:table-cell office:value-type="float" office:value="5.60578012466431">
                <text:p>5.60578012466431</text:p>
              </table:table-cell>
              <table:table-cell office:value-type="float" office:value="0.820881009005619">
                <text:p>0.8208810090056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00854086875916">
                <text:p>0.300854086875916</text:p>
              </table:table-cell>
              <table:table-cell office:value-type="float" office:value="5.54677200317383">
                <text:p>5.54677200317383</text:p>
              </table:table-cell>
              <table:table-cell office:value-type="float" office:value="0.828545230886754">
                <text:p>0.828545230886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298488110303879">
                <text:p>0.298488110303879</text:p>
              </table:table-cell>
              <table:table-cell office:value-type="float" office:value="5.4886679649353">
                <text:p>5.4886679649353</text:p>
              </table:table-cell>
              <table:table-cell office:value-type="float" office:value="0.826315071794821">
                <text:p>0.826315071794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95674026012421">
                <text:p>0.295674026012421</text:p>
              </table:table-cell>
              <table:table-cell office:value-type="float" office:value="5.43145322799683">
                <text:p>5.43145322799683</text:p>
              </table:table-cell>
              <table:table-cell office:value-type="float" office:value="0.822792158191377">
                <text:p>0.8227921581913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92241752147675">
                <text:p>0.292241752147675</text:p>
              </table:table-cell>
              <table:table-cell office:value-type="float" office:value="5.37510538101196">
                <text:p>5.37510538101196</text:p>
              </table:table-cell>
              <table:table-cell office:value-type="float" office:value="0.817480803980558">
                <text:p>0.8174808039805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95923709869385">
                <text:p>0.295923709869385</text:p>
              </table:table-cell>
              <table:table-cell office:value-type="float" office:value="5.31960678100586">
                <text:p>5.31960678100586</text:p>
              </table:table-cell>
              <table:table-cell office:value-type="float" office:value="0.832095923842906">
                <text:p>0.832095923842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92183429002762">
                <text:p>0.292183429002762</text:p>
              </table:table-cell>
              <table:table-cell office:value-type="float" office:value="5.26494073867798">
                <text:p>5.26494073867798</text:p>
              </table:table-cell>
              <table:table-cell office:value-type="float" office:value="0.825862115864603">
                <text:p>0.8258621158646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91508316993713">
                <text:p>0.291508316993713</text:p>
              </table:table-cell>
              <table:table-cell office:value-type="float" office:value="5.21108627319336">
                <text:p>5.21108627319336</text:p>
              </table:table-cell>
              <table:table-cell office:value-type="float" office:value="0.828249618171723">
                <text:p>0.8282496181717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89244890213013">
                <text:p>0.289244890213013</text:p>
              </table:table-cell>
              <table:table-cell office:value-type="float" office:value="5.1580286026001">
                <text:p>5.1580286026001</text:p>
              </table:table-cell>
              <table:table-cell office:value-type="float" office:value="0.826103231533235">
                <text:p>0.8261032315332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88756340742111">
                <text:p>0.288756340742111</text:p>
              </table:table-cell>
              <table:table-cell office:value-type="float" office:value="5.10575103759766">
                <text:p>5.10575103759766</text:p>
              </table:table-cell>
              <table:table-cell office:value-type="float" office:value="0.829007551245423">
                <text:p>0.8290075512454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89319097995758">
                <text:p>0.289319097995758</text:p>
              </table:table-cell>
              <table:table-cell office:value-type="float" office:value="5.0542368888855">
                <text:p>5.0542368888855</text:p>
              </table:table-cell>
              <table:table-cell office:value-type="float" office:value="0.834953694300705">
                <text:p>0.8349536943007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86297768354416">
                <text:p>0.286297768354416</text:p>
              </table:table-cell>
              <table:table-cell office:value-type="float" office:value="5.0034704208374">
                <text:p>5.0034704208374</text:p>
              </table:table-cell>
              <table:table-cell office:value-type="float" office:value="0.830541967321207">
                <text:p>0.8305419673212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85746157169342">
                <text:p>0.285746157169342</text:p>
              </table:table-cell>
              <table:table-cell office:value-type="float" office:value="4.95343780517578">
                <text:p>4.95343780517578</text:p>
              </table:table-cell>
              <table:table-cell office:value-type="float" office:value="0.833263482302236">
                <text:p>0.8332634823022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286484241485596">
                <text:p>0.286484241485596</text:p>
              </table:table-cell>
              <table:table-cell office:value-type="float" office:value="4.90412092208862">
                <text:p>4.90412092208862</text:p>
              </table:table-cell>
              <table:table-cell office:value-type="float" office:value="0.839771284311579">
                <text:p>0.8397712843115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85340428352356">
                <text:p>0.285340428352356</text:p>
              </table:table-cell>
              <table:table-cell office:value-type="float" office:value="4.85550689697266">
                <text:p>4.85550689697266</text:p>
              </table:table-cell>
              <table:table-cell office:value-type="float" office:value="0.840779128577913">
                <text:p>0.8407791285779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284147918224335">
                <text:p>0.284147918224335</text:p>
              </table:table-cell>
              <table:table-cell office:value-type="float" office:value="4.80758476257324">
                <text:p>4.80758476257324</text:p>
              </table:table-cell>
              <table:table-cell office:value-type="float" office:value="0.841630418065766">
                <text:p>0.8416304180657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78056502342224">
                <text:p>0.278056502342224</text:p>
              </table:table-cell>
              <table:table-cell office:value-type="float" office:value="4.76033496856689">
                <text:p>4.76033496856689</text:p>
              </table:table-cell>
              <table:table-cell office:value-type="float" office:value="0.827881792865305">
                <text:p>0.8278817928653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76439547538757">
                <text:p>0.276439547538757</text:p>
              </table:table-cell>
              <table:table-cell office:value-type="float" office:value="4.71374607086182">
                <text:p>4.71374607086182</text:p>
              </table:table-cell>
              <table:table-cell office:value-type="float" office:value="0.827358590932961">
                <text:p>0.8273585909329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79054045677185">
                <text:p>0.279054045677185</text:p>
              </table:table-cell>
              <table:table-cell office:value-type="float" office:value="4.66780805587769">
                <text:p>4.66780805587769</text:p>
              </table:table-cell>
              <table:table-cell office:value-type="float" office:value="0.839537813382291">
                <text:p>0.839537813382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275631070137024">
                <text:p>0.275631070137024</text:p>
              </table:table-cell>
              <table:table-cell office:value-type="float" office:value="4.62250661849976">
                <text:p>4.62250661849976</text:p>
              </table:table-cell>
              <table:table-cell office:value-type="float" office:value="0.833563023334307">
                <text:p>0.8335630233343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279119312763214">
                <text:p>0.279119312763214</text:p>
              </table:table-cell>
              <table:table-cell office:value-type="float" office:value="4.57782697677612">
                <text:p>4.57782697677612</text:p>
              </table:table-cell>
              <table:table-cell office:value-type="float" office:value="0.848512976316095">
                <text:p>0.848512976316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277685135602951">
                <text:p>0.277685135602951</text:p>
              </table:table-cell>
              <table:table-cell office:value-type="float" office:value="4.53375864028931">
                <text:p>4.53375864028931</text:p>
              </table:table-cell>
              <table:table-cell office:value-type="float" office:value="0.848554156789708">
                <text:p>0.848554156789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72947013378143">
                <text:p>0.272947013378143</text:p>
              </table:table-cell>
              <table:table-cell office:value-type="float" office:value="4.49028921127319">
                <text:p>4.49028921127319</text:p>
              </table:table-cell>
              <table:table-cell office:value-type="float" office:value="0.838423824036">
                <text:p>0.838423824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7291738986969">
                <text:p>0.27291738986969</text:p>
              </table:table-cell>
              <table:table-cell office:value-type="float" office:value="4.44741010665894">
                <text:p>4.44741010665894</text:p>
              </table:table-cell>
              <table:table-cell office:value-type="float" office:value="0.842703512788108">
                <text:p>0.8427035127881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7979302406311">
                <text:p>0.27979302406311</text:p>
              </table:table-cell>
              <table:table-cell office:value-type="float" office:value="4.40510749816895">
                <text:p>4.40510749816895</text:p>
              </table:table-cell>
              <table:table-cell office:value-type="float" office:value="0.868437980414901">
                <text:p>0.8684379804149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272304654121399">
                <text:p>0.272304654121399</text:p>
              </table:table-cell>
              <table:table-cell office:value-type="float" office:value="4.36337232589722">
                <text:p>4.36337232589722</text:p>
              </table:table-cell>
              <table:table-cell office:value-type="float" office:value="0.849601600660241">
                <text:p>0.8496016006602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267636060714722">
                <text:p>0.267636060714722</text:p>
              </table:table-cell>
              <table:table-cell office:value-type="float" office:value="4.322190284729">
                <text:p>4.322190284729</text:p>
              </table:table-cell>
              <table:table-cell office:value-type="float" office:value="0.839388892620105">
                <text:p>0.83938889262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267085462808609">
                <text:p>0.267085462808609</text:p>
              </table:table-cell>
              <table:table-cell office:value-type="float" office:value="4.28155612945557">
                <text:p>4.28155612945557</text:p>
              </table:table-cell>
              <table:table-cell office:value-type="float" office:value="0.842029235965479">
                <text:p>0.842029235965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263185888528824">
                <text:p>0.263185888528824</text:p>
              </table:table-cell>
              <table:table-cell office:value-type="float" office:value="4.24145460128784">
                <text:p>4.24145460128784</text:p>
              </table:table-cell>
              <table:table-cell office:value-type="float" office:value="0.834061070820424">
                <text:p>0.834061070820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269194543361664">
                <text:p>0.269194543361664</text:p>
              </table:table-cell>
              <table:table-cell office:value-type="float" office:value="4.20187902450562">
                <text:p>4.20187902450562</text:p>
              </table:table-cell>
              <table:table-cell office:value-type="float" office:value="0.857550758448536">
                <text:p>0.8575507584485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63569474220276">
                <text:p>0.263569474220276</text:p>
              </table:table-cell>
              <table:table-cell office:value-type="float" office:value="4.16282081604004">
                <text:p>4.16282081604004</text:p>
              </table:table-cell>
              <table:table-cell office:value-type="float" office:value="0.844008896644894">
                <text:p>0.8440088966448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261352002620697">
                <text:p>0.261352002620697</text:p>
              </table:table-cell>
              <table:table-cell office:value-type="float" office:value="4.12426710128784">
                <text:p>4.12426710128784</text:p>
              </table:table-cell>
              <table:table-cell office:value-type="float" office:value="0.841271309006864">
                <text:p>0.8412713090068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26718145608902">
                <text:p>0.26718145608902</text:p>
              </table:table-cell>
              <table:table-cell office:value-type="float" office:value="4.08621215820313">
                <text:p>4.08621215820313</text:p>
              </table:table-cell>
              <table:table-cell office:value-type="float" office:value="0.86451969037518">
                <text:p>0.864519690375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261552542448044">
                <text:p>0.261552542448044</text:p>
              </table:table-cell>
              <table:table-cell office:value-type="float" office:value="4.04864406585693">
                <text:p>4.04864406585693</text:p>
              </table:table-cell>
              <table:table-cell office:value-type="float" office:value="0.850718454914226">
                <text:p>0.8507184549142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63395220041275">
                <text:p>0.263395220041275</text:p>
              </table:table-cell>
              <table:table-cell office:value-type="float" office:value="4.01155614852905">
                <text:p>4.01155614852905</text:p>
              </table:table-cell>
              <table:table-cell office:value-type="float" office:value="0.861178401018306">
                <text:p>0.8611784010183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254941493272781">
                <text:p>0.254941493272781</text:p>
              </table:table-cell>
              <table:table-cell office:value-type="float" office:value="3.97493863105774">
                <text:p>3.97493863105774</text:p>
              </table:table-cell>
              <table:table-cell office:value-type="float" office:value="0.837884383489108">
                <text:p>0.8378843834891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262718498706818">
                <text:p>0.262718498706818</text:p>
              </table:table-cell>
              <table:table-cell office:value-type="float" office:value="3.93878221511841">
                <text:p>3.93878221511841</text:p>
              </table:table-cell>
              <table:table-cell office:value-type="float" office:value="0.867945699830265">
                <text:p>0.8679456998302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57425665855408">
                <text:p>0.257425665855408</text:p>
              </table:table-cell>
              <table:table-cell office:value-type="float" office:value="3.903080701828">
                <text:p>3.903080701828</text:p>
              </table:table-cell>
              <table:table-cell office:value-type="float" office:value="0.85489362433889">
                <text:p>0.854893624338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259922027587891">
                <text:p>0.259922027587891</text:p>
              </table:table-cell>
              <table:table-cell office:value-type="float" office:value="3.86782765388489">
                <text:p>3.86782765388489</text:p>
              </table:table-cell>
              <table:table-cell office:value-type="float" office:value="0.867684123339982">
                <text:p>0.8676841233399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253075659275055">
                <text:p>0.253075659275055</text:p>
              </table:table-cell>
              <table:table-cell office:value-type="float" office:value="3.833012342453">
                <text:p>3.833012342453</text:p>
              </table:table-cell>
              <table:table-cell office:value-type="float" office:value="0.849233803749469">
                <text:p>0.849233803749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259153336286545">
                <text:p>0.259153336286545</text:p>
              </table:table-cell>
              <table:table-cell office:value-type="float" office:value="3.7986261844635">
                <text:p>3.7986261844635</text:p>
              </table:table-cell>
              <table:table-cell office:value-type="float" office:value="0.874162217160239">
                <text:p>0.8741622171602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253250241279602">
                <text:p>0.253250241279602</text:p>
              </table:table-cell>
              <table:table-cell office:value-type="float" office:value="3.7646656036377">
                <text:p>3.7646656036377</text:p>
              </table:table-cell>
              <table:table-cell office:value-type="float" office:value="0.858703882416656">
                <text:p>0.858703882416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249627530574799">
                <text:p>0.249627530574799</text:p>
              </table:table-cell>
              <table:table-cell office:value-type="float" office:value="3.73111891746521">
                <text:p>3.73111891746521</text:p>
              </table:table-cell>
              <table:table-cell office:value-type="float" office:value="0.850833087356422">
                <text:p>0.850833087356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253530204296112">
                <text:p>0.253530204296112</text:p>
              </table:table-cell>
              <table:table-cell office:value-type="float" office:value="3.69798445701599">
                <text:p>3.69798445701599</text:p>
              </table:table-cell>
              <table:table-cell office:value-type="float" office:value="0.868640206695473">
                <text:p>0.8686402066954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9737113714218">
                <text:p>0.249737113714218</text:p>
              </table:table-cell>
              <table:table-cell office:value-type="float" office:value="3.66525053977966">
                <text:p>3.66525053977966</text:p>
              </table:table-cell>
              <table:table-cell office:value-type="float" office:value="0.860105333479139">
                <text:p>0.8601053334791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24715381860733">
                <text:p>0.24715381860733</text:p>
              </table:table-cell>
              <table:table-cell office:value-type="float" office:value="3.63291192054749">
                <text:p>3.63291192054749</text:p>
              </table:table-cell>
              <table:table-cell office:value-type="float" office:value="0.855646166059448">
                <text:p>0.8556461660594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24740993976593">
                <text:p>0.24740993976593</text:p>
              </table:table-cell>
              <table:table-cell office:value-type="float" office:value="3.60096383094788">
                <text:p>3.60096383094788</text:p>
              </table:table-cell>
              <table:table-cell office:value-type="float" office:value="0.860998428423779">
                <text:p>0.8609984284237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24421700835228">
                <text:p>0.24421700835228</text:p>
              </table:table-cell>
              <table:table-cell office:value-type="float" office:value="3.56939625740051">
                <text:p>3.56939625740051</text:p>
              </table:table-cell>
              <table:table-cell office:value-type="float" office:value="0.854317796489099">
                <text:p>0.8543177964890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23612043261528">
                <text:p>0.23612043261528</text:p>
              </table:table-cell>
              <table:table-cell office:value-type="float" office:value="3.53820610046387">
                <text:p>3.53820610046387</text:p>
              </table:table-cell>
              <table:table-cell office:value-type="float" office:value="0.83030078410767">
                <text:p>0.83030078410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245463043451309">
                <text:p>0.245463043451309</text:p>
              </table:table-cell>
              <table:table-cell office:value-type="float" office:value="3.50738382339478">
                <text:p>3.50738382339478</text:p>
              </table:table-cell>
              <table:table-cell office:value-type="float" office:value="0.867653501500591">
                <text:p>0.8676535015005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44579821825027">
                <text:p>0.244579821825027</text:p>
              </table:table-cell>
              <table:table-cell office:value-type="float" office:value="3.47692680358887">
                <text:p>3.47692680358887</text:p>
              </table:table-cell>
              <table:table-cell office:value-type="float" office:value="0.869038795703698">
                <text:p>0.8690387957036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44364306330681">
                <text:p>0.244364306330681</text:p>
              </table:table-cell>
              <table:table-cell office:value-type="float" office:value="3.44682693481445">
                <text:p>3.44682693481445</text:p>
              </table:table-cell>
              <table:table-cell office:value-type="float" office:value="0.872799807182892">
                <text:p>0.8727998071828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39792823791504">
                <text:p>0.239792823791504</text:p>
              </table:table-cell>
              <table:table-cell office:value-type="float" office:value="3.41707968711853">
                <text:p>3.41707968711853</text:p>
              </table:table-cell>
              <table:table-cell office:value-type="float" office:value="0.860937024449973">
                <text:p>0.860937024449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40632250905037">
                <text:p>0.240632250905037</text:p>
              </table:table-cell>
              <table:table-cell office:value-type="float" office:value="3.38767886161804">
                <text:p>3.38767886161804</text:p>
              </table:table-cell>
              <table:table-cell office:value-type="float" office:value="0.868455095904812">
                <text:p>0.8684550959048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932446539402">
                <text:p>0.23932446539402</text:p>
              </table:table-cell>
              <table:table-cell office:value-type="float" office:value="3.35861706733704">
                <text:p>3.35861706733704</text:p>
              </table:table-cell>
              <table:table-cell office:value-type="float" office:value="0.868238346841457">
                <text:p>0.8682383468414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40188330411911">
                <text:p>0.240188330411911</text:p>
              </table:table-cell>
              <table:table-cell office:value-type="float" office:value="3.32989120483398">
                <text:p>3.32989120483398</text:p>
              </table:table-cell>
              <table:table-cell office:value-type="float" office:value="0.87591527545963">
                <text:p>0.87591527545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4102109670639">
                <text:p>0.24102109670639</text:p>
              </table:table-cell>
              <table:table-cell office:value-type="float" office:value="3.30149555206299">
                <text:p>3.30149555206299</text:p>
              </table:table-cell>
              <table:table-cell office:value-type="float" office:value="0.883534650824927">
                <text:p>0.8835346508249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39273577928543">
                <text:p>0.239273577928543</text:p>
              </table:table-cell>
              <table:table-cell office:value-type="float" office:value="3.27342534065247">
                <text:p>3.27342534065247</text:p>
              </table:table-cell>
              <table:table-cell office:value-type="float" office:value="0.881701548089753">
                <text:p>0.881701548089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39519417285919">
                <text:p>0.239519417285919</text:p>
              </table:table-cell>
              <table:table-cell office:value-type="float" office:value="3.2456738948822">
                <text:p>3.2456738948822</text:p>
              </table:table-cell>
              <table:table-cell office:value-type="float" office:value="0.887208956214433">
                <text:p>0.887208956214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34749585390091">
                <text:p>0.234749585390091</text:p>
              </table:table-cell>
              <table:table-cell office:value-type="float" office:value="3.21823668479919">
                <text:p>3.21823668479919</text:p>
              </table:table-cell>
              <table:table-cell office:value-type="float" office:value="0.874074310057058">
                <text:p>0.874074310057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27840691804886">
                <text:p>0.227840691804886</text:p>
              </table:table-cell>
              <table:table-cell office:value-type="float" office:value="3.19111061096191">
                <text:p>3.19111061096191</text:p>
              </table:table-cell>
              <table:table-cell office:value-type="float" office:value="0.852772415990182">
                <text:p>0.8527724159901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28429555892944">
                <text:p>0.228429555892944</text:p>
              </table:table-cell>
              <table:table-cell office:value-type="float" office:value="3.16428804397583">
                <text:p>3.16428804397583</text:p>
              </table:table-cell>
              <table:table-cell office:value-type="float" office:value="0.859433899901935">
                <text:p>0.8594338999019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31050565838814">
                <text:p>0.231050565838814</text:p>
              </table:table-cell>
              <table:table-cell office:value-type="float" office:value="3.13776588439941">
                <text:p>3.13776588439941</text:p>
              </table:table-cell>
              <table:table-cell office:value-type="float" office:value="0.873827186843477">
                <text:p>0.8738271868434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27480977773666">
                <text:p>0.227480977773666</text:p>
              </table:table-cell>
              <table:table-cell office:value-type="float" office:value="3.11153888702393">
                <text:p>3.11153888702393</text:p>
              </table:table-cell>
              <table:table-cell office:value-type="float" office:value="0.864812451019882">
                <text:p>0.8648124510198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30664983391762">
                <text:p>0.230664983391762</text:p>
              </table:table-cell>
              <table:table-cell office:value-type="float" office:value="3.08560252189636">
                <text:p>3.08560252189636</text:p>
              </table:table-cell>
              <table:table-cell office:value-type="float" office:value="0.881488902628263">
                <text:p>0.8814889026282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27599501609802">
                <text:p>0.227599501609802</text:p>
              </table:table-cell>
              <table:table-cell office:value-type="float" office:value="3.05995321273804">
                <text:p>3.05995321273804</text:p>
              </table:table-cell>
              <table:table-cell office:value-type="float" office:value="0.874308733757485">
                <text:p>0.8743087337574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24996402859688">
                <text:p>0.224996402859688</text:p>
              </table:table-cell>
              <table:table-cell office:value-type="float" office:value="3.03458595275879">
                <text:p>3.03458595275879</text:p>
              </table:table-cell>
              <table:table-cell office:value-type="float" office:value="0.868815211679675">
                <text:p>0.8688152116796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22769647836685">
                <text:p>0.222769647836685</text:p>
              </table:table-cell>
              <table:table-cell office:value-type="float" office:value="3.00949740409851">
                <text:p>3.00949740409851</text:p>
              </table:table-cell>
              <table:table-cell office:value-type="float" office:value="0.864701457323762">
                <text:p>0.864701457323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24984094500542">
                <text:p>0.224984094500542</text:p>
              </table:table-cell>
              <table:table-cell office:value-type="float" office:value="2.98468160629272">
                <text:p>2.98468160629272</text:p>
              </table:table-cell>
              <table:table-cell office:value-type="float" office:value="0.877850013572629">
                <text:p>0.8778500135726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25899085402489">
                <text:p>0.225899085402489</text:p>
              </table:table-cell>
              <table:table-cell office:value-type="float" office:value="2.9601354598999">
                <text:p>2.9601354598999</text:p>
              </table:table-cell>
              <table:table-cell office:value-type="float" office:value="0.886015476124897">
                <text:p>0.8860154761248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2400438785553">
                <text:p>0.22400438785553</text:p>
              </table:table-cell>
              <table:table-cell office:value-type="float" office:value="2.93585515022278">
                <text:p>2.93585515022278</text:p>
              </table:table-cell>
              <table:table-cell office:value-type="float" office:value="0.883164679648723">
                <text:p>0.883164679648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23509207367897">
                <text:p>0.223509207367897</text:p>
              </table:table-cell>
              <table:table-cell office:value-type="float" office:value="2.91183614730835">
                <text:p>2.91183614730835</text:p>
              </table:table-cell>
              <table:table-cell office:value-type="float" office:value="0.885806609042568">
                <text:p>0.8858066090425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26256847381592">
                <text:p>0.226256847381592</text:p>
              </table:table-cell>
              <table:table-cell office:value-type="float" office:value="2.88807654380798">
                <text:p>2.88807654380798</text:p>
              </table:table-cell>
              <table:table-cell office:value-type="float" office:value="0.901370957012845">
                <text:p>0.9013709570128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18991130590439">
                <text:p>0.218991130590439</text:p>
              </table:table-cell>
              <table:table-cell office:value-type="float" office:value="2.86456966400147">
                <text:p>2.86456966400147</text:p>
              </table:table-cell>
              <table:table-cell office:value-type="float" office:value="0.876973936049571">
                <text:p>0.8769739360495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20777124166489">
                <text:p>0.220777124166489</text:p>
              </table:table-cell>
              <table:table-cell office:value-type="float" office:value="2.84131217002869">
                <text:p>2.84131217002869</text:p>
              </table:table-cell>
              <table:table-cell office:value-type="float" office:value="0.888735572753244">
                <text:p>0.888735572753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23068699240685">
                <text:p>0.223068699240685</text:p>
              </table:table-cell>
              <table:table-cell office:value-type="float" office:value="2.81830263137817">
                <text:p>2.81830263137817</text:p>
              </table:table-cell>
              <table:table-cell office:value-type="float" office:value="0.902641834716908">
                <text:p>0.902641834716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20189332962036">
                <text:p>0.220189332962036</text:p>
              </table:table-cell>
              <table:table-cell office:value-type="float" office:value="2.79553556442261">
                <text:p>2.79553556442261</text:p>
              </table:table-cell>
              <table:table-cell office:value-type="float" office:value="0.895635770058068">
                <text:p>0.8956357700580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23808407783508">
                <text:p>0.223808407783508</text:p>
              </table:table-cell>
              <table:table-cell office:value-type="float" office:value="2.77300882339478">
                <text:p>2.77300882339478</text:p>
              </table:table-cell>
              <table:table-cell office:value-type="float" office:value="0.915102798033434">
                <text:p>0.9151027980334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19972729682922">
                <text:p>0.219972729682922</text:p>
              </table:table-cell>
              <table:table-cell office:value-type="float" office:value="2.75071787834168">
                <text:p>2.75071787834168</text:p>
              </table:table-cell>
              <table:table-cell office:value-type="float" office:value="0.904108726432128">
                <text:p>0.904108726432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15331941843033">
                <text:p>0.215331941843033</text:p>
              </table:table-cell>
              <table:table-cell office:value-type="float" office:value="2.72865986824036">
                <text:p>2.72865986824036</text:p>
              </table:table-cell>
              <table:table-cell office:value-type="float" office:value="0.889648816046526">
                <text:p>0.8896488160465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15198963880539">
                <text:p>0.215198963880539</text:p>
              </table:table-cell>
              <table:table-cell office:value-type="float" office:value="2.70683026313782">
                <text:p>2.70683026313782</text:p>
              </table:table-cell>
              <table:table-cell office:value-type="float" office:value="0.893734773012239">
                <text:p>0.8937347730122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1367871761322">
                <text:p>0.21367871761322</text:p>
              </table:table-cell>
              <table:table-cell office:value-type="float" office:value="2.68522763252258">
                <text:p>2.68522763252258</text:p>
              </table:table-cell>
              <table:table-cell office:value-type="float" office:value="0.892047703515448">
                <text:p>0.892047703515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11188614368439">
                <text:p>0.211188614368439</text:p>
              </table:table-cell>
              <table:table-cell office:value-type="float" office:value="2.66384792327881">
                <text:p>2.66384792327881</text:p>
              </table:table-cell>
              <table:table-cell office:value-type="float" office:value="0.886248764897796">
                <text:p>0.8862487648977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09346622228622">
                <text:p>0.209346622228622</text:p>
              </table:table-cell>
              <table:table-cell office:value-type="float" office:value="2.64268851280212">
                <text:p>2.64268851280212</text:p>
              </table:table-cell>
              <table:table-cell office:value-type="float" office:value="0.883099078374143">
                <text:p>0.8830990783741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11464419960976">
                <text:p>0.211464419960976</text:p>
              </table:table-cell>
              <table:table-cell office:value-type="float" office:value="2.62174534797668">
                <text:p>2.62174534797668</text:p>
              </table:table-cell>
              <table:table-cell office:value-type="float" office:value="0.896683359483775">
                <text:p>0.8966833594837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06359431147575">
                <text:p>0.206359431147575</text:p>
              </table:table-cell>
              <table:table-cell office:value-type="float" office:value="2.60101509094238">
                <text:p>2.60101509094238</text:p>
              </table:table-cell>
              <table:table-cell office:value-type="float" office:value="0.879598455572691">
                <text:p>0.879598455572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09677308797836">
                <text:p>0.209677308797836</text:p>
              </table:table-cell>
              <table:table-cell office:value-type="float" office:value="2.5804967880249">
                <text:p>2.5804967880249</text:p>
              </table:table-cell>
              <table:table-cell office:value-type="float" office:value="0.898400326821632">
                <text:p>0.8984003268216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10304081439972">
                <text:p>0.210304081439972</text:p>
              </table:table-cell>
              <table:table-cell office:value-type="float" office:value="2.56018590927124">
                <text:p>2.56018590927124</text:p>
              </table:table-cell>
              <table:table-cell office:value-type="float" office:value="0.905783697722084">
                <text:p>0.9057836977220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05620795488358">
                <text:p>0.205620795488358</text:p>
              </table:table-cell>
              <table:table-cell office:value-type="float" office:value="2.54008007049561">
                <text:p>2.54008007049561</text:p>
              </table:table-cell>
              <table:table-cell office:value-type="float" office:value="0.890229875911759">
                <text:p>0.8902298759117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11637243628502">
                <text:p>0.211637243628502</text:p>
              </table:table-cell>
              <table:table-cell office:value-type="float" office:value="2.52017736434937">
                <text:p>2.52017736434937</text:p>
              </table:table-cell>
              <table:table-cell office:value-type="float" office:value="0.921054986176612">
                <text:p>0.9210549861766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03900873661041">
                <text:p>0.203900873661041</text:p>
              </table:table-cell>
              <table:table-cell office:value-type="float" office:value="2.50047254562378">
                <text:p>2.50047254562378</text:p>
              </table:table-cell>
              <table:table-cell office:value-type="float" office:value="0.892012374644134">
                <text:p>0.8920123746441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03974783420563">
                <text:p>0.203974783420563</text:p>
              </table:table-cell>
              <table:table-cell office:value-type="float" office:value="2.48096537590027">
                <text:p>2.48096537590027</text:p>
              </table:table-cell>
              <table:table-cell office:value-type="float" office:value="0.896987941298266">
                <text:p>0.8969879412982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07901641726494">
                <text:p>0.207901641726494</text:p>
              </table:table-cell>
              <table:table-cell office:value-type="float" office:value="2.46165251731873">
                <text:p>2.46165251731873</text:p>
              </table:table-cell>
              <table:table-cell office:value-type="float" office:value="0.919022986562577">
                <text:p>0.9190229865625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04326301813126">
                <text:p>0.204326301813126</text:p>
              </table:table-cell>
              <table:table-cell office:value-type="float" office:value="2.44252991676331">
                <text:p>2.44252991676331</text:p>
              </table:table-cell>
              <table:table-cell office:value-type="float" office:value="0.907927271337976">
                <text:p>0.9079272713379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03227072954178">
                <text:p>0.203227072954178</text:p>
              </table:table-cell>
              <table:table-cell office:value-type="float" office:value="2.42359733581543">
                <text:p>2.42359733581543</text:p>
              </table:table-cell>
              <table:table-cell office:value-type="float" office:value="0.907750882929652">
                <text:p>0.9077508829296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198437988758087">
                <text:p>0.198437988758087</text:p>
              </table:table-cell>
              <table:table-cell office:value-type="float" office:value="2.40485072135925">
                <text:p>2.40485072135925</text:p>
              </table:table-cell>
              <table:table-cell office:value-type="float" office:value="0.890980636753825">
                <text:p>0.8909806367538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0514403283596">
                <text:p>0.20514403283596</text:p>
              </table:table-cell>
              <table:table-cell office:value-type="float" office:value="2.38628792762756">
                <text:p>2.38628792762756</text:p>
              </table:table-cell>
              <table:table-cell office:value-type="float" office:value="0.92589271991432">
                <text:p>0.925892719914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03245490789413">
                <text:p>0.203245490789413</text:p>
              </table:table-cell>
              <table:table-cell office:value-type="float" office:value="2.36790728569031">
                <text:p>2.36790728569031</text:p>
              </table:table-cell>
              <table:table-cell office:value-type="float" office:value="0.922106388495279">
                <text:p>0.9221063884952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19832044839859">
                <text:p>0.19832044839859</text:p>
              </table:table-cell>
              <table:table-cell office:value-type="float" office:value="2.34970474243164">
                <text:p>2.34970474243164</text:p>
              </table:table-cell>
              <table:table-cell office:value-type="float" office:value="0.904452864977814">
                <text:p>0.9044528649778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02160760760307">
                <text:p>0.202160760760307</text:p>
              </table:table-cell>
              <table:table-cell office:value-type="float" office:value="2.33167958259583">
                <text:p>2.33167958259583</text:p>
              </table:table-cell>
              <table:table-cell office:value-type="float" office:value="0.926773565032155">
                <text:p>0.9267735650321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198821231722832">
                <text:p>0.198821231722832</text:p>
              </table:table-cell>
              <table:table-cell office:value-type="float" office:value="2.31382870674133">
                <text:p>2.31382870674133</text:p>
              </table:table-cell>
              <table:table-cell office:value-type="float" office:value="0.916215987423844">
                <text:p>0.9162159874238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197353065013886">
                <text:p>0.197353065013886</text:p>
              </table:table-cell>
              <table:table-cell office:value-type="float" office:value="2.29614973068237">
                <text:p>2.29614973068237</text:p>
              </table:table-cell>
              <table:table-cell office:value-type="float" office:value="0.914191781400238">
                <text:p>0.9141917814002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198361188173294">
                <text:p>0.198361188173294</text:p>
              </table:table-cell>
              <table:table-cell office:value-type="float" office:value="2.27864098548889">
                <text:p>2.27864098548889</text:p>
              </table:table-cell>
              <table:table-cell office:value-type="float" office:value="0.923652200748508">
                <text:p>0.923652200748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197925627231598">
                <text:p>0.197925627231598</text:p>
              </table:table-cell>
              <table:table-cell office:value-type="float" office:value="2.26129937171936">
                <text:p>2.26129937171936</text:p>
              </table:table-cell>
              <table:table-cell office:value-type="float" office:value="0.926428974863699">
                <text:p>0.9264289748636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9617341160774">
                <text:p>0.199617341160774</text:p>
              </table:table-cell>
              <table:table-cell office:value-type="float" office:value="2.2441234588623">
                <text:p>2.2441234588623</text:p>
              </table:table-cell>
              <table:table-cell office:value-type="float" office:value="0.939218627969632">
                <text:p>0.939218627969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195028215646744">
                <text:p>0.195028215646744</text:p>
              </table:table-cell>
              <table:table-cell office:value-type="float" office:value="2.22711133956909">
                <text:p>2.22711133956909</text:p>
              </table:table-cell>
              <table:table-cell office:value-type="float" office:value="0.922410439639558">
                <text:p>0.9224104396395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192960768938065">
                <text:p>0.192960768938065</text:p>
              </table:table-cell>
              <table:table-cell office:value-type="float" office:value="2.21026039123535">
                <text:p>2.21026039123535</text:p>
              </table:table-cell>
              <table:table-cell office:value-type="float" office:value="0.917390238373026">
                <text:p>0.9173902383730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194931507110596">
                <text:p>0.194931507110596</text:p>
              </table:table-cell>
              <table:table-cell office:value-type="float" office:value="2.19356846809387">
                <text:p>2.19356846809387</text:p>
              </table:table-cell>
              <table:table-cell office:value-type="float" office:value="0.931591388650937">
                <text:p>0.9315913886509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187359318137169">
                <text:p>0.187359318137169</text:p>
              </table:table-cell>
              <table:table-cell office:value-type="float" office:value="2.17703342437744">
                <text:p>2.17703342437744</text:p>
              </table:table-cell>
              <table:table-cell office:value-type="float" office:value="0.900071589097992">
                <text:p>0.9000715890979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198596030473709">
                <text:p>0.198596030473709</text:p>
              </table:table-cell>
              <table:table-cell office:value-type="float" office:value="2.1606547832489">
                <text:p>2.1606547832489</text:p>
              </table:table-cell>
              <table:table-cell office:value-type="float" office:value="0.959026595417253">
                <text:p>0.9590265954172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192468523979187">
                <text:p>0.192468523979187</text:p>
              </table:table-cell>
              <table:table-cell office:value-type="float" office:value="2.14442801475525">
                <text:p>2.14442801475525</text:p>
              </table:table-cell>
              <table:table-cell office:value-type="float" office:value="0.93428232866971">
                <text:p>0.934282328669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190162375569344">
                <text:p>0.190162375569344</text:p>
              </table:table-cell>
              <table:table-cell office:value-type="float" office:value="2.12835359573364">
                <text:p>2.12835359573364</text:p>
              </table:table-cell>
              <table:table-cell office:value-type="float" office:value="0.927900362039548">
                <text:p>0.9279003620395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188452273607254">
                <text:p>0.188452273607254</text:p>
              </table:table-cell>
              <table:table-cell office:value-type="float" office:value="2.11242842674255">
                <text:p>2.11242842674255</text:p>
              </table:table-cell>
              <table:table-cell office:value-type="float" office:value="0.924350036695322">
                <text:p>0.924350036695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190117061138153">
                <text:p>0.190117061138153</text:p>
              </table:table-cell>
              <table:table-cell office:value-type="float" office:value="2.09665131568909">
                <text:p>2.09665131568909</text:p>
              </table:table-cell>
              <table:table-cell office:value-type="float" office:value="0.937377457006706">
                <text:p>0.9373774570067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190850913524628">
                <text:p>0.190850913524628</text:p>
              </table:table-cell>
              <table:table-cell office:value-type="float" office:value="2.08101916313171">
                <text:p>2.08101916313171</text:p>
              </table:table-cell>
              <table:table-cell office:value-type="float" office:value="0.945901658779635">
                <text:p>0.9459016587796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188450574874878">
                <text:p>0.188450574874878</text:p>
              </table:table-cell>
              <table:table-cell office:value-type="float" office:value="2.06553173065186">
                <text:p>2.06553173065186</text:p>
              </table:table-cell>
              <table:table-cell office:value-type="float" office:value="0.938874496129424">
                <text:p>0.9388744961294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184644877910614">
                <text:p>0.184644877910614</text:p>
              </table:table-cell>
              <table:table-cell office:value-type="float" office:value="2.05018615722656">
                <text:p>2.05018615722656</text:p>
              </table:table-cell>
              <table:table-cell office:value-type="float" office:value="0.924710249394606">
                <text:p>0.9247102493946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188086643815041">
                <text:p>0.188086643815041</text:p>
              </table:table-cell>
              <table:table-cell office:value-type="float" office:value="2.03498101234436">
                <text:p>2.03498101234436</text:p>
              </table:table-cell>
              <table:table-cell office:value-type="float" office:value="0.946857655681052">
                <text:p>0.9468576556810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18393662571907">
                <text:p>0.18393662571907</text:p>
              </table:table-cell>
              <table:table-cell office:value-type="float" office:value="2.01991486549377">
                <text:p>2.01991486549377</text:p>
              </table:table-cell>
              <table:table-cell office:value-type="float" office:value="0.930793376909091">
                <text:p>0.9307933769090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184846103191376">
                <text:p>0.184846103191376</text:p>
              </table:table-cell>
              <table:table-cell office:value-type="float" office:value="2.00498557090759">
                <text:p>2.00498557090759</text:p>
              </table:table-cell>
              <table:table-cell office:value-type="float" office:value="0.940272425198326">
                <text:p>0.9402724251983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181177973747253">
                <text:p>0.181177973747253</text:p>
              </table:table-cell>
              <table:table-cell office:value-type="float" office:value="1.99019205570221">
                <text:p>1.99019205570221</text:p>
              </table:table-cell>
              <table:table-cell office:value-type="float" office:value="0.926418310286691">
                <text:p>0.9264183102866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18379981815815">
                <text:p>0.18379981815815</text:p>
              </table:table-cell>
              <table:table-cell office:value-type="float" office:value="1.9755322933197">
                <text:p>1.9755322933197</text:p>
              </table:table-cell>
              <table:table-cell office:value-type="float" office:value="0.944724417862303">
                <text:p>0.9447244178623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184896364808083">
                <text:p>0.184896364808083</text:p>
              </table:table-cell>
              <table:table-cell office:value-type="float" office:value="1.96100378036499">
                <text:p>1.96100378036499</text:p>
              </table:table-cell>
              <table:table-cell office:value-type="float" office:value="0.955315374425835">
                <text:p>0.9553153744258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179510504007339">
                <text:p>0.179510504007339</text:p>
              </table:table-cell>
              <table:table-cell office:value-type="float" office:value="1.94660699367523">
                <text:p>1.94660699367523</text:p>
              </table:table-cell>
              <table:table-cell office:value-type="float" office:value="0.932323416071154">
                <text:p>0.932323416071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18161204457283">
                <text:p>0.18161204457283</text:p>
              </table:table-cell>
              <table:table-cell office:value-type="float" office:value="1.93233859539032">
                <text:p>1.93233859539032</text:p>
              </table:table-cell>
              <table:table-cell office:value-type="float" office:value="0.948155797197489">
                <text:p>0.9481557971974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179845303297043">
                <text:p>0.179845303297043</text:p>
              </table:table-cell>
              <table:table-cell office:value-type="float" office:value="1.91819787025452">
                <text:p>1.91819787025452</text:p>
              </table:table-cell>
              <table:table-cell office:value-type="float" office:value="0.943827199793835">
                <text:p>0.9438271997938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18066543340683">
                <text:p>0.18066543340683</text:p>
              </table:table-cell>
              <table:table-cell office:value-type="float" office:value="1.90418255329132">
                <text:p>1.90418255329132</text:p>
              </table:table-cell>
              <table:table-cell office:value-type="float" office:value="0.953074361690499">
                <text:p>0.9530743616904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178538590669632">
                <text:p>0.178538590669632</text:p>
              </table:table-cell>
              <table:table-cell office:value-type="float" office:value="1.89029228687286">
                <text:p>1.89029228687286</text:p>
              </table:table-cell>
              <table:table-cell office:value-type="float" office:value="0.946764909894528">
                <text:p>0.9467649098945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181061595678329">
                <text:p>0.181061595678329</text:p>
              </table:table-cell>
              <table:table-cell office:value-type="float" office:value="1.87652540206909">
                <text:p>1.87652540206909</text:p>
              </table:table-cell>
              <table:table-cell office:value-type="float" office:value="0.965149801560326">
                <text:p>0.9651498015603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175331115722656">
                <text:p>0.175331115722656</text:p>
              </table:table-cell>
              <table:table-cell office:value-type="float" office:value="1.86287915706635">
                <text:p>1.86287915706635</text:p>
              </table:table-cell>
              <table:table-cell office:value-type="float" office:value="0.939476043286474">
                <text:p>0.9394760432864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73162534832954">
                <text:p>0.173162534832954</text:p>
              </table:table-cell>
              <table:table-cell office:value-type="float" office:value="1.84935367107391">
                <text:p>1.84935367107391</text:p>
              </table:table-cell>
              <table:table-cell office:value-type="float" office:value="0.932693562982175">
                <text:p>0.9326935629821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7759196460247">
                <text:p>0.17759196460247</text:p>
              </table:table-cell>
              <table:table-cell office:value-type="float" office:value="1.83594655990601">
                <text:p>1.83594655990601</text:p>
              </table:table-cell>
              <table:table-cell office:value-type="float" office:value="0.961538521566973">
                <text:p>0.9615385215669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73380470276">
                <text:p>0.180073380470276</text:p>
              </table:table-cell>
              <table:table-cell office:value-type="float" office:value="1.82265710830688">
                <text:p>1.82265710830688</text:p>
              </table:table-cell>
              <table:table-cell office:value-type="float" office:value="0.980056751982811">
                <text:p>0.9800567519828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73819005489349">
                <text:p>0.173819005489349</text:p>
              </table:table-cell>
              <table:table-cell office:value-type="float" office:value="1.8094836473465">
                <text:p>1.8094836473465</text:p>
              </table:table-cell>
              <table:table-cell office:value-type="float" office:value="0.950949160927247">
                <text:p>0.9509491609272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77542388439178">
                <text:p>0.177542388439178</text:p>
              </table:table-cell>
              <table:table-cell office:value-type="float" office:value="1.7964243888855">
                <text:p>1.7964243888855</text:p>
              </table:table-cell>
              <table:table-cell office:value-type="float" office:value="0.976383492217049">
                <text:p>0.9763834922170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72924414277077">
                <text:p>0.172924414277077</text:p>
              </table:table-cell>
              <table:table-cell office:value-type="float" office:value="1.78347933292389">
                <text:p>1.78347933292389</text:p>
              </table:table-cell>
              <table:table-cell office:value-type="float" office:value="0.955945239363548">
                <text:p>0.9559452393635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71270743012428">
                <text:p>0.171270743012428</text:p>
              </table:table-cell>
              <table:table-cell office:value-type="float" office:value="1.7706458568573">
                <text:p>1.7706458568573</text:p>
              </table:table-cell>
              <table:table-cell office:value-type="float" office:value="0.951739763701852">
                <text:p>0.9517397637018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71877235174179">
                <text:p>0.171877235174179</text:p>
              </table:table-cell>
              <table:table-cell office:value-type="float" office:value="1.75792276859283">
                <text:p>1.75792276859283</text:p>
              </table:table-cell>
              <table:table-cell office:value-type="float" office:value="0.960089506511824">
                <text:p>0.9600895065118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71653598546982">
                <text:p>0.171653598546982</text:p>
              </table:table-cell>
              <table:table-cell office:value-type="float" office:value="1.74530959129334">
                <text:p>1.74530959129334</text:p>
              </table:table-cell>
              <table:table-cell office:value-type="float" office:value="0.963839249628653">
                <text:p>0.9638392496286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68648257851601">
                <text:p>0.168648257851601</text:p>
              </table:table-cell>
              <table:table-cell office:value-type="float" office:value="1.73280453681946">
                <text:p>1.73280453681946</text:p>
              </table:table-cell>
              <table:table-cell office:value-type="float" office:value="0.95190122539372">
                <text:p>0.951901225393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71636044979095">
                <text:p>0.171636044979095</text:p>
              </table:table-cell>
              <table:table-cell office:value-type="float" office:value="1.72040677070618">
                <text:p>1.72040677070618</text:p>
              </table:table-cell>
              <table:table-cell office:value-type="float" office:value="0.973815889285876">
                <text:p>0.9738158892858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68024733662605">
                <text:p>0.168024733662605</text:p>
              </table:table-cell>
              <table:table-cell office:value-type="float" office:value="1.70811450481415">
                <text:p>1.70811450481415</text:p>
              </table:table-cell>
              <table:table-cell office:value-type="float" office:value="0.958296506503356">
                <text:p>0.958296506503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70884072780609">
                <text:p>0.170884072780609</text:p>
              </table:table-cell>
              <table:table-cell office:value-type="float" office:value="1.69592714309692">
                <text:p>1.69592714309692</text:p>
              </table:table-cell>
              <table:table-cell office:value-type="float" office:value="0.979685334366044">
                <text:p>0.9796853343660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69172510504723">
                <text:p>0.169172510504723</text:p>
              </table:table-cell>
              <table:table-cell office:value-type="float" office:value="1.68384349346161">
                <text:p>1.68384349346161</text:p>
              </table:table-cell>
              <table:table-cell office:value-type="float" office:value="0.974929352683207">
                <text:p>0.9749293526832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65120214223862">
                <text:p>0.165120214223862</text:p>
              </table:table-cell>
              <table:table-cell office:value-type="float" office:value="1.67186164855957">
                <text:p>1.67186164855957</text:p>
              </table:table-cell>
              <table:table-cell office:value-type="float" office:value="0.95653733662954">
                <text:p>0.956537336629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66906088590622">
                <text:p>0.166906088590622</text:p>
              </table:table-cell>
              <table:table-cell office:value-type="float" office:value="1.65998148918152">
                <text:p>1.65998148918152</text:p>
              </table:table-cell>
              <table:table-cell office:value-type="float" office:value="0.971923748708919">
                <text:p>0.9719237487089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69383257627487">
                <text:p>0.169383257627487</text:p>
              </table:table-cell>
              <table:table-cell office:value-type="float" office:value="1.64820086956024">
                <text:p>1.64820086956024</text:p>
              </table:table-cell>
              <table:table-cell office:value-type="float" office:value="0.991491115292954">
                <text:p>0.9914911152929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6850757598877">
                <text:p>0.16850757598877</text:p>
              </table:table-cell>
              <table:table-cell office:value-type="float" office:value="1.63651931285858">
                <text:p>1.63651931285858</text:p>
              </table:table-cell>
              <table:table-cell office:value-type="float" office:value="0.99150773894447">
                <text:p>0.99150773894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5455386042595">
                <text:p>0.165455386042595</text:p>
              </table:table-cell>
              <table:table-cell office:value-type="float" office:value="1.62493562698364">
                <text:p>1.62493562698364</text:p>
              </table:table-cell>
              <table:table-cell office:value-type="float" office:value="0.978624124706605">
                <text:p>0.9786241247066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4516925811768">
                <text:p>0.164516925811768</text:p>
              </table:table-cell>
              <table:table-cell office:value-type="float" office:value="1.61344957351685">
                <text:p>1.61344957351685</text:p>
              </table:table-cell>
              <table:table-cell office:value-type="float" office:value="0.978146545138477">
                <text:p>0.9781465451384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6075724363327">
                <text:p>0.16075724363327</text:p>
              </table:table-cell>
              <table:table-cell office:value-type="float" office:value="1.60205805301666">
                <text:p>1.60205805301666</text:p>
              </table:table-cell>
              <table:table-cell office:value-type="float" office:value="0.960776168514753">
                <text:p>0.9607761685147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61742120981216">
                <text:p>0.161742120981216</text:p>
              </table:table-cell>
              <table:table-cell office:value-type="float" office:value="1.59076237678528">
                <text:p>1.59076237678528</text:p>
              </table:table-cell>
              <table:table-cell office:value-type="float" office:value="0.971702088514749">
                <text:p>0.9717020885147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2768870592117">
                <text:p>0.162768870592117</text:p>
              </table:table-cell>
              <table:table-cell office:value-type="float" office:value="1.57955920696259">
                <text:p>1.57955920696259</text:p>
              </table:table-cell>
              <table:table-cell office:value-type="float" office:value="0.982968687661009">
                <text:p>0.9829686876610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1822915077209">
                <text:p>0.161822915077209</text:p>
              </table:table-cell>
              <table:table-cell office:value-type="float" office:value="1.56844913959503">
                <text:p>1.56844913959503</text:p>
              </table:table-cell>
              <table:table-cell office:value-type="float" office:value="0.982350985576915">
                <text:p>0.9823509855769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1236256361008">
                <text:p>0.161236256361008</text:p>
              </table:table-cell>
              <table:table-cell office:value-type="float" office:value="1.5574312210083">
                <text:p>1.5574312210083</text:p>
              </table:table-cell>
              <table:table-cell office:value-type="float" office:value="0.983892618201302">
                <text:p>0.9838926182013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65266022086144">
                <text:p>0.165266022086144</text:p>
              </table:table-cell>
              <table:table-cell office:value-type="float" office:value="1.54650390148163">
                <text:p>1.54650390148163</text:p>
              </table:table-cell>
              <table:table-cell office:value-type="float" office:value="1.01374074281181">
                <text:p>1.013740742811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0650864243507">
                <text:p>0.160650864243507</text:p>
              </table:table-cell>
              <table:table-cell office:value-type="float" office:value="1.53566539287567">
                <text:p>1.53566539287567</text:p>
              </table:table-cell>
              <table:table-cell office:value-type="float" office:value="0.990568982956825">
                <text:p>0.9905689829568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60624071955681">
                <text:p>0.160624071955681</text:p>
              </table:table-cell>
              <table:table-cell office:value-type="float" office:value="1.52491652965546">
                <text:p>1.52491652965546</text:p>
              </table:table-cell>
              <table:table-cell office:value-type="float" office:value="0.995567295585901">
                <text:p>0.9955672955859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60731926560402">
                <text:p>0.160731926560402</text:p>
              </table:table-cell>
              <table:table-cell office:value-type="float" office:value="1.51425516605377">
                <text:p>1.51425516605377</text:p>
              </table:table-cell>
              <table:table-cell office:value-type="float" office:value="1.0014297099837">
                <text:p>1.00142970998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56938761472702">
                <text:p>0.156938761472702</text:p>
              </table:table-cell>
              <table:table-cell office:value-type="float" office:value="1.50368046760559">
                <text:p>1.50368046760559</text:p>
              </table:table-cell>
              <table:table-cell office:value-type="float" office:value="0.982894429381093">
                <text:p>0.9828944293810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58101081848145">
                <text:p>0.158101081848145</text:p>
              </table:table-cell>
              <table:table-cell office:value-type="float" office:value="1.49319219589233">
                <text:p>1.49319219589233</text:p>
              </table:table-cell>
              <table:table-cell office:value-type="float" office:value="0.995336260264309">
                <text:p>0.9953362602643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54683589935303">
                <text:p>0.154683589935303</text:p>
              </table:table-cell>
              <table:table-cell office:value-type="float" office:value="1.48278868198395">
                <text:p>1.48278868198395</text:p>
              </table:table-cell>
              <table:table-cell office:value-type="float" office:value="0.978898263501151">
                <text:p>0.9788982635011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56187996268272">
                <text:p>0.156187996268272</text:p>
              </table:table-cell>
              <table:table-cell office:value-type="float" office:value="1.47246921062469">
                <text:p>1.47246921062469</text:p>
              </table:table-cell>
              <table:table-cell office:value-type="float" office:value="0.993571899281214">
                <text:p>0.9935718992812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54122412204742">
                <text:p>0.154122412204742</text:p>
              </table:table-cell>
              <table:table-cell office:value-type="float" office:value="1.46223330497742">
                <text:p>1.46223330497742</text:p>
              </table:table-cell>
              <table:table-cell office:value-type="float" office:value="0.985543449281034">
                <text:p>0.9855434492810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56885072588921">
                <text:p>0.156885072588921</text:p>
              </table:table-cell>
              <table:table-cell office:value-type="float" office:value="1.45207941532135">
                <text:p>1.45207941532135</text:p>
              </table:table-cell>
              <table:table-cell office:value-type="float" office:value="1.00843969476186">
                <text:p>1.008439694761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5309052169323">
                <text:p>0.15309052169323</text:p>
              </table:table-cell>
              <table:table-cell office:value-type="float" office:value="1.44200730323792">
                <text:p>1.44200730323792</text:p>
              </table:table-cell>
              <table:table-cell office:value-type="float" office:value="0.98917912703731">
                <text:p>0.989179127037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54242590069771">
                <text:p>0.154242590069771</text:p>
              </table:table-cell>
              <table:table-cell office:value-type="float" office:value="1.43201577663422">
                <text:p>1.43201577663422</text:p>
              </table:table-cell>
              <table:table-cell office:value-type="float" office:value="1.00181903973252">
                <text:p>1.001819039732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735304832">
                <text:p>0.154327735304832</text:p>
              </table:table-cell>
              <table:table-cell office:value-type="float" office:value="1.42210400104523">
                <text:p>1.42210400104523</text:p>
              </table:table-cell>
              <table:table-cell office:value-type="float" office:value="1.00759797577229">
                <text:p>1.007597975772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2265474200249">
                <text:p>0.152265474200249</text:p>
              </table:table-cell>
              <table:table-cell office:value-type="float" office:value="1.41227173805237">
                <text:p>1.41227173805237</text:p>
              </table:table-cell>
              <table:table-cell office:value-type="float" office:value="0.999316535973909">
                <text:p>0.9993165359739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48632138967514">
                <text:p>0.148632138967514</text:p>
              </table:table-cell>
              <table:table-cell office:value-type="float" office:value="1.40251696109772">
                <text:p>1.40251696109772</text:p>
              </table:table-cell>
              <table:table-cell office:value-type="float" office:value="0.980556659558471">
                <text:p>0.9805566595584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2003929018974">
                <text:p>0.152003929018974</text:p>
              </table:table-cell>
              <table:table-cell office:value-type="float" office:value="1.39283990859985">
                <text:p>1.39283990859985</text:p>
              </table:table-cell>
              <table:table-cell office:value-type="float" office:value="1.00802919590235">
                <text:p>1.008029195902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50939702987671">
                <text:p>0.150939702987671</text:p>
              </table:table-cell>
              <table:table-cell office:value-type="float" office:value="1.38323962688446">
                <text:p>1.38323962688446</text:p>
              </table:table-cell>
              <table:table-cell office:value-type="float" office:value="1.00619028430655">
                <text:p>1.006190284306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48535668849945">
                <text:p>0.148535668849945</text:p>
              </table:table-cell>
              <table:table-cell office:value-type="float" office:value="1.3737154006958">
                <text:p>1.3737154006958</text:p>
              </table:table-cell>
              <table:table-cell office:value-type="float" office:value="0.995326841118535">
                <text:p>0.9953268411185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49933099746704">
                <text:p>0.149933099746704</text:p>
              </table:table-cell>
              <table:table-cell office:value-type="float" office:value="1.36426603794098">
                <text:p>1.36426603794098</text:p>
              </table:table-cell>
              <table:table-cell office:value-type="float" office:value="1.009928924926">
                <text:p>1.0099289249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5437955856323">
                <text:p>0.145437955856323</text:p>
              </table:table-cell>
              <table:table-cell office:value-type="float" office:value="1.35489058494568">
                <text:p>1.35489058494568</text:p>
              </table:table-cell>
              <table:table-cell office:value-type="float" office:value="0.984757697491502">
                <text:p>0.9847576974915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50658205151558">
                <text:p>0.150658205151558</text:p>
              </table:table-cell>
              <table:table-cell office:value-type="float" office:value="1.34558880329132">
                <text:p>1.34558880329132</text:p>
              </table:table-cell>
              <table:table-cell office:value-type="float" office:value="1.0254222645657">
                <text:p>1.02542226456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7499531507492">
                <text:p>0.147499531507492</text:p>
              </table:table-cell>
              <table:table-cell office:value-type="float" office:value="1.33635997772217">
                <text:p>1.33635997772217</text:p>
              </table:table-cell>
              <table:table-cell office:value-type="float" office:value="1.00915743876246">
                <text:p>1.009157438762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46116673946381">
                <text:p>0.146116673946381</text:p>
              </table:table-cell>
              <table:table-cell office:value-type="float" office:value="1.32720327377319">
                <text:p>1.32720327377319</text:p>
              </table:table-cell>
              <table:table-cell office:value-type="float" office:value="1.00490820927494">
                <text:p>1.004908209274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44384771585464">
                <text:p>0.144384771585464</text:p>
              </table:table-cell>
              <table:table-cell office:value-type="float" office:value="1.31811773777008">
                <text:p>1.31811773777008</text:p>
              </table:table-cell>
              <table:table-cell office:value-type="float" office:value="0.998174193875894">
                <text:p>0.9981741938758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49398356676102">
                <text:p>0.149398356676102</text:p>
              </table:table-cell>
              <table:table-cell office:value-type="float" office:value="1.30910301208496">
                <text:p>1.30910301208496</text:p>
              </table:table-cell>
              <table:table-cell office:value-type="float" office:value="1.03821930325963">
                <text:p>1.03821930325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47590756416321">
                <text:p>0.147590756416321</text:p>
              </table:table-cell>
              <table:table-cell office:value-type="float" office:value="1.30015826225281">
                <text:p>1.30015826225281</text:p>
              </table:table-cell>
              <table:table-cell office:value-type="float" office:value="1.03100499351841">
                <text:p>1.031004993518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45750299096107">
                <text:p>0.145750299096107</text:p>
              </table:table-cell>
              <table:table-cell office:value-type="float" office:value="1.29128241539001">
                <text:p>1.29128241539001</text:p>
              </table:table-cell>
              <table:table-cell office:value-type="float" office:value="1.02345651785776">
                <text:p>1.023456517857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43365278840065">
                <text:p>0.143365278840065</text:p>
              </table:table-cell>
              <table:table-cell office:value-type="float" office:value="1.28247559070587">
                <text:p>1.28247559070587</text:p>
              </table:table-cell>
              <table:table-cell office:value-type="float" office:value="1.01195746050948">
                <text:p>1.01195746050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45105376839638">
                <text:p>0.145105376839638</text:p>
              </table:table-cell>
              <table:table-cell office:value-type="float" office:value="1.27373659610748">
                <text:p>1.27373659610748</text:p>
              </table:table-cell>
              <table:table-cell office:value-type="float" office:value="1.02958002811367">
                <text:p>1.029580028113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45565927028656">
                <text:p>0.145565927028656</text:p>
              </table:table-cell>
              <table:table-cell office:value-type="float" office:value="1.26506471633911">
                <text:p>1.26506471633911</text:p>
              </table:table-cell>
              <table:table-cell office:value-type="float" office:value="1.03823261079169">
                <text:p>1.038232610791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42988950014114">
                <text:p>0.142988950014114</text:p>
              </table:table-cell>
              <table:table-cell office:value-type="float" office:value="1.25645935535431">
                <text:p>1.25645935535431</text:p>
              </table:table-cell>
              <table:table-cell office:value-type="float" office:value="1.02516965784573">
                <text:p>1.025169657845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44005715847015">
                <text:p>0.144005715847015</text:p>
              </table:table-cell>
              <table:table-cell office:value-type="float" office:value="1.24791991710663">
                <text:p>1.24791991710663</text:p>
              </table:table-cell>
              <table:table-cell office:value-type="float" office:value="1.03784220643668">
                <text:p>1.037842206436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40073001384735">
                <text:p>0.140073001384735</text:p>
              </table:table-cell>
              <table:table-cell office:value-type="float" office:value="1.23944580554962">
                <text:p>1.23944580554962</text:p>
              </table:table-cell>
              <table:table-cell office:value-type="float" office:value="1.01476239274084">
                <text:p>1.014762392740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41411483287811">
                <text:p>0.141411483287811</text:p>
              </table:table-cell>
              <table:table-cell office:value-type="float" office:value="1.23103642463684">
                <text:p>1.23103642463684</text:p>
              </table:table-cell>
              <table:table-cell office:value-type="float" office:value="1.02980012048978">
                <text:p>1.029800120489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39022886753082">
                <text:p>0.139022886753082</text:p>
              </table:table-cell>
              <table:table-cell office:value-type="float" office:value="1.22269058227539">
                <text:p>1.22269058227539</text:p>
              </table:table-cell>
              <table:table-cell office:value-type="float" office:value="1.01768387707129">
                <text:p>1.017683877071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38921916484833">
                <text:p>0.138921916484833</text:p>
              </table:table-cell>
              <table:table-cell office:value-type="float" office:value="1.21440875530243">
                <text:p>1.21440875530243</text:p>
              </table:table-cell>
              <table:table-cell office:value-type="float" office:value="1.02224663395709">
                <text:p>1.022246633957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40397891402245">
                <text:p>0.140397891402245</text:p>
              </table:table-cell>
              <table:table-cell office:value-type="float" office:value="1.20618951320648">
                <text:p>1.20618951320648</text:p>
              </table:table-cell>
              <table:table-cell office:value-type="float" office:value="1.03849363685966">
                <text:p>1.038493636859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36457175016403">
                <text:p>0.136457175016403</text:p>
              </table:table-cell>
              <table:table-cell office:value-type="float" office:value="1.19803214073181">
                <text:p>1.19803214073181</text:p>
              </table:table-cell>
              <table:table-cell office:value-type="float" office:value="1.01460725157791">
                <text:p>1.014607251577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38394728302956">
                <text:p>0.138394728302956</text:p>
              </table:table-cell>
              <table:table-cell office:value-type="float" office:value="1.18993651866913">
                <text:p>1.18993651866913</text:p>
              </table:table-cell>
              <table:table-cell office:value-type="float" office:value="1.03437845137956">
                <text:p>1.034378451379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36453494429588">
                <text:p>0.136453494429588</text:p>
              </table:table-cell>
              <table:table-cell office:value-type="float" office:value="1.18190181255341">
                <text:p>1.18190181255341</text:p>
              </table:table-cell>
              <table:table-cell office:value-type="float" office:value="1.02518657510777">
                <text:p>1.02518657510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35643720626831">
                <text:p>0.135643720626831</text:p>
              </table:table-cell>
              <table:table-cell office:value-type="float" office:value="1.17392730712891">
                <text:p>1.17392730712891</text:p>
              </table:table-cell>
              <table:table-cell office:value-type="float" office:value="1.02441581255023">
                <text:p>1.024415812550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33842840790749">
                <text:p>0.133842840790749</text:p>
              </table:table-cell>
              <table:table-cell office:value-type="float" office:value="1.16601312160492">
                <text:p>1.16601312160492</text:p>
              </table:table-cell>
              <table:table-cell office:value-type="float" office:value="1.01608503937432">
                <text:p>1.016085039374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37630075216293">
                <text:p>0.137630075216293</text:p>
              </table:table-cell>
              <table:table-cell office:value-type="float" office:value="1.15815794467926">
                <text:p>1.15815794467926</text:p>
              </table:table-cell>
              <table:table-cell office:value-type="float" office:value="1.05028361329776">
                <text:p>1.050283613297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35356664657593">
                <text:p>0.135356664657593</text:p>
              </table:table-cell>
              <table:table-cell office:value-type="float" office:value="1.15036129951477">
                <text:p>1.15036129951477</text:p>
              </table:table-cell>
              <table:table-cell office:value-type="float" office:value="1.03831999659671">
                <text:p>1.038319996596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34740233421326">
                <text:p>0.134740233421326</text:p>
              </table:table-cell>
              <table:table-cell office:value-type="float" office:value="1.14262282848358">
                <text:p>1.14262282848358</text:p>
              </table:table-cell>
              <table:table-cell office:value-type="float" office:value="1.03898003050233">
                <text:p>1.038980030502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2532984018326">
                <text:p>0.132532984018326</text:p>
              </table:table-cell>
              <table:table-cell office:value-type="float" office:value="1.13494205474854">
                <text:p>1.13494205474854</text:p>
              </table:table-cell>
              <table:table-cell office:value-type="float" office:value="1.02728799431446">
                <text:p>1.027287994314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305501639843">
                <text:p>0.13305501639843</text:p>
              </table:table-cell>
              <table:table-cell office:value-type="float" office:value="1.12731850147247">
                <text:p>1.12731850147247</text:p>
              </table:table-cell>
              <table:table-cell office:value-type="float" office:value="1.03671127165529">
                <text:p>1.036711271655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4401902556419">
                <text:p>0.134401902556419</text:p>
              </table:table-cell>
              <table:table-cell office:value-type="float" office:value="1.11975121498108">
                <text:p>1.11975121498108</text:p>
              </table:table-cell>
              <table:table-cell office:value-type="float" office:value="1.05266532014535">
                <text:p>1.052665320145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2173717021942">
                <text:p>0.132173717021942</text:p>
              </table:table-cell>
              <table:table-cell office:value-type="float" office:value="1.11223995685577">
                <text:p>1.11223995685577</text:p>
              </table:table-cell>
              <table:table-cell office:value-type="float" office:value="1.04061081151096">
                <text:p>1.040610811510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2765471935272">
                <text:p>0.132765471935272</text:p>
              </table:table-cell>
              <table:table-cell office:value-type="float" office:value="1.10478436946869">
                <text:p>1.10478436946869</text:p>
              </table:table-cell>
              <table:table-cell office:value-type="float" office:value="1.05071928906809">
                <text:p>1.050719289068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573370218277">
                <text:p>0.134573370218277</text:p>
              </table:table-cell>
              <table:table-cell office:value-type="float" office:value="1.09738337993622">
                <text:p>1.09738337993622</text:p>
              </table:table-cell>
              <table:table-cell office:value-type="float" office:value="1.07057974327348">
                <text:p>1.070579743273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33725240826607">
                <text:p>0.133725240826607</text:p>
              </table:table-cell>
              <table:table-cell office:value-type="float" office:value="1.09003710746765">
                <text:p>1.09003710746765</text:p>
              </table:table-cell>
              <table:table-cell office:value-type="float" office:value="1.06937890510591">
                <text:p>1.06937890510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33075416088104">
                <text:p>0.133075416088104</text:p>
              </table:table-cell>
              <table:table-cell office:value-type="float" office:value="1.08274507522583">
                <text:p>1.08274507522583</text:p>
              </table:table-cell>
              <table:table-cell office:value-type="float" office:value="1.06973052383303">
                <text:p>1.069730523833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29127219319344">
                <text:p>0.129127219319344</text:p>
              </table:table-cell>
              <table:table-cell office:value-type="float" office:value="1.07550609111786">
                <text:p>1.07550609111786</text:p>
              </table:table-cell>
              <table:table-cell office:value-type="float" office:value="1.04340445235877">
                <text:p>1.043404452358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8495678305626">
                <text:p>0.128495678305626</text:p>
              </table:table-cell>
              <table:table-cell office:value-type="float" office:value="1.06832003593445">
                <text:p>1.06832003593445</text:p>
              </table:table-cell>
              <table:table-cell office:value-type="float" office:value="1.0437145536216">
                <text:p>1.0437145536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31770387291908">
                <text:p>0.131770387291908</text:p>
              </table:table-cell>
              <table:table-cell office:value-type="float" office:value="1.06118631362915">
                <text:p>1.06118631362915</text:p>
              </table:table-cell>
              <table:table-cell office:value-type="float" office:value="1.07589371803544">
                <text:p>1.075893718035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8759726881981">
                <text:p>0.128759726881981</text:p>
              </table:table-cell>
              <table:table-cell office:value-type="float" office:value="1.05410480499268">
                <text:p>1.05410480499268</text:p>
              </table:table-cell>
              <table:table-cell office:value-type="float" office:value="1.05679299889169">
                <text:p>1.056792998891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27198085188866">
                <text:p>0.127198085188866</text:p>
              </table:table-cell>
              <table:table-cell office:value-type="float" office:value="1.04707491397858">
                <text:p>1.04707491397858</text:p>
              </table:table-cell>
              <table:table-cell office:value-type="float" office:value="1.04941866801915">
                <text:p>1.049418668019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311604261398">
                <text:p>0.128311604261398</text:p>
              </table:table-cell>
              <table:table-cell office:value-type="float" office:value="1.04009628295898">
                <text:p>1.04009628295898</text:p>
              </table:table-cell>
              <table:table-cell office:value-type="float" office:value="1.0641245878809">
                <text:p>1.06412458788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7241805195808">
                <text:p>0.127241805195808</text:p>
              </table:table-cell>
              <table:table-cell office:value-type="float" office:value="1.03316760063171">
                <text:p>1.03316760063171</text:p>
              </table:table-cell>
              <table:table-cell office:value-type="float" office:value="1.0607540447608">
                <text:p>1.06075404476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27620071172714">
                <text:p>0.127620071172714</text:p>
              </table:table-cell>
              <table:table-cell office:value-type="float" office:value="1.02628934383392">
                <text:p>1.02628934383392</text:p>
              </table:table-cell>
              <table:table-cell office:value-type="float" office:value="1.06945419503334">
                <text:p>1.069454195033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28180921077728">
                <text:p>0.128180921077728</text:p>
              </table:table-cell>
              <table:table-cell office:value-type="float" office:value="1.01946079730988">
                <text:p>1.01946079730988</text:p>
              </table:table-cell>
              <table:table-cell office:value-type="float" office:value="1.07975425757451">
                <text:p>1.079754257574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23460948467255">
                <text:p>0.123460948467255</text:p>
              </table:table-cell>
              <table:table-cell office:value-type="float" office:value="1.0126816034317">
                <text:p>1.0126816034317</text:p>
              </table:table-cell>
              <table:table-cell office:value-type="float" office:value="1.04541680611291">
                <text:p>1.045416806112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6632556319237">
                <text:p>0.126632556319237</text:p>
              </table:table-cell>
              <table:table-cell office:value-type="float" office:value="1.00595092773438">
                <text:p>1.00595092773438</text:p>
              </table:table-cell>
              <table:table-cell office:value-type="float" office:value="1.07786302420384">
                <text:p>1.077863024203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25868171453476">
                <text:p>0.125868171453476</text:p>
              </table:table-cell>
              <table:table-cell office:value-type="float" office:value="0.999268889427185">
                <text:p>0.999268889427185</text:p>
              </table:table-cell>
              <table:table-cell office:value-type="float" office:value="1.07694234634982">
                <text:p>1.076942346349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24954015016556">
                <text:p>0.124954015016556</text:p>
              </table:table-cell>
              <table:table-cell office:value-type="float" office:value="0.992634654045105">
                <text:p>0.992634654045105</text:p>
              </table:table-cell>
              <table:table-cell office:value-type="float" office:value="1.07469462756953">
                <text:p>1.074694627569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124403104186058">
                <text:p>0.124403104186058</text:p>
              </table:table-cell>
              <table:table-cell office:value-type="float" office:value="0.986047983169556">
                <text:p>0.986047983169556</text:p>
              </table:table-cell>
              <table:table-cell office:value-type="float" office:value="1.07553466137411">
                <text:p>1.075534661374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22981660068035">
                <text:p>0.122981660068035</text:p>
              </table:table-cell>
              <table:table-cell office:value-type="float" office:value="0.979508459568024">
                <text:p>0.979508459568024</text:p>
              </table:table-cell>
              <table:table-cell office:value-type="float" office:value="1.06878875565714">
                <text:p>1.068788755657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27221941947937">
                <text:p>0.127221941947937</text:p>
              </table:table-cell>
              <table:table-cell office:value-type="float" office:value="0.973015666007996">
                <text:p>0.973015666007996</text:p>
              </table:table-cell>
              <table:table-cell office:value-type="float" office:value="1.11140379860944">
                <text:p>1.111403798609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22002087533474">
                <text:p>0.122002087533474</text:p>
              </table:table-cell>
              <table:table-cell office:value-type="float" office:value="0.966568827629089">
                <text:p>0.966568827629089</text:p>
              </table:table-cell>
              <table:table-cell office:value-type="float" office:value="1.07136005375595">
                <text:p>1.071360053755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2449561953545">
                <text:p>0.122449561953545</text:p>
              </table:table-cell>
              <table:table-cell office:value-type="float" office:value="0.960168182849884">
                <text:p>0.960168182849884</text:p>
              </table:table-cell>
              <table:table-cell office:value-type="float" office:value="1.08089561447278">
                <text:p>1.080895614472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1495939791203">
                <text:p>0.121495939791203</text:p>
              </table:table-cell>
              <table:table-cell office:value-type="float" office:value="0.953812599182129">
                <text:p>0.953812599182129</text:p>
              </table:table-cell>
              <table:table-cell office:value-type="float" office:value="1.07806914133876">
                <text:p>1.078069141338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19531743228436">
                <text:p>0.119531743228436</text:p>
              </table:table-cell>
              <table:table-cell office:value-type="float" office:value="0.947502195835114">
                <text:p>0.947502195835114</text:p>
              </table:table-cell>
              <table:table-cell office:value-type="float" office:value="1.06616994264502">
                <text:p>1.066169942645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223581969738">
                <text:p>0.12223581969738</text:p>
              </table:table-cell>
              <table:table-cell office:value-type="float" office:value="0.941236555576325">
                <text:p>0.941236555576325</text:p>
              </table:table-cell>
              <table:table-cell office:value-type="float" office:value="1.09597337070537">
                <text:p>1.095973370705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22523918747902">
                <text:p>0.122523918747902</text:p>
              </table:table-cell>
              <table:table-cell office:value-type="float" office:value="0.935015261173248">
                <text:p>0.935015261173248</text:p>
              </table:table-cell>
              <table:table-cell office:value-type="float" office:value="1.10428385529207">
                <text:p>1.104283855292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0775818824768">
                <text:p>0.120775818824768</text:p>
              </table:table-cell>
              <table:table-cell office:value-type="float" office:value="0.928837537765503">
                <text:p>0.928837537765503</text:p>
              </table:table-cell>
              <table:table-cell office:value-type="float" office:value="1.09420366734989">
                <text:p>1.094203667349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2053667902946">
                <text:p>0.122053667902946</text:p>
              </table:table-cell>
              <table:table-cell office:value-type="float" office:value="0.922703385353088">
                <text:p>0.922703385353088</text:p>
              </table:table-cell>
              <table:table-cell office:value-type="float" office:value="1.11154574864119">
                <text:p>1.111545748641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8012979626656">
                <text:p>0.118012979626656</text:p>
              </table:table-cell>
              <table:table-cell office:value-type="float" office:value="0.916612505912781">
                <text:p>0.916612505912781</text:p>
              </table:table-cell>
              <table:table-cell office:value-type="float" office:value="1.0803503420824">
                <text:p>1.08035034208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4203877747059">
                <text:p>0.114203877747059</text:p>
              </table:table-cell>
              <table:table-cell office:value-type="float" office:value="0.910564363002777">
                <text:p>0.910564363002777</text:p>
              </table:table-cell>
              <table:table-cell office:value-type="float" office:value="1.05093055705044">
                <text:p>1.050930557050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20116412639618">
                <text:p>0.120116412639618</text:p>
              </table:table-cell>
              <table:table-cell office:value-type="float" office:value="0.904558539390564">
                <text:p>0.904558539390564</text:p>
              </table:table-cell>
              <table:table-cell office:value-type="float" office:value="1.11110180704297">
                <text:p>1.111101807042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9484141469002">
                <text:p>0.119484141469002</text:p>
              </table:table-cell>
              <table:table-cell office:value-type="float" office:value="0.898594498634338">
                <text:p>0.898594498634338</text:p>
              </table:table-cell>
              <table:table-cell office:value-type="float" office:value="1.1110154525983">
                <text:p>1.11101545259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15819200873375">
                <text:p>0.115819200873375</text:p>
              </table:table-cell>
              <table:table-cell office:value-type="float" office:value="0.892672538757324">
                <text:p>0.892672538757324</text:p>
              </table:table-cell>
              <table:table-cell office:value-type="float" office:value="1.08255190197468">
                <text:p>1.082551901974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12880572676659">
                <text:p>0.112880572676659</text:p>
              </table:table-cell>
              <table:table-cell office:value-type="float" office:value="0.88679164648056">
                <text:p>0.88679164648056</text:p>
              </table:table-cell>
              <table:table-cell office:value-type="float" office:value="1.0605855326988">
                <text:p>1.06058553269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11557637155056">
                <text:p>0.11557637155056</text:p>
              </table:table-cell>
              <table:table-cell office:value-type="float" office:value="0.880951702594757">
                <text:p>0.880951702594757</text:p>
              </table:table-cell>
              <table:table-cell office:value-type="float" office:value="1.09157575718657">
                <text:p>1.091575757186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115448996424675">
                <text:p>0.115448996424675</text:p>
              </table:table-cell>
              <table:table-cell office:value-type="float" office:value="0.875152468681335">
                <text:p>0.875152468681335</text:p>
              </table:table-cell>
              <table:table-cell office:value-type="float" office:value="1.09605745229935">
                <text:p>1.09605745229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116604879498482">
                <text:p>0.116604879498482</text:p>
              </table:table-cell>
              <table:table-cell office:value-type="float" office:value="0.869393527507782">
                <text:p>0.869393527507782</text:p>
              </table:table-cell>
              <table:table-cell office:value-type="float" office:value="1.11280280837351">
                <text:p>1.112802808373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113013535737991">
                <text:p>0.113013535737991</text:p>
              </table:table-cell>
              <table:table-cell office:value-type="float" office:value="0.86367404460907">
                <text:p>0.86367404460907</text:p>
              </table:table-cell>
              <table:table-cell office:value-type="float" office:value="1.08415226706826">
                <text:p>1.084152267068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114777512848377">
                <text:p>0.114777512848377</text:p>
              </table:table-cell>
              <table:table-cell office:value-type="float" office:value="0.857994794845581">
                <text:p>0.857994794845581</text:p>
              </table:table-cell>
              <table:table-cell office:value-type="float" office:value="1.10681480770314">
                <text:p>1.106814807703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14971332252026">
                <text:p>0.114971332252026</text:p>
              </table:table-cell>
              <table:table-cell office:value-type="float" office:value="0.852354526519775">
                <text:p>0.852354526519775</text:p>
              </table:table-cell>
              <table:table-cell office:value-type="float" office:value="1.1144640053242">
                <text:p>1.11446400532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12005569040775">
                <text:p>0.112005569040775</text:p>
              </table:table-cell>
              <table:table-cell office:value-type="float" office:value="0.846753239631653">
                <text:p>0.846753239631653</text:p>
              </table:table-cell>
              <table:table-cell office:value-type="float" office:value="1.09137607891831">
                <text:p>1.091376078918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11238859593868">
                <text:p>0.111238859593868</text:p>
              </table:table-cell>
              <table:table-cell office:value-type="float" office:value="0.841190278530121">
                <text:p>0.841190278530121</text:p>
              </table:table-cell>
              <table:table-cell office:value-type="float" office:value="1.08955629182795">
                <text:p>1.089556291827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2169556319714">
                <text:p>0.112169556319714</text:p>
              </table:table-cell>
              <table:table-cell office:value-type="float" office:value="0.835665881633759">
                <text:p>0.835665881633759</text:p>
              </table:table-cell>
              <table:table-cell office:value-type="float" office:value="1.10440020458505">
                <text:p>1.104400204585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12218141555786">
                <text:p>0.112218141555786</text:p>
              </table:table-cell>
              <table:table-cell office:value-type="float" office:value="0.830179274082184">
                <text:p>0.830179274082184</text:p>
              </table:table-cell>
              <table:table-cell office:value-type="float" office:value="1.11063889804206">
                <text:p>1.110638898042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10934212803841">
                <text:p>0.110934212803841</text:p>
              </table:table-cell>
              <table:table-cell office:value-type="float" office:value="0.824730277061462">
                <text:p>0.824730277061462</text:p>
              </table:table-cell>
              <table:table-cell office:value-type="float" office:value="1.10365578717941">
                <text:p>1.103655787179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11599020659924">
                <text:p>0.111599020659924</text:p>
              </table:table-cell>
              <table:table-cell office:value-type="float" office:value="0.819318771362305">
                <text:p>0.819318771362305</text:p>
              </table:table-cell>
              <table:table-cell office:value-type="float" office:value="1.11605822837059">
                <text:p>1.116058228370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7846692204475">
                <text:p>0.107846692204475</text:p>
              </table:table-cell>
              <table:table-cell office:value-type="float" office:value="0.813944280147553">
                <text:p>0.813944280147553</text:p>
              </table:table-cell>
              <table:table-cell office:value-type="float" office:value="1.0841556335833">
                <text:p>1.08415563358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10561802983284">
                <text:p>0.110561802983284</text:p>
              </table:table-cell>
              <table:table-cell office:value-type="float" office:value="0.808606564998627">
                <text:p>0.808606564998627</text:p>
              </table:table-cell>
              <table:table-cell office:value-type="float" office:value="1.11724455106014">
                <text:p>1.117244551060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8064740896225">
                <text:p>0.108064740896225</text:p>
              </table:table-cell>
              <table:table-cell office:value-type="float" office:value="0.80330491065979">
                <text:p>0.80330491065979</text:p>
              </table:table-cell>
              <table:table-cell office:value-type="float" office:value="1.09770459130802">
                <text:p>1.097704591308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1082863509655">
                <text:p>0.1082863509655</text:p>
              </table:table-cell>
              <table:table-cell office:value-type="float" office:value="0.798039495944977">
                <text:p>0.798039495944977</text:p>
              </table:table-cell>
              <table:table-cell office:value-type="float" office:value="1.10569033813652">
                <text:p>1.105690338136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6622777879238">
                <text:p>0.106622777879238</text:p>
              </table:table-cell>
              <table:table-cell office:value-type="float" office:value="0.792809903621674">
                <text:p>0.792809903621674</text:p>
              </table:table-cell>
              <table:table-cell office:value-type="float" office:value="1.094379930292">
                <text:p>1.0943799302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6328822672367">
                <text:p>0.106328822672367</text:p>
              </table:table-cell>
              <table:table-cell office:value-type="float" office:value="0.787616014480591">
                <text:p>0.787616014480591</text:p>
              </table:table-cell>
              <table:table-cell office:value-type="float" office:value="1.09705263094779">
                <text:p>1.097052630947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107524387538433">
                <text:p>0.107524387538433</text:p>
              </table:table-cell>
              <table:table-cell office:value-type="float" office:value="0.782457232475281">
                <text:p>0.782457232475281</text:p>
              </table:table-cell>
              <table:table-cell office:value-type="float" office:value="1.11517176988845">
                <text:p>1.115171769888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8241215348244">
                <text:p>0.108241215348244</text:p>
              </table:table-cell>
              <table:table-cell office:value-type="float" office:value="0.777333498001099">
                <text:p>0.777333498001099</text:p>
              </table:table-cell>
              <table:table-cell office:value-type="float" office:value="1.1284589898072">
                <text:p>1.12845898980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4101844131947">
                <text:p>0.104101844131947</text:p>
              </table:table-cell>
              <table:table-cell office:value-type="float" office:value="0.772244215011597">
                <text:p>0.772244215011597</text:p>
              </table:table-cell>
              <table:table-cell office:value-type="float" office:value="1.09096263139671">
                <text:p>1.090962631396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107782691717148">
                <text:p>0.107782691717148</text:p>
              </table:table-cell>
              <table:table-cell office:value-type="float" office:value="0.767189502716065">
                <text:p>0.767189502716065</text:p>
              </table:table-cell>
              <table:table-cell office:value-type="float" office:value="1.13542593137493">
                <text:p>1.135425931374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108760289847851">
                <text:p>0.108760289847851</text:p>
              </table:table-cell>
              <table:table-cell office:value-type="float" office:value="0.762168884277344">
                <text:p>0.762168884277344</text:p>
              </table:table-cell>
              <table:table-cell office:value-type="float" office:value="1.15169762426169">
                <text:p>1.15169762426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994045734406">
                <text:p>0.105994045734406</text:p>
              </table:table-cell>
              <table:table-cell office:value-type="float" office:value="0.757182002067566">
                <text:p>0.757182002067566</text:p>
              </table:table-cell>
              <table:table-cell office:value-type="float" office:value="1.12825668443819">
                <text:p>1.128256684438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4283064603806">
                <text:p>0.104283064603806</text:p>
              </table:table-cell>
              <table:table-cell office:value-type="float" office:value="0.752228677272797">
                <text:p>0.752228677272797</text:p>
              </table:table-cell>
              <table:table-cell office:value-type="float" office:value="1.11583135946815">
                <text:p>1.115831359468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4865290224552">
                <text:p>0.104865290224552</text:p>
              </table:table-cell>
              <table:table-cell office:value-type="float" office:value="0.747308611869812">
                <text:p>0.747308611869812</text:p>
              </table:table-cell>
              <table:table-cell office:value-type="float" office:value="1.12791110272272">
                <text:p>1.127911102722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0344062447548">
                <text:p>0.0990344062447548</text:p>
              </table:table-cell>
              <table:table-cell office:value-type="float" office:value="0.742421805858612">
                <text:p>0.742421805858612</text:p>
              </table:table-cell>
              <table:table-cell office:value-type="float" office:value="1.07074866602524">
                <text:p>1.070748666025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106223374605179">
                <text:p>0.106223374605179</text:p>
              </table:table-cell>
              <table:table-cell office:value-type="float" office:value="0.73756742477417">
                <text:p>0.73756742477417</text:p>
              </table:table-cell>
              <table:table-cell office:value-type="float" office:value="1.1544625933453">
                <text:p>1.15446259334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100222297012806">
                <text:p>0.100222297012806</text:p>
              </table:table-cell>
              <table:table-cell office:value-type="float" office:value="0.732745707035065">
                <text:p>0.732745707035065</text:p>
              </table:table-cell>
              <table:table-cell office:value-type="float" office:value="1.0949201662441">
                <text:p>1.09492016624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104141741991043">
                <text:p>0.104141741991043</text:p>
              </table:table-cell>
              <table:table-cell office:value-type="float" office:value="0.727956354618073">
                <text:p>0.727956354618073</text:p>
              </table:table-cell>
              <table:table-cell office:value-type="float" office:value="1.14367142876756">
                <text:p>1.143671428767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102593071758747">
                <text:p>0.102593071758747</text:p>
              </table:table-cell>
              <table:table-cell office:value-type="float" office:value="0.723198771476746">
                <text:p>0.723198771476746</text:p>
              </table:table-cell>
              <table:table-cell office:value-type="float" office:value="1.1325380407035">
                <text:p>1.13253804070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102461658418179">
                <text:p>0.102461658418179</text:p>
              </table:table-cell>
              <table:table-cell office:value-type="float" office:value="0.718472898006439">
                <text:p>0.718472898006439</text:p>
              </table:table-cell>
              <table:table-cell office:value-type="float" office:value="1.13698432510202">
                <text:p>1.136984325102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103201270103455">
                <text:p>0.103201270103455</text:p>
              </table:table-cell>
              <table:table-cell office:value-type="float" office:value="0.713778555393219">
                <text:p>0.713778555393219</text:p>
              </table:table-cell>
              <table:table-cell office:value-type="float" office:value="1.15116206591658">
                <text:p>1.151162065916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100249797105789">
                <text:p>0.100249797105789</text:p>
              </table:table-cell>
              <table:table-cell office:value-type="float" office:value="0.709115564823151">
                <text:p>0.709115564823151</text:p>
              </table:table-cell>
              <table:table-cell office:value-type="float" office:value="1.12406975190332">
                <text:p>1.124069751903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100751236081123">
                <text:p>0.100751236081123</text:p>
              </table:table-cell>
              <table:table-cell office:value-type="float" office:value="0.704483389854431">
                <text:p>0.704483389854431</text:p>
              </table:table-cell>
              <table:table-cell office:value-type="float" office:value="1.13558193050772">
                <text:p>1.135581930507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101111054420471">
                <text:p>0.101111054420471</text:p>
              </table:table-cell>
              <table:table-cell office:value-type="float" office:value="0.699882209300995">
                <text:p>0.699882209300995</text:p>
              </table:table-cell>
              <table:table-cell office:value-type="float" office:value="1.14557904530139">
                <text:p>1.145579045301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100125461816788">
                <text:p>0.100125461816788</text:p>
              </table:table-cell>
              <table:table-cell office:value-type="float" office:value="0.69531124830246">
                <text:p>0.69531124830246</text:p>
              </table:table-cell>
              <table:table-cell office:value-type="float" office:value="1.14032667899485">
                <text:p>1.140326678994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100584954023361">
                <text:p>0.100584954023361</text:p>
              </table:table-cell>
              <table:table-cell office:value-type="float" office:value="0.69077068567276">
                <text:p>0.69077068567276</text:p>
              </table:table-cell>
              <table:table-cell office:value-type="float" office:value="1.15153225155626">
                <text:p>1.151532251556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977250635623932">
                <text:p>0.0977250635623932</text:p>
              </table:table-cell>
              <table:table-cell office:value-type="float" office:value="0.686260104179382">
                <text:p>0.686260104179382</text:p>
              </table:table-cell>
              <table:table-cell office:value-type="float" office:value="1.12462407718032">
                <text:p>1.124624077180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987974479794502">
                <text:p>0.0987974479794502</text:p>
              </table:table-cell>
              <table:table-cell office:value-type="float" office:value="0.681779265403748">
                <text:p>0.681779265403748</text:p>
              </table:table-cell>
              <table:table-cell office:value-type="float" office:value="1.14289273852633">
                <text:p>1.142892738526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958329141139984">
                <text:p>0.0958329141139984</text:p>
              </table:table-cell>
              <table:table-cell office:value-type="float" office:value="0.677328169345856">
                <text:p>0.677328169345856</text:p>
              </table:table-cell>
              <table:table-cell office:value-type="float" office:value="1.11437862346212">
                <text:p>1.114378623462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991977602243424">
                <text:p>0.0991977602243424</text:p>
              </table:table-cell>
              <table:table-cell office:value-type="float" office:value="0.672906339168549">
                <text:p>0.672906339168549</text:p>
              </table:table-cell>
              <table:table-cell office:value-type="float" office:value="1.15952008507487">
                <text:p>1.159520085074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96983402967453">
                <text:p>0.096983402967453</text:p>
              </table:table-cell>
              <table:table-cell office:value-type="float" office:value="0.668513417243958">
                <text:p>0.668513417243958</text:p>
              </table:table-cell>
              <table:table-cell office:value-type="float" office:value="1.13954678293787">
                <text:p>1.139546782937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981843993067741">
                <text:p>0.0981843993067741</text:p>
              </table:table-cell>
              <table:table-cell office:value-type="float" office:value="0.664149701595306">
                <text:p>0.664149701595306</text:p>
              </table:table-cell>
              <table:table-cell office:value-type="float" office:value="1.15967303650775">
                <text:p>1.159673036507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973375663161278">
                <text:p>0.0973375663161278</text:p>
              </table:table-cell>
              <table:table-cell office:value-type="float" office:value="0.659814357757568">
                <text:p>0.659814357757568</text:p>
              </table:table-cell>
              <table:table-cell office:value-type="float" office:value="1.15566480404128">
                <text:p>1.155664804041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950097888708115">
                <text:p>0.0950097888708115</text:p>
              </table:table-cell>
              <table:table-cell office:value-type="float" office:value="0.655507624149323">
                <text:p>0.655507624149323</text:p>
              </table:table-cell>
              <table:table-cell office:value-type="float" office:value="1.13390870060598">
                <text:p>1.133908700605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980322435498238">
                <text:p>0.0980322435498238</text:p>
              </table:table-cell>
              <table:table-cell office:value-type="float" office:value="0.6512291431427">
                <text:p>0.6512291431427</text:p>
              </table:table-cell>
              <table:table-cell office:value-type="float" office:value="1.1760803882182">
                <text:p>1.17608038821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969549119472504">
                <text:p>0.0969549119472504</text:p>
              </table:table-cell>
              <table:table-cell office:value-type="float" office:value="0.646978497505188">
                <text:p>0.646978497505188</text:p>
              </table:table-cell>
              <table:table-cell office:value-type="float" office:value="1.16921994087009">
                <text:p>1.169219940870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954631417989731">
                <text:p>0.0954631417989731</text:p>
              </table:table-cell>
              <table:table-cell office:value-type="float" office:value="0.642755746841431">
                <text:p>0.642755746841431</text:p>
              </table:table-cell>
              <table:table-cell office:value-type="float" office:value="1.15723204703493">
                <text:p>1.157232047034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957478731870651">
                <text:p>0.0957478731870651</text:p>
              </table:table-cell>
              <table:table-cell office:value-type="float" office:value="0.638560712337494">
                <text:p>0.638560712337494</text:p>
              </table:table-cell>
              <table:table-cell office:value-type="float" office:value="1.16673491859136">
                <text:p>1.166734918591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938874334096909">
                <text:p>0.0938874334096909</text:p>
              </table:table-cell>
              <table:table-cell office:value-type="float" office:value="0.634392857551575">
                <text:p>0.634392857551575</text:p>
              </table:table-cell>
              <table:table-cell office:value-type="float" office:value="1.15002917526937">
                <text:p>1.150029175269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933716371655464">
                <text:p>0.0933716371655464</text:p>
              </table:table-cell>
              <table:table-cell office:value-type="float" office:value="0.630252242088318">
                <text:p>0.630252242088318</text:p>
              </table:table-cell>
              <table:table-cell office:value-type="float" office:value="1.14967396399646">
                <text:p>1.149673963996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931313782930374">
                <text:p>0.0931313782930374</text:p>
              </table:table-cell>
              <table:table-cell office:value-type="float" office:value="0.626138508319855">
                <text:p>0.626138508319855</text:p>
              </table:table-cell>
              <table:table-cell office:value-type="float" office:value="1.15269413688022">
                <text:p>1.152694136880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949098244309425">
                <text:p>0.0949098244309425</text:p>
              </table:table-cell>
              <table:table-cell office:value-type="float" office:value="0.62205171585083">
                <text:p>0.62205171585083</text:p>
              </table:table-cell>
              <table:table-cell office:value-type="float" office:value="1.18083048100503">
                <text:p>1.180830481005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910329222679138">
                <text:p>0.0910329222679138</text:p>
              </table:table-cell>
              <table:table-cell office:value-type="float" office:value="0.617991387844086">
                <text:p>0.617991387844086</text:p>
              </table:table-cell>
              <table:table-cell office:value-type="float" office:value="1.138500434712">
                <text:p>1.1385004347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921590179204941">
                <text:p>0.0921590179204941</text:p>
              </table:table-cell>
              <table:table-cell office:value-type="float" office:value="0.613957285881043">
                <text:p>0.613957285881043</text:p>
              </table:table-cell>
              <table:table-cell office:value-type="float" office:value="1.15859296159948">
                <text:p>1.158592961599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9928510189056">
                <text:p>0.0899928510189056</text:p>
              </table:table-cell>
              <table:table-cell office:value-type="float" office:value="0.609949469566345">
                <text:p>0.609949469566345</text:p>
              </table:table-cell>
              <table:table-cell office:value-type="float" office:value="1.13725901920314">
                <text:p>1.137259019203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935430526733398">
                <text:p>0.0935430526733398</text:p>
              </table:table-cell>
              <table:table-cell office:value-type="float" office:value="0.605967521667481">
                <text:p>0.605967521667481</text:p>
              </table:table-cell>
              <table:table-cell office:value-type="float" office:value="1.18828673448694">
                <text:p>1.188286734486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914314389228821">
                <text:p>0.0914314389228821</text:p>
              </table:table-cell>
              <table:table-cell office:value-type="float" office:value="0.602011561393738">
                <text:p>0.602011561393738</text:p>
              </table:table-cell>
              <table:table-cell office:value-type="float" office:value="1.16751803049788">
                <text:p>1.167518030497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91240257024765">
                <text:p>0.091240257024765</text:p>
              </table:table-cell>
              <table:table-cell office:value-type="float" office:value="0.598080992698669">
                <text:p>0.598080992698669</text:p>
              </table:table-cell>
              <table:table-cell office:value-type="float" office:value="1.17115094449915">
                <text:p>1.171150944499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898326188325882">
                <text:p>0.0898326188325882</text:p>
              </table:table-cell>
              <table:table-cell office:value-type="float" office:value="0.59417599439621">
                <text:p>0.59417599439621</text:p>
              </table:table-cell>
              <table:table-cell office:value-type="float" office:value="1.15909428589213">
                <text:p>1.159094285892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922035500407219">
                <text:p>0.0922035500407219</text:p>
              </table:table-cell>
              <table:table-cell office:value-type="float" office:value="0.590295970439911">
                <text:p>0.590295970439911</text:p>
              </table:table-cell>
              <table:table-cell office:value-type="float" office:value="1.19588846873509">
                <text:p>1.195888468735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902974009513855">
                <text:p>0.0902974009513855</text:p>
              </table:table-cell>
              <table:table-cell office:value-type="float" office:value="0.586441159248352">
                <text:p>0.586441159248352</text:p>
              </table:table-cell>
              <table:table-cell office:value-type="float" office:value="1.17727146333242">
                <text:p>1.177271463332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893993154168129">
                <text:p>0.0893993154168129</text:p>
              </table:table-cell>
              <table:table-cell office:value-type="float" office:value="0.582611083984375">
                <text:p>0.582611083984375</text:p>
              </table:table-cell>
              <table:table-cell office:value-type="float" office:value="1.17163919389274">
                <text:p>1.171639193892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895258039236069">
                <text:p>0.0895258039236069</text:p>
              </table:table-cell>
              <table:table-cell office:value-type="float" office:value="0.578805565834045">
                <text:p>0.578805565834045</text:p>
              </table:table-cell>
              <table:table-cell office:value-type="float" office:value="1.17941394676527">
                <text:p>1.17941394676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897668525576592">
                <text:p>0.0897668525576592</text:p>
              </table:table-cell>
              <table:table-cell office:value-type="float" office:value="0.575024604797363">
                <text:p>0.575024604797363</text:p>
              </table:table-cell>
              <table:table-cell office:value-type="float" office:value="1.18875500606435">
                <text:p>1.188755006064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867628529667854">
                <text:p>0.0867628529667854</text:p>
              </table:table-cell>
              <table:table-cell office:value-type="float" office:value="0.571267902851105">
                <text:p>0.571267902851105</text:p>
              </table:table-cell>
              <table:table-cell office:value-type="float" office:value="1.15496418282285">
                <text:p>1.154964182822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855924636125565">
                <text:p>0.0855924636125565</text:p>
              </table:table-cell>
              <table:table-cell office:value-type="float" office:value="0.56753545999527">
                <text:p>0.56753545999527</text:p>
              </table:table-cell>
              <table:table-cell office:value-type="float" office:value="1.14532449827273">
                <text:p>1.145324498272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890406370162964">
                <text:p>0.0890406370162964</text:p>
              </table:table-cell>
              <table:table-cell office:value-type="float" office:value="0.5638267993927">
                <text:p>0.5638267993927</text:p>
              </table:table-cell>
              <table:table-cell office:value-type="float" office:value="1.19767673411151">
                <text:p>1.197676734111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868364274501801">
                <text:p>0.0868364274501801</text:p>
              </table:table-cell>
              <table:table-cell office:value-type="float" office:value="0.560141861438751">
                <text:p>0.560141861438751</text:p>
              </table:table-cell>
              <table:table-cell office:value-type="float" office:value="1.17411769635329">
                <text:p>1.174117696353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867946743965149">
                <text:p>0.0867946743965149</text:p>
              </table:table-cell>
              <table:table-cell office:value-type="float" office:value="0.556480586528778">
                <text:p>0.556480586528778</text:p>
              </table:table-cell>
              <table:table-cell office:value-type="float" office:value="1.17967152254712">
                <text:p>1.179671522547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860379487276077">
                <text:p>0.0860379487276077</text:p>
              </table:table-cell>
              <table:table-cell office:value-type="float" office:value="0.552842736244202">
                <text:p>0.552842736244202</text:p>
              </table:table-cell>
              <table:table-cell office:value-type="float" office:value="1.17548311794158">
                <text:p>1.175483117941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839635729789734">
                <text:p>0.0839635729789734</text:p>
              </table:table-cell>
              <table:table-cell office:value-type="float" office:value="0.549228191375732">
                <text:p>0.549228191375732</text:p>
              </table:table-cell>
              <table:table-cell office:value-type="float" office:value="1.15312288473956">
                <text:p>1.153122884739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867209285497665">
                <text:p>0.0867209285497665</text:p>
              </table:table-cell>
              <table:table-cell office:value-type="float" office:value="0.545636594295502">
                <text:p>0.545636594295502</text:p>
              </table:table-cell>
              <table:table-cell office:value-type="float" office:value="1.19720061318384">
                <text:p>1.197200613183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864256620407105">
                <text:p>0.0864256620407105</text:p>
              </table:table-cell>
              <table:table-cell office:value-type="float" office:value="0.542067885398865">
                <text:p>0.542067885398865</text:p>
              </table:table-cell>
              <table:table-cell office:value-type="float" office:value="1.1993448029812">
                <text:p>1.19934480298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840485692024231">
                <text:p>0.0840485692024231</text:p>
              </table:table-cell>
              <table:table-cell office:value-type="float" office:value="0.538522064685822">
                <text:p>0.538522064685822</text:p>
              </table:table-cell>
              <table:table-cell office:value-type="float" office:value="1.17243830384911">
                <text:p>1.172438303849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869410485029221">
                <text:p>0.0869410485029221</text:p>
              </table:table-cell>
              <table:table-cell office:value-type="float" office:value="0.534998834133148">
                <text:p>0.534998834133148</text:p>
              </table:table-cell>
              <table:table-cell office:value-type="float" office:value="1.21910995773638">
                <text:p>1.219109957736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853276476264">
                <text:p>0.0853276476264</text:p>
              </table:table-cell>
              <table:table-cell office:value-type="float" office:value="0.531497895717621">
                <text:p>0.531497895717621</text:p>
              </table:table-cell>
              <table:table-cell office:value-type="float" office:value="1.2027243657177">
                <text:p>1.20272436571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805046260356903">
                <text:p>0.0805046260356903</text:p>
              </table:table-cell>
              <table:table-cell office:value-type="float" office:value="0.52801924943924">
                <text:p>0.52801924943924</text:p>
              </table:table-cell>
              <table:table-cell office:value-type="float" office:value="1.14065814175587">
                <text:p>1.140658141755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866069123148918">
                <text:p>0.0866069123148918</text:p>
              </table:table-cell>
              <table:table-cell office:value-type="float" office:value="0.524562895298004">
                <text:p>0.524562895298004</text:p>
              </table:table-cell>
              <table:table-cell office:value-type="float" office:value="1.2335181799155">
                <text:p>1.23351817991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8498515188694">
                <text:p>0.08498515188694</text:p>
              </table:table-cell>
              <table:table-cell office:value-type="float" office:value="0.521128118038178">
                <text:p>0.521128118038178</text:p>
              </table:table-cell>
              <table:table-cell office:value-type="float" office:value="1.21673047364825">
                <text:p>1.216730473648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806054100394249">
                <text:p>0.0806054100394249</text:p>
              </table:table-cell>
              <table:table-cell office:value-type="float" office:value="0.517715275287628">
                <text:p>0.517715275287628</text:p>
              </table:table-cell>
              <table:table-cell office:value-type="float" office:value="1.16004237362079">
                <text:p>1.160042373620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811279639601708">
                <text:p>0.0811279639601708</text:p>
              </table:table-cell>
              <table:table-cell office:value-type="float" office:value="0.514324188232422">
                <text:p>0.514324188232422</text:p>
              </table:table-cell>
              <table:table-cell office:value-type="float" office:value="1.17364990995756">
                <text:p>1.173649909957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840832740068436">
                <text:p>0.0840832740068436</text:p>
              </table:table-cell>
              <table:table-cell office:value-type="float" office:value="0.510954558849335">
                <text:p>0.510954558849335</text:p>
              </table:table-cell>
              <table:table-cell office:value-type="float" office:value="1.22274511959579">
                <text:p>1.222745119595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82182452082634">
                <text:p>0.082182452082634</text:p>
              </table:table-cell>
              <table:table-cell office:value-type="float" office:value="0.507606208324432">
                <text:p>0.507606208324432</text:p>
              </table:table-cell>
              <table:table-cell office:value-type="float" office:value="1.20133395079272">
                <text:p>1.201333950792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81913061439991">
                <text:p>0.081913061439991</text:p>
              </table:table-cell>
              <table:table-cell office:value-type="float" office:value="0.504278898239136">
                <text:p>0.504278898239136</text:p>
              </table:table-cell>
              <table:table-cell office:value-type="float" office:value="1.20363870455728">
                <text:p>1.203638704557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816174224019051">
                <text:p>0.0816174224019051</text:p>
              </table:table-cell>
              <table:table-cell office:value-type="float" office:value="0.500972807407379">
                <text:p>0.500972807407379</text:p>
              </table:table-cell>
              <table:table-cell office:value-type="float" office:value="1.20554712929949">
                <text:p>1.205547129299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794511884450913">
                <text:p>0.0794511884450913</text:p>
              </table:table-cell>
              <table:table-cell office:value-type="float" office:value="0.497687458992004">
                <text:p>0.497687458992004</text:p>
              </table:table-cell>
              <table:table-cell office:value-type="float" office:value="1.17966867525803">
                <text:p>1.179668675258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802655220031738">
                <text:p>0.0802655220031738</text:p>
              </table:table-cell>
              <table:table-cell office:value-type="float" office:value="0.494423002004623">
                <text:p>0.494423002004623</text:p>
              </table:table-cell>
              <table:table-cell office:value-type="float" office:value="1.19797295942191">
                <text:p>1.197972959421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7944755256176">
                <text:p>0.07944755256176</text:p>
              </table:table-cell>
              <table:table-cell office:value-type="float" office:value="0.491179049015045">
                <text:p>0.491179049015045</text:p>
              </table:table-cell>
              <table:table-cell office:value-type="float" office:value="1.19194669876814">
                <text:p>1.191946698768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780426189303398">
                <text:p>0.0780426189303398</text:p>
              </table:table-cell>
              <table:table-cell office:value-type="float" office:value="0.48795560002327">
                <text:p>0.48795560002327</text:p>
              </table:table-cell>
              <table:table-cell office:value-type="float" office:value="1.17697294088254">
                <text:p>1.176972940882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92029425501823">
                <text:p>0.0792029425501823</text:p>
              </table:table-cell>
              <table:table-cell office:value-type="float" office:value="0.484752237796783">
                <text:p>0.484752237796783</text:p>
              </table:table-cell>
              <table:table-cell office:value-type="float" office:value="1.20069939434832">
                <text:p>1.200699394348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803050026297569">
                <text:p>0.0803050026297569</text:p>
              </table:table-cell>
              <table:table-cell office:value-type="float" office:value="0.48156926035881">
                <text:p>0.48156926035881</text:p>
              </table:table-cell>
              <table:table-cell office:value-type="float" office:value="1.22375338672878">
                <text:p>1.223753386728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94612616300583">
                <text:p>0.0794612616300583</text:p>
              </table:table-cell>
              <table:table-cell office:value-type="float" office:value="0.478406220674515">
                <text:p>0.478406220674515</text:p>
              </table:table-cell>
              <table:table-cell office:value-type="float" office:value="1.21720882822079">
                <text:p>1.217208828220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67010077834129">
                <text:p>0.0767010077834129</text:p>
              </table:table-cell>
              <table:table-cell office:value-type="float" office:value="0.475263088941574">
                <text:p>0.475263088941574</text:p>
              </table:table-cell>
              <table:table-cell office:value-type="float" office:value="1.18105205308115">
                <text:p>1.181052053081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774347707629204">
                <text:p>0.0774347707629204</text:p>
              </table:table-cell>
              <table:table-cell office:value-type="float" office:value="0.472139567136765">
                <text:p>0.472139567136765</text:p>
              </table:table-cell>
              <table:table-cell office:value-type="float" office:value="1.19856700232312">
                <text:p>1.198567002323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767510533332825">
                <text:p>0.0767510533332825</text:p>
              </table:table-cell>
              <table:table-cell office:value-type="float" office:value="0.469035744667053">
                <text:p>0.469035744667053</text:p>
              </table:table-cell>
              <table:table-cell office:value-type="float" office:value="1.19417775172606">
                <text:p>1.194177751726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787846595048904">
                <text:p>0.0787846595048904</text:p>
              </table:table-cell>
              <table:table-cell office:value-type="float" office:value="0.465951502323151">
                <text:p>0.465951502323151</text:p>
              </table:table-cell>
              <table:table-cell office:value-type="float" office:value="1.23220970494035">
                <text:p>1.232209704940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745429024100304">
                <text:p>0.0745429024100304</text:p>
              </table:table-cell>
              <table:table-cell office:value-type="float" office:value="0.462886512279511">
                <text:p>0.462886512279511</text:p>
              </table:table-cell>
              <table:table-cell office:value-type="float" office:value="1.17194597656127">
                <text:p>1.171945976561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753518790006638">
                <text:p>0.0753518790006638</text:p>
              </table:table-cell>
              <table:table-cell office:value-type="float" office:value="0.459840774536133">
                <text:p>0.459840774536133</text:p>
              </table:table-cell>
              <table:table-cell office:value-type="float" office:value="1.19084081616623">
                <text:p>1.190840816166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755175203084946">
                <text:p>0.0755175203084946</text:p>
              </table:table-cell>
              <table:table-cell office:value-type="float" office:value="0.456814050674439">
                <text:p>0.456814050674439</text:p>
              </table:table-cell>
              <table:table-cell office:value-type="float" office:value="1.19968071492787">
                <text:p>1.199680714927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753657519817352">
                <text:p>0.0753657519817352</text:p>
              </table:table-cell>
              <table:table-cell office:value-type="float" office:value="0.453806281089783">
                <text:p>0.453806281089783</text:p>
              </table:table-cell>
              <table:table-cell office:value-type="float" office:value="1.20351172206674">
                <text:p>1.203511722066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755852311849594">
                <text:p>0.0755852311849594</text:p>
              </table:table-cell>
              <table:table-cell office:value-type="float" office:value="0.450817197561264">
                <text:p>0.450817197561264</text:p>
              </table:table-cell>
              <table:table-cell office:value-type="float" office:value="1.21330940726895">
                <text:p>1.213309407268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772773921489716">
                <text:p>0.0772773921489716</text:p>
              </table:table-cell>
              <table:table-cell office:value-type="float" office:value="0.447846978902817">
                <text:p>0.447846978902817</text:p>
              </table:table-cell>
              <table:table-cell office:value-type="float" office:value="1.24693957340282">
                <text:p>1.246939573402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780474618077278">
                <text:p>0.0780474618077278</text:p>
              </table:table-cell>
              <table:table-cell office:value-type="float" office:value="0.444895207881928">
                <text:p>0.444895207881928</text:p>
              </table:table-cell>
              <table:table-cell office:value-type="float" office:value="1.2659310893527">
                <text:p>1.26593108935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740247666835785">
                <text:p>0.0740247666835785</text:p>
              </table:table-cell>
              <table:table-cell office:value-type="float" office:value="0.441961944103241">
                <text:p>0.441961944103241</text:p>
              </table:table-cell>
              <table:table-cell office:value-type="float" office:value="1.2069427220936">
                <text:p>1.20694272209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42665380239487">
                <text:p>0.0742665380239487</text:p>
              </table:table-cell>
              <table:table-cell office:value-type="float" office:value="0.439046949148178">
                <text:p>0.439046949148178</text:p>
              </table:table-cell>
              <table:table-cell office:value-type="float" office:value="1.2171977022537">
                <text:p>1.21719770225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751259252429009">
                <text:p>0.0751259252429009</text:p>
              </table:table-cell>
              <table:table-cell office:value-type="float" office:value="0.436150103807449">
                <text:p>0.436150103807449</text:p>
              </table:table-cell>
              <table:table-cell office:value-type="float" office:value="1.23770204760093">
                <text:p>1.237702047600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766539573669434">
                <text:p>0.0766539573669434</text:p>
              </table:table-cell>
              <table:table-cell office:value-type="float" office:value="0.433271378278732">
                <text:p>0.433271378278732</text:p>
              </table:table-cell>
              <table:table-cell office:value-type="float" office:value="1.26946048739341">
                <text:p>1.269460487393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732081383466721">
                <text:p>0.0732081383466721</text:p>
              </table:table-cell>
              <table:table-cell office:value-type="float" office:value="0.430410623550415">
                <text:p>0.430410623550415</text:p>
              </table:table-cell>
              <table:table-cell office:value-type="float" office:value="1.21871540645992">
                <text:p>1.218715406459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737867876887322">
                <text:p>0.0737867876887322</text:p>
              </table:table-cell>
              <table:table-cell office:value-type="float" office:value="0.427567541599274">
                <text:p>0.427567541599274</text:p>
              </table:table-cell>
              <table:table-cell office:value-type="float" office:value="1.23475238384726">
                <text:p>1.234752383847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712724030017853">
                <text:p>0.0712724030017853</text:p>
              </table:table-cell>
              <table:table-cell office:value-type="float" office:value="0.42474228143692">
                <text:p>0.42474228143692</text:p>
              </table:table-cell>
              <table:table-cell office:value-type="float" office:value="1.19889459559599">
                <text:p>1.198894595595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71662962436676">
                <text:p>0.071662962436676</text:p>
              </table:table-cell>
              <table:table-cell office:value-type="float" office:value="0.421934515237808">
                <text:p>0.421934515237808</text:p>
              </table:table-cell>
              <table:table-cell office:value-type="float" office:value="1.21174905428718">
                <text:p>1.211749054287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733242034912109">
                <text:p>0.0733242034912109</text:p>
              </table:table-cell>
              <table:table-cell office:value-type="float" office:value="0.419144243001938">
                <text:p>0.419144243001938</text:p>
              </table:table-cell>
              <table:table-cell office:value-type="float" office:value="1.2463029342096">
                <text:p>1.24630293420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721274688839912">
                <text:p>0.0721274688839912</text:p>
              </table:table-cell>
              <table:table-cell office:value-type="float" office:value="0.41637134552002">
                <text:p>0.41637134552002</text:p>
              </table:table-cell>
              <table:table-cell office:value-type="float" office:value="1.23235345464266">
                <text:p>1.232353454642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715468674898148">
                <text:p>0.0715468674898148</text:p>
              </table:table-cell>
              <table:table-cell office:value-type="float" office:value="0.413615673780441">
                <text:p>0.413615673780441</text:p>
              </table:table-cell>
              <table:table-cell office:value-type="float" office:value="1.22880664170004">
                <text:p>1.228806641700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713807791471481">
                <text:p>0.0713807791471481</text:p>
              </table:table-cell>
              <table:table-cell office:value-type="float" office:value="0.410877078771591">
                <text:p>0.410877078771591</text:p>
              </table:table-cell>
              <table:table-cell office:value-type="float" office:value="1.2323456644871">
                <text:p>1.23234566448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707313716411591">
                <text:p>0.0707313716411591</text:p>
              </table:table-cell>
              <table:table-cell office:value-type="float" office:value="0.408155500888824">
                <text:p>0.408155500888824</text:p>
              </table:table-cell>
              <table:table-cell office:value-type="float" office:value="1.22750047492825">
                <text:p>1.227500474928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70165790617466">
                <text:p>0.070165790617466</text:p>
              </table:table-cell>
              <table:table-cell office:value-type="float" office:value="0.405450761318207">
                <text:p>0.405450761318207</text:p>
              </table:table-cell>
              <table:table-cell office:value-type="float" office:value="1.22403361042653">
                <text:p>1.224033610426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695239901542664">
                <text:p>0.0695239901542664</text:p>
              </table:table-cell>
              <table:table-cell office:value-type="float" office:value="0.402762770652771">
                <text:p>0.402762770652771</text:p>
              </table:table-cell>
              <table:table-cell office:value-type="float" office:value="1.21916066099109">
                <text:p>1.219160660991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726892501115799">
                <text:p>0.0726892501115799</text:p>
              </table:table-cell>
              <table:table-cell office:value-type="float" office:value="0.400091528892517">
                <text:p>0.400091528892517</text:p>
              </table:table-cell>
              <table:table-cell office:value-type="float" office:value="1.28131163906737">
                <text:p>1.281311639067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67422091960907">
                <text:p>0.067422091960907</text:p>
              </table:table-cell>
              <table:table-cell office:value-type="float" office:value="0.397436767816544">
                <text:p>0.397436767816544</text:p>
              </table:table-cell>
              <table:table-cell office:value-type="float" office:value="1.19466224134946">
                <text:p>1.194662241349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686860531568527">
                <text:p>0.0686860531568527</text:p>
              </table:table-cell>
              <table:table-cell office:value-type="float" office:value="0.394798517227173">
                <text:p>0.394798517227173</text:p>
              </table:table-cell>
              <table:table-cell office:value-type="float" office:value="1.22340374859207">
                <text:p>1.223403748592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689873322844505">
                <text:p>0.0689873322844505</text:p>
              </table:table-cell>
              <table:table-cell office:value-type="float" office:value="0.392176568508148">
                <text:p>0.392176568508148</text:p>
              </table:table-cell>
              <table:table-cell office:value-type="float" office:value="1.23517623679763">
                <text:p>1.235176236797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672492235898972">
                <text:p>0.0672492235898972</text:p>
              </table:table-cell>
              <table:table-cell office:value-type="float" office:value="0.389570862054825">
                <text:p>0.389570862054825</text:p>
              </table:table-cell>
              <table:table-cell office:value-type="float" office:value="1.21033385815442">
                <text:p>1.210333858154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685813277959824">
                <text:p>0.0685813277959824</text:p>
              </table:table-cell>
              <table:table-cell office:value-type="float" office:value="0.386981248855591">
                <text:p>0.386981248855591</text:p>
              </table:table-cell>
              <table:table-cell office:value-type="float" office:value="1.24074384183865">
                <text:p>1.240743841838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665434151887894">
                <text:p>0.0665434151887894</text:p>
              </table:table-cell>
              <table:table-cell office:value-type="float" office:value="0.384407758712769">
                <text:p>0.384407758712769</text:p>
              </table:table-cell>
              <table:table-cell office:value-type="float" office:value="1.21015125837878">
                <text:p>1.210151258378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678150281310082">
                <text:p>0.0678150281310082</text:p>
              </table:table-cell>
              <table:table-cell office:value-type="float" office:value="0.381850004196167">
                <text:p>0.381850004196167</text:p>
              </table:table-cell>
              <table:table-cell office:value-type="float" office:value="1.23970641356709">
                <text:p>1.239706413567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685602128505707">
                <text:p>0.0685602128505707</text:p>
              </table:table-cell>
              <table:table-cell office:value-type="float" office:value="0.379308193922043">
                <text:p>0.379308193922043</text:p>
              </table:table-cell>
              <table:table-cell office:value-type="float" office:value="1.25986319915559">
                <text:p>1.259863199155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665995329618454">
                <text:p>0.0665995329618454</text:p>
              </table:table-cell>
              <table:table-cell office:value-type="float" office:value="0.376781970262527">
                <text:p>0.376781970262527</text:p>
              </table:table-cell>
              <table:table-cell office:value-type="float" office:value="1.23021423502431">
                <text:p>1.230214235024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662622973322868">
                <text:p>0.0662622973322868</text:p>
              </table:table-cell>
              <table:table-cell office:value-type="float" office:value="0.374271482229233">
                <text:p>0.374271482229233</text:p>
              </table:table-cell>
              <table:table-cell office:value-type="float" office:value="1.23036617932697">
                <text:p>1.230366179326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666764825582504">
                <text:p>0.0666764825582504</text:p>
              </table:table-cell>
              <table:table-cell office:value-type="float" office:value="0.371776282787323">
                <text:p>0.371776282787323</text:p>
              </table:table-cell>
              <table:table-cell office:value-type="float" office:value="1.24451148266492">
                <text:p>1.244511482664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685749873518944">
                <text:p>0.0685749873518944</text:p>
              </table:table-cell>
              <table:table-cell office:value-type="float" office:value="0.369296610355377">
                <text:p>0.369296610355377</text:p>
              </table:table-cell>
              <table:table-cell office:value-type="float" office:value="1.28661998939594">
                <text:p>1.286619989395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652863755822182">
                <text:p>0.0652863755822182</text:p>
              </table:table-cell>
              <table:table-cell office:value-type="float" office:value="0.366832375526428">
                <text:p>0.366832375526428</text:p>
              </table:table-cell>
              <table:table-cell office:value-type="float" office:value="1.23130444910906">
                <text:p>1.231304449109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66662073135376">
                <text:p>0.066662073135376</text:p>
              </table:table-cell>
              <table:table-cell office:value-type="float" office:value="0.36438313126564">
                <text:p>0.36438313126564</text:p>
              </table:table-cell>
              <table:table-cell office:value-type="float" office:value="1.26380490516707">
                <text:p>1.263804905167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64704179763794">
                <text:p>0.064704179763794</text:p>
              </table:table-cell>
              <table:table-cell office:value-type="float" office:value="0.36194908618927">
                <text:p>0.36194908618927</text:p>
              </table:table-cell>
              <table:table-cell office:value-type="float" office:value="1.23308180185417">
                <text:p>1.233081801854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647192820906639">
                <text:p>0.0647192820906639</text:p>
              </table:table-cell>
              <table:table-cell office:value-type="float" office:value="0.359529972076416">
                <text:p>0.359529972076416</text:p>
              </table:table-cell>
              <table:table-cell office:value-type="float" office:value="1.23979983629443">
                <text:p>1.239799836294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640157982707024">
                <text:p>0.0640157982707024</text:p>
              </table:table-cell>
              <table:table-cell office:value-type="float" office:value="0.357125818729401">
                <text:p>0.357125818729401</text:p>
              </table:table-cell>
              <table:table-cell office:value-type="float" office:value="1.2327169859827">
                <text:p>1.23271698598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628171563148499">
                <text:p>0.0628171563148499</text:p>
              </table:table-cell>
              <table:table-cell office:value-type="float" office:value="0.35473644733429">
                <text:p>0.35473644733429</text:p>
              </table:table-cell>
              <table:table-cell office:value-type="float" office:value="1.21594188442576">
                <text:p>1.215941884425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627867579460144">
                <text:p>0.0627867579460144</text:p>
              </table:table-cell>
              <table:table-cell office:value-type="float" office:value="0.352361857891083">
                <text:p>0.352361857891083</text:p>
              </table:table-cell>
              <table:table-cell office:value-type="float" office:value="1.22168976607831">
                <text:p>1.221689766078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638162642717362">
                <text:p>0.0638162642717362</text:p>
              </table:table-cell>
              <table:table-cell office:value-type="float" office:value="0.350001901388168">
                <text:p>0.350001901388168</text:p>
              </table:table-cell>
              <table:table-cell office:value-type="float" office:value="1.2481954245209">
                <text:p>1.24819542452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640462636947632">
                <text:p>0.0640462636947632</text:p>
              </table:table-cell>
              <table:table-cell office:value-type="float" office:value="0.347656309604645">
                <text:p>0.347656309604645</text:p>
              </table:table-cell>
              <table:table-cell office:value-type="float" office:value="1.25922500526787">
                <text:p>1.259225005267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61194621026516">
                <text:p>0.061194621026516</text:p>
              </table:table-cell>
              <table:table-cell office:value-type="float" office:value="0.345325320959091">
                <text:p>0.345325320959091</text:p>
              </table:table-cell>
              <table:table-cell office:value-type="float" office:value="1.20943106888407">
                <text:p>1.209431068884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63892275094986">
                <text:p>0.063892275094986</text:p>
              </table:table-cell>
              <table:table-cell office:value-type="float" office:value="0.343008637428284">
                <text:p>0.343008637428284</text:p>
              </table:table-cell>
              <table:table-cell office:value-type="float" office:value="1.26933003228352">
                <text:p>1.269330032283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635530352592468">
                <text:p>0.0635530352592468</text:p>
              </table:table-cell>
              <table:table-cell office:value-type="float" office:value="0.340706169605255">
                <text:p>0.340706169605255</text:p>
              </table:table-cell>
              <table:table-cell office:value-type="float" office:value="1.26917301914563">
                <text:p>1.269173019145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648439079523087">
                <text:p>0.0648439079523087</text:p>
              </table:table-cell>
              <table:table-cell office:value-type="float" office:value="0.338417917490006">
                <text:p>0.338417917490006</text:p>
              </table:table-cell>
              <table:table-cell office:value-type="float" office:value="1.30170342003922">
                <text:p>1.301703420039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608731545507908">
                <text:p>0.0608731545507908</text:p>
              </table:table-cell>
              <table:table-cell office:value-type="float" office:value="0.336143732070923">
                <text:p>0.336143732070923</text:p>
              </table:table-cell>
              <table:table-cell office:value-type="float" office:value="1.22836378738604">
                <text:p>1.228363787386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62339436262846">
                <text:p>0.062339436262846</text:p>
              </table:table-cell>
              <table:table-cell office:value-type="float" office:value="0.333883464336395">
                <text:p>0.333883464336395</text:p>
              </table:table-cell>
              <table:table-cell office:value-type="float" office:value="1.26451037946745">
                <text:p>1.264510379467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633913427591324">
                <text:p>0.0633913427591324</text:p>
              </table:table-cell>
              <table:table-cell office:value-type="float" office:value="0.331637144088745">
                <text:p>0.331637144088745</text:p>
              </table:table-cell>
              <table:table-cell office:value-type="float" office:value="1.29255136403457">
                <text:p>1.292551364034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615155622363091">
                <text:p>0.0615155622363091</text:p>
              </table:table-cell>
              <table:table-cell office:value-type="float" office:value="0.329404622316361">
                <text:p>0.329404622316361</text:p>
              </table:table-cell>
              <table:table-cell office:value-type="float" office:value="1.26084351256103">
                <text:p>1.260843512561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602774396538734">
                <text:p>0.0602774396538734</text:p>
              </table:table-cell>
              <table:table-cell office:value-type="float" office:value="0.327185928821564">
                <text:p>0.327185928821564</text:p>
              </table:table-cell>
              <table:table-cell office:value-type="float" office:value="1.24190769702113">
                <text:p>1.241907697021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593415722250938">
                <text:p>0.0593415722250938</text:p>
              </table:table-cell>
              <table:table-cell office:value-type="float" office:value="0.324980705976486">
                <text:p>0.324980705976486</text:p>
              </table:table-cell>
              <table:table-cell office:value-type="float" office:value="1.22900005312211">
                <text:p>1.229000053122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600943565368652">
                <text:p>0.0600943565368652</text:p>
              </table:table-cell>
              <table:table-cell office:value-type="float" office:value="0.322789132595062">
                <text:p>0.322789132595062</text:p>
              </table:table-cell>
              <table:table-cell office:value-type="float" office:value="1.25107940164803">
                <text:p>1.251079401648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602751448750496">
                <text:p>0.0602751448750496</text:p>
              </table:table-cell>
              <table:table-cell office:value-type="float" office:value="0.32061094045639">
                <text:p>0.32061094045639</text:p>
              </table:table-cell>
              <table:table-cell office:value-type="float" office:value="1.26138533817967">
                <text:p>1.261385338179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610264763236046">
                <text:p>0.0610264763236046</text:p>
              </table:table-cell>
              <table:table-cell office:value-type="float" office:value="0.318446189165115">
                <text:p>0.318446189165115</text:p>
              </table:table-cell>
              <table:table-cell office:value-type="float" office:value="1.28376680431351">
                <text:p>1.283766804313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588648952543736">
                <text:p>0.0588648952543736</text:p>
              </table:table-cell>
              <table:table-cell office:value-type="float" office:value="0.31629467010498">
                <text:p>0.31629467010498</text:p>
              </table:table-cell>
              <table:table-cell office:value-type="float" office:value="1.24475120076681">
                <text:p>1.244751200766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587281808257103">
                <text:p>0.0587281808257103</text:p>
              </table:table-cell>
              <table:table-cell office:value-type="float" office:value="0.314156472682953">
                <text:p>0.314156472682953</text:p>
              </table:table-cell>
              <table:table-cell office:value-type="float" office:value="1.24833474349817">
                <text:p>1.248334743498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584021285176277">
                <text:p>0.0584021285176277</text:p>
              </table:table-cell>
              <table:table-cell office:value-type="float" office:value="0.312031298875809">
                <text:p>0.312031298875809</text:p>
              </table:table-cell>
              <table:table-cell office:value-type="float" office:value="1.24787624265016">
                <text:p>1.247876242650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597654171288013">
                <text:p>0.0597654171288013</text:p>
              </table:table-cell>
              <table:table-cell office:value-type="float" office:value="0.309919208288193">
                <text:p>0.309919208288193</text:p>
              </table:table-cell>
              <table:table-cell office:value-type="float" office:value="1.28366330695756">
                <text:p>1.283663306957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585523135960102">
                <text:p>0.0585523135960102</text:p>
              </table:table-cell>
              <table:table-cell office:value-type="float" office:value="0.30782014131546">
                <text:p>0.30782014131546</text:p>
              </table:table-cell>
              <table:table-cell office:value-type="float" office:value="1.26416442234839">
                <text:p>1.264164422348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582670159637928">
                <text:p>0.0582670159637928</text:p>
              </table:table-cell>
              <table:table-cell office:value-type="float" office:value="0.305733889341354">
                <text:p>0.305733889341354</text:p>
              </table:table-cell>
              <table:table-cell office:value-type="float" office:value="1.26456341159477">
                <text:p>1.264563411594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57917445898056">
                <text:p>0.057917445898056</text:p>
              </table:table-cell>
              <table:table-cell office:value-type="float" office:value="0.303660452365875">
                <text:p>0.303660452365875</text:p>
              </table:table-cell>
              <table:table-cell office:value-type="float" office:value="1.2635300290673">
                <text:p>1.26353002906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580705590546131">
                <text:p>0.0580705590546131</text:p>
              </table:table-cell>
              <table:table-cell office:value-type="float" office:value="0.301599740982056">
                <text:p>0.301599740982056</text:p>
              </table:table-cell>
              <table:table-cell office:value-type="float" office:value="1.27347523735303">
                <text:p>1.273475237353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563949123024941">
                <text:p>0.0563949123024941</text:p>
              </table:table-cell>
              <table:table-cell office:value-type="float" office:value="0.299551695585251">
                <text:p>0.299551695585251</text:p>
              </table:table-cell>
              <table:table-cell office:value-type="float" office:value="1.24317639247596">
                <text:p>1.243176392475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58990765362978">
                <text:p>0.058990765362978</text:p>
              </table:table-cell>
              <table:table-cell office:value-type="float" office:value="0.297516196966171">
                <text:p>0.297516196966171</text:p>
              </table:table-cell>
              <table:table-cell office:value-type="float" office:value="1.30717938739298">
                <text:p>1.307179387392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576190054416657">
                <text:p>0.0576190054416657</text:p>
              </table:table-cell>
              <table:table-cell office:value-type="float" office:value="0.295493274927139">
                <text:p>0.295493274927139</text:p>
              </table:table-cell>
              <table:table-cell office:value-type="float" office:value="1.28343905012587">
                <text:p>1.283439050125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565997213125229">
                <text:p>0.0565997213125229</text:p>
              </table:table-cell>
              <table:table-cell office:value-type="float" office:value="0.293482601642609">
                <text:p>0.293482601642609</text:p>
              </table:table-cell>
              <table:table-cell office:value-type="float" office:value="1.26730782228313">
                <text:p>1.267307822283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560669042170048">
                <text:p>0.0560669042170048</text:p>
              </table:table-cell>
              <table:table-cell office:value-type="float" office:value="0.291484355926514">
                <text:p>0.291484355926514</text:p>
              </table:table-cell>
              <table:table-cell office:value-type="float" office:value="1.2619226364286">
                <text:p>1.26192263642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559367164969444">
                <text:p>0.0559367164969444</text:p>
              </table:table-cell>
              <table:table-cell office:value-type="float" office:value="0.289498388767242">
                <text:p>0.289498388767242</text:p>
              </table:table-cell>
              <table:table-cell office:value-type="float" office:value="1.26555625560146">
                <text:p>1.265556255601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547138899564743">
                <text:p>0.0547138899564743</text:p>
              </table:table-cell>
              <table:table-cell office:value-type="float" office:value="0.287524610757828">
                <text:p>0.287524610757828</text:p>
              </table:table-cell>
              <table:table-cell office:value-type="float" office:value="1.24434386014005">
                <text:p>1.244343860140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548893958330154">
                <text:p>0.0548893958330154</text:p>
              </table:table-cell>
              <table:table-cell office:value-type="float" office:value="0.285562962293625">
                <text:p>0.285562962293625</text:p>
              </table:table-cell>
              <table:table-cell office:value-type="float" office:value="1.25484359551599">
                <text:p>1.254843595515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5635666847229">
                <text:p>0.05635666847229</text:p>
              </table:table-cell>
              <table:table-cell office:value-type="float" office:value="0.283613294363022">
                <text:p>0.283613294363022</text:p>
              </table:table-cell>
              <table:table-cell office:value-type="float" office:value="1.29510443646316">
                <text:p>1.295104436463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549927167594433">
                <text:p>0.0549927167594433</text:p>
              </table:table-cell>
              <table:table-cell office:value-type="float" office:value="0.281675606966019">
                <text:p>0.281675606966019</text:p>
              </table:table-cell>
              <table:table-cell office:value-type="float" office:value="1.27034881216231">
                <text:p>1.270348812162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541243404150009">
                <text:p>0.0541243404150009</text:p>
              </table:table-cell>
              <table:table-cell office:value-type="float" office:value="0.279749810695648">
                <text:p>0.279749810695648</text:p>
              </table:table-cell>
              <table:table-cell office:value-type="float" office:value="1.25680748559663">
                <text:p>1.256807485596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524870194494724">
                <text:p>0.0524870194494724</text:p>
              </table:table-cell>
              <table:table-cell office:value-type="float" office:value="0.277835816144943">
                <text:p>0.277835816144943</text:p>
              </table:table-cell>
              <table:table-cell office:value-type="float" office:value="1.22514187613377">
                <text:p>1.225141876133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542537458240986">
                <text:p>0.0542537458240986</text:p>
              </table:table-cell>
              <table:table-cell office:value-type="float" office:value="0.275933653116226">
                <text:p>0.275933653116226</text:p>
              </table:table-cell>
              <table:table-cell office:value-type="float" office:value="1.2729827917122">
                <text:p>1.27298279171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539979711174965">
                <text:p>0.0539979711174965</text:p>
              </table:table-cell>
              <table:table-cell office:value-type="float" office:value="0.27404311299324">
                <text:p>0.27404311299324</text:p>
              </table:table-cell>
              <table:table-cell office:value-type="float" office:value="1.27358688447048">
                <text:p>1.273586884470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537066906690598">
                <text:p>0.0537066906690598</text:p>
              </table:table-cell>
              <table:table-cell office:value-type="float" office:value="0.272164195775986">
                <text:p>0.272164195775986</text:p>
              </table:table-cell>
              <table:table-cell office:value-type="float" office:value="1.27332087683959">
                <text:p>1.273320876839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547288283705711">
                <text:p>0.0547288283705711</text:p>
              </table:table-cell>
              <table:table-cell office:value-type="float" office:value="0.270296722650528">
                <text:p>0.270296722650528</text:p>
              </table:table-cell>
              <table:table-cell office:value-type="float" office:value="1.30431938619699">
                <text:p>1.304319386196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52344337105751">
                <text:p>0.052344337105751</text:p>
              </table:table-cell>
              <table:table-cell office:value-type="float" office:value="0.268440783023834">
                <text:p>0.268440783023834</text:p>
              </table:table-cell>
              <table:table-cell office:value-type="float" office:value="1.25399508386791">
                <text:p>1.253995083867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537392124533653">
                <text:p>0.0537392124533653</text:p>
              </table:table-cell>
              <table:table-cell office:value-type="float" office:value="0.266596227884293">
                <text:p>0.266596227884293</text:p>
              </table:table-cell>
              <table:table-cell office:value-type="float" office:value="1.29412360404916">
                <text:p>1.294123604049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530212186276913">
                <text:p>0.0530212186276913</text:p>
              </table:table-cell>
              <table:table-cell office:value-type="float" office:value="0.264763027429581">
                <text:p>0.264763027429581</text:p>
              </table:table-cell>
              <table:table-cell office:value-type="float" office:value="1.28349002424934">
                <text:p>1.283490024249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528408624231815">
                <text:p>0.0528408624231815</text:p>
              </table:table-cell>
              <table:table-cell office:value-type="float" office:value="0.262941092252731">
                <text:p>0.262941092252731</text:p>
              </table:table-cell>
              <table:table-cell office:value-type="float" office:value="1.28579289250359">
                <text:p>1.285792892503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51954347640276">
                <text:p>0.051954347640276</text:p>
              </table:table-cell>
              <table:table-cell office:value-type="float" office:value="0.261130303144455">
                <text:p>0.261130303144455</text:p>
              </table:table-cell>
              <table:table-cell office:value-type="float" office:value="1.27081212814682">
                <text:p>1.270812128146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526692643761635">
                <text:p>0.0526692643761635</text:p>
              </table:table-cell>
              <table:table-cell office:value-type="float" office:value="0.259330689907074">
                <text:p>0.259330689907074</text:p>
              </table:table-cell>
              <table:table-cell office:value-type="float" office:value="1.29501571580917">
                <text:p>1.295015715809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515253245830536">
                <text:p>0.0515253245830536</text:p>
              </table:table-cell>
              <table:table-cell office:value-type="float" office:value="0.257542073726654">
                <text:p>0.257542073726654</text:p>
              </table:table-cell>
              <table:table-cell office:value-type="float" office:value="1.27349385530367">
                <text:p>1.273493855303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515166893601418">
                <text:p>0.0515166893601418</text:p>
              </table:table-cell>
              <table:table-cell office:value-type="float" office:value="0.255764484405518">
                <text:p>0.255764484405518</text:p>
              </table:table-cell>
              <table:table-cell office:value-type="float" office:value="1.27991873100648">
                <text:p>1.279918731006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496995002031326">
                <text:p>0.0496995002031326</text:p>
              </table:table-cell>
              <table:table-cell office:value-type="float" office:value="0.253997802734375">
                <text:p>0.253997802734375</text:p>
              </table:table-cell>
              <table:table-cell office:value-type="float" office:value="1.24120867264502">
                <text:p>1.241208672645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521275773644447">
                <text:p>0.0521275773644447</text:p>
              </table:table-cell>
              <table:table-cell office:value-type="float" office:value="0.252242028713226">
                <text:p>0.252242028713226</text:p>
              </table:table-cell>
              <table:table-cell office:value-type="float" office:value="1.30863536589152">
                <text:p>1.308635365891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509144887328148">
                <text:p>0.0509144887328148</text:p>
              </table:table-cell>
              <table:table-cell office:value-type="float" office:value="0.250496983528137">
                <text:p>0.250496983528137</text:p>
              </table:table-cell>
              <table:table-cell office:value-type="float" office:value="1.28484526928322">
                <text:p>1.284845269283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51590733230114">
                <text:p>0.051590733230114</text:p>
              </table:table-cell>
              <table:table-cell office:value-type="float" office:value="0.248762652277946">
                <text:p>0.248762652277946</text:p>
              </table:table-cell>
              <table:table-cell office:value-type="float" office:value="1.30869810737761">
                <text:p>1.308698107377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47688439488411">
                <text:p>0.047688439488411</text:p>
              </table:table-cell>
              <table:table-cell office:value-type="float" office:value="0.247039079666138">
                <text:p>0.247039079666138</text:p>
              </table:table-cell>
              <table:table-cell office:value-type="float" office:value="1.21601579635663">
                <text:p>1.216015796356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491948053240776">
                <text:p>0.0491948053240776</text:p>
              </table:table-cell>
              <table:table-cell office:value-type="float" office:value="0.245326012372971">
                <text:p>0.245326012372971</text:p>
              </table:table-cell>
              <table:table-cell office:value-type="float" office:value="1.26096688934208">
                <text:p>1.260966889342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493468716740608">
                <text:p>0.0493468716740608</text:p>
              </table:table-cell>
              <table:table-cell office:value-type="float" office:value="0.243623495101929">
                <text:p>0.243623495101929</text:p>
              </table:table-cell>
              <table:table-cell office:value-type="float" office:value="1.27145909839863">
                <text:p>1.271459098398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490343496203423">
                <text:p>0.0490343496203423</text:p>
              </table:table-cell>
              <table:table-cell office:value-type="float" office:value="0.241931512951851">
                <text:p>0.241931512951851</text:p>
              </table:table-cell>
              <table:table-cell office:value-type="float" office:value="1.26999355959599">
                <text:p>1.269993559595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491229332983494">
                <text:p>0.0491229332983494</text:p>
              </table:table-cell>
              <table:table-cell office:value-type="float" office:value="0.240249946713448">
                <text:p>0.240249946713448</text:p>
              </table:table-cell>
              <table:table-cell office:value-type="float" office:value="1.27892101209294">
                <text:p>1.278921012092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479458570480347">
                <text:p>0.0479458570480347</text:p>
              </table:table-cell>
              <table:table-cell office:value-type="float" office:value="0.238578677177429">
                <text:p>0.238578677177429</text:p>
              </table:table-cell>
              <table:table-cell office:value-type="float" office:value="1.25478364110175">
                <text:p>1.254783641101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49283929169178">
                <text:p>0.049283929169178</text:p>
              </table:table-cell>
              <table:table-cell office:value-type="float" office:value="0.236917704343796">
                <text:p>0.236917704343796</text:p>
              </table:table-cell>
              <table:table-cell office:value-type="float" office:value="1.29652655993675">
                <text:p>1.296526559936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472647361457348">
                <text:p>0.0472647361457348</text:p>
              </table:table-cell>
              <table:table-cell office:value-type="float" office:value="0.235266983509064">
                <text:p>0.235266983509064</text:p>
              </table:table-cell>
              <table:table-cell office:value-type="float" office:value="1.24988962262333">
                <text:p>1.24988962262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484135523438454">
                <text:p>0.0484135523438454</text:p>
              </table:table-cell>
              <table:table-cell office:value-type="float" office:value="0.233626425266266">
                <text:p>0.233626425266266</text:p>
              </table:table-cell>
              <table:table-cell office:value-type="float" office:value="1.28694416743872">
                <text:p>1.286944167438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486233830451965">
                <text:p>0.0486233830451965</text:p>
              </table:table-cell>
              <table:table-cell office:value-type="float" office:value="0.231995984911919">
                <text:p>0.231995984911919</text:p>
              </table:table-cell>
              <table:table-cell office:value-type="float" office:value="1.29926057204985">
                <text:p>1.299260572049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465908646583557">
                <text:p>0.0465908646583557</text:p>
              </table:table-cell>
              <table:table-cell office:value-type="float" office:value="0.230375528335571">
                <text:p>0.230375528335571</text:p>
              </table:table-cell>
              <table:table-cell office:value-type="float" office:value="1.25144045097571">
                <text:p>1.251440450975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476041808724403">
                <text:p>0.0476041808724403</text:p>
              </table:table-cell>
              <table:table-cell office:value-type="float" office:value="0.22876513004303">
                <text:p>0.22876513004303</text:p>
              </table:table-cell>
              <table:table-cell office:value-type="float" office:value="1.2853246790229">
                <text:p>1.285324679022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474757067859173">
                <text:p>0.0474757067859173</text:p>
              </table:table-cell>
              <table:table-cell office:value-type="float" office:value="0.227164685726166">
                <text:p>0.227164685726166</text:p>
              </table:table-cell>
              <table:table-cell office:value-type="float" office:value="1.28853885802683">
                <text:p>1.288538858026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460254549980164">
                <text:p>0.0460254549980164</text:p>
              </table:table-cell>
              <table:table-cell office:value-type="float" office:value="0.225574031472206">
                <text:p>0.225574031472206</text:p>
              </table:table-cell>
              <table:table-cell office:value-type="float" office:value="1.25569019433132">
                <text:p>1.25569019433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462237745523453">
                <text:p>0.0462237745523453</text:p>
              </table:table-cell>
              <table:table-cell office:value-type="float" office:value="0.223993241786957">
                <text:p>0.223993241786957</text:p>
              </table:table-cell>
              <table:table-cell office:value-type="float" office:value="1.26767565476651">
                <text:p>1.267675654766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445461571216583">
                <text:p>0.0445461571216583</text:p>
              </table:table-cell>
              <table:table-cell office:value-type="float" office:value="0.222422182559967">
                <text:p>0.222422182559967</text:p>
              </table:table-cell>
              <table:table-cell office:value-type="float" office:value="1.22803662524479">
                <text:p>1.228036625244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452441647648811">
                <text:p>0.0452441647648811</text:p>
              </table:table-cell>
              <table:table-cell office:value-type="float" office:value="0.220860838890076">
                <text:p>0.220860838890076</text:p>
              </table:table-cell>
              <table:table-cell office:value-type="float" office:value="1.25378185839478">
                <text:p>1.253781858394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441480800509453">
                <text:p>0.0441480800509453</text:p>
              </table:table-cell>
              <table:table-cell office:value-type="float" office:value="0.219309151172638">
                <text:p>0.219309151172638</text:p>
              </table:table-cell>
              <table:table-cell office:value-type="float" office:value="1.22978604026237">
                <text:p>1.229786040262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445589423179626">
                <text:p>0.0445589423179626</text:p>
              </table:table-cell>
              <table:table-cell office:value-type="float" office:value="0.217767044901848">
                <text:p>0.217767044901848</text:p>
              </table:table-cell>
              <table:table-cell office:value-type="float" office:value="1.24770220452303">
                <text:p>1.247702204523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449036285281181">
                <text:p>0.0449036285281181</text:p>
              </table:table-cell>
              <table:table-cell office:value-type="float" office:value="0.216234460473061">
                <text:p>0.216234460473061</text:p>
              </table:table-cell>
              <table:table-cell office:value-type="float" office:value="1.26390908804644">
                <text:p>1.2639090880464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449060350656509">
                <text:p>0.0449060350656509</text:p>
              </table:table-cell>
              <table:table-cell office:value-type="float" office:value="0.214711338281631">
                <text:p>0.214711338281631</text:p>
              </table:table-cell>
              <table:table-cell office:value-type="float" office:value="1.27056662333231">
                <text:p>1.270566623332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461639985442162">
                <text:p>0.0461639985442162</text:p>
              </table:table-cell>
              <table:table-cell office:value-type="float" office:value="0.213197648525238">
                <text:p>0.213197648525238</text:p>
              </table:table-cell>
              <table:table-cell office:value-type="float" office:value="1.3129690277454">
                <text:p>1.31296902774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452578514814377">
                <text:p>0.0452578514814377</text:p>
              </table:table-cell>
              <table:table-cell office:value-type="float" office:value="0.211693346500397">
                <text:p>0.211693346500397</text:p>
              </table:table-cell>
              <table:table-cell office:value-type="float" office:value="1.29390778833581">
                <text:p>1.293907788335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455345772206783">
                <text:p>0.0455345772206783</text:p>
              </table:table-cell>
              <table:table-cell office:value-type="float" office:value="0.21019834280014">
                <text:p>0.21019834280014</text:p>
              </table:table-cell>
              <table:table-cell office:value-type="float" office:value="1.30860638193914">
                <text:p>1.308606381939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451971665024757">
                <text:p>0.0451971665024757</text:p>
              </table:table-cell>
              <table:table-cell office:value-type="float" office:value="0.208712562918663">
                <text:p>0.208712562918663</text:p>
              </table:table-cell>
              <table:table-cell office:value-type="float" office:value="1.30568154476646">
                <text:p>1.305681544766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436977483332157">
                <text:p>0.0436977483332157</text:p>
              </table:table-cell>
              <table:table-cell office:value-type="float" office:value="0.207236006855965">
                <text:p>0.207236006855965</text:p>
              </table:table-cell>
              <table:table-cell office:value-type="float" office:value="1.26894689420159">
                <text:p>1.268946894201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440529510378838">
                <text:p>0.0440529510378838</text:p>
              </table:table-cell>
              <table:table-cell office:value-type="float" office:value="0.205768600106239">
                <text:p>0.205768600106239</text:p>
              </table:table-cell>
              <table:table-cell office:value-type="float" office:value="1.28593117683804">
                <text:p>1.285931176838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433953292667866">
                <text:p>0.0433953292667866</text:p>
              </table:table-cell>
              <table:table-cell office:value-type="float" office:value="0.204310297966003">
                <text:p>0.204310297966003</text:p>
              </table:table-cell>
              <table:table-cell office:value-type="float" office:value="1.27333899316084">
                <text:p>1.273338993160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435898974537849">
                <text:p>0.0435898974537849</text:p>
              </table:table-cell>
              <table:table-cell office:value-type="float" office:value="0.20286101102829">
                <text:p>0.20286101102829</text:p>
              </table:table-cell>
              <table:table-cell office:value-type="float" office:value="1.28571653513378">
                <text:p>1.285716535133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443714931607246">
                <text:p>0.0443714931607246</text:p>
              </table:table-cell>
              <table:table-cell office:value-type="float" office:value="0.201420709490776">
                <text:p>0.201420709490776</text:p>
              </table:table-cell>
              <table:table-cell office:value-type="float" office:value="1.3155936141896">
                <text:p>1.3155936141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425398498773575">
                <text:p>0.0425398498773575</text:p>
              </table:table-cell>
              <table:table-cell office:value-type="float" office:value="0.199989408254623">
                <text:p>0.199989408254623</text:p>
              </table:table-cell>
              <table:table-cell office:value-type="float" office:value="1.26786203499598">
                <text:p>1.267862034995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420358926057816">
                <text:p>0.0420358926057816</text:p>
              </table:table-cell>
              <table:table-cell office:value-type="float" office:value="0.198566898703575">
                <text:p>0.198566898703575</text:p>
              </table:table-cell>
              <table:table-cell office:value-type="float" office:value="1.25937378738508">
                <text:p>1.259373787385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421140007674694">
                <text:p>0.0421140007674694</text:p>
              </table:table-cell>
              <table:table-cell office:value-type="float" office:value="0.197153314948082">
                <text:p>0.197153314948082</text:p>
              </table:table-cell>
              <table:table-cell office:value-type="float" office:value="1.26829186794777">
                <text:p>1.268291867947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418189018964767">
                <text:p>0.0418189018964767</text:p>
              </table:table-cell>
              <table:table-cell office:value-type="float" office:value="0.195748463273048">
                <text:p>0.195748463273048</text:p>
              </table:table-cell>
              <table:table-cell office:value-type="float" office:value="1.26597072557656">
                <text:p>1.265970725576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421667471528053">
                <text:p>0.0421667471528053</text:p>
              </table:table-cell>
              <table:table-cell office:value-type="float" office:value="0.194352358579636">
                <text:p>0.194352358579636</text:p>
              </table:table-cell>
              <table:table-cell office:value-type="float" office:value="1.28315603091344">
                <text:p>1.283156030913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416659899055958">
                <text:p>0.0416659899055958</text:p>
              </table:table-cell>
              <table:table-cell office:value-type="float" office:value="0.192964926362038">
                <text:p>0.192964926362038</text:p>
              </table:table-cell>
              <table:table-cell office:value-type="float" office:value="1.27452807180872">
                <text:p>1.274528071808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405191518366337">
                <text:p>0.0405191518366337</text:p>
              </table:table-cell>
              <table:table-cell office:value-type="float" office:value="0.191586151719093">
                <text:p>0.191586151719093</text:p>
              </table:table-cell>
              <table:table-cell office:value-type="float" office:value="1.24590915860404">
                <text:p>1.245909158604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413158535957336">
                <text:p>0.0413158535957336</text:p>
              </table:table-cell>
              <table:table-cell office:value-type="float" office:value="0.190215975046158">
                <text:p>0.190215975046158</text:p>
              </table:table-cell>
              <table:table-cell office:value-type="float" office:value="1.27702998132418">
                <text:p>1.277029981324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392847433686256">
                <text:p>0.0392847433686256</text:p>
              </table:table-cell>
              <table:table-cell office:value-type="float" office:value="0.188854232430458">
                <text:p>0.188854232430458</text:p>
              </table:table-cell>
              <table:table-cell office:value-type="float" office:value="1.22058102838818">
                <text:p>1.220581028388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401264317333698">
                <text:p>0.0401264317333698</text:p>
              </table:table-cell>
              <table:table-cell office:value-type="float" office:value="0.187501072883606">
                <text:p>0.187501072883606</text:p>
              </table:table-cell>
              <table:table-cell office:value-type="float" office:value="1.25323226610906">
                <text:p>1.253232266109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40157500654459">
                <text:p>0.040157500654459</text:p>
              </table:table-cell>
              <table:table-cell office:value-type="float" office:value="0.186156317591667">
                <text:p>0.186156317591667</text:p>
              </table:table-cell>
              <table:table-cell office:value-type="float" office:value="1.26074145324045">
                <text:p>1.260741453240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406322553753853">
                <text:p>0.0406322553753853</text:p>
              </table:table-cell>
              <table:table-cell office:value-type="float" office:value="0.184819921851158">
                <text:p>0.184819921851158</text:p>
              </table:table-cell>
              <table:table-cell office:value-type="float" office:value="1.2822969765632">
                <text:p>1.28229697656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387808792293072">
                <text:p>0.0387808792293072</text:p>
              </table:table-cell>
              <table:table-cell office:value-type="float" office:value="0.18349190056324">
                <text:p>0.18349190056324</text:p>
              </table:table-cell>
              <table:table-cell office:value-type="float" office:value="1.23025084287745">
                <text:p>1.230250842877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401902422308922">
                <text:p>0.0401902422308922</text:p>
              </table:table-cell>
              <table:table-cell office:value-type="float" office:value="0.182172164320946">
                <text:p>0.182172164320946</text:p>
              </table:table-cell>
              <table:table-cell office:value-type="float" office:value="1.28160730815475">
                <text:p>1.281607308154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402374789118767">
                <text:p>0.0402374789118767</text:p>
              </table:table-cell>
              <table:table-cell office:value-type="float" office:value="0.18086065351963">
                <text:p>0.18086065351963</text:p>
              </table:table-cell>
              <table:table-cell office:value-type="float" office:value="1.28980318456743">
                <text:p>1.289803184567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399489477276802">
                <text:p>0.0399489477276802</text:p>
              </table:table-cell>
              <table:table-cell office:value-type="float" office:value="0.179557353258133">
                <text:p>0.179557353258133</text:p>
              </table:table-cell>
              <table:table-cell office:value-type="float" office:value="1.28723060938011">
                <text:p>1.287230609380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403352901339531">
                <text:p>0.0403352901339531</text:p>
              </table:table-cell>
              <table:table-cell office:value-type="float" office:value="0.178262203931808">
                <text:p>0.178262203931808</text:p>
              </table:table-cell>
              <table:table-cell office:value-type="float" office:value="1.30645522647447">
                <text:p>1.306455226474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398052856326103">
                <text:p>0.0398052856326103</text:p>
              </table:table-cell>
              <table:table-cell office:value-type="float" office:value="0.176975160837173">
                <text:p>0.176975160837173</text:p>
              </table:table-cell>
              <table:table-cell office:value-type="float" office:value="1.29601020536535">
                <text:p>1.296010205365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376064106822014">
                <text:p>0.0376064106822014</text:p>
              </table:table-cell>
              <table:table-cell office:value-type="float" office:value="0.175696164369583">
                <text:p>0.175696164369583</text:p>
              </table:table-cell>
              <table:table-cell office:value-type="float" office:value="1.23080114755111">
                <text:p>1.230801147551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393412746489048">
                <text:p>0.0393412746489048</text:p>
              </table:table-cell>
              <table:table-cell office:value-type="float" office:value="0.174425184726715">
                <text:p>0.174425184726715</text:p>
              </table:table-cell>
              <table:table-cell office:value-type="float" office:value="1.29429348826818">
                <text:p>1.294293488268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378967709839344">
                <text:p>0.0378967709839344</text:p>
              </table:table-cell>
              <table:table-cell office:value-type="float" office:value="0.173162147402763">
                <text:p>0.173162147402763</text:p>
              </table:table-cell>
              <table:table-cell office:value-type="float" office:value="1.25327067513801">
                <text:p>1.253270675138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381419658660889">
                <text:p>0.0381419658660889</text:p>
              </table:table-cell>
              <table:table-cell office:value-type="float" office:value="0.171907067298889">
                <text:p>0.171907067298889</text:p>
              </table:table-cell>
              <table:table-cell office:value-type="float" office:value="1.2679556846151">
                <text:p>1.26795568461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378842391073704">
                <text:p>0.0378842391073704</text:p>
              </table:table-cell>
              <table:table-cell office:value-type="float" office:value="0.170659810304642">
                <text:p>0.170659810304642</text:p>
              </table:table-cell>
              <table:table-cell office:value-type="float" office:value="1.26595393272545">
                <text:p>1.265953932725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373325981199741">
                <text:p>0.0373325981199741</text:p>
              </table:table-cell>
              <table:table-cell office:value-type="float" office:value="0.169420465826988">
                <text:p>0.169420465826988</text:p>
              </table:table-cell>
              <table:table-cell office:value-type="float" office:value="1.25402409095667">
                <text:p>1.25402409095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376652926206589">
                <text:p>0.0376652926206589</text:p>
              </table:table-cell>
              <table:table-cell office:value-type="float" office:value="0.168188840150833">
                <text:p>0.168188840150833</text:p>
              </table:table-cell>
              <table:table-cell office:value-type="float" office:value="1.27179566892738">
                <text:p>1.271795668927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363335385918617">
                <text:p>0.0363335385918617</text:p>
              </table:table-cell>
              <table:table-cell office:value-type="float" office:value="0.166964992880821">
                <text:p>0.166964992880821</text:p>
              </table:table-cell>
              <table:table-cell office:value-type="float" office:value="1.2332241585381">
                <text:p>1.23322415853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383859239518642">
                <text:p>0.0383859239518642</text:p>
              </table:table-cell>
              <table:table-cell office:value-type="float" office:value="0.165748849511147">
                <text:p>0.165748849511147</text:p>
              </table:table-cell>
              <table:table-cell office:value-type="float" office:value="1.30967837622385">
                <text:p>1.309678376223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369855016469955">
                <text:p>0.0369855016469955</text:p>
              </table:table-cell>
              <table:table-cell office:value-type="float" office:value="0.164540305733681">
                <text:p>0.164540305733681</text:p>
              </table:table-cell>
              <table:table-cell office:value-type="float" office:value="1.268476726427">
                <text:p>1.2684767264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372564382851124">
                <text:p>0.0372564382851124</text:p>
              </table:table-cell>
              <table:table-cell office:value-type="float" office:value="0.163339421153069">
                <text:p>0.163339421153069</text:p>
              </table:table-cell>
              <table:table-cell office:value-type="float" office:value="1.28443063410596">
                <text:p>1.284430634105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371070355176926">
                <text:p>0.0371070355176926</text:p>
              </table:table-cell>
              <table:table-cell office:value-type="float" office:value="0.162146031856537">
                <text:p>0.162146031856537</text:p>
              </table:table-cell>
              <table:table-cell office:value-type="float" office:value="1.28594949528621">
                <text:p>1.285949495286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367009751498699">
                <text:p>0.0367009751498699</text:p>
              </table:table-cell>
              <table:table-cell office:value-type="float" office:value="0.160960242152214">
                <text:p>0.160960242152214</text:p>
              </table:table-cell>
              <table:table-cell office:value-type="float" office:value="1.27850840475479">
                <text:p>1.278508404754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354677438735962">
                <text:p>0.0354677438735962</text:p>
              </table:table-cell>
              <table:table-cell office:value-type="float" office:value="0.159781903028488">
                <text:p>0.159781903028488</text:p>
              </table:table-cell>
              <table:table-cell office:value-type="float" office:value="1.24198936944465">
                <text:p>1.241989369444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350331403315067">
                <text:p>0.0350331403315067</text:p>
              </table:table-cell>
              <table:table-cell office:value-type="float" office:value="0.15861102938652">
                <text:p>0.15861102938652</text:p>
              </table:table-cell>
              <table:table-cell office:value-type="float" office:value="1.23316649092862">
                <text:p>1.233166490928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351243317127228">
                <text:p>0.0351243317127228</text:p>
              </table:table-cell>
              <table:table-cell office:value-type="float" office:value="0.157447531819344">
                <text:p>0.157447531819344</text:p>
              </table:table-cell>
              <table:table-cell office:value-type="float" office:value="1.24282232966422">
                <text:p>1.242822329664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363288447260857">
                <text:p>0.0363288447260857</text:p>
              </table:table-cell>
              <table:table-cell office:value-type="float" office:value="0.156291380524635">
                <text:p>0.156291380524635</text:p>
              </table:table-cell>
              <table:table-cell office:value-type="float" office:value="1.29214394330017">
                <text:p>1.292143943300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354445353150368">
                <text:p>0.0354445353150368</text:p>
              </table:table-cell>
              <table:table-cell office:value-type="float" office:value="0.155142515897751">
                <text:p>0.155142515897751</text:p>
              </table:table-cell>
              <table:table-cell office:value-type="float" office:value="1.26726350251861">
                <text:p>1.267263502518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347190797328949">
                <text:p>0.0347190797328949</text:p>
              </table:table-cell>
              <table:table-cell office:value-type="float" office:value="0.154000982642174">
                <text:p>0.154000982642174</text:p>
              </table:table-cell>
              <table:table-cell office:value-type="float" office:value="1.24779768839608">
                <text:p>1.247797688396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34290362149477">
                <text:p>0.034290362149477</text:p>
              </table:table-cell>
              <table:table-cell office:value-type="float" office:value="0.152866646647453">
                <text:p>0.152866646647453</text:p>
              </table:table-cell>
              <table:table-cell office:value-type="float" office:value="1.23881477001846">
                <text:p>1.238814770018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339723080396652">
                <text:p>0.0339723080396652</text:p>
              </table:table-cell>
              <table:table-cell office:value-type="float" office:value="0.151739537715912">
                <text:p>0.151739537715912</text:p>
              </table:table-cell>
              <table:table-cell office:value-type="float" office:value="1.2337230745216">
                <text:p>1.23372307452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339468084275723">
                <text:p>0.0339468084275723</text:p>
              </table:table-cell>
              <table:table-cell office:value-type="float" office:value="0.150619521737099">
                <text:p>0.150619521737099</text:p>
              </table:table-cell>
              <table:table-cell office:value-type="float" office:value="1.23922428302871">
                <text:p>1.239224283028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342517085373402">
                <text:p>0.0342517085373402</text:p>
              </table:table-cell>
              <table:table-cell office:value-type="float" office:value="0.149506658315659">
                <text:p>0.149506658315659</text:p>
              </table:table-cell>
              <table:table-cell office:value-type="float" office:value="1.25687340417007">
                <text:p>1.256873404170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341272056102753">
                <text:p>0.0341272056102753</text:p>
              </table:table-cell>
              <table:table-cell office:value-type="float" office:value="0.148400872945786">
                <text:p>0.148400872945786</text:p>
              </table:table-cell>
              <table:table-cell office:value-type="float" office:value="1.25883368917873">
                <text:p>1.258833689178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334336720407009">
                <text:p>0.0334336720407009</text:p>
              </table:table-cell>
              <table:table-cell office:value-type="float" office:value="0.14730204641819">
                <text:p>0.14730204641819</text:p>
              </table:table-cell>
              <table:table-cell office:value-type="float" office:value="1.23968126370302">
                <text:p>1.239681263703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336611866950989">
                <text:p>0.0336611866950989</text:p>
              </table:table-cell>
              <table:table-cell office:value-type="float" office:value="0.146210283041">
                <text:p>0.146210283041</text:p>
              </table:table-cell>
              <table:table-cell office:value-type="float" office:value="1.25462435316222">
                <text:p>1.254624353162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334614887833595">
                <text:p>0.0334614887833595</text:p>
              </table:table-cell>
              <table:table-cell office:value-type="float" office:value="0.145125448703766">
                <text:p>0.145125448703766</text:p>
              </table:table-cell>
              <table:table-cell office:value-type="float" office:value="1.25368341860862">
                <text:p>1.253683418608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331206098198891">
                <text:p>0.0331206098198891</text:p>
              </table:table-cell>
              <table:table-cell office:value-type="float" office:value="0.144047483801842">
                <text:p>0.144047483801842</text:p>
              </table:table-cell>
              <table:table-cell office:value-type="float" office:value="1.24738143978813">
                <text:p>1.247381439788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331522896885872">
                <text:p>0.0331522896885872</text:p>
              </table:table-cell>
              <table:table-cell office:value-type="float" office:value="0.142976433038712">
                <text:p>0.142976433038712</text:p>
              </table:table-cell>
              <table:table-cell office:value-type="float" office:value="1.25508405807869">
                <text:p>1.255084058078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32196082174778">
                <text:p>0.032196082174778</text:p>
              </table:table-cell>
              <table:table-cell office:value-type="float" office:value="0.141912221908569">
                <text:p>0.141912221908569</text:p>
              </table:table-cell>
              <table:table-cell office:value-type="float" office:value="1.22523852294932">
                <text:p>1.225238522949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324945077300072">
                <text:p>0.0324945077300072</text:p>
              </table:table-cell>
              <table:table-cell office:value-type="float" office:value="0.140854775905609">
                <text:p>0.140854775905609</text:p>
              </table:table-cell>
              <table:table-cell office:value-type="float" office:value="1.24304230460981">
                <text:p>1.243042304609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327883586287499">
                <text:p>0.0327883586287499</text:p>
              </table:table-cell>
              <table:table-cell office:value-type="float" office:value="0.139804124832153">
                <text:p>0.139804124832153</text:p>
              </table:table-cell>
              <table:table-cell office:value-type="float" office:value="1.26082251369107">
                <text:p>1.260822513691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332741774618626">
                <text:p>0.0332741774618626</text:p>
              </table:table-cell>
              <table:table-cell office:value-type="float" office:value="0.138760179281235">
                <text:p>0.138760179281235</text:p>
              </table:table-cell>
              <table:table-cell office:value-type="float" office:value="1.28617462860635">
                <text:p>1.286174628606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333258658647537">
                <text:p>0.0333258658647537</text:p>
              </table:table-cell>
              <table:table-cell office:value-type="float" office:value="0.137722909450531">
                <text:p>0.137722909450531</text:p>
              </table:table-cell>
              <table:table-cell office:value-type="float" office:value="1.2948885274571">
                <text:p>1.29488852745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323142260313034">
                <text:p>0.0323142260313034</text:p>
              </table:table-cell>
              <table:table-cell office:value-type="float" office:value="0.136692240834236">
                <text:p>0.136692240834236</text:p>
              </table:table-cell>
              <table:table-cell office:value-type="float" office:value="1.26212692275613">
                <text:p>1.262126922756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310146044939756">
                <text:p>0.0310146044939756</text:p>
              </table:table-cell>
              <table:table-cell office:value-type="float" office:value="0.135668247938156">
                <text:p>0.135668247938156</text:p>
              </table:table-cell>
              <table:table-cell office:value-type="float" office:value="1.21768190124238">
                <text:p>1.217681901242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315999574959278">
                <text:p>0.0315999574959278</text:p>
              </table:table-cell>
              <table:table-cell office:value-type="float" office:value="0.134650781750679">
                <text:p>0.134650781750679</text:p>
              </table:table-cell>
              <table:table-cell office:value-type="float" office:value="1.24713203052758">
                <text:p>1.247132030527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318325608968735">
                <text:p>0.0318325608968735</text:p>
              </table:table-cell>
              <table:table-cell office:value-type="float" office:value="0.133639857172966">
                <text:p>0.133639857172966</text:p>
              </table:table-cell>
              <table:table-cell office:value-type="float" office:value="1.26286185333263">
                <text:p>1.262861853332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305799525231123">
                <text:p>0.0305799525231123</text:p>
              </table:table-cell>
              <table:table-cell office:value-type="float" office:value="0.132635429501534">
                <text:p>0.132635429501534</text:p>
              </table:table-cell>
              <table:table-cell office:value-type="float" office:value="1.21949326030087">
                <text:p>1.219493260300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308022797107697">
                <text:p>0.0308022797107697</text:p>
              </table:table-cell>
              <table:table-cell office:value-type="float" office:value="0.131637468934059">
                <text:p>0.131637468934059</text:p>
              </table:table-cell>
              <table:table-cell office:value-type="float" office:value="1.23476351747811">
                <text:p>1.234763517478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305770598351955">
                <text:p>0.0305770598351955</text:p>
              </table:table-cell>
              <table:table-cell office:value-type="float" office:value="0.130645915865898">
                <text:p>0.130645915865898</text:p>
              </table:table-cell>
              <table:table-cell office:value-type="float" office:value="1.23212560659289">
                <text:p>1.232125606592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310523435473442">
                <text:p>0.0310523435473442</text:p>
              </table:table-cell>
              <table:table-cell office:value-type="float" office:value="0.129660740494728">
                <text:p>0.129660740494728</text:p>
              </table:table-cell>
              <table:table-cell office:value-type="float" office:value="1.25780111072135">
                <text:p>1.257801110721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316773690283299">
                <text:p>0.0316773690283299</text:p>
              </table:table-cell>
              <table:table-cell office:value-type="float" office:value="0.128681927919388">
                <text:p>0.128681927919388</text:p>
              </table:table-cell>
              <table:table-cell office:value-type="float" office:value="1.28980788283351">
                <text:p>1.289807882833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296089220792055">
                <text:p>0.0296089220792055</text:p>
              </table:table-cell>
              <table:table-cell office:value-type="float" office:value="0.127709433436394">
                <text:p>0.127709433436394</text:p>
              </table:table-cell>
              <table:table-cell office:value-type="float" office:value="1.21187227884556">
                <text:p>1.211872278845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299758575856686">
                <text:p>0.0299758575856686</text:p>
              </table:table-cell>
              <table:table-cell office:value-type="float" office:value="0.126743212342262">
                <text:p>0.126743212342262</text:p>
              </table:table-cell>
              <table:table-cell office:value-type="float" office:value="1.23328713803375">
                <text:p>1.23328713803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290138870477676">
                <text:p>0.0290138870477676</text:p>
              </table:table-cell>
              <table:table-cell office:value-type="float" office:value="0.125783249735832">
                <text:p>0.125783249735832</text:p>
              </table:table-cell>
              <table:table-cell office:value-type="float" office:value="1.19993254556073">
                <text:p>1.199932545560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294104516506195">
                <text:p>0.0294104516506195</text:p>
              </table:table-cell>
              <table:table-cell office:value-type="float" office:value="0.124829486012459">
                <text:p>0.124829486012459</text:p>
              </table:table-cell>
              <table:table-cell office:value-type="float" office:value="1.22267474590557">
                <text:p>1.222674745905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291422419250011">
                <text:p>0.0291422419250011</text:p>
              </table:table-cell>
              <table:table-cell office:value-type="float" office:value="0.123881906270981">
                <text:p>0.123881906270981</text:p>
              </table:table-cell>
              <table:table-cell office:value-type="float" office:value="1.21784085307031">
                <text:p>1.217840853070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0301526226103306">
                <text:p>0.0301526226103306</text:p>
              </table:table-cell>
              <table:table-cell office:value-type="float" office:value="0.122940465807915">
                <text:p>0.122940465807915</text:p>
              </table:table-cell>
              <table:table-cell office:value-type="float" office:value="1.26663359549641">
                <text:p>1.266633595496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0293579529970884">
                <text:p>0.0293579529970884</text:p>
              </table:table-cell>
              <table:table-cell office:value-type="float" office:value="0.122005119919777">
                <text:p>0.122005119919777</text:p>
              </table:table-cell>
              <table:table-cell office:value-type="float" office:value="1.23968119357559">
                <text:p>1.239681193575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0285519938915968">
                <text:p>0.0285519938915968</text:p>
              </table:table-cell>
              <table:table-cell office:value-type="float" office:value="0.121075823903084">
                <text:p>0.121075823903084</text:p>
              </table:table-cell>
              <table:table-cell office:value-type="float" office:value="1.21193412801264">
                <text:p>1.211934128012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0281214732676744">
                <text:p>0.0281214732676744</text:p>
              </table:table-cell>
              <table:table-cell office:value-type="float" office:value="0.120152607560158">
                <text:p>0.120152607560158</text:p>
              </table:table-cell>
              <table:table-cell office:value-type="float" office:value="1.19988320373013">
                <text:p>1.199883203730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0283158253878355">
                <text:p>0.0283158253878355</text:p>
              </table:table-cell>
              <table:table-cell office:value-type="float" office:value="0.119235374033451">
                <text:p>0.119235374033451</text:p>
              </table:table-cell>
              <table:table-cell office:value-type="float" office:value="1.21447467062226">
                <text:p>1.214474670622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0288010146468878">
                <text:p>0.0288010146468878</text:p>
              </table:table-cell>
              <table:table-cell office:value-type="float" office:value="0.118324093520641">
                <text:p>0.118324093520641</text:p>
              </table:table-cell>
              <table:table-cell office:value-type="float" office:value="1.24172480068785">
                <text:p>1.241724800687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0286577772349119">
                <text:p>0.0286577772349119</text:p>
              </table:table-cell>
              <table:table-cell office:value-type="float" office:value="0.11741878092289">
                <text:p>0.11741878092289</text:p>
              </table:table-cell>
              <table:table-cell office:value-type="float" office:value="1.24199086341588">
                <text:p>1.241990863415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0275051109492779">
                <text:p>0.0275051109492779</text:p>
              </table:table-cell>
              <table:table-cell office:value-type="float" office:value="0.116519369184971">
                <text:p>0.116519369184971</text:p>
              </table:table-cell>
              <table:table-cell office:value-type="float" office:value="1.19825053339485">
                <text:p>1.198250533394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0281710047274828">
                <text:p>0.0281710047274828</text:p>
              </table:table-cell>
              <table:table-cell office:value-type="float" office:value="0.11562579870224">
                <text:p>0.11562579870224</text:p>
              </table:table-cell>
              <table:table-cell office:value-type="float" office:value="1.23365833597937">
                <text:p>1.233658335979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28902929276228">
                <text:p>0.028902929276228</text:p>
              </table:table-cell>
              <table:table-cell office:value-type="float" office:value="0.11473809927702">
                <text:p>0.11473809927702</text:p>
              </table:table-cell>
              <table:table-cell office:value-type="float" office:value="1.27230944934578">
                <text:p>1.272309449345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02735560759902">
                <text:p>0.02735560759902</text:p>
              </table:table-cell>
              <table:table-cell office:value-type="float" office:value="0.113856188952923">
                <text:p>0.113856188952923</text:p>
              </table:table-cell>
              <table:table-cell office:value-type="float" office:value="1.21047434444598">
                <text:p>1.210474344445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0270901676267386">
                <text:p>0.0270901676267386</text:p>
              </table:table-cell>
              <table:table-cell office:value-type="float" office:value="0.11298006772995">
                <text:p>0.11298006772995</text:p>
              </table:table-cell>
              <table:table-cell office:value-type="float" office:value="1.20497835960459">
                <text:p>1.204978359604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0265117958188057">
                <text:p>0.0265117958188057</text:p>
              </table:table-cell>
              <table:table-cell office:value-type="float" office:value="0.112109661102295">
                <text:p>0.112109661102295</text:p>
              </table:table-cell>
              <table:table-cell office:value-type="float" office:value="1.18540029980784">
                <text:p>1.185400299807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0275849159806967">
                <text:p>0.0275849159806967</text:p>
              </table:table-cell>
              <table:table-cell office:value-type="float" office:value="0.111244969069958">
                <text:p>0.111244969069958</text:p>
              </table:table-cell>
              <table:table-cell office:value-type="float" office:value="1.23981213608766">
                <text:p>1.239812136087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0280425138771534">
                <text:p>0.0280425138771534</text:p>
              </table:table-cell>
              <table:table-cell office:value-type="float" office:value="0.110385961830616">
                <text:p>0.110385961830616</text:p>
              </table:table-cell>
              <table:table-cell office:value-type="float" office:value="1.26695004844152">
                <text:p>1.266950048441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0278828870505095">
                <text:p>0.0278828870505095</text:p>
              </table:table-cell>
              <table:table-cell office:value-type="float" office:value="0.109532594680786">
                <text:p>0.109532594680786</text:p>
              </table:table-cell>
              <table:table-cell office:value-type="float" office:value="1.26630586918524">
                <text:p>1.266305869185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0262160301208496">
                <text:p>0.0262160301208496</text:p>
              </table:table-cell>
              <table:table-cell office:value-type="float" office:value="0.108684815466404">
                <text:p>0.108684815466404</text:p>
              </table:table-cell>
              <table:table-cell office:value-type="float" office:value="1.1968125619231">
                <text:p>1.19681256192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0262538939714432">
                <text:p>0.0262538939714432</text:p>
              </table:table-cell>
              <table:table-cell office:value-type="float" office:value="0.107842653989792">
                <text:p>0.107842653989792</text:p>
              </table:table-cell>
              <table:table-cell office:value-type="float" office:value="1.20478976627849">
                <text:p>1.204789766278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0257354751229286">
                <text:p>0.0257354751229286</text:p>
              </table:table-cell>
              <table:table-cell office:value-type="float" office:value="0.107006013393402">
                <text:p>0.107006013393402</text:p>
              </table:table-cell>
              <table:table-cell office:value-type="float" office:value="1.18715674602398">
                <text:p>1.187156746023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262144356966019">
                <text:p>0.0262144356966019</text:p>
              </table:table-cell>
              <table:table-cell office:value-type="float" office:value="0.106174908578396">
                <text:p>0.106174908578396</text:p>
              </table:table-cell>
              <table:table-cell office:value-type="float" office:value="1.21555529331029">
                <text:p>1.215555293310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026738753542304">
                <text:p>0.026738753542304</text:p>
              </table:table-cell>
              <table:table-cell office:value-type="float" office:value="0.10534930229187">
                <text:p>0.10534930229187</text:p>
              </table:table-cell>
              <table:table-cell office:value-type="float" office:value="1.24633185441341">
                <text:p>1.246331854413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0261672884225845">
                <text:p>0.0261672884225845</text:p>
              </table:table-cell>
              <table:table-cell office:value-type="float" office:value="0.104529120028019">
                <text:p>0.104529120028019</text:p>
              </table:table-cell>
              <table:table-cell office:value-type="float" office:value="1.2260539743594">
                <text:p>1.22605397435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0261341761797667">
                <text:p>0.0261341761797667</text:p>
              </table:table-cell>
              <table:table-cell office:value-type="float" office:value="0.103714384138584">
                <text:p>0.103714384138584</text:p>
              </table:table-cell>
              <table:table-cell office:value-type="float" office:value="1.23088651545132">
                <text:p>1.230886515451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0264293476939201">
                <text:p>0.0264293476939201</text:p>
              </table:table-cell>
              <table:table-cell office:value-type="float" office:value="0.102905035018921">
                <text:p>0.102905035018921</text:p>
              </table:table-cell>
              <table:table-cell office:value-type="float" office:value="1.25127847907948">
                <text:p>1.251278479079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0260584317147732">
                <text:p>0.0260584317147732</text:p>
              </table:table-cell>
              <table:table-cell office:value-type="float" office:value="0.102101065218449">
                <text:p>0.102101065218449</text:p>
              </table:table-cell>
              <table:table-cell office:value-type="float" office:value="1.24014976952326">
                <text:p>1.240149769523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0255128648132086">
                <text:p>0.0255128648132086</text:p>
              </table:table-cell>
              <table:table-cell office:value-type="float" office:value="0.101302415132523">
                <text:p>0.101302415132523</text:p>
              </table:table-cell>
              <table:table-cell office:value-type="float" office:value="1.22051584301178">
                <text:p>1.220515843011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0263330116868019">
                <text:p>0.0263330116868019</text:p>
              </table:table-cell>
              <table:table-cell office:value-type="float" office:value="0.100509084761143">
                <text:p>0.100509084761143</text:p>
              </table:table-cell>
              <table:table-cell office:value-type="float" office:value="1.26631880586212">
                <text:p>1.266318805862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0250811651349068">
                <text:p>0.0250811651349068</text:p>
              </table:table-cell>
              <table:table-cell office:value-type="float" office:value="0.0997210070490837">
                <text:p>0.0997210070490837</text:p>
              </table:table-cell>
              <table:table-cell office:value-type="float" office:value="1.21240735846125">
                <text:p>1.21240735846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0242803115397692">
                <text:p>0.0242803115397692</text:p>
              </table:table-cell>
              <table:table-cell office:value-type="float" office:value="0.0989382043480873">
                <text:p>0.0989382043480873</text:p>
              </table:table-cell>
              <table:table-cell office:value-type="float" office:value="1.17981371967511">
                <text:p>1.179813719675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24428341537714">
                <text:p>0.024428341537714</text:p>
              </table:table-cell>
              <table:table-cell office:value-type="float" office:value="0.0981605798006058">
                <text:p>0.0981605798006058</text:p>
              </table:table-cell>
              <table:table-cell office:value-type="float" office:value="1.19319521182338">
                <text:p>1.193195211823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0251811444759369">
                <text:p>0.0251811444759369</text:p>
              </table:table-cell>
              <table:table-cell office:value-type="float" office:value="0.0973881781101227">
                <text:p>0.0973881781101227</text:p>
              </table:table-cell>
              <table:table-cell office:value-type="float" office:value="1.2363781309844">
                <text:p>1.23637813098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0244019348174334">
                <text:p>0.0244019348174334</text:p>
              </table:table-cell>
              <table:table-cell office:value-type="float" office:value="0.0966209173202515">
                <text:p>0.0966209173202515</text:p>
              </table:table-cell>
              <table:table-cell office:value-type="float" office:value="1.20436588154601">
                <text:p>1.204365881546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0231234729290009">
                <text:p>0.0231234729290009</text:p>
              </table:table-cell>
              <table:table-cell office:value-type="float" office:value="0.0958587974309921">
                <text:p>0.0958587974309921</text:p>
              </table:table-cell>
              <table:table-cell office:value-type="float" office:value="1.14721700042481">
                <text:p>1.147217000424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0242228731513023">
                <text:p>0.0242228731513023</text:p>
              </table:table-cell>
              <table:table-cell office:value-type="float" office:value="0.0951017588376999">
                <text:p>0.0951017588376999</text:p>
              </table:table-cell>
              <table:table-cell office:value-type="float" office:value="1.20802660395057">
                <text:p>1.208026603950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0252601858228445">
                <text:p>0.0252601858228445</text:p>
              </table:table-cell>
              <table:table-cell office:value-type="float" office:value="0.0943498238921166">
                <text:p>0.0943498238921166</text:p>
              </table:table-cell>
              <table:table-cell office:value-type="float" office:value="1.26632656082649">
                <text:p>1.266326560826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024092473089695">
                <text:p>0.024092473089695</text:p>
              </table:table-cell>
              <table:table-cell office:value-type="float" office:value="0.0936028957366943">
                <text:p>0.0936028957366943</text:p>
              </table:table-cell>
              <table:table-cell office:value-type="float" office:value="1.21408442843501">
                <text:p>1.214084428435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0244192220270634">
                <text:p>0.0244192220270634</text:p>
              </table:table-cell>
              <table:table-cell office:value-type="float" office:value="0.0928610041737557">
                <text:p>0.0928610041737557</text:p>
              </table:table-cell>
              <table:table-cell office:value-type="float" office:value="1.23696571187236">
                <text:p>1.23696571187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0241010896861553">
                <text:p>0.0241010896861553</text:p>
              </table:table-cell>
              <table:table-cell office:value-type="float" office:value="0.0921240821480751">
                <text:p>0.0921240821480751</text:p>
              </table:table-cell>
              <table:table-cell office:value-type="float" office:value="1.22721554520537">
                <text:p>1.227215545205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0229798518121243">
                <text:p>0.0229798518121243</text:p>
              </table:table-cell>
              <table:table-cell office:value-type="float" office:value="0.0913921222090721">
                <text:p>0.0913921222090721</text:p>
              </table:table-cell>
              <table:table-cell office:value-type="float" office:value="1.17622315360121">
                <text:p>1.176223153601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238196291029453">
                <text:p>0.0238196291029453</text:p>
              </table:table-cell>
              <table:table-cell office:value-type="float" office:value="0.0906650796532631">
                <text:p>0.0906650796532631</text:p>
              </table:table-cell>
              <table:table-cell office:value-type="float" office:value="1.22556352310063">
                <text:p>1.225563523100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0237856507301331">
                <text:p>0.0237856507301331</text:p>
              </table:table-cell>
              <table:table-cell office:value-type="float" office:value="0.0899429768323898">
                <text:p>0.0899429768323898</text:p>
              </table:table-cell>
              <table:table-cell office:value-type="float" office:value="1.23019568773876">
                <text:p>1.230195687738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0227817036211491">
                <text:p>0.0227817036211491</text:p>
              </table:table-cell>
              <table:table-cell office:value-type="float" office:value="0.0892257317900658">
                <text:p>0.0892257317900658</text:p>
              </table:table-cell>
              <table:table-cell office:value-type="float" office:value="1.1844144354393">
                <text:p>1.18441443543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0217792447656393">
                <text:p>0.0217792447656393</text:p>
              </table:table-cell>
              <table:table-cell office:value-type="float" office:value="0.0885133147239685">
                <text:p>0.0885133147239685</text:p>
              </table:table-cell>
              <table:table-cell office:value-type="float" office:value="1.13820015732605">
                <text:p>1.138200157326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021387230604887">
                <text:p>0.021387230604887</text:p>
              </table:table-cell>
              <table:table-cell office:value-type="float" office:value="0.0878057330846787">
                <text:p>0.0878057330846787</text:p>
              </table:table-cell>
              <table:table-cell office:value-type="float" office:value="1.12354044074961">
                <text:p>1.123540440749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0222308672964573">
                <text:p>0.0222308672964573</text:p>
              </table:table-cell>
              <table:table-cell office:value-type="float" office:value="0.0871029421687126">
                <text:p>0.0871029421687126</text:p>
              </table:table-cell>
              <table:table-cell office:value-type="float" office:value="1.17394809225846">
                <text:p>1.173948092258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0220476686954498">
                <text:p>0.0220476686954498</text:p>
              </table:table-cell>
              <table:table-cell office:value-type="float" office:value="0.086404912173748">
                <text:p>0.086404912173748</text:p>
              </table:table-cell>
              <table:table-cell office:value-type="float" office:value="1.1703438942172">
                <text:p>1.17034389421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0229133814573288">
                <text:p>0.0229133814573288</text:p>
              </table:table-cell>
              <table:table-cell office:value-type="float" office:value="0.0857116356492043">
                <text:p>0.0857116356492043</text:p>
              </table:table-cell>
              <table:table-cell office:value-type="float" office:value="1.22263925647971">
                <text:p>1.222639256479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0217597745358944">
                <text:p>0.0217597745358944</text:p>
              </table:table-cell>
              <table:table-cell office:value-type="float" office:value="0.0850230604410172">
                <text:p>0.0850230604410172</text:p>
              </table:table-cell>
              <table:table-cell office:value-type="float" office:value="1.16713709708866">
                <text:p>1.167137097088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0210380852222443">
                <text:p>0.0210380852222443</text:p>
              </table:table-cell>
              <table:table-cell office:value-type="float" office:value="0.0843391492962837">
                <text:p>0.0843391492962837</text:p>
              </table:table-cell>
              <table:table-cell office:value-type="float" office:value="1.134310685945">
                <text:p>1.1343106859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217231288552284">
                <text:p>0.0217231288552284</text:p>
              </table:table-cell>
              <table:table-cell office:value-type="float" office:value="0.0836599171161652">
                <text:p>0.0836599171161652</text:p>
              </table:table-cell>
              <table:table-cell office:value-type="float" office:value="1.17735253441058">
                <text:p>1.177352534410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0205757468938828">
                <text:p>0.0205757468938828</text:p>
              </table:table-cell>
              <table:table-cell office:value-type="float" office:value="0.0829852968454361">
                <text:p>0.0829852968454361</text:p>
              </table:table-cell>
              <table:table-cell office:value-type="float" office:value="1.12098056982026">
                <text:p>1.120980569820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0214958749711514">
                <text:p>0.0214958749711514</text:p>
              </table:table-cell>
              <table:table-cell office:value-type="float" office:value="0.0823153108358383">
                <text:p>0.0823153108358383</text:p>
              </table:table-cell>
              <table:table-cell office:value-type="float" office:value="1.17721539980617">
                <text:p>1.177215399806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21512608975172">
                <text:p>0.021512608975172</text:p>
              </table:table-cell>
              <table:table-cell office:value-type="float" office:value="0.0816498920321465">
                <text:p>0.0816498920321465</text:p>
              </table:table-cell>
              <table:table-cell office:value-type="float" office:value="1.18427407423282">
                <text:p>1.184274074232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0209195166826248">
                <text:p>0.0209195166826248</text:p>
              </table:table-cell>
              <table:table-cell office:value-type="float" office:value="0.0809890478849411">
                <text:p>0.0809890478849411</text:p>
              </table:table-cell>
              <table:table-cell office:value-type="float" office:value="1.15762824991387">
                <text:p>1.157628249913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0207875743508339">
                <text:p>0.0207875743508339</text:p>
              </table:table-cell>
              <table:table-cell office:value-type="float" office:value="0.0803327262401581">
                <text:p>0.0803327262401581</text:p>
              </table:table-cell>
              <table:table-cell office:value-type="float" office:value="1.15632420527316">
                <text:p>1.156324205273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0204498581588268">
                <text:p>0.0204498581588268</text:p>
              </table:table-cell>
              <table:table-cell office:value-type="float" office:value="0.0796808898448944">
                <text:p>0.0796808898448944</text:p>
              </table:table-cell>
              <table:table-cell office:value-type="float" office:value="1.14346909856809">
                <text:p>1.143469098568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0207132436335087">
                <text:p>0.0207132436335087</text:p>
              </table:table-cell>
              <table:table-cell office:value-type="float" office:value="0.0790335312485695">
                <text:p>0.0790335312485695</text:p>
              </table:table-cell>
              <table:table-cell office:value-type="float" office:value="1.1642348019435">
                <text:p>1.16423480194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0212291553616524">
                <text:p>0.0212291553616524</text:p>
              </table:table-cell>
              <table:table-cell office:value-type="float" office:value="0.0783906355500221">
                <text:p>0.0783906355500221</text:p>
              </table:table-cell>
              <table:table-cell office:value-type="float" office:value="1.19945376087592">
                <text:p>1.199453760875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0206107851117849">
                <text:p>0.0206107851117849</text:p>
              </table:table-cell>
              <table:table-cell office:value-type="float" office:value="0.0777521505951881">
                <text:p>0.0777521505951881</text:p>
              </table:table-cell>
              <table:table-cell office:value-type="float" office:value="1.17058690589337">
                <text:p>1.170586905893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209242384880781">
                <text:p>0.0209242384880781</text:p>
              </table:table-cell>
              <table:table-cell office:value-type="float" office:value="0.0771180912852287">
                <text:p>0.0771180912852287</text:p>
              </table:table-cell>
              <table:table-cell office:value-type="float" office:value="1.19458517038627">
                <text:p>1.194585170386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0206984281539917">
                <text:p>0.0206984281539917</text:p>
              </table:table-cell>
              <table:table-cell office:value-type="float" office:value="0.0764883756637573">
                <text:p>0.0764883756637573</text:p>
              </table:table-cell>
              <table:table-cell office:value-type="float" office:value="1.18785424841643">
                <text:p>1.187854248416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020741505548358">
                <text:p>0.020741505548358</text:p>
              </table:table-cell>
              <table:table-cell office:value-type="float" office:value="0.0758630260825157">
                <text:p>0.0758630260825157</text:p>
              </table:table-cell>
              <table:table-cell office:value-type="float" office:value="1.1965322191026">
                <text:p>1.19653221910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0213792473077774">
                <text:p>0.0213792473077774</text:p>
              </table:table-cell>
              <table:table-cell office:value-type="float" office:value="0.0752419978380203">
                <text:p>0.0752419978380203</text:p>
              </table:table-cell>
              <table:table-cell office:value-type="float" office:value="1.23975212896418">
                <text:p>1.239752128964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198457799851894">
                <text:p>0.0198457799851894</text:p>
              </table:table-cell>
              <table:table-cell office:value-type="float" office:value="0.0746252685785294">
                <text:p>0.0746252685785294</text:p>
              </table:table-cell>
              <table:table-cell office:value-type="float" office:value="1.15682843565263">
                <text:p>1.156828435652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0204854272305965">
                <text:p>0.0204854272305965</text:p>
              </table:table-cell>
              <table:table-cell office:value-type="float" office:value="0.0740128234028816">
                <text:p>0.0740128234028816</text:p>
              </table:table-cell>
              <table:table-cell office:value-type="float" office:value="1.20033961668339">
                <text:p>1.200339616683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020121106877923">
                <text:p>0.020121106877923</text:p>
              </table:table-cell>
              <table:table-cell office:value-type="float" office:value="0.0734046250581741">
                <text:p>0.0734046250581741</text:p>
              </table:table-cell>
              <table:table-cell office:value-type="float" office:value="1.1851390644038">
                <text:p>1.18513906440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0206574331969023">
                <text:p>0.0206574331969023</text:p>
              </table:table-cell>
              <table:table-cell office:value-type="float" office:value="0.0728006511926651">
                <text:p>0.0728006511926651</text:p>
              </table:table-cell>
              <table:table-cell office:value-type="float" office:value="1.22307230973526">
                <text:p>1.223072309735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0195309594273567">
                <text:p>0.0195309594273567</text:p>
              </table:table-cell>
              <table:table-cell office:value-type="float" office:value="0.0722008943557739">
                <text:p>0.0722008943557739</text:p>
              </table:table-cell>
              <table:table-cell office:value-type="float" office:value="1.16240557991704">
                <text:p>1.162405579917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0192172527313232">
                <text:p>0.0192172527313232</text:p>
              </table:table-cell>
              <table:table-cell office:value-type="float" office:value="0.0716052949428558">
                <text:p>0.0716052949428558</text:p>
              </table:table-cell>
              <table:table-cell office:value-type="float" office:value="1.14969790827085">
                <text:p>1.149697908270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191367957741022">
                <text:p>0.0191367957741022</text:p>
              </table:table-cell>
              <table:table-cell office:value-type="float" office:value="0.0710138753056526">
                <text:p>0.0710138753056526</text:p>
              </table:table-cell>
              <table:table-cell office:value-type="float" office:value="1.15085336785057">
                <text:p>1.150853367850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0190125741064549">
                <text:p>0.0190125741064549</text:p>
              </table:table-cell>
              <table:table-cell office:value-type="float" office:value="0.0704265758395195">
                <text:p>0.0704265758395195</text:p>
              </table:table-cell>
              <table:table-cell office:value-type="float" office:value="1.14934397082712">
                <text:p>1.149343970827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0187866874039173">
                <text:p>0.0187866874039173</text:p>
              </table:table-cell>
              <table:table-cell office:value-type="float" office:value="0.0698433816432953">
                <text:p>0.0698433816432953</text:p>
              </table:table-cell>
              <table:table-cell office:value-type="float" office:value="1.14160967978923">
                <text:p>1.141609679789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0185621920973063">
                <text:p>0.0185621920973063</text:p>
              </table:table-cell>
              <table:table-cell office:value-type="float" office:value="0.0692642703652382">
                <text:p>0.0692642703652382</text:p>
              </table:table-cell>
              <table:table-cell office:value-type="float" office:value="1.13384849396247">
                <text:p>1.133848493962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0185252577066422">
                <text:p>0.0185252577066422</text:p>
              </table:table-cell>
              <table:table-cell office:value-type="float" office:value="0.0686892420053482">
                <text:p>0.0686892420053482</text:p>
              </table:table-cell>
              <table:table-cell office:value-type="float" office:value="1.13749200866908">
                <text:p>1.137492008669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018655750900507">
                <text:p>0.018655750900507</text:p>
              </table:table-cell>
              <table:table-cell office:value-type="float" office:value="0.0681182369589806">
                <text:p>0.0681182369589806</text:p>
              </table:table-cell>
              <table:table-cell office:value-type="float" office:value="1.15147671880775">
                <text:p>1.151476718807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0179162453860044">
                <text:p>0.0179162453860044</text:p>
              </table:table-cell>
              <table:table-cell office:value-type="float" office:value="0.0675512328743935">
                <text:p>0.0675512328743935</text:p>
              </table:table-cell>
              <table:table-cell office:value-type="float" office:value="1.11159801016557">
                <text:p>1.111598010165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0189229547977448">
                <text:p>0.0189229547977448</text:p>
              </table:table-cell>
              <table:table-cell office:value-type="float" office:value="0.0669882372021675">
                <text:p>0.0669882372021675</text:p>
              </table:table-cell>
              <table:table-cell office:value-type="float" office:value="1.18017943298566">
                <text:p>1.180179432985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0178837906569242">
                <text:p>0.0178837906569242</text:p>
              </table:table-cell>
              <table:table-cell office:value-type="float" office:value="0.0664291977882385">
                <text:p>0.0664291977882385</text:p>
              </table:table-cell>
              <table:table-cell office:value-type="float" office:value="1.12118427694526">
                <text:p>1.121184276945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0183609500527382">
                <text:p>0.0183609500527382</text:p>
              </table:table-cell>
              <table:table-cell office:value-type="float" office:value="0.0658741146326065">
                <text:p>0.0658741146326065</text:p>
              </table:table-cell>
              <table:table-cell office:value-type="float" office:value="1.15710002180275">
                <text:p>1.157100021802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18865779042244">
                <text:p>0.018865779042244</text:p>
              </table:table-cell>
              <table:table-cell office:value-type="float" office:value="0.0653229504823685">
                <text:p>0.0653229504823685</text:p>
              </table:table-cell>
              <table:table-cell office:value-type="float" office:value="1.19511260647128">
                <text:p>1.195112606471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0185006782412529">
                <text:p>0.0185006782412529</text:p>
              </table:table-cell>
              <table:table-cell office:value-type="float" office:value="0.0647756829857826">
                <text:p>0.0647756829857826</text:p>
              </table:table-cell>
              <table:table-cell office:value-type="float" office:value="1.17809432855658">
                <text:p>1.178094328556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0176795516163111">
                <text:p>0.0176795516163111</text:p>
              </table:table-cell>
              <table:table-cell office:value-type="float" office:value="0.0642322972416878">
                <text:p>0.0642322972416878</text:p>
              </table:table-cell>
              <table:table-cell office:value-type="float" office:value="1.13167570597434">
                <text:p>1.131675705974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0172167886048555">
                <text:p>0.0172167886048555</text:p>
              </table:table-cell>
              <table:table-cell office:value-type="float" office:value="0.0636927708983421">
                <text:p>0.0636927708983421</text:p>
              </table:table-cell>
              <table:table-cell office:value-type="float" office:value="1.10779965316952">
                <text:p>1.107799653169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0179523769766092">
                <text:p>0.0179523769766092</text:p>
              </table:table-cell>
              <table:table-cell office:value-type="float" office:value="0.0631570592522621">
                <text:p>0.0631570592522621</text:p>
              </table:table-cell>
              <table:table-cell office:value-type="float" office:value="1.16115278562901">
                <text:p>1.161152785629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0181228592991829">
                <text:p>0.0181228592991829</text:p>
              </table:table-cell>
              <table:table-cell office:value-type="float" office:value="0.0626251697540283">
                <text:p>0.0626251697540283</text:p>
              </table:table-cell>
              <table:table-cell office:value-type="float" office:value="1.1782907250414">
                <text:p>1.17829072504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0168122947216034">
                <text:p>0.0168122947216034</text:p>
              </table:table-cell>
              <table:table-cell office:value-type="float" office:value="0.0620970763266087">
                <text:p>0.0620970763266087</text:p>
              </table:table-cell>
              <table:table-cell office:value-type="float" office:value="1.09878081103025">
                <text:p>1.098780811030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0173758827149868">
                <text:p>0.0173758827149868</text:p>
              </table:table-cell>
              <table:table-cell office:value-type="float" office:value="0.0615727305412293">
                <text:p>0.0615727305412293</text:p>
              </table:table-cell>
              <table:table-cell office:value-type="float" office:value="1.14153512564861">
                <text:p>1.1415351256486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016671359539032">
                <text:p>0.016671359539032</text:p>
              </table:table-cell>
              <table:table-cell office:value-type="float" office:value="0.0610521323978901">
                <text:p>0.0610521323978901</text:p>
              </table:table-cell>
              <table:table-cell office:value-type="float" office:value="1.10096053627024">
                <text:p>1.100960536270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0162020288407803">
                <text:p>0.0162020288407803</text:p>
              </table:table-cell>
              <table:table-cell office:value-type="float" office:value="0.0605352632701397">
                <text:p>0.0605352632701397</text:p>
              </table:table-cell>
              <table:table-cell office:value-type="float" office:value="1.07554470500475">
                <text:p>1.075544705004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166003182530403">
                <text:p>0.0166003182530403</text:p>
              </table:table-cell>
              <table:table-cell office:value-type="float" office:value="0.0600221045315266">
                <text:p>0.0600221045315266</text:p>
              </table:table-cell>
              <table:table-cell office:value-type="float" office:value="1.10772972841418">
                <text:p>1.107729728414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0168350897729397">
                <text:p>0.0168350897729397</text:p>
              </table:table-cell>
              <table:table-cell office:value-type="float" office:value="0.0595126189291477">
                <text:p>0.0595126189291477</text:p>
              </table:table-cell>
              <table:table-cell office:value-type="float" office:value="1.12925277080066">
                <text:p>1.129252770800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0164192747324705">
                <text:p>0.0164192747324705</text:p>
              </table:table-cell>
              <table:table-cell office:value-type="float" office:value="0.0590067729353905">
                <text:p>0.0590067729353905</text:p>
              </table:table-cell>
              <table:table-cell office:value-type="float" office:value="1.10710300411829">
                <text:p>1.107103004118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0164282228797674">
                <text:p>0.0164282228797674</text:p>
              </table:table-cell>
              <table:table-cell office:value-type="float" office:value="0.0585045777261257">
                <text:p>0.0585045777261257</text:p>
              </table:table-cell>
              <table:table-cell office:value-type="float" office:value="1.11348142636332">
                <text:p>1.113481426363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0162887386977673">
                <text:p>0.0162887386977673</text:p>
              </table:table-cell>
              <table:table-cell office:value-type="float" office:value="0.0580060034990311">
                <text:p>0.0580060034990311</text:p>
              </table:table-cell>
              <table:table-cell office:value-type="float" office:value="1.1097832829832">
                <text:p>1.10978328298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0167947337031364">
                <text:p>0.0167947337031364</text:p>
              </table:table-cell>
              <table:table-cell office:value-type="float" office:value="0.0575110167264938">
                <text:p>0.0575110167264938</text:p>
              </table:table-cell>
              <table:table-cell office:value-type="float" office:value="1.15022333896293">
                <text:p>1.150223338962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0159263405948877">
                <text:p>0.0159263405948877</text:p>
              </table:table-cell>
              <table:table-cell office:value-type="float" office:value="0.0570196062326431">
                <text:p>0.0570196062326431</text:p>
              </table:table-cell>
              <table:table-cell office:value-type="float" office:value="1.09643624577246">
                <text:p>1.096436245772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0159129500389099">
                <text:p>0.0159129500389099</text:p>
              </table:table-cell>
              <table:table-cell office:value-type="float" office:value="0.0565317496657372">
                <text:p>0.0565317496657372</text:p>
              </table:table-cell>
              <table:table-cell office:value-type="float" office:value="1.10122589545656">
                <text:p>1.101225895456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0157223287969828">
                <text:p>0.0157223287969828</text:p>
              </table:table-cell>
              <table:table-cell office:value-type="float" office:value="0.0560474060475826">
                <text:p>0.0560474060475826</text:p>
              </table:table-cell>
              <table:table-cell office:value-type="float" office:value="1.0937068236911">
                <text:p>1.09370682369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0166396535933018">
                <text:p>0.0166396535933018</text:p>
              </table:table-cell>
              <table:table-cell office:value-type="float" office:value="0.0555665977299213">
                <text:p>0.0555665977299213</text:p>
              </table:table-cell>
              <table:table-cell office:value-type="float" office:value="1.16355431089162">
                <text:p>1.163554310891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167602635920048">
                <text:p>0.0167602635920048</text:p>
              </table:table-cell>
              <table:table-cell office:value-type="float" office:value="0.0550892576575279">
                <text:p>0.0550892576575279</text:p>
              </table:table-cell>
              <table:table-cell office:value-type="float" office:value="1.17809836857323">
                <text:p>1.178098368573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0159533210098743">
                <text:p>0.0159533210098743</text:p>
              </table:table-cell>
              <table:table-cell office:value-type="float" office:value="0.054615393280983">
                <text:p>0.054615393280983</text:p>
              </table:table-cell>
              <table:table-cell office:value-type="float" office:value="1.12722378849673">
                <text:p>1.127223788496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0147172352299094">
                <text:p>0.0147172352299094</text:p>
              </table:table-cell>
              <table:table-cell office:value-type="float" office:value="0.0541449710726738">
                <text:p>0.0541449710726738</text:p>
              </table:table-cell>
              <table:table-cell office:value-type="float" office:value="1.0453063869544">
                <text:p>1.04530638695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0153198940679431">
                <text:p>0.0153198940679431</text:p>
              </table:table-cell>
              <table:table-cell office:value-type="float" office:value="0.0536779947578907">
                <text:p>0.0536779947578907</text:p>
              </table:table-cell>
              <table:table-cell office:value-type="float" office:value="1.0937837482546">
                <text:p>1.09378374825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0150174349546433">
                <text:p>0.0150174349546433</text:p>
              </table:table-cell>
              <table:table-cell office:value-type="float" office:value="0.0532144121825695">
                <text:p>0.0532144121825695</text:p>
              </table:table-cell>
              <table:table-cell office:value-type="float" office:value="1.07777919220368">
                <text:p>1.077779192203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015540556050837">
                <text:p>0.015540556050837</text:p>
              </table:table-cell>
              <table:table-cell office:value-type="float" office:value="0.0527542158961296">
                <text:p>0.0527542158961296</text:p>
              </table:table-cell>
              <table:table-cell office:value-type="float" office:value="1.12113760695084">
                <text:p>1.121137606950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0149566754698753">
                <text:p>0.0149566754698753</text:p>
              </table:table-cell>
              <table:table-cell office:value-type="float" office:value="0.0522973909974098">
                <text:p>0.0522973909974098</text:p>
              </table:table-cell>
              <table:table-cell office:value-type="float" office:value="1.08464037886192">
                <text:p>1.084640378861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0147676654160023">
                <text:p>0.0147676654160023</text:p>
              </table:table-cell>
              <table:table-cell office:value-type="float" office:value="0.051843922585249">
                <text:p>0.051843922585249</text:p>
              </table:table-cell>
              <table:table-cell office:value-type="float" office:value="1.07651695260362">
                <text:p>1.076516952603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0148265147581697">
                <text:p>0.0148265147581697</text:p>
              </table:table-cell>
              <table:table-cell office:value-type="float" office:value="0.0513937659561634">
                <text:p>0.0513937659561634</text:p>
              </table:table-cell>
              <table:table-cell office:value-type="float" office:value="1.08644172059232">
                <text:p>1.086441720592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0145845245569944">
                <text:p>0.0145845245569944</text:p>
              </table:table-cell>
              <table:table-cell office:value-type="float" office:value="0.0509469285607338">
                <text:p>0.0509469285607338</text:p>
              </table:table-cell>
              <table:table-cell office:value-type="float" office:value="1.07428118070067">
                <text:p>1.074281180700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142365694046021">
                <text:p>0.0142365694046021</text:p>
              </table:table-cell>
              <table:table-cell office:value-type="float" office:value="0.0505033768713474">
                <text:p>0.0505033768713474</text:p>
              </table:table-cell>
              <table:table-cell office:value-type="float" office:value="1.05411834801388">
                <text:p>1.054118348013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0149362459778786">
                <text:p>0.0149362459778786</text:p>
              </table:table-cell>
              <table:table-cell office:value-type="float" office:value="0.0500630922615528">
                <text:p>0.0500630922615528</text:p>
              </table:table-cell>
              <table:table-cell office:value-type="float" office:value="1.11169028793749">
                <text:p>1.111690287937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0148006360977888">
                <text:p>0.0148006360977888</text:p>
              </table:table-cell>
              <table:table-cell office:value-type="float" office:value="0.0496260710060597">
                <text:p>0.0496260710060597</text:p>
              </table:table-cell>
              <table:table-cell office:value-type="float" office:value="1.10734019992986">
                <text:p>1.107340199929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0134637011215091">
                <text:p>0.0134637011215091</text:p>
              </table:table-cell>
              <table:table-cell office:value-type="float" office:value="0.0491922535002232">
                <text:p>0.0491922535002232</text:p>
              </table:table-cell>
              <table:table-cell office:value-type="float" office:value="1.01256632334994">
                <text:p>1.012566323349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0138712897896767">
                <text:p>0.0138712897896767</text:p>
              </table:table-cell>
              <table:table-cell office:value-type="float" office:value="0.0487616546452045">
                <text:p>0.0487616546452045</text:p>
              </table:table-cell>
              <table:table-cell office:value-type="float" office:value="1.04865876966758">
                <text:p>1.048658769667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0141643900424242">
                <text:p>0.0141643900424242</text:p>
              </table:table-cell>
              <table:table-cell office:value-type="float" office:value="0.048334252089262">
                <text:p>0.048334252089262</text:p>
              </table:table-cell>
              <table:table-cell office:value-type="float" office:value="1.07639967243772">
                <text:p>1.076399672437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0139072304591537">
                <text:p>0.0139072304591537</text:p>
              </table:table-cell>
              <table:table-cell office:value-type="float" office:value="0.0479100272059441">
                <text:p>0.0479100272059441</text:p>
              </table:table-cell>
              <table:table-cell office:value-type="float" office:value="1.0623672213928">
                <text:p>1.06236722139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0146941840648651">
                <text:p>0.0146941840648651</text:p>
              </table:table-cell>
              <table:table-cell office:value-type="float" office:value="0.0474889390170574">
                <text:p>0.0474889390170574</text:p>
              </table:table-cell>
              <table:table-cell office:value-type="float" office:value="1.12833437146037">
                <text:p>1.128334371460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013978399336338">
                <text:p>0.013978399336338</text:p>
              </table:table-cell>
              <table:table-cell office:value-type="float" office:value="0.0470709949731827">
                <text:p>0.0470709949731827</text:p>
              </table:table-cell>
              <table:table-cell office:value-type="float" office:value="1.07896688749394">
                <text:p>1.078966887493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0140890283510089">
                <text:p>0.0140890283510089</text:p>
              </table:table-cell>
              <table:table-cell office:value-type="float" office:value="0.0466561689972878">
                <text:p>0.0466561689972878</text:p>
              </table:table-cell>
              <table:table-cell office:value-type="float" office:value="1.09317589780136">
                <text:p>1.093175897801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14024549163878">
                <text:p>0.014024549163878</text:p>
              </table:table-cell>
              <table:table-cell office:value-type="float" office:value="0.0462444387376308">
                <text:p>0.0462444387376308</text:p>
              </table:table-cell>
              <table:table-cell office:value-type="float" office:value="1.09384615701591">
                <text:p>1.093846157015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0141230719164014">
                <text:p>0.0141230719164014</text:p>
              </table:table-cell>
              <table:table-cell office:value-type="float" office:value="0.0458357818424702">
                <text:p>0.0458357818424702</text:p>
              </table:table-cell>
              <table:table-cell office:value-type="float" office:value="1.10727332612535">
                <text:p>1.107273326125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0133342761546373">
                <text:p>0.0133342761546373</text:p>
              </table:table-cell>
              <table:table-cell office:value-type="float" office:value="0.0454301834106445">
                <text:p>0.0454301834106445</text:p>
              </table:table-cell>
              <table:table-cell office:value-type="float" office:value="1.05088076739403">
                <text:p>1.050880767394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0140402093529701">
                <text:p>0.0140402093529701</text:p>
              </table:table-cell>
              <table:table-cell office:value-type="float" office:value="0.0450276248157024">
                <text:p>0.0450276248157024</text:p>
              </table:table-cell>
              <table:table-cell office:value-type="float" office:value="1.1122845726708">
                <text:p>1.11228457267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0129511542618275">
                <text:p>0.0129511542618275</text:p>
              </table:table-cell>
              <table:table-cell office:value-type="float" office:value="0.044628094881773">
                <text:p>0.044628094881773</text:p>
              </table:table-cell>
              <table:table-cell office:value-type="float" office:value="1.03135727805204">
                <text:p>1.031357278052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0136259831488132">
                <text:p>0.0136259831488132</text:p>
              </table:table-cell>
              <table:table-cell office:value-type="float" office:value="0.0442315600812435">
                <text:p>0.0442315600812435</text:p>
              </table:table-cell>
              <table:table-cell office:value-type="float" office:value="1.09075406494144">
                <text:p>1.090754064941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013364190235734">
                <text:p>0.013364190235734</text:p>
              </table:table-cell>
              <table:table-cell office:value-type="float" office:value="0.043838020414114">
                <text:p>0.043838020414114</text:p>
              </table:table-cell>
              <table:table-cell office:value-type="float" office:value="1.07537509191319">
                <text:p>1.075375091913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0129082463681698">
                <text:p>0.0129082463681698</text:p>
              </table:table-cell>
              <table:table-cell office:value-type="float" office:value="0.0434474460780621">
                <text:p>0.0434474460780621</text:p>
              </table:table-cell>
              <table:table-cell office:value-type="float" office:value="1.04410193603688">
                <text:p>1.044101936036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0128603139892221">
                <text:p>0.0128603139892221</text:p>
              </table:table-cell>
              <table:table-cell office:value-type="float" office:value="0.0430598147213459">
                <text:p>0.0430598147213459</text:p>
              </table:table-cell>
              <table:table-cell office:value-type="float" office:value="1.04564811464091">
                <text:p>1.045648114640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0125250983983278">
                <text:p>0.0125250983983278</text:p>
              </table:table-cell>
              <table:table-cell office:value-type="float" office:value="0.0426751188933849">
                <text:p>0.0426751188933849</text:p>
              </table:table-cell>
              <table:table-cell office:value-type="float" office:value="1.02370179377756">
                <text:p>1.023701793777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129555426537991">
                <text:p>0.0129555426537991</text:p>
              </table:table-cell>
              <table:table-cell office:value-type="float" office:value="0.0422933399677277">
                <text:p>0.0422933399677277</text:p>
              </table:table-cell>
              <table:table-cell office:value-type="float" office:value="1.06440341109685">
                <text:p>1.064403411096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0125380456447601">
                <text:p>0.0125380456447601</text:p>
              </table:table-cell>
              <table:table-cell office:value-type="float" office:value="0.0419144481420517">
                <text:p>0.0419144481420517</text:p>
              </table:table-cell>
              <table:table-cell office:value-type="float" office:value="1.03547311421554">
                <text:p>1.035473114215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0122340526431799">
                <text:p>0.0122340526431799</text:p>
              </table:table-cell>
              <table:table-cell office:value-type="float" office:value="0.0415384396910667">
                <text:p>0.0415384396910667</text:p>
              </table:table-cell>
              <table:table-cell office:value-type="float" office:value="1.01563499521616">
                <text:p>1.015634995216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0131642194464803">
                <text:p>0.0131642194464803</text:p>
              </table:table-cell>
              <table:table-cell office:value-type="float" office:value="0.041165292263031">
                <text:p>0.041165292263031</text:p>
              </table:table-cell>
              <table:table-cell office:value-type="float" office:value="1.09855234740255">
                <text:p>1.098552347402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0130570083856583">
                <text:p>0.0130570083856583</text:p>
              </table:table-cell>
              <table:table-cell office:value-type="float" office:value="0.0407949909567833">
                <text:p>0.0407949909567833</text:p>
              </table:table-cell>
              <table:table-cell office:value-type="float" office:value="1.09528630490363">
                <text:p>1.095286304903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0126397768035531">
                <text:p>0.0126397768035531</text:p>
              </table:table-cell>
              <table:table-cell office:value-type="float" office:value="0.0404275022447109">
                <text:p>0.0404275022447109</text:p>
              </table:table-cell>
              <table:table-cell office:value-type="float" office:value="1.06581471222657">
                <text:p>1.065814712226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0125610958784819">
                <text:p>0.0125610958784819</text:p>
              </table:table-cell>
              <table:table-cell office:value-type="float" office:value="0.0400628298521042">
                <text:p>0.0400628298521042</text:p>
              </table:table-cell>
              <table:table-cell office:value-type="float" office:value="1.06470223956073">
                <text:p>1.0647022395607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0123798120766878">
                <text:p>0.0123798120766878</text:p>
              </table:table-cell>
              <table:table-cell office:value-type="float" office:value="0.0397009588778019">
                <text:p>0.0397009588778019</text:p>
              </table:table-cell>
              <table:table-cell office:value-type="float" office:value="1.05480704202919">
                <text:p>1.054807042029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0124130351468921">
                <text:p>0.0124130351468921</text:p>
              </table:table-cell>
              <table:table-cell office:value-type="float" office:value="0.0393418408930302">
                <text:p>0.0393418408930302</text:p>
              </table:table-cell>
              <table:table-cell office:value-type="float" office:value="1.06315181438914">
                <text:p>1.063151814389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0118690356612206">
                <text:p>0.0118690356612206</text:p>
              </table:table-cell>
              <table:table-cell office:value-type="float" office:value="0.0389854945242405">
                <text:p>0.0389854945242405</text:p>
              </table:table-cell>
              <table:table-cell office:value-type="float" office:value="1.02185921484268">
                <text:p>1.021859214842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124940145760775">
                <text:p>0.0124940145760775</text:p>
              </table:table-cell>
              <table:table-cell office:value-type="float" office:value="0.0386318825185299">
                <text:p>0.0386318825185299</text:p>
              </table:table-cell>
              <table:table-cell office:value-type="float" office:value="1.08127452362306">
                <text:p>1.081274523623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0131609998643398">
                <text:p>0.0131609998643398</text:p>
              </table:table-cell>
              <table:table-cell office:value-type="float" office:value="0.0382809899747372">
                <text:p>0.0382809899747372</text:p>
              </table:table-cell>
              <table:table-cell office:value-type="float" office:value="1.14493591343627">
                <text:p>1.1449359134362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0113623719662428">
                <text:p>0.0113623719662428</text:p>
              </table:table-cell>
              <table:table-cell office:value-type="float" office:value="0.0379328019917011">
                <text:p>0.0379328019917011</text:p>
              </table:table-cell>
              <table:table-cell office:value-type="float" office:value="0.993618404864608">
                <text:p>0.9936184048646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0116469385102391">
                <text:p>0.0116469385102391</text:p>
              </table:table-cell>
              <table:table-cell office:value-type="float" office:value="0.0375873073935509">
                <text:p>0.0375873073935509</text:p>
              </table:table-cell>
              <table:table-cell office:value-type="float" office:value="1.02381323342944">
                <text:p>1.023813233429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0119205107912421">
                <text:p>0.0119205107912421</text:p>
              </table:table-cell>
              <table:table-cell office:value-type="float" office:value="0.0372444912791252">
                <text:p>0.0372444912791252</text:p>
              </table:table-cell>
              <table:table-cell office:value-type="float" office:value="1.05332441953769">
                <text:p>1.053324419537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0119368750602007">
                <text:p>0.0119368750602007</text:p>
              </table:table-cell>
              <table:table-cell office:value-type="float" office:value="0.0369043163955212">
                <text:p>0.0369043163955212</text:p>
              </table:table-cell>
              <table:table-cell office:value-type="float" office:value="1.06026949625058">
                <text:p>1.060269496250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0110728098079562">
                <text:p>0.0110728098079562</text:p>
              </table:table-cell>
              <table:table-cell office:value-type="float" office:value="0.036566786468029">
                <text:p>0.036566786468029</text:p>
              </table:table-cell>
              <table:table-cell office:value-type="float" office:value="0.988648223677108">
                <text:p>0.9886482236771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0110478652641177">
                <text:p>0.0110478652641177</text:p>
              </table:table-cell>
              <table:table-cell office:value-type="float" office:value="0.036231879144907">
                <text:p>0.036231879144907</text:p>
              </table:table-cell>
              <table:table-cell office:value-type="float" office:value="0.991563771020051">
                <text:p>0.9915637710200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0107151046395302">
                <text:p>0.0107151046395302</text:p>
              </table:table-cell>
              <table:table-cell office:value-type="float" office:value="0.0358995795249939">
                <text:p>0.0358995795249939</text:p>
              </table:table-cell>
              <table:table-cell office:value-type="float" office:value="0.966711821065338">
                <text:p>0.9667118210653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0112985745072365">
                <text:p>0.0112985745072365</text:p>
              </table:table-cell>
              <table:table-cell office:value-type="float" office:value="0.0355698652565479">
                <text:p>0.0355698652565479</text:p>
              </table:table-cell>
              <table:table-cell office:value-type="float" office:value="1.02466664167267">
                <text:p>1.024666641672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106530711054802">
                <text:p>0.0106530711054802</text:p>
              </table:table-cell>
              <table:table-cell office:value-type="float" office:value="0.0352427214384079">
                <text:p>0.0352427214384079</text:p>
              </table:table-cell>
              <table:table-cell office:value-type="float" office:value="0.971162939784765">
                <text:p>0.9711629397847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0110869659110904">
                <text:p>0.0110869659110904</text:p>
              </table:table-cell>
              <table:table-cell office:value-type="float" office:value="0.0349181406199932">
                <text:p>0.0349181406199932</text:p>
              </table:table-cell>
              <table:table-cell office:value-type="float" office:value="1.01598739258767">
                <text:p>1.015987392587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0106805805116892">
                <text:p>0.0106805805116892</text:p>
              </table:table-cell>
              <table:table-cell office:value-type="float" office:value="0.0345960892736912">
                <text:p>0.0345960892736912</text:p>
              </table:table-cell>
              <table:table-cell office:value-type="float" office:value="0.983849787245946">
                <text:p>0.9838497872459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0111660016700625">
                <text:p>0.0111660016700625</text:p>
              </table:table-cell>
              <table:table-cell office:value-type="float" office:value="0.0342765711247921">
                <text:p>0.0342765711247921</text:p>
              </table:table-cell>
              <table:table-cell office:value-type="float" office:value="1.03392719290125">
                <text:p>1.033927192901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0112133612856269">
                <text:p>0.0112133612856269</text:p>
              </table:table-cell>
              <table:table-cell office:value-type="float" office:value="0.0339595675468445">
                <text:p>0.0339595675468445</text:p>
              </table:table-cell>
              <table:table-cell office:value-type="float" office:value="1.04372579166936">
                <text:p>1.043725791669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0111249275505543">
                <text:p>0.0111249275505543</text:p>
              </table:table-cell>
              <table:table-cell office:value-type="float" office:value="0.0336450450122356">
                <text:p>0.0336450450122356</text:p>
              </table:table-cell>
              <table:table-cell office:value-type="float" office:value="1.0408930845742">
                <text:p>1.04089308457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0110434107482433">
                <text:p>0.0110434107482433</text:p>
              </table:table-cell>
              <table:table-cell office:value-type="float" office:value="0.0333330109715462">
                <text:p>0.0333330109715462</text:p>
              </table:table-cell>
              <table:table-cell office:value-type="float" office:value="1.03865302125176">
                <text:p>1.038653021251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0111361872404814">
                <text:p>0.0111361872404814</text:p>
              </table:table-cell>
              <table:table-cell office:value-type="float" office:value="0.0330234318971634">
                <text:p>0.0330234318971634</text:p>
              </table:table-cell>
              <table:table-cell office:value-type="float" office:value="1.05283937539222">
                <text:p>1.052839375392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0106194810941815">
                <text:p>0.0106194810941815</text:p>
              </table:table-cell>
              <table:table-cell office:value-type="float" office:value="0.0327162966132164">
                <text:p>0.0327162966132164</text:p>
              </table:table-cell>
              <table:table-cell office:value-type="float" office:value="1.00922319142453">
                <text:p>1.009223191424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0107933338731527">
                <text:p>0.0107933338731527</text:p>
              </table:table-cell>
              <table:table-cell office:value-type="float" office:value="0.0324115976691246">
                <text:p>0.0324115976691246</text:p>
              </table:table-cell>
              <table:table-cell office:value-type="float" office:value="1.03109307118706">
                <text:p>1.0310930711870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998705066740513">
                <text:p>0.00998705066740513</text:p>
              </table:table-cell>
              <table:table-cell office:value-type="float" office:value="0.0321093089878559">
                <text:p>0.0321093089878559</text:p>
              </table:table-cell>
              <table:table-cell office:value-type="float" office:value="0.959042473880563">
                <text:p>0.9590424738805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0101963635534048">
                <text:p>0.0101963635534048</text:p>
              </table:table-cell>
              <table:table-cell office:value-type="float" office:value="0.0318094193935394">
                <text:p>0.0318094193935394</text:p>
              </table:table-cell>
              <table:table-cell office:value-type="float" office:value="0.984247298835285">
                <text:p>0.9842472988352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0095886392518878">
                <text:p>0.0095886392518878</text:p>
              </table:table-cell>
              <table:table-cell office:value-type="float" office:value="0.031511913985014">
                <text:p>0.031511913985014</text:p>
              </table:table-cell>
              <table:table-cell office:value-type="float" office:value="0.930409702543758">
                <text:p>0.9304097025437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00993079040199518">
                <text:p>0.00993079040199518</text:p>
              </table:table-cell>
              <table:table-cell office:value-type="float" office:value="0.0312167797237635">
                <text:p>0.0312167797237635</text:p>
              </table:table-cell>
              <table:table-cell office:value-type="float" office:value="0.968633306252548">
                <text:p>0.9686333062525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00933143030852079">
                <text:p>0.00933143030852079</text:p>
              </table:table-cell>
              <table:table-cell office:value-type="float" office:value="0.0309239998459816">
                <text:p>0.0309239998459816</text:p>
              </table:table-cell>
              <table:table-cell office:value-type="float" office:value="0.91491791263275">
                <text:p>0.914917912632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00995729863643646">
                <text:p>0.00995729863643646</text:p>
              </table:table-cell>
              <table:table-cell office:value-type="float" office:value="0.030633557587862">
                <text:p>0.030633557587862</text:p>
              </table:table-cell>
              <table:table-cell office:value-type="float" office:value="0.981372259150135">
                <text:p>0.9813722591501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0094059519469738">
                <text:p>0.0094059519469738</text:p>
              </table:table-cell>
              <table:table-cell office:value-type="float" office:value="0.0303454324603081">
                <text:p>0.0303454324603081</text:p>
              </table:table-cell>
              <table:table-cell office:value-type="float" office:value="0.931865711402476">
                <text:p>0.9318657114024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0103897303342819">
                <text:p>0.0103897303342819</text:p>
              </table:table-cell>
              <table:table-cell office:value-type="float" office:value="0.0300596226006746">
                <text:p>0.0300596226006746</text:p>
              </table:table-cell>
              <table:table-cell office:value-type="float" office:value="1.03469698374089">
                <text:p>1.034696983740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00968481134623289">
                <text:p>0.00968481134623289</text:p>
              </table:table-cell>
              <table:table-cell office:value-type="float" office:value="0.0297761019319296">
                <text:p>0.0297761019319296</text:p>
              </table:table-cell>
              <table:table-cell office:value-type="float" office:value="0.969523642614074">
                <text:p>0.9695236426140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00928585510700941">
                <text:p>0.00928585510700941</text:p>
              </table:table-cell>
              <table:table-cell office:value-type="float" office:value="0.0294948611408472">
                <text:p>0.0294948611408472</text:p>
              </table:table-cell>
              <table:table-cell office:value-type="float" office:value="0.934431505790373">
                <text:p>0.9344315057903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10644456371665">
                <text:p>0.010644456371665</text:p>
              </table:table-cell>
              <table:table-cell office:value-type="float" office:value="0.029215881600976">
                <text:p>0.029215881600976</text:p>
              </table:table-cell>
              <table:table-cell office:value-type="float" office:value="1.07673142331178">
                <text:p>1.0767314233117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00954991485923529">
                <text:p>0.00954991485923529</text:p>
              </table:table-cell>
              <table:table-cell office:value-type="float" office:value="0.028939152136445">
                <text:p>0.028939152136445</text:p>
              </table:table-cell>
              <table:table-cell office:value-type="float" office:value="0.971050312675789">
                <text:p>0.9710503126757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0101560782641172">
                <text:p>0.0101560782641172</text:p>
              </table:table-cell>
              <table:table-cell office:value-type="float" office:value="0.028664655983448">
                <text:p>0.028664655983448</text:p>
              </table:table-cell>
              <table:table-cell office:value-type="float" office:value="1.03806991099138">
                <text:p>1.038069910991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0094262370839715">
                <text:p>0.0094262370839715</text:p>
              </table:table-cell>
              <table:table-cell office:value-type="float" office:value="0.028392381966114">
                <text:p>0.028392381966114</text:p>
              </table:table-cell>
              <table:table-cell office:value-type="float" office:value="0.968494712534209">
                <text:p>0.9684947125342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00853826850652695">
                <text:p>0.00853826850652695</text:p>
              </table:table-cell>
              <table:table-cell office:value-type="float" office:value="0.0281223133206368">
                <text:p>0.0281223133206368</text:p>
              </table:table-cell>
              <table:table-cell office:value-type="float" office:value="0.881834396520681">
                <text:p>0.8818343965206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00985685456544161">
                <text:p>0.00985685456544161</text:p>
              </table:table-cell>
              <table:table-cell office:value-type="float" office:value="0.0278544388711453">
                <text:p>0.0278544388711453</text:p>
              </table:table-cell>
              <table:table-cell office:value-type="float" office:value="1.02332575997465">
                <text:p>1.023325759974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00890575908124447">
                <text:p>0.00890575908124447</text:p>
              </table:table-cell>
              <table:table-cell office:value-type="float" office:value="0.0275887325406075">
                <text:p>0.0275887325406075</text:p>
              </table:table-cell>
              <table:table-cell office:value-type="float" office:value="0.929404629981133">
                <text:p>0.9294046299811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00884522683918476">
                <text:p>0.00884522683918476</text:p>
              </table:table-cell>
              <table:table-cell office:value-type="float" office:value="0.0273251980543137">
                <text:p>0.0273251980543137</text:p>
              </table:table-cell>
              <table:table-cell office:value-type="float" office:value="0.927900044575203">
                <text:p>0.92790004457520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00941626168787479">
                <text:p>0.00941626168787479</text:p>
              </table:table-cell>
              <table:table-cell office:value-type="float" office:value="0.0270638037472963">
                <text:p>0.0270638037472963</text:p>
              </table:table-cell>
              <table:table-cell office:value-type="float" office:value="0.992953866725061">
                <text:p>0.9929538667250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00895284675061703">
                <text:p>0.00895284675061703</text:p>
              </table:table-cell>
              <table:table-cell office:value-type="float" office:value="0.0268045496195555">
                <text:p>0.0268045496195555</text:p>
              </table:table-cell>
              <table:table-cell office:value-type="float" office:value="0.949008350170565">
                <text:p>0.9490083501705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0872538145631552">
                <text:p>0.00872538145631552</text:p>
              </table:table-cell>
              <table:table-cell office:value-type="float" office:value="0.0265474114567041">
                <text:p>0.0265474114567041</text:p>
              </table:table-cell>
              <table:table-cell office:value-type="float" office:value="0.929718851413072">
                <text:p>0.9297188514130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00945309642702341">
                <text:p>0.00945309642702341</text:p>
              </table:table-cell>
              <table:table-cell office:value-type="float" office:value="0.0262923836708069">
                <text:p>0.0262923836708069</text:p>
              </table:table-cell>
              <table:table-cell office:value-type="float" office:value="1.01251072867845">
                <text:p>1.012510728678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00910255685448647">
                <text:p>0.00910255685448647</text:p>
              </table:table-cell>
              <table:table-cell office:value-type="float" office:value="0.0260394439101219">
                <text:p>0.0260394439101219</text:p>
              </table:table-cell>
              <table:table-cell office:value-type="float" office:value="0.980047843290559">
                <text:p>0.98004784329055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00858374498784542">
                <text:p>0.00858374498784542</text:p>
              </table:table-cell>
              <table:table-cell office:value-type="float" office:value="0.0257885809987783">
                <text:p>0.0257885809987783</text:p>
              </table:table-cell>
              <table:table-cell office:value-type="float" office:value="0.929007061640297">
                <text:p>0.9290070616402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00824820902198553">
                <text:p>0.00824820902198553</text:p>
              </table:table-cell>
              <table:table-cell office:value-type="float" office:value="0.0255397912114859">
                <text:p>0.0255397912114859</text:p>
              </table:table-cell>
              <table:table-cell office:value-type="float" office:value="0.897346550718422">
                <text:p>0.8973465507184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00879907608032227">
                <text:p>0.00879907608032227</text:p>
              </table:table-cell>
              <table:table-cell office:value-type="float" office:value="0.0252930410206318">
                <text:p>0.0252930410206318</text:p>
              </table:table-cell>
              <table:table-cell office:value-type="float" office:value="0.962267778710019">
                <text:p>0.9622677787100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00900821760296822">
                <text:p>0.00900821760296822</text:p>
              </table:table-cell>
              <table:table-cell office:value-type="float" office:value="0.0250483360141516">
                <text:p>0.0250483360141516</text:p>
              </table:table-cell>
              <table:table-cell office:value-type="float" office:value="0.990275582763863">
                <text:p>0.9902755827638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00815959181636572">
                <text:p>0.00815959181636572</text:p>
              </table:table-cell>
              <table:table-cell office:value-type="float" office:value="0.0248056445270777">
                <text:p>0.0248056445270777</text:p>
              </table:table-cell>
              <table:table-cell office:value-type="float" office:value="0.901662415938363">
                <text:p>0.90166241593836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00844020582735539">
                <text:p>0.00844020582735539</text:p>
              </table:table-cell>
              <table:table-cell office:value-type="float" office:value="0.0245649740099907">
                <text:p>0.0245649740099907</text:p>
              </table:table-cell>
              <table:table-cell office:value-type="float" office:value="0.937533732487611">
                <text:p>0.9375337324876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00807857140898705">
                <text:p>0.00807857140898705</text:p>
              </table:table-cell>
              <table:table-cell office:value-type="float" office:value="0.0243262946605682">
                <text:p>0.0243262946605682</text:p>
              </table:table-cell>
              <table:table-cell office:value-type="float" office:value="0.902042010815965">
                <text:p>0.9020420108159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00803387630730867">
                <text:p>0.00803387630730867</text:p>
              </table:table-cell>
              <table:table-cell office:value-type="float" office:value="0.0240895990282297">
                <text:p>0.0240895990282297</text:p>
              </table:table-cell>
              <table:table-cell office:value-type="float" office:value="0.901728234688303">
                <text:p>0.9017282346883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00802348740398884">
                <text:p>0.00802348740398884</text:p>
              </table:table-cell>
              <table:table-cell office:value-type="float" office:value="0.0238548722118139">
                <text:p>0.0238548722118139</text:p>
              </table:table-cell>
              <table:table-cell office:value-type="float" office:value="0.905257296525367">
                <text:p>0.9052572965253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00786764267832041">
                <text:p>0.00786764267832041</text:p>
              </table:table-cell>
              <table:table-cell office:value-type="float" office:value="0.0236220993101597">
                <text:p>0.0236220993101597</text:p>
              </table:table-cell>
              <table:table-cell office:value-type="float" office:value="0.892301899814783">
                <text:p>0.8923018998147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00828383304178715">
                <text:p>0.00828383304178715</text:p>
              </table:table-cell>
              <table:table-cell office:value-type="float" office:value="0.0233912747353315">
                <text:p>0.0233912747353315</text:p>
              </table:table-cell>
              <table:table-cell office:value-type="float" office:value="0.944401914205675">
                <text:p>0.9444019142056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00788234733045101">
                <text:p>0.00788234733045101</text:p>
              </table:table-cell>
              <table:table-cell office:value-type="float" office:value="0.0231623761355877">
                <text:p>0.0231623761355877</text:p>
              </table:table-cell>
              <table:table-cell office:value-type="float" office:value="0.903315413148107">
                <text:p>0.9033154131481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00791328586637974">
                <text:p>0.00791328586637974</text:p>
              </table:table-cell>
              <table:table-cell office:value-type="float" office:value="0.0229353997856379">
                <text:p>0.0229353997856379</text:p>
              </table:table-cell>
              <table:table-cell office:value-type="float" office:value="0.911588922169198">
                <text:p>0.9115889221691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0077229249291122">
                <text:p>0.0077229249291122</text:p>
              </table:table-cell>
              <table:table-cell office:value-type="float" office:value="0.0227103196084499">
                <text:p>0.0227103196084499</text:p>
              </table:table-cell>
              <table:table-cell office:value-type="float" office:value="0.894298142394436">
                <text:p>0.8942981423944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00760255195200443">
                <text:p>0.00760255195200443</text:p>
              </table:table-cell>
              <table:table-cell office:value-type="float" office:value="0.0224871374666691">
                <text:p>0.0224871374666691</text:p>
              </table:table-cell>
              <table:table-cell office:value-type="float" office:value="0.884949000830868">
                <text:p>0.8849490008308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00774576142430306">
                <text:p>0.00774576142430306</text:p>
              </table:table-cell>
              <table:table-cell office:value-type="float" office:value="0.0222658310085535">
                <text:p>0.0222658310085535</text:p>
              </table:table-cell>
              <table:table-cell office:value-type="float" office:value="0.906319437424562">
                <text:p>0.9063194374245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00784129090607166">
                <text:p>0.00784129090607166</text:p>
              </table:table-cell>
              <table:table-cell office:value-type="float" office:value="0.0220463890582323">
                <text:p>0.0220463890582323</text:p>
              </table:table-cell>
              <table:table-cell office:value-type="float" office:value="0.92228060426484">
                <text:p>0.922280604264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0787420384585857">
                <text:p>0.00787420384585857</text:p>
              </table:table-cell>
              <table:table-cell office:value-type="float" office:value="0.0218288041651249">
                <text:p>0.0218288041651249</text:p>
              </table:table-cell>
              <table:table-cell office:value-type="float" office:value="0.930980306266882">
                <text:p>0.9309803062668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00753542128950357">
                <text:p>0.00753542128950357</text:p>
              </table:table-cell>
              <table:table-cell office:value-type="float" office:value="0.0216130521148443">
                <text:p>0.0216130521148443</text:p>
              </table:table-cell>
              <table:table-cell office:value-type="float" office:value="0.895570356028589">
                <text:p>0.8955703560285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00755352899432182">
                <text:p>0.00755352899432182</text:p>
              </table:table-cell>
              <table:table-cell office:value-type="float" office:value="0.0213991347700357">
                <text:p>0.0213991347700357</text:p>
              </table:table-cell>
              <table:table-cell office:value-type="float" office:value="0.902402736855217">
                <text:p>0.9024027368552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00759492162615061">
                <text:p>0.00759492162615061</text:p>
              </table:table-cell>
              <table:table-cell office:value-type="float" office:value="0.0211870316416025">
                <text:p>0.0211870316416025</text:p>
              </table:table-cell>
              <table:table-cell office:value-type="float" office:value="0.912078316676712">
                <text:p>0.9120783166767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00757340434938669">
                <text:p>0.00757340434938669</text:p>
              </table:table-cell>
              <table:table-cell office:value-type="float" office:value="0.0209767278283834">
                <text:p>0.0209767278283834</text:p>
              </table:table-cell>
              <table:table-cell office:value-type="float" office:value="0.91423598311038">
                <text:p>0.9142359831103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00734693463891745">
                <text:p>0.00734693463891745</text:p>
              </table:table-cell>
              <table:table-cell office:value-type="float" office:value="0.0207682140171528">
                <text:p>0.0207682140171528</text:p>
              </table:table-cell>
              <table:table-cell office:value-type="float" office:value="0.891521196626762">
                <text:p>0.8915211966267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00804533436894417">
                <text:p>0.00804533436894417</text:p>
              </table:table-cell>
              <table:table-cell office:value-type="float" office:value="0.0205614790320396">
                <text:p>0.0205614790320396</text:p>
              </table:table-cell>
              <table:table-cell office:value-type="float" office:value="0.981359038528249">
                <text:p>0.9813590385282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00727361533790827">
                <text:p>0.00727361533790827</text:p>
              </table:table-cell>
              <table:table-cell office:value-type="float" office:value="0.0203565079718828">
                <text:p>0.0203565079718828</text:p>
              </table:table-cell>
              <table:table-cell office:value-type="float" office:value="0.891851381885495">
                <text:p>0.8918513818854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00758727919310331">
                <text:p>0.00758727919310331</text:p>
              </table:table-cell>
              <table:table-cell office:value-type="float" office:value="0.0201532915234566">
                <text:p>0.0201532915234566</text:p>
              </table:table-cell>
              <table:table-cell office:value-type="float" office:value="0.935161365329881">
                <text:p>0.9351613653298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00773828476667404">
                <text:p>0.00773828476667404</text:p>
              </table:table-cell>
              <table:table-cell office:value-type="float" office:value="0.0199518147855997">
                <text:p>0.0199518147855997</text:p>
              </table:table-cell>
              <table:table-cell office:value-type="float" office:value="0.958745922510535">
                <text:p>0.9587459225105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0726238032802939">
                <text:p>0.00726238032802939</text:p>
              </table:table-cell>
              <table:table-cell office:value-type="float" office:value="0.0197520740330219">
                <text:p>0.0197520740330219</text:p>
              </table:table-cell>
              <table:table-cell office:value-type="float" office:value="0.904474115586673">
                <text:p>0.9044741155866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00708819786086679">
                <text:p>0.00708819786086679</text:p>
              </table:table-cell>
              <table:table-cell office:value-type="float" office:value="0.0195540431886911">
                <text:p>0.0195540431886911</text:p>
              </table:table-cell>
              <table:table-cell office:value-type="float" office:value="0.887383434132071">
                <text:p>0.88738343413207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00686251744627953">
                <text:p>0.00686251744627953</text:p>
              </table:table-cell>
              <table:table-cell office:value-type="float" office:value="0.0193577203899622">
                <text:p>0.0193577203899622</text:p>
              </table:table-cell>
              <table:table-cell office:value-type="float" office:value="0.863609234985487">
                <text:p>0.8636092349854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00703456252813339">
                <text:p>0.00703456252813339</text:p>
              </table:table-cell>
              <table:table-cell office:value-type="float" office:value="0.0191630832850933">
                <text:p>0.0191630832850933</text:p>
              </table:table-cell>
              <table:table-cell office:value-type="float" office:value="0.889875483409179">
                <text:p>0.8898754834091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00676266849040985">
                <text:p>0.00676266849040985</text:p>
              </table:table-cell>
              <table:table-cell office:value-type="float" office:value="0.0189701355993748">
                <text:p>0.0189701355993748</text:p>
              </table:table-cell>
              <table:table-cell office:value-type="float" office:value="0.859940845297703">
                <text:p>0.8599408452977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00660113012418151">
                <text:p>0.00660113012418151</text:p>
              </table:table-cell>
              <table:table-cell office:value-type="float" office:value="0.0187788605690002">
                <text:p>0.0187788605690002</text:p>
              </table:table-cell>
              <table:table-cell office:value-type="float" office:value="0.843775875005811">
                <text:p>0.8437758750058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00726018846035004">
                <text:p>0.00726018846035004</text:p>
              </table:table-cell>
              <table:table-cell office:value-type="float" office:value="0.0185892321169376">
                <text:p>0.0185892321169376</text:p>
              </table:table-cell>
              <table:table-cell office:value-type="float" office:value="0.932856916256815">
                <text:p>0.9328569162568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00646954728290439">
                <text:p>0.00646954728290439</text:p>
              </table:table-cell>
              <table:table-cell office:value-type="float" office:value="0.0184012558311224">
                <text:p>0.0184012558311224</text:p>
              </table:table-cell>
              <table:table-cell office:value-type="float" office:value="0.835601794646223">
                <text:p>0.8356017946462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00689657684415579">
                <text:p>0.00689657684415579</text:p>
              </table:table-cell>
              <table:table-cell office:value-type="float" office:value="0.018214913085103">
                <text:p>0.018214913085103</text:p>
              </table:table-cell>
              <table:table-cell office:value-type="float" office:value="0.895400605496641">
                <text:p>0.89540060549664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007100201677531">
                <text:p>0.007100201677531</text:p>
              </table:table-cell>
              <table:table-cell office:value-type="float" office:value="0.0180301889777184">
                <text:p>0.0180301889777184</text:p>
              </table:table-cell>
              <table:table-cell office:value-type="float" office:value="0.926643791248998">
                <text:p>0.9266437912489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0687817996367812">
                <text:p>0.00687817996367812</text:p>
              </table:table-cell>
              <table:table-cell office:value-type="float" office:value="0.0178470797836781">
                <text:p>0.0178470797836781</text:p>
              </table:table-cell>
              <table:table-cell office:value-type="float" office:value="0.902347878088041">
                <text:p>0.9023478780880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00634181778877974">
                <text:p>0.00634181778877974</text:p>
              </table:table-cell>
              <table:table-cell office:value-type="float" office:value="0.0176655743271112">
                <text:p>0.0176655743271112</text:p>
              </table:table-cell>
              <table:table-cell office:value-type="float" office:value="0.836320144634464">
                <text:p>0.8363201446344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00666186865419149">
                <text:p>0.00666186865419149</text:p>
              </table:table-cell>
              <table:table-cell office:value-type="float" office:value="0.0174856521189213">
                <text:p>0.0174856521189213</text:p>
              </table:table-cell>
              <table:table-cell office:value-type="float" office:value="0.883106731463866">
                <text:p>0.8831067314638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00681737065315247">
                <text:p>0.00681737065315247</text:p>
              </table:table-cell>
              <table:table-cell office:value-type="float" office:value="0.0173073038458824">
                <text:p>0.0173073038458824</text:p>
              </table:table-cell>
              <table:table-cell office:value-type="float" office:value="0.908431881436479">
                <text:p>0.9084318814364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00608489569276571">
                <text:p>0.00608489569276571</text:p>
              </table:table-cell>
              <table:table-cell office:value-type="float" office:value="0.0171305295079947">
                <text:p>0.0171305295079947</text:p>
              </table:table-cell>
              <table:table-cell office:value-type="float" office:value="0.81505502612027">
                <text:p>0.815055026120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00617575226351619">
                <text:p>0.00617575226351619</text:p>
              </table:table-cell>
              <table:table-cell office:value-type="float" office:value="0.0169553030282259">
                <text:p>0.0169553030282259</text:p>
              </table:table-cell>
              <table:table-cell office:value-type="float" office:value="0.831537787205142">
                <text:p>0.8315377872051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00618391577154398">
                <text:p>0.00618391577154398</text:p>
              </table:table-cell>
              <table:table-cell office:value-type="float" office:value="0.016781622543931">
                <text:p>0.016781622543931</text:p>
              </table:table-cell>
              <table:table-cell office:value-type="float" office:value="0.836977956554501">
                <text:p>0.8369779565545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00620780838653445">
                <text:p>0.00620780838653445</text:p>
              </table:table-cell>
              <table:table-cell office:value-type="float" office:value="0.0166094806045294">
                <text:p>0.0166094806045294</text:p>
              </table:table-cell>
              <table:table-cell office:value-type="float" office:value="0.844592244422669">
                <text:p>0.8445922444226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00603248085826635">
                <text:p>0.00603248085826635</text:p>
              </table:table-cell>
              <table:table-cell office:value-type="float" office:value="0.0164388529956341">
                <text:p>0.0164388529956341</text:p>
              </table:table-cell>
              <table:table-cell office:value-type="float" office:value="0.82501732696022">
                <text:p>0.825017326960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00592325162142515">
                <text:p>0.00592325162142515</text:p>
              </table:table-cell>
              <table:table-cell office:value-type="float" office:value="0.0162697378546">
                <text:p>0.0162697378546</text:p>
              </table:table-cell>
              <table:table-cell office:value-type="float" office:value="0.814302241844177">
                <text:p>0.8143022418441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639706570655108">
                <text:p>0.00639706570655108</text:p>
              </table:table-cell>
              <table:table-cell office:value-type="float" office:value="0.0161021240055561">
                <text:p>0.0161021240055561</text:p>
              </table:table-cell>
              <table:table-cell office:value-type="float" office:value="0.884025090327303">
                <text:p>0.8840250903273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00595568446442485">
                <text:p>0.00595568446442485</text:p>
              </table:table-cell>
              <table:table-cell office:value-type="float" office:value="0.0159359965473413">
                <text:p>0.0159359965473413</text:p>
              </table:table-cell>
              <table:table-cell office:value-type="float" office:value="0.827320511118931">
                <text:p>0.8273205111189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0062720300629735">
                <text:p>0.0062720300629735</text:p>
              </table:table-cell>
              <table:table-cell office:value-type="float" office:value="0.0157713461667299">
                <text:p>0.0157713461667299</text:p>
              </table:table-cell>
              <table:table-cell office:value-type="float" office:value="0.875807326056002">
                <text:p>0.8758073260560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00595197454094887">
                <text:p>0.00595197454094887</text:p>
              </table:table-cell>
              <table:table-cell office:value-type="float" office:value="0.0156081663444638">
                <text:p>0.0156081663444638</text:p>
              </table:table-cell>
              <table:table-cell office:value-type="float" office:value="0.835448798094589">
                <text:p>0.8354487980945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0059102438390255">
                <text:p>0.0059102438390255</text:p>
              </table:table-cell>
              <table:table-cell office:value-type="float" office:value="0.0154464403167367">
                <text:p>0.0154464403167367</text:p>
              </table:table-cell>
              <table:table-cell office:value-type="float" office:value="0.833916379017372">
                <text:p>0.8339163790173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00603227410465479">
                <text:p>0.00603227410465479</text:p>
              </table:table-cell>
              <table:table-cell office:value-type="float" office:value="0.0152861624956131">
                <text:p>0.0152861624956131</text:p>
              </table:table-cell>
              <table:table-cell office:value-type="float" office:value="0.855571883133763">
                <text:p>0.8555718831337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00687379855662584">
                <text:p>0.00687379855662584</text:p>
              </table:table-cell>
              <table:table-cell office:value-type="float" office:value="0.0151273179799318">
                <text:p>0.0151273179799318</text:p>
              </table:table-cell>
              <table:table-cell office:value-type="float" office:value="0.980010137462598">
                <text:p>0.98001013746259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00608354993164539">
                <text:p>0.00608354993164539</text:p>
              </table:table-cell>
              <table:table-cell office:value-type="float" office:value="0.0149698983877897">
                <text:p>0.0149698983877897</text:p>
              </table:table-cell>
              <table:table-cell office:value-type="float" office:value="0.871864863638642">
                <text:p>0.8718648636386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00587107986211777">
                <text:p>0.00587107986211777</text:p>
              </table:table-cell>
              <table:table-cell office:value-type="float" office:value="0.0148138925433159">
                <text:p>0.0148138925433159</text:p>
              </table:table-cell>
              <table:table-cell office:value-type="float" office:value="0.845801436037712">
                <text:p>0.8458014360377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00576787162572146">
                <text:p>0.00576787162572146</text:p>
              </table:table-cell>
              <table:table-cell office:value-type="float" office:value="0.0146592920646071">
                <text:p>0.0146592920646071</text:p>
              </table:table-cell>
              <table:table-cell office:value-type="float" office:value="0.835265122578648">
                <text:p>0.8352651225786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637196889147162">
                <text:p>0.00637196889147162</text:p>
              </table:table-cell>
              <table:table-cell office:value-type="float" office:value="0.0145060857757926">
                <text:p>0.0145060857757926</text:p>
              </table:table-cell>
              <table:table-cell office:value-type="float" office:value="0.927557282839863">
                <text:p>0.9275572828398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00534163974225521">
                <text:p>0.00534163974225521</text:p>
              </table:table-cell>
              <table:table-cell office:value-type="float" office:value="0.0143542615696788">
                <text:p>0.0143542615696788</text:p>
              </table:table-cell>
              <table:table-cell office:value-type="float" office:value="0.781627837981155">
                <text:p>0.7816278379811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00568278320133686">
                <text:p>0.00568278320133686</text:p>
              </table:table-cell>
              <table:table-cell office:value-type="float" office:value="0.0142038119956851">
                <text:p>0.0142038119956851</text:p>
              </table:table-cell>
              <table:table-cell office:value-type="float" office:value="0.835881750271915">
                <text:p>0.8358817502719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00560894748196006">
                <text:p>0.00560894748196006</text:p>
              </table:table-cell>
              <table:table-cell office:value-type="float" office:value="0.0140547230839729">
                <text:p>0.0140547230839729</text:p>
              </table:table-cell>
              <table:table-cell office:value-type="float" office:value="0.829322523207494">
                <text:p>0.82932252320749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00502040609717369">
                <text:p>0.00502040609717369</text:p>
              </table:table-cell>
              <table:table-cell office:value-type="float" office:value="0.0139069901779294">
                <text:p>0.0139069901779294</text:p>
              </table:table-cell>
              <table:table-cell office:value-type="float" office:value="0.746172546744042">
                <text:p>0.7461725467440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00540977017953992">
                <text:p>0.00540977017953992</text:p>
              </table:table-cell>
              <table:table-cell office:value-type="float" office:value="0.0137606002390385">
                <text:p>0.0137606002390385</text:p>
              </table:table-cell>
              <table:table-cell office:value-type="float" office:value="0.80823483555647">
                <text:p>0.808234835556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00514730531722307">
                <text:p>0.00514730531722307</text:p>
              </table:table-cell>
              <table:table-cell office:value-type="float" office:value="0.0136155392974615">
                <text:p>0.0136155392974615</text:p>
              </table:table-cell>
              <table:table-cell office:value-type="float" office:value="0.773031177926449">
                <text:p>0.7730311779264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00551073346287012">
                <text:p>0.00551073346287012</text:p>
              </table:table-cell>
              <table:table-cell office:value-type="float" office:value="0.013471806421876">
                <text:p>0.013471806421876</text:p>
              </table:table-cell>
              <table:table-cell office:value-type="float" office:value="0.83192623101409">
                <text:p>0.8319262310140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00524848233908415">
                <text:p>0.00524848233908415</text:p>
              </table:table-cell>
              <table:table-cell office:value-type="float" office:value="0.0133293811231852">
                <text:p>0.0133293811231852</text:p>
              </table:table-cell>
              <table:table-cell office:value-type="float" office:value="0.796466444378512">
                <text:p>0.7964664443785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00514163915067911">
                <text:p>0.00514163915067911</text:p>
              </table:table-cell>
              <table:table-cell office:value-type="float" office:value="0.0131882634013891">
                <text:p>0.0131882634013891</text:p>
              </table:table-cell>
              <table:table-cell office:value-type="float" office:value="0.784320684146182">
                <text:p>0.78432068414618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548166828230023">
                <text:p>0.00548166828230023</text:p>
              </table:table-cell>
              <table:table-cell office:value-type="float" office:value="0.0130484364926815">
                <text:p>0.0130484364926815</text:p>
              </table:table-cell>
              <table:table-cell office:value-type="float" office:value="0.840549234517562">
                <text:p>0.8405492345175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00513548124581575">
                <text:p>0.00513548124581575</text:p>
              </table:table-cell>
              <table:table-cell office:value-type="float" office:value="0.0129098948091269">
                <text:p>0.0129098948091269</text:p>
              </table:table-cell>
              <table:table-cell office:value-type="float" office:value="0.791571017756514">
                <text:p>0.7915710177565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00522381858900189">
                <text:p>0.00522381858900189</text:p>
              </table:table-cell>
              <table:table-cell office:value-type="float" office:value="0.0127726253122091">
                <text:p>0.0127726253122091</text:p>
              </table:table-cell>
              <table:table-cell office:value-type="float" office:value="0.809385006452587">
                <text:p>0.80938500645258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.00466379337012768">
                <text:p>0.00466379337012768</text:p>
              </table:table-cell>
              <table:table-cell office:value-type="float" office:value="0.0126366233453155">
                <text:p>0.0126366233453155</text:p>
              </table:table-cell>
              <table:table-cell office:value-type="float" office:value="0.726381375860882">
                <text:p>0.7263813758608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00475408555939794">
                <text:p>0.00475408555939794</text:p>
              </table:table-cell>
              <table:table-cell office:value-type="float" office:value="0.0125018740072846">
                <text:p>0.0125018740072846</text:p>
              </table:table-cell>
              <table:table-cell office:value-type="float" office:value="0.744304636883466">
                <text:p>0.74430463688346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.00472919875755906">
                <text:p>0.00472919875755906</text:p>
              </table:table-cell>
              <table:table-cell office:value-type="float" office:value="0.0123683707788587">
                <text:p>0.0123683707788587</text:p>
              </table:table-cell>
              <table:table-cell office:value-type="float" office:value="0.744268484030618">
                <text:p>0.7442684840306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.00529071409255266">
                <text:p>0.00529071409255266</text:p>
              </table:table-cell>
              <table:table-cell office:value-type="float" office:value="0.012236101552844">
                <text:p>0.012236101552844</text:p>
              </table:table-cell>
              <table:table-cell office:value-type="float" office:value="0.836979241393855">
                <text:p>0.8369792413938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00468169245868921">
                <text:p>0.00468169245868921</text:p>
              </table:table-cell>
              <table:table-cell office:value-type="float" office:value="0.0121050607413054">
                <text:p>0.0121050607413054</text:p>
              </table:table-cell>
              <table:table-cell office:value-type="float" office:value="0.744494693209728">
                <text:p>0.74449469320972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.0051134922541678">
                <text:p>0.0051134922541678</text:p>
              </table:table-cell>
              <table:table-cell office:value-type="float" office:value="0.0119752362370491">
                <text:p>0.0119752362370491</text:p>
              </table:table-cell>
              <table:table-cell office:value-type="float" office:value="0.817400047761618">
                <text:p>0.8174000477616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00508821941912174">
                <text:p>0.00508821941912174</text:p>
              </table:table-cell>
              <table:table-cell office:value-type="float" office:value="0.0118466187268496">
                <text:p>0.0118466187268496</text:p>
              </table:table-cell>
              <table:table-cell office:value-type="float" office:value="0.817600632467292">
                <text:p>0.8176006324672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00500037660822272">
                <text:p>0.00500037660822272</text:p>
              </table:table-cell>
              <table:table-cell office:value-type="float" office:value="0.0117192026227713">
                <text:p>0.0117192026227713</text:p>
              </table:table-cell>
              <table:table-cell office:value-type="float" office:value="0.807674615900964">
                <text:p>0.8076746159009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00473185908049345">
                <text:p>0.00473185908049345</text:p>
              </table:table-cell>
              <table:table-cell office:value-type="float" office:value="0.0115929739549756">
                <text:p>0.0115929739549756</text:p>
              </table:table-cell>
              <table:table-cell office:value-type="float" office:value="0.768287651031307">
                <text:p>0.7682876510313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00465991999953985">
                <text:p>0.00465991999953985</text:p>
              </table:table-cell>
              <table:table-cell office:value-type="float" office:value="0.0114679262042046">
                <text:p>0.0114679262042046</text:p>
              </table:table-cell>
              <table:table-cell office:value-type="float" office:value="0.760551876911315">
                <text:p>0.7605518769113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.00548329250887036">
                <text:p>0.00548329250887036</text:p>
              </table:table-cell>
              <table:table-cell office:value-type="float" office:value="0.0113440481945872">
                <text:p>0.0113440481945872</text:p>
              </table:table-cell>
              <table:table-cell office:value-type="float" office:value="0.899601409061704">
                <text:p>0.8996014090617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.00521076377481222">
                <text:p>0.00521076377481222</text:p>
              </table:table-cell>
              <table:table-cell office:value-type="float" office:value="0.0112213352695107">
                <text:p>0.0112213352695107</text:p>
              </table:table-cell>
              <table:table-cell office:value-type="float" office:value="0.859346731408551">
                <text:p>0.8593467314085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00441790837794542">
                <text:p>0.00441790837794542</text:p>
              </table:table-cell>
              <table:table-cell office:value-type="float" office:value="0.0110997734591365">
                <text:p>0.0110997734591365</text:p>
              </table:table-cell>
              <table:table-cell office:value-type="float" office:value="0.732389451103799">
                <text:p>0.73238945110379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.0049319313839078">
                <text:p>0.0049319313839078</text:p>
              </table:table-cell>
              <table:table-cell office:value-type="float" office:value="0.0109793553128839">
                <text:p>0.0109793553128839</text:p>
              </table:table-cell>
              <table:table-cell office:value-type="float" office:value="0.821865466708985">
                <text:p>0.8218654667089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0048219645395875">
                <text:p>0.0048219645395875</text:p>
              </table:table-cell>
              <table:table-cell office:value-type="float" office:value="0.0108600724488497">
                <text:p>0.0108600724488497</text:p>
              </table:table-cell>
              <table:table-cell office:value-type="float" office:value="0.807729696833827">
                <text:p>0.80772969683382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.00428113853558898">
                <text:p>0.00428113853558898</text:p>
              </table:table-cell>
              <table:table-cell office:value-type="float" office:value="0.0107419164851308">
                <text:p>0.0107419164851308</text:p>
              </table:table-cell>
              <table:table-cell office:value-type="float" office:value="0.720874479781088">
                <text:p>0.7208744797810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.00456652045249939">
                <text:p>0.00456652045249939</text:p>
              </table:table-cell>
              <table:table-cell office:value-type="float" office:value="0.010624879039824">
                <text:p>0.010624879039824</text:p>
              </table:table-cell>
              <table:table-cell office:value-type="float" office:value="0.772937018869515">
                <text:p>0.7729370188695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00397607870399952">
                <text:p>0.00397607870399952</text:p>
              </table:table-cell>
              <table:table-cell office:value-type="float" office:value="0.0105089489370584">
                <text:p>0.0105089489370584</text:p>
              </table:table-cell>
              <table:table-cell office:value-type="float" office:value="0.676506547763912">
                <text:p>0.6765065477639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00426421780139208">
                <text:p>0.00426421780139208</text:p>
              </table:table-cell>
              <table:table-cell office:value-type="float" office:value="0.0103941205888987">
                <text:p>0.0103941205888987</text:p>
              </table:table-cell>
              <table:table-cell office:value-type="float" office:value="0.729314321969229">
                <text:p>0.7293143219692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00406895764172077">
                <text:p>0.00406895764172077</text:p>
              </table:table-cell>
              <table:table-cell office:value-type="float" office:value="0.0102803828194737">
                <text:p>0.0102803828194737</text:p>
              </table:table-cell>
              <table:table-cell office:value-type="float" office:value="0.699546943580507">
                <text:p>0.6995469435805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00392987113445997">
                <text:p>0.00392987113445997</text:p>
              </table:table-cell>
              <table:table-cell office:value-type="float" office:value="0.0101677291095257">
                <text:p>0.0101677291095257</text:p>
              </table:table-cell>
              <table:table-cell office:value-type="float" office:value="0.679157241095672">
                <text:p>0.6791572410956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.00461426144465804">
                <text:p>0.00461426144465804</text:p>
              </table:table-cell>
              <table:table-cell office:value-type="float" office:value="0.0100561501458287">
                <text:p>0.0100561501458287</text:p>
              </table:table-cell>
              <table:table-cell office:value-type="float" office:value="0.801590488460557">
                <text:p>0.8015904884605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.00445045810192823">
                <text:p>0.00445045810192823</text:p>
              </table:table-cell>
              <table:table-cell office:value-type="float" office:value="0.00994563568383455">
                <text:p>0.00994563568383455</text:p>
              </table:table-cell>
              <table:table-cell office:value-type="float" office:value="0.777165307117727">
                <text:p>0.7771653071177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00440935604274273">
                <text:p>0.00440935604274273</text:p>
              </table:table-cell>
              <table:table-cell office:value-type="float" office:value="0.00983618013560772">
                <text:p>0.00983618013560772</text:p>
              </table:table-cell>
              <table:table-cell office:value-type="float" office:value="0.774002187506983">
                <text:p>0.77400218750698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.00396036077290773">
                <text:p>0.00396036077290773</text:p>
              </table:table-cell>
              <table:table-cell office:value-type="float" office:value="0.00972777511924505">
                <text:p>0.00972777511924505</text:p>
              </table:table-cell>
              <table:table-cell office:value-type="float" office:value="0.698811593332">
                <text:p>0.6988115933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00434598047286272">
                <text:p>0.00434598047286272</text:p>
              </table:table-cell>
              <table:table-cell office:value-type="float" office:value="0.00962041039019823">
                <text:p>0.00962041039019823</text:p>
              </table:table-cell>
              <table:table-cell office:value-type="float" office:value="0.770852797935086">
                <text:p>0.77085279793508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00418493431061506">
                <text:p>0.00418493431061506</text:p>
              </table:table-cell>
              <table:table-cell office:value-type="float" office:value="0.00951407756656408">
                <text:p>0.00951407756656408</text:p>
              </table:table-cell>
              <table:table-cell office:value-type="float" office:value="0.74615775860649">
                <text:p>0.746157758606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392377935349941">
                <text:p>0.00392377935349941</text:p>
              </table:table-cell>
              <table:table-cell office:value-type="float" office:value="0.00940876826643944">
                <text:p>0.00940876826643944</text:p>
              </table:table-cell>
              <table:table-cell office:value-type="float" office:value="0.703242198072855">
                <text:p>0.7032421980728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00401895074173808">
                <text:p>0.00401895074173808</text:p>
              </table:table-cell>
              <table:table-cell office:value-type="float" office:value="0.009304478764534">
                <text:p>0.009304478764534</text:p>
              </table:table-cell>
              <table:table-cell office:value-type="float" office:value="0.724054671114287">
                <text:p>0.7240546711142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00373402750119567">
                <text:p>0.00373402750119567</text:p>
              </table:table-cell>
              <table:table-cell office:value-type="float" office:value="0.00920119322836399">
                <text:p>0.00920119322836399</text:p>
              </table:table-cell>
              <table:table-cell office:value-type="float" office:value="0.67623013415484">
                <text:p>0.676230134154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00400272198021412">
                <text:p>0.00400272198021412</text:p>
              </table:table-cell>
              <table:table-cell office:value-type="float" office:value="0.00909890979528427">
                <text:p>0.00909890979528427</text:p>
              </table:table-cell>
              <table:table-cell office:value-type="float" office:value="0.72866979101585">
                <text:p>0.728669791015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00399777898564935">
                <text:p>0.00399777898564935</text:p>
              </table:table-cell>
              <table:table-cell office:value-type="float" office:value="0.00899761728942394">
                <text:p>0.00899761728942394</text:p>
              </table:table-cell>
              <table:table-cell office:value-type="float" office:value="0.73156421091899">
                <text:p>0.731564210918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00352929555810988">
                <text:p>0.00352929555810988</text:p>
              </table:table-cell>
              <table:table-cell office:value-type="float" office:value="0.00889731105417013">
                <text:p>0.00889731105417013</text:p>
              </table:table-cell>
              <table:table-cell office:value-type="float" office:value="0.649202272113512">
                <text:p>0.6492022721135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00365854310803115">
                <text:p>0.00365854310803115</text:p>
              </table:table-cell>
              <table:table-cell office:value-type="float" office:value="0.00879797711968422">
                <text:p>0.00879797711968422</text:p>
              </table:table-cell>
              <table:table-cell office:value-type="float" office:value="0.676485526924953">
                <text:p>0.6764855269249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00408595614135265">
                <text:p>0.00408595614135265</text:p>
              </table:table-cell>
              <table:table-cell office:value-type="float" office:value="0.00869961455464363">
                <text:p>0.00869961455464363</text:p>
              </table:table-cell>
              <table:table-cell office:value-type="float" office:value="0.759455558017115">
                <text:p>0.7594555580171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00389621965587139">
                <text:p>0.00389621965587139</text:p>
              </table:table-cell>
              <table:table-cell office:value-type="float" office:value="0.00860221218317747">
                <text:p>0.00860221218317747</text:p>
              </table:table-cell>
              <table:table-cell office:value-type="float" office:value="0.727964881339069">
                <text:p>0.7279648813390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00343494256958365">
                <text:p>0.00343494256958365</text:p>
              </table:table-cell>
              <table:table-cell office:value-type="float" office:value="0.00850576162338257">
                <text:p>0.00850576162338257</text:p>
              </table:table-cell>
              <table:table-cell office:value-type="float" office:value="0.645126388926903">
                <text:p>0.6451263889269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0344677548855543">
                <text:p>0.00344677548855543</text:p>
              </table:table-cell>
              <table:table-cell office:value-type="float" office:value="0.00841025542467833">
                <text:p>0.00841025542467833</text:p>
              </table:table-cell>
              <table:table-cell office:value-type="float" office:value="0.650723744199081">
                <text:p>0.6507237441990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00372940883971751">
                <text:p>0.00372940883971751</text:p>
              </table:table-cell>
              <table:table-cell office:value-type="float" office:value="0.00831568706780672">
                <text:p>0.00831568706780672</text:p>
              </table:table-cell>
              <table:table-cell office:value-type="float" office:value="0.707753434132514">
                <text:p>0.7077534341325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00398531276732683">
                <text:p>0.00398531276732683</text:p>
              </table:table-cell>
              <table:table-cell office:value-type="float" office:value="0.00822204910218716">
                <text:p>0.00822204910218716</text:p>
              </table:table-cell>
              <table:table-cell office:value-type="float" office:value="0.760261032705703">
                <text:p>0.7602610327057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00356480851769447">
                <text:p>0.00356480851769447</text:p>
              </table:table-cell>
              <table:table-cell office:value-type="float" office:value="0.00812933314591646">
                <text:p>0.00812933314591646</text:p>
              </table:table-cell>
              <table:table-cell office:value-type="float" office:value="0.683588674574807">
                <text:p>0.6835886745748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00359909562394023">
                <text:p>0.00359909562394023</text:p>
              </table:table-cell>
              <table:table-cell office:value-type="float" office:value="0.00803752988576889">
                <text:p>0.00803752988576889</text:p>
              </table:table-cell>
              <table:table-cell office:value-type="float" office:value="0.693761777441945">
                <text:p>0.6937617774419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00379735883325338">
                <text:p>0.00379735883325338</text:p>
              </table:table-cell>
              <table:table-cell office:value-type="float" office:value="0.00794663373380899">
                <text:p>0.00794663373380899</text:p>
              </table:table-cell>
              <table:table-cell office:value-type="float" office:value="0.735795203780923">
                <text:p>0.7357952037809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00389744364656508">
                <text:p>0.00389744364656508</text:p>
              </table:table-cell>
              <table:table-cell office:value-type="float" office:value="0.00785663723945618">
                <text:p>0.00785663723945618</text:p>
              </table:table-cell>
              <table:table-cell office:value-type="float" office:value="0.759125343002946">
                <text:p>0.7591253430029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00387626746669412">
                <text:p>0.00387626746669412</text:p>
              </table:table-cell>
              <table:table-cell office:value-type="float" office:value="0.00776753341779113">
                <text:p>0.00776753341779113</text:p>
              </table:table-cell>
              <table:table-cell office:value-type="float" office:value="0.758936977675239">
                <text:p>0.7589369776752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0032289857044816">
                <text:p>0.0032289857044816</text:p>
              </table:table-cell>
              <table:table-cell office:value-type="float" office:value="0.00767931248992682">
                <text:p>0.00767931248992682</text:p>
              </table:table-cell>
              <table:table-cell office:value-type="float" office:value="0.635501281797505">
                <text:p>0.6355012817975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00312996935099363">
                <text:p>0.00312996935099363</text:p>
              </table:table-cell>
              <table:table-cell office:value-type="float" office:value="0.0075919721275568">
                <text:p>0.0075919721275568</text:p>
              </table:table-cell>
              <table:table-cell office:value-type="float" office:value="0.619225346413927">
                <text:p>0.61922534641392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0368456495925784">
                <text:p>0.00368456495925784</text:p>
              </table:table-cell>
              <table:table-cell office:value-type="float" office:value="0.00750549836084247">
                <text:p>0.00750549836084247</text:p>
              </table:table-cell>
              <table:table-cell office:value-type="float" office:value="0.732745548536214">
                <text:p>0.7327455485362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00347651890479028">
                <text:p>0.00347651890479028</text:p>
              </table:table-cell>
              <table:table-cell office:value-type="float" office:value="0.00741988886147738">
                <text:p>0.00741988886147738</text:p>
              </table:table-cell>
              <table:table-cell office:value-type="float" office:value="0.694976145185575">
                <text:p>0.6949761451855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00294709112495184">
                <text:p>0.00294709112495184</text:p>
              </table:table-cell>
              <table:table-cell office:value-type="float" office:value="0.00733513431623578">
                <text:p>0.00733513431623578</text:p>
              </table:table-cell>
              <table:table-cell office:value-type="float" office:value="0.59221199332564">
                <text:p>0.592211993325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00301261339336634">
                <text:p>0.00301261339336634</text:p>
              </table:table-cell>
              <table:table-cell office:value-type="float" office:value="0.00725122867152095">
                <text:p>0.00725122867152095</text:p>
              </table:table-cell>
              <table:table-cell office:value-type="float" office:value="0.608534727910529">
                <text:p>0.6085347279105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00355562940239906">
                <text:p>0.00355562940239906</text:p>
              </table:table-cell>
              <table:table-cell office:value-type="float" office:value="0.00716816494241357">
                <text:p>0.00716816494241357</text:p>
              </table:table-cell>
              <table:table-cell office:value-type="float" office:value="0.721966065973809">
                <text:p>0.7219660659738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00310160801745951">
                <text:p>0.00310160801745951</text:p>
              </table:table-cell>
              <table:table-cell office:value-type="float" office:value="0.00708593474701047">
                <text:p>0.00708593474701047</text:p>
              </table:table-cell>
              <table:table-cell office:value-type="float" office:value="0.633060969223031">
                <text:p>0.63306096922303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00340035697445273">
                <text:p>0.00340035697445273</text:p>
              </table:table-cell>
              <table:table-cell office:value-type="float" office:value="0.00700453156605363">
                <text:p>0.00700453156605363</text:p>
              </table:table-cell>
              <table:table-cell office:value-type="float" office:value="0.697656221208681">
                <text:p>0.6976562212086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0030222493223846">
                <text:p>0.0030222493223846</text:p>
              </table:table-cell>
              <table:table-cell office:value-type="float" office:value="0.00692394841462374">
                <text:p>0.00692394841462374</text:p>
              </table:table-cell>
              <table:table-cell office:value-type="float" office:value="0.623312130879674">
                <text:p>0.6233121308796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00321633601561189">
                <text:p>0.00321633601561189</text:p>
              </table:table-cell>
              <table:table-cell office:value-type="float" office:value="0.00684417923912406">
                <text:p>0.00684417923912406</text:p>
              </table:table-cell>
              <table:table-cell office:value-type="float" office:value="0.666799146848618">
                <text:p>0.6667991468486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00347150256857276">
                <text:p>0.00347150256857276</text:p>
              </table:table-cell>
              <table:table-cell office:value-type="float" office:value="0.00676521565765142">
                <text:p>0.00676521565765142</text:p>
              </table:table-cell>
              <table:table-cell office:value-type="float" office:value="0.723451537340214">
                <text:p>0.7234515373402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00315478653647006">
                <text:p>0.00315478653647006</text:p>
              </table:table-cell>
              <table:table-cell office:value-type="float" office:value="0.00668705347925425">
                <text:p>0.00668705347925425</text:p>
              </table:table-cell>
              <table:table-cell office:value-type="float" office:value="0.660876429753722">
                <text:p>0.6608764297537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00309810601174831">
                <text:p>0.00309810601174831</text:p>
              </table:table-cell>
              <table:table-cell office:value-type="float" office:value="0.00660968339070678">
                <text:p>0.00660968339070678</text:p>
              </table:table-cell>
              <table:table-cell office:value-type="float" office:value="0.652386386613666">
                <text:p>0.65238638661366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00300959311425686">
                <text:p>0.00300959311425686</text:p>
              </table:table-cell>
              <table:table-cell office:value-type="float" office:value="0.00653309980407357">
                <text:p>0.00653309980407357</text:p>
              </table:table-cell>
              <table:table-cell office:value-type="float" office:value="0.637051776918223">
                <text:p>0.6370517769182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00294466922059655">
                <text:p>0.00294466922059655</text:p>
              </table:table-cell>
              <table:table-cell office:value-type="float" office:value="0.00645729433745146">
                <text:p>0.00645729433745146</text:p>
              </table:table-cell>
              <table:table-cell office:value-type="float" office:value="0.626558743742298">
                <text:p>0.62655874374229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00329312216490507">
                <text:p>0.00329312216490507</text:p>
              </table:table-cell>
              <table:table-cell office:value-type="float" office:value="0.00638226279988885">
                <text:p>0.00638226279988885</text:p>
              </table:table-cell>
              <table:table-cell office:value-type="float" office:value="0.704354756097829">
                <text:p>0.7043547560978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00264472374692559">
                <text:p>0.00264472374692559</text:p>
              </table:table-cell>
              <table:table-cell office:value-type="float" office:value="0.00630799680948257">
                <text:p>0.00630799680948257</text:p>
              </table:table-cell>
              <table:table-cell office:value-type="float" office:value="0.568620163033931">
                <text:p>0.5686201630339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00262528308667243">
                <text:p>0.00262528308667243</text:p>
              </table:table-cell>
              <table:table-cell office:value-type="float" office:value="0.00623449124395847">
                <text:p>0.00623449124395847</text:p>
              </table:table-cell>
              <table:table-cell office:value-type="float" office:value="0.567383122073072">
                <text:p>0.5673831220730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00302702863700688">
                <text:p>0.00302702863700688</text:p>
              </table:table-cell>
              <table:table-cell office:value-type="float" office:value="0.00616173818707466">
                <text:p>0.00616173818707466</text:p>
              </table:table-cell>
              <table:table-cell office:value-type="float" office:value="0.657620181959359">
                <text:p>0.6576201819593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00331511301919818">
                <text:p>0.00331511301919818</text:p>
              </table:table-cell>
              <table:table-cell office:value-type="float" office:value="0.00608973298221827">
                <text:p>0.00608973298221827</text:p>
              </table:table-cell>
              <table:table-cell office:value-type="float" office:value="0.723961170765817">
                <text:p>0.7239611707658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00324022769927979">
                <text:p>0.00324022769927979</text:p>
              </table:table-cell>
              <table:table-cell office:value-type="float" office:value="0.00601846631616354">
                <text:p>0.00601846631616354</text:p>
              </table:table-cell>
              <table:table-cell office:value-type="float" office:value="0.71129670400729">
                <text:p>0.711296704007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00296234479174018">
                <text:p>0.00296234479174018</text:p>
              </table:table-cell>
              <table:table-cell office:value-type="float" office:value="0.00594793539494276">
                <text:p>0.00594793539494276</text:p>
              </table:table-cell>
              <table:table-cell office:value-type="float" office:value="0.653686028341901">
                <text:p>0.6536860283419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00304791587404907">
                <text:p>0.00304791587404907</text:p>
              </table:table-cell>
              <table:table-cell office:value-type="float" office:value="0.00587812857702375">
                <text:p>0.00587812857702375</text:p>
              </table:table-cell>
              <table:table-cell office:value-type="float" office:value="0.676075042938174">
                <text:p>0.67607504293817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00270209508016706">
                <text:p>0.00270209508016706</text:p>
              </table:table-cell>
              <table:table-cell office:value-type="float" office:value="0.00580904632806778">
                <text:p>0.00580904632806778</text:p>
              </table:table-cell>
              <table:table-cell office:value-type="float" office:value="0.602491447840971">
                <text:p>0.6024914478409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00268522300757468">
                <text:p>0.00268522300757468</text:p>
              </table:table-cell>
              <table:table-cell office:value-type="float" office:value="0.00574067700654268">
                <text:p>0.00574067700654268</text:p>
              </table:table-cell>
              <table:table-cell office:value-type="float" office:value="0.601850950677198">
                <text:p>0.601850950677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00280469981953502">
                <text:p>0.00280469981953502</text:p>
              </table:table-cell>
              <table:table-cell office:value-type="float" office:value="0.00567301688715816">
                <text:p>0.00567301688715816</text:p>
              </table:table-cell>
              <table:table-cell office:value-type="float" office:value="0.631907207707042">
                <text:p>0.6319072077070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00270566856488585">
                <text:p>0.00270566856488585</text:p>
              </table:table-cell>
              <table:table-cell office:value-type="float" office:value="0.00560605991631746">
                <text:p>0.00560605991631746</text:p>
              </table:table-cell>
              <table:table-cell office:value-type="float" office:value="0.612773322538272">
                <text:p>0.61277332253827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00274745747447014">
                <text:p>0.00274745747447014</text:p>
              </table:table-cell>
              <table:table-cell office:value-type="float" office:value="0.00553979771211743">
                <text:p>0.00553979771211743</text:p>
              </table:table-cell>
              <table:table-cell office:value-type="float" office:value="0.625481637121072">
                <text:p>0.6254816371210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00268382020294666">
                <text:p>0.00268382020294666</text:p>
              </table:table-cell>
              <table:table-cell office:value-type="float" office:value="0.00547422841191292">
                <text:p>0.00547422841191292</text:p>
              </table:table-cell>
              <table:table-cell office:value-type="float" office:value="0.614179525043569">
                <text:p>0.6141795250435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00277523044496775">
                <text:p>0.00277523044496775</text:p>
              </table:table-cell>
              <table:table-cell office:value-type="float" office:value="0.00540934083983302">
                <text:p>0.00540934083983302</text:p>
              </table:table-cell>
              <table:table-cell office:value-type="float" office:value="0.638409438128107">
                <text:p>0.6384094381281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00212954357266426">
                <text:p>0.00212954357266426</text:p>
              </table:table-cell>
              <table:table-cell office:value-type="float" office:value="0.00534513173624873">
                <text:p>0.00534513173624873</text:p>
              </table:table-cell>
              <table:table-cell office:value-type="float" office:value="0.492430687518224">
                <text:p>0.4924306875182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00250060996040702">
                <text:p>0.00250060996040702</text:p>
              </table:table-cell>
              <table:table-cell office:value-type="float" office:value="0.0052815955132246">
                <text:p>0.0052815955132246</text:p>
              </table:table-cell>
              <table:table-cell office:value-type="float" office:value="0.581249867739805">
                <text:p>0.5812498677398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00262727192603052">
                <text:p>0.00262727192603052</text:p>
              </table:table-cell>
              <table:table-cell office:value-type="float" office:value="0.00521872565150261">
                <text:p>0.00521872565150261</text:p>
              </table:table-cell>
              <table:table-cell office:value-type="float" office:value="0.61387545185448">
                <text:p>0.6138754518544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00267820991575718">
                <text:p>0.00267820991575718</text:p>
              </table:table-cell>
              <table:table-cell office:value-type="float" office:value="0.00515651470050216">
                <text:p>0.00515651470050216</text:p>
              </table:table-cell>
              <table:table-cell office:value-type="float" office:value="0.629039889832929">
                <text:p>0.6290398898329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00223846989683807">
                <text:p>0.00223846989683807</text:p>
              </table:table-cell>
              <table:table-cell office:value-type="float" office:value="0.00509496033191681">
                <text:p>0.00509496033191681</text:p>
              </table:table-cell>
              <table:table-cell office:value-type="float" office:value="0.528497774206188">
                <text:p>0.5284977742061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00262915249913931">
                <text:p>0.00262915249913931</text:p>
              </table:table-cell>
              <table:table-cell office:value-type="float" office:value="0.00503405276685953">
                <text:p>0.00503405276685953</text:p>
              </table:table-cell>
              <table:table-cell office:value-type="float" office:value="0.623973309154794">
                <text:p>0.62397330915479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00249398266896606">
                <text:p>0.00249398266896606</text:p>
              </table:table-cell>
              <table:table-cell office:value-type="float" office:value="0.00497379014268518">
                <text:p>0.00497379014268518</text:p>
              </table:table-cell>
              <table:table-cell office:value-type="float" office:value="0.594979494080657">
                <text:p>0.5949794940806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00235226610675454">
                <text:p>0.00235226610675454</text:p>
              </table:table-cell>
              <table:table-cell office:value-type="float" office:value="0.00491416361182928">
                <text:p>0.00491416361182928</text:p>
              </table:table-cell>
              <table:table-cell office:value-type="float" office:value="0.564096427338633">
                <text:p>0.56409642733863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00245103635825217">
                <text:p>0.00245103635825217</text:p>
              </table:table-cell>
              <table:table-cell office:value-type="float" office:value="0.00485516712069511">
                <text:p>0.00485516712069511</text:p>
              </table:table-cell>
              <table:table-cell office:value-type="float" office:value="0.590846929643303">
                <text:p>0.5908469296433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00242841546423733">
                <text:p>0.00242841546423733</text:p>
              </table:table-cell>
              <table:table-cell office:value-type="float" office:value="0.00479679834097624">
                <text:p>0.00479679834097624</text:p>
              </table:table-cell>
              <table:table-cell office:value-type="float" office:value="0.588445912691275">
                <text:p>0.5884459126912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00237633055076003">
                <text:p>0.00237633055076003</text:p>
              </table:table-cell>
              <table:table-cell office:value-type="float" office:value="0.00473904889076948">
                <text:p>0.00473904889076948</text:p>
              </table:table-cell>
              <table:table-cell office:value-type="float" office:value="0.578826950039502">
                <text:p>0.5788269500395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0023484630510211">
                <text:p>0.0023484630510211</text:p>
              </table:table-cell>
              <table:table-cell office:value-type="float" office:value="0.00468191225081682">
                <text:p>0.00468191225081682</text:p>
              </table:table-cell>
              <table:table-cell office:value-type="float" office:value="0.575021330383544">
                <text:p>0.575021330383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8.2$Windows_X86_64 LibreOffice_project/f718d63693263970429a68f568db6046aaa9df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